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start" fo:margin-left="0cm"/>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6" style:family="table-cell" style:parent-style-name="Default" style:data-style-name="N0">
      <style:table-cell-properties fo:border="thick solid #000000" style:vertical-align="middle" fo:wrap-option="wrap" fo:background-color="#BFBFBF"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middle" fo:wrap-option="wrap" fo:background-color="#000000" style:repeat-content="false"/>
      <style:paragraph-properties fo:text-align="start" fo:margin-left="0cm"/>
    </style:style>
    <style:style style:name="ce8" style:family="table-cell" style:parent-style-name="Default" style:data-style-name="N0">
      <style:table-cell-properties fo:border="thin solid #000000" style:vertical-align="middle" fo:wrap-option="wrap" fo:background-color="#BFBFBF"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style:vertical-align="middle" fo:wrap-option="wrap"/>
    </style:style>
    <style:style style:name="ce10"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middle" fo:wrap-option="wrap"/>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fo:border-top="thin solid #000000" fo:border-bottom="none" fo:border-left="thin solid #000000" fo:border-right="thin solid #000000" style:vertical-align="middle" fo:wrap-option="wrap"/>
    </style:style>
    <style:style style:name="ce15" style:family="table-cell" style:parent-style-name="Default" style:data-style-name="N0">
      <style:table-cell-properties fo:border-top="none" fo:border-bottom="thin solid #000000" fo:border-left="thin solid #000000" fo:border-right="thin solid #000000" style:vertical-align="middle" fo:wrap-option="wrap"/>
    </style:style>
    <style:style style:name="co1" style:family="table-column">
      <style:table-column-properties fo:break-before="auto" style:column-width="20.0554166666667cm"/>
    </style:style>
    <style:style style:name="co2" style:family="table-column">
      <style:table-column-properties fo:break-before="auto" style:column-width="9.2075cm"/>
    </style:style>
    <style:style style:name="co3" style:family="table-column">
      <style:table-column-properties fo:break-before="auto" style:column-width="1.69333333333333cm"/>
    </style:style>
    <style:style style:name="ro1" style:family="table-row">
      <style:table-row-properties style:row-height="52.5pt" style:use-optimal-row-height="false" fo:break-before="auto"/>
    </style:style>
    <style:style style:name="ro2" style:family="table-row">
      <style:table-row-properties style:row-height="25.5pt" style:use-optimal-row-height="true" fo:break-before="auto"/>
    </style:style>
    <style:style style:name="ro3" style:family="table-row">
      <style:table-row-properties style:row-height="89.2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33pt" style:use-optimal-row-height="false" fo:break-before="auto"/>
    </style:style>
    <style:style style:name="ro6" style:family="table-row">
      <style:table-row-properties style:row-height="39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140.2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76.5pt" style:use-optimal-row-height="true" fo:break-before="auto"/>
    </style:style>
    <style:style style:name="ro12" style:family="table-row">
      <style:table-row-properties style:row-height="12.75pt" style:use-optimal-row-height="true" fo:break-before="auto"/>
    </style:style>
    <style:style style:name="ro13" style:family="table-row">
      <style:table-row-properties style:row-height="18pt" style:use-optimal-row-height="false" fo:break-before="auto"/>
    </style:style>
    <style:style style:name="ro14" style:family="table-row">
      <style:table-row-properties style:row-height="255pt" style:use-optimal-row-height="true" fo:break-before="auto"/>
    </style:style>
    <style:style style:name="ro15" style:family="table-row">
      <style:table-row-properties style:row-height="165.75pt" style:use-optimal-row-height="true" fo:break-before="auto"/>
    </style:style>
    <style:style style:name="ro16" style:family="table-row">
      <style:table-row-properties style:row-height="102pt" style:use-optimal-row-height="true" fo:break-before="auto"/>
    </style:style>
    <style:style style:name="ro17" style:family="table-row">
      <style:table-row-properties style:row-height="17.25pt" style:use-optimal-row-height="false" fo:break-before="auto"/>
    </style:style>
    <style:style style:name="ro18" style:family="table-row">
      <style:table-row-properties style:row-height="153pt" style:use-optimal-row-height="true" fo:break-before="auto"/>
    </style:style>
    <style:style style:name="ro19" style:family="table-row">
      <style:table-row-properties style:row-height="178.5pt" style:use-optimal-row-height="true" fo:break-before="auto"/>
    </style:style>
    <style:style style:name="ro20" style:family="table-row">
      <style:table-row-properties style:row-height="114.75pt" style:use-optimal-row-height="true" fo:break-before="auto"/>
    </style:style>
    <style:style style:name="ro21" style:family="table-row">
      <style:table-row-properties style:row-height="54pt" style:use-optimal-row-height="false" fo:break-before="auto"/>
    </style:style>
    <style:style style:name="ro22" style:family="table-row">
      <style:table-row-properties style:row-height="306pt" style:use-optimal-row-height="true" fo:break-before="auto"/>
    </style:style>
    <style:style style:name="ro23" style:family="table-row">
      <style:table-row-properties style:row-height="43.5pt" style:use-optimal-row-height="false" fo:break-before="auto"/>
    </style:style>
    <style:style style:name="ro24" style:family="table-row">
      <style:table-row-properties style:row-height="70.5pt" style:use-optimal-row-height="false" fo:break-before="auto"/>
    </style:style>
    <style:style style:name="ro25" style:family="table-row">
      <style:table-row-properties style:row-height="19.5pt" style:use-optimal-row-height="false" fo:break-before="auto"/>
    </style:style>
    <style:style style:name="ro26" style:family="table-row">
      <style:table-row-properties style:row-height="114.75pt" style:use-optimal-row-height="false" fo:break-before="auto"/>
    </style:style>
    <style:style style:name="ro27" style:family="table-row">
      <style:table-row-properties style:row-height="46.5pt" style:use-optimal-row-height="false" fo:break-before="auto"/>
    </style:style>
    <style:style style:name="ro28" style:family="table-row">
      <style:table-row-properties style:row-height="13.5pt" style:use-optimal-row-height="true" fo:break-before="auto"/>
    </style:style>
    <style:style style:name="ro29" style:family="table-row">
      <style:table-row-properties style:row-height="27pt" style:use-optimal-row-height="true" fo:break-before="auto"/>
    </style:style>
    <style:style style:name="ro30" style:family="table-row">
      <style:table-row-properties style:row-height="39pt" style:use-optimal-row-height="true" fo:break-before="auto"/>
    </style:style>
    <style:style style:name="ro31" style:family="table-row">
      <style:table-row-properties style:row-height="237.75pt" style:use-optimal-row-height="false" fo:break-before="auto"/>
    </style:style>
    <style:style style:name="ro32" style:family="table-row">
      <style:table-row-properties style:row-height="32.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39.75pt" style:use-optimal-row-height="false" fo:break-before="auto"/>
    </style:style>
    <style:style style:name="ro35" style:family="table-row">
      <style:table-row-properties style:row-height="249pt" style:use-optimal-row-height="false" fo:break-before="auto"/>
    </style:style>
    <style:style style:name="ro36" style:family="table-row">
      <style:table-row-properties style:row-height="120.75pt" style:use-optimal-row-height="false" fo:break-before="auto"/>
    </style:style>
    <style:style style:name="ro37" style:family="table-row">
      <style:table-row-properties style:row-height="77.25pt" style:use-optimal-row-height="false" fo:break-before="auto"/>
    </style:style>
    <style:style style:name="ro38" style:family="table-row">
      <style:table-row-properties style:row-height="38.25pt" style:use-optimal-row-height="false" fo:break-before="auto"/>
    </style:style>
    <style:style style:name="ro39" style:family="table-row">
      <style:table-row-properties style:row-height="260.25pt" style:use-optimal-row-height="false" fo:break-before="auto"/>
    </style:style>
    <style:style style:name="ro40" style:family="table-row">
      <style:table-row-properties style:row-height="135pt" style:use-optimal-row-height="false" fo:break-before="auto"/>
    </style:style>
    <style:style style:name="ro41" style:family="table-row">
      <style:table-row-properties style:row-height="62.25pt" style:use-optimal-row-height="false" fo:break-before="auto"/>
    </style:style>
    <style:style style:name="ro42" style:family="table-row">
      <style:table-row-properties style:row-height="402pt" style:use-optimal-row-height="false" fo:break-before="auto"/>
    </style:style>
    <style:style style:name="ro43" style:family="table-row">
      <style:table-row-properties style:row-height="117pt" style:use-optimal-row-height="false" fo:break-before="auto"/>
    </style:style>
    <style:style style:name="ro44" style:family="table-row">
      <style:table-row-properties style:row-height="246pt" style:use-optimal-row-height="false" fo:break-before="auto"/>
    </style:style>
    <style:style style:name="ro45" style:family="table-row">
      <style:table-row-properties style:row-height="29.25pt" style:use-optimal-row-height="false" fo:break-before="auto"/>
    </style:style>
    <style:style style:name="ro46" style:family="table-row">
      <style:table-row-properties style:row-height="101.25pt" style:use-optimal-row-height="false" fo:break-before="auto"/>
    </style:style>
    <style:style style:name="ro47" style:family="table-row">
      <style:table-row-properties style:row-height="216.75pt" style:use-optimal-row-height="true" fo:break-before="auto"/>
    </style:style>
    <style:style style:name="ro48" style:family="table-row">
      <style:table-row-properties style:row-height="14.25pt" style:use-optimal-row-height="false" fo:break-before="auto"/>
    </style:style>
    <style:style style:name="ro49" style:family="table-row">
      <style:table-row-properties style:row-height="30.75pt" style:use-optimal-row-height="false" fo:break-before="auto"/>
    </style:style>
    <style:style style:name="ro50" style:family="table-row">
      <style:table-row-properties style:row-height="56.25pt" style:use-optimal-row-height="false" fo:break-before="auto"/>
    </style:style>
    <style:style style:name="ro51" style:family="table-row">
      <style:table-row-properties style:row-height="41.25pt" style:use-optimal-row-height="false" fo:break-before="auto"/>
    </style:style>
    <style:style style:name="ro52" style:family="table-row">
      <style:table-row-properties style:row-height="45pt" style:use-optimal-row-height="false" fo:break-before="auto"/>
    </style:style>
    <style:style style:name="ro53" style:family="table-row">
      <style:table-row-properties style:row-height="30pt" style:use-optimal-row-height="false" fo:break-before="auto"/>
    </style:style>
    <style:style style:name="ro54" style:family="table-row">
      <style:table-row-properties style:row-height="204pt" style:use-optimal-row-height="true" fo:break-before="auto"/>
    </style:style>
    <style:style style:name="ro55" style:family="table-row">
      <style:table-row-properties style:row-height="20.25pt" style:use-optimal-row-height="false" fo:break-before="auto"/>
    </style:style>
    <style:style style:name="ro56" style:family="table-row">
      <style:table-row-properties style:row-height="382.5pt" style:use-optimal-row-height="true" fo:break-before="auto"/>
    </style:style>
    <style:style style:name="ro57" style:family="table-row">
      <style:table-row-properties style:row-height="97.5pt" style:use-optimal-row-height="false" fo:break-before="auto"/>
    </style:style>
    <style:style style:name="ro58" style:family="table-row">
      <style:table-row-properties style:row-height="114pt" style:use-optimal-row-height="false" fo:break-before="auto"/>
    </style:style>
    <style:style style:name="ro59" style:family="table-row">
      <style:table-row-properties style:row-height="21pt" style:use-optimal-row-height="false" fo:break-before="auto"/>
    </style:style>
    <style:style style:name="ro60" style:family="table-row">
      <style:table-row-properties style:row-height="34.5pt" style:use-optimal-row-height="false" fo:break-before="auto"/>
    </style:style>
    <style:style style:name="ro61" style:family="table-row">
      <style:table-row-properties style:row-height="24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9"/>
        <table:table-column table:style-name="co3" table:number-columns-repeated="16382" table:default-cell-style-name="ce1"/>
        <table:table-row table:style-name="ro1">
          <table:table-cell office:value-type="string" table:number-columns-spanned="2" table:number-rows-spanned="1" table:style-name="ce10">
            <text:p>The following comments were made by respondents to the 2021 OSMF community survey who answered "Yes" to the question regarding release of comments. <text:s/>Comments in languages other than English were translated by either DeepL or, for languages DeepL does not cover, Microsoft Translator. <text:s/>Where a question is asked, or a comment presents misinformation, the Board has sought to respond.</text:p>
          </table:table-cell>
          <table:covered-table-cell/>
          <table:table-cell table:number-columns-repeated="16382"/>
        </table:table-row>
        <table:table-row table:style-name="ro2">
          <table:table-cell office:value-type="string" table:style-name="ce8">
            <text:p>Optional:  Please use this text box to comment on any decisions made in 2020 by the Board of Directors of the OSM Foundation.</text:p>
          </table:table-cell>
          <table:table-cell office:value-type="string" table:style-name="ce11">
            <text:p>Board responses</text:p>
          </table:table-cell>
          <table:table-cell table:number-columns-repeated="16382"/>
        </table:table-row>
        <table:table-row table:style-name="ro3">
          <table:table-cell office:value-type="string" table:style-name="ce4">
            <text:p>1. Why didn't the Diversity and Inclusion Special Committee handle the response for the Systemic Offensive Behavior? Or work/co-lead together along with LCCWG?</text:p>
            <text:p/>
            <text:p>3. How did you consider those 3 software to be core to OSM? Was there a category? Is it widely used by community members?</text:p>
            <text:p/>
            <text:p>5. How did the OSMF monitor progress and evaluate success of the microgrants?</text:p>
          </table:table-cell>
          <table:table-cell office:value-type="string" table:style-name="ce12">
            <text:p>1. DISC was inactive, so was not an option.</text:p>
            <text:p>2. Core software has not yet been strictly defined. <text:s/>We're open to thoughts.</text:p>
            <text:p>3. We have not yet evaluated the microgrant projects. <text:s/>Several are still underway so are not yet ready for evaluation.</text:p>
          </table:table-cell>
          <table:table-cell table:number-columns-repeated="16382"/>
        </table:table-row>
        <table:table-row table:style-name="ro4">
          <table:table-cell office:value-type="string" table:style-name="ce4">
            <text:p>I can't say anything about questions 1,2 and 5 because I don't know anything about them.</text:p>
            <text:p>Stupidly, I can't vote abstain or neutral.</text:p>
            <text:p>I have therefore voted 1, so that it continues</text:p>
          </table:table-cell>
          <table:table-cell office:value-type="string" table:style-name="ce12">
            <text:p>Number 3 on the scale of 1 to 5 is specifically labeled neutral.</text:p>
          </table:table-cell>
          <table:table-cell table:number-columns-repeated="16382"/>
        </table:table-row>
        <table:table-row table:style-name="ro2">
          <table:table-cell office:value-type="string" table:style-name="ce4">
            <text:p>What about JOSM? I thought Potlatch was obsolete, but have never used it, partly becuase it doesn't run on linux easily. The microgrants seem to mean well, but in my opinion should be second priority, and funding more critical systems first priority.</text:p>
          </table:table-cell>
          <table:table-cell office:value-type="string" table:style-name="ce12">
            <text:p>JOSM's maintainers were not interested in receiving financial support. The Board asked.</text:p>
          </table:table-cell>
          <table:table-cell table:number-columns-repeated="16382"/>
        </table:table-row>
        <table:table-row table:style-name="ro2">
          <table:table-cell office:value-type="string" table:style-name="ce4">
            <text:p>What are microgrants for one-off projects? Projects that are not sustainable and just come to an end? If yes, I am skeptical about the idea to fund them!</text:p>
          </table:table-cell>
          <table:table-cell office:value-type="string" table:style-name="ce12">
            <text:p>Not all projects need sustained financing. <text:s/>Some just need a kickstart.</text:p>
          </table:table-cell>
          <table:table-cell table:number-columns-repeated="16382"/>
        </table:table-row>
        <table:table-row table:style-name="ro5">
          <table:table-cell office:value-type="string" table:style-name="ce4">
            <text:p>The decisions which project to fund are questionable, e.g. potlatch? Why? This feels like going backwards.</text:p>
          </table:table-cell>
          <table:table-cell office:value-type="string" table:number-columns-spanned="1" table:number-rows-spanned="2" table:style-name="ce13">
            <text:p>Potlatch is used for about 1.5% of edits. <text:s/>Though a small proportion of edits, the Board believes that more editor choices will mean more mapping, which is the objective of the project. <text:s/>The sum involved was quite small, so the Board considered it to be cost-effective.</text:p>
          </table:table-cell>
          <table:table-cell table:number-columns-repeated="16382"/>
        </table:table-row>
        <table:table-row table:style-name="ro6">
          <table:table-cell office:value-type="string" table:style-name="ce4">
            <text:p>Why Potlach???? :(</text:p>
          </table:table-cell>
          <table:covered-table-cell/>
          <table:table-cell table:number-columns-repeated="16382"/>
        </table:table-row>
        <table:table-row table:style-name="ro4">
          <table:table-cell office:value-type="string" table:style-name="ce4">
            <text:p>I am not certain about what these questions relate to. Is the board trying to be popular, or pass decision making or affirming its position. Without the full knowledge of the background, I have little to go on to answer these.</text:p>
          </table:table-cell>
          <table:table-cell office:value-type="string" table:style-name="ce12">
            <text:p>Questions F1-F5 solicited feedback on Board decisions made in 2020, not affirmation. <text:s/>Questions S1-S3 solicited community sentiment on possible future directions.</text:p>
          </table:table-cell>
          <table:table-cell table:number-columns-repeated="16382"/>
        </table:table-row>
        <table:table-row table:style-name="ro3">
          <table:table-cell office:value-type="string" table:style-name="ce4">
            <text:p>1. LCCWG is not the best group of people to decide on diversity and inclusion measures, in my opinion. We have more capable people in the diversity mailing list, for example.</text:p>
            <text:p>2. I'd prefer large donations mentioned in F2 were more public. I'm not sure we have a list of companies that donated.</text:p>
            <text:p>3. Regarding one-time fundinng — the initiative is awesome, but lack of discussion and any stated goals for funded projects slightly diminishes the execution.</text:p>
            <text:p>4. I'd prefer Quincy agreed to a smaller sum, e.g. by moving out of SF area. You need to be an SF-based company to afford SF-based developers.</text:p>
          </table:table-cell>
          <table:table-cell office:value-type="string" table:style-name="ce12">
            <text:p>Quincy lives in Pennsylvania, not in California.</text:p>
          </table:table-cell>
          <table:table-cell table:number-columns-repeated="16382"/>
        </table:table-row>
        <table:table-row table:style-name="ro7">
          <table:table-cell office:value-type="string" table:style-name="ce4">
            <text:p>F1 does not make a lot of sense. The action of the board is pretty neutral. Create a committee, make someone write a statement or something. It's completely open what the result will be. For me, there is no agreement or disagreement with that particular step. But still I'm forced to choose some option. And any result can be interpreted in any way</text:p>
            <text:p/>
            <text:p>F2 Text is misleading. The "rapid growth" is pretty stable since years</text:p>
            <text:p/>
            <text:p>F5 microgrants are draining in my opinion. Grants are extremely difficult to make fair, and that difficulty drains so much from the community. This would be a lot less of a problem, if some other organisation was doing it than the OSMF, because now I have to be critical, have to get involved, because its the same organisation that is the foundation (trademark and all) of everything. There is really no upside to letting the OSMF make everything. Focus on the core.</text:p>
          </table:table-cell>
          <table:table-cell office:value-type="string" table:style-name="ce12">
            <text:p>Rapid growth can be stable. <text:s/>Growth of 20% to 30% per year may be stable but by any standard, it is rapid.</text:p>
          </table:table-cell>
          <table:table-cell table:number-columns-repeated="16382"/>
        </table:table-row>
        <table:table-row table:style-name="ro4">
          <table:table-cell office:value-type="string" table:style-name="ce2">
            <text:p>On the mentioned page (https://wiki.Openstreetmap.org/wiki/Microgrants/Microgrants_2020) the funded projects do not appear; is it because there were none? So it is a bit difficult to pronounce: "totally agree" on the principle but impossible to pronounce on the realizations?</text:p>
          </table:table-cell>
          <table:table-cell office:value-type="string" table:style-name="ce12">
            <text:p>Sorry about that. <text:s/>Please see this: https://wiki.openstreetmap.org/wiki/Microgrants/Microgrants_2020#Funded_proposals</text:p>
          </table:table-cell>
          <table:table-cell table:number-columns-repeated="16382"/>
        </table:table-row>
        <table:table-row table:style-name="ro8">
          <table:table-cell office:value-type="string" table:style-name="ce4">
            <text:p>Regarding funding of tech team and infrastructure, things have to be done to welcome help and tile cache enrollement offers, especially for Africa.</text:p>
            <text:p>I've brought myself several contacts ready to help, with peering capabilities and hardware resources but nobody got positive answer. Why do we still have issues with osm-carto performance though?</text:p>
          </table:table-cell>
          <table:table-cell office:value-type="string" table:style-name="ce12">
            <text:p>That's a question more for the Operations Working Group than for the Board.</text:p>
          </table:table-cell>
          <table:table-cell table:number-columns-repeated="16382"/>
        </table:table-row>
        <table:table-row table:style-name="ro2">
          <table:table-cell office:value-type="string" table:style-name="ce5">
            <text:p>What benefits do large companies get for their donations to OSM? I hope they don't influence OSM's base.</text:p>
          </table:table-cell>
          <table:table-cell office:value-type="string" table:style-name="ce12">
            <text:p>The companies' main benefit is continued stable access to OSM data, which is their apparent primary interest.<text:s/></text:p>
          </table:table-cell>
          <table:table-cell table:number-columns-repeated="16382"/>
        </table:table-row>
        <table:table-row table:style-name="ro7">
          <table:table-cell office:value-type="string" table:style-name="ce4">
            <text:p>Hi OSMF,</text:p>
            <text:p>this questionnaire is very tricky. It is not possible to give as answer a level of agreement with action-based questions. For example in the following question:</text:p>
            <text:p/>
            <text:p>"In 2020 the Board began raising funds via large donations to cover projected increased costs of maintaining the platform (hardware, software, personnel) in the face of rapidly growing demand for OSM data."</text:p>
            <text:p/>
            <text:p>I may be either agreeing and disagreeing with some points of the same question, while being obliged to give a unique answer.</text:p>
            <text:p>I'm also concerned about the fact the survey is open to non-OSMF mail accounts. I'm asking what's the purpose of being OSMF member then! Be aware that the last point allows this survey to be easily hacked..</text:p>
          </table:table-cell>
          <table:table-cell office:value-type="string" table:style-name="ce12">
            <text:p>The purpose of beng a member of the OSMF is twofold: to support the project by supporting the Foundation, and to have a voice in how the project is supported, by voting in Board elections and on referenda. <text:s/>This survey was opened to all in the OSM community, not exclusively to OSMF members, and that is why it was not limited only to OSMF members' email accounts.</text:p>
          </table:table-cell>
          <table:table-cell table:number-columns-repeated="16382"/>
        </table:table-row>
        <table:table-row table:style-name="ro9">
          <table:table-cell office:value-type="string" table:style-name="ce4">
            <text:p>Q1 states the following</text:p>
            <text:p/>
            <text:p>In 2020 the Board created a Diversity and Inclusion Special Committee, and asked the Local Chapters and Communities Working Group to recommend actions in response to complaints about Systemic Offensive Behavior in the OSM Community.</text:p>
            <text:p/>
            <text:p>On a scale of 1 to 5, where 1 is strongly disagree, 2 is disagree, 3 is neutral, 4 is agree, and 5 is strongly agree, please mark how strongly you agree or disagree with these actions.</text:p>
            <text:p/>
            <text:p>However the actions the LCWG recommended are not listed therefore how do we agree/disagree with them?</text:p>
            <text:p/>
            <text:p>As a result I voted disagree and I cant agree with something I cant review</text:p>
          </table:table-cell>
          <table:table-cell office:value-type="string" table:style-name="ce12">
            <text:p>The question was not about whether you agree with recommendations that have not yet been made, but whether you agree with the Board's decisions to a) create the DISC and b) ask the LCCWG to work on recommendations in response to the "call for acton". <text:s/>These decisions by themselves were somewhat controversial at the time, so the Board wanted community feedback.</text:p>
          </table:table-cell>
          <table:table-cell table:number-columns-repeated="16382"/>
        </table:table-row>
        <table:table-row table:style-name="ro10">
          <table:table-cell office:value-type="string" table:style-name="ce4">
            <text:p>I disagree with the Board's decision to prioritise the minority voices on the osm-talk list above the rest of the community. The toxicity of that list drives so many people away that it means the list is not representative of community sentiments on any topic, not just diversity and inclusion issues.<text:s/></text:p>
            <text:p>One thing the board should have asked in this survey is "how did you hear about this survey"? If the answer heavily skews to the listserv, then you would know that this survey is not a good representative sample.</text:p>
          </table:table-cell>
          <table:table-cell office:value-type="string" table:style-name="ce12">
            <text:p>We'll consider including that question in future surveys.</text:p>
          </table:table-cell>
          <table:table-cell table:number-columns-repeated="16382"/>
        </table:table-row>
        <table:table-row table:style-name="ro11">
          <table:table-cell office:value-type="string" table:style-name="ce4">
            <text:p>- F1: I am the one who thinks that the "Systemic Offensive Behavior in the OSM Community" case is the problem of local cultures rather than the problem of the OSMF. I don't think that in OSM/OSMF the minorities are discriminated.</text:p>
            <text:p/>
            <text:p>- F5: The idea is interesting but the implementation not. I was interested in one of the project even before it was selected to microgrant funding. My PR of 6 lines changes is opened for half a year. The activity of the project sucks. The code is poor quality (and this is subjective, of course.) There is no releasing model and plenty of opened issues.</text:p>
          </table:table-cell>
          <table:table-cell table:style-name="ce9"/>
          <table:table-cell table:number-columns-repeated="16382"/>
        </table:table-row>
        <table:table-row table:style-name="ro12">
          <table:table-cell office:value-type="string" table:style-name="ce4">
            <text:p>"Diversity and Inclusion Special Committee" for OSM? Give me a break.</text:p>
          </table:table-cell>
          <table:table-cell table:style-name="ce9"/>
          <table:table-cell table:number-columns-repeated="16382"/>
        </table:table-row>
        <table:table-row table:style-name="ro8">
          <table:table-cell office:value-type="string" table:style-name="ce4">
            <text:p>* The measures undertaken to govern inappropriate behaviour in the community must have a clear code of conduct, and harsh measures like deleting posts or banning users must be taken by a committee rather than by single persons.</text:p>
            <text:p>* Large donations must be given explicitly without any liabilities or obligations connected to them. OSM must stay in the community's hands completely.</text:p>
          </table:table-cell>
          <table:table-cell table:style-name="ce9"/>
          <table:table-cell table:number-columns-repeated="16382"/>
        </table:table-row>
        <table:table-row table:style-name="ro3">
          <table:table-cell office:value-type="string" table:style-name="ce2">
            <text:p>1) I don't understand what most of the questions are about.<text:s/></text:p>
            <text:p>2) OSM uses on the map the languages and scripts that are spoken and written in an area.<text:s/></text:p>
            <text:p>This means that users can only get information about those areas whose language or at least script they understand.<text:s/></text:p>
            <text:p>Important would be an additional selectable option (or layer), where the names and place names etc are shown in English,<text:s text:c="2"/></text:p>
            <text:p>if possible also in other languages.<text:s/></text:p>
            <text:p>3) In 2019 I could also see OSM on my Android mobile phone. Approximately since February 2020, this no longer works.<text:s/></text:p>
            <text:p>This is a great pity, because often I need OSM on the road. <text:s/>(LG-D722v, Android 4.4.2)</text:p>
          </table:table-cell>
          <table:table-cell table:style-name="ce9"/>
          <table:table-cell table:number-columns-repeated="16382"/>
        </table:table-row>
        <table:table-row table:style-name="ro10">
          <table:table-cell office:value-type="string" table:style-name="ce4">
            <text:p>1) I strongly disagree with the "Call to Take Action" document. It is discriminatory per se as it focus on a feminist view about cis, white, European or North American men. Do no limit free speech, and focus helping to produce map data.</text:p>
            <text:p>2) Focus the use of money in maintaining the platform. Instead of funding microgrants, focus modernizing OSM tools (e.g.: merge forums, OSQA, MLs to discourse https://wiki.osmfoundation.org/wiki/Operations/Minutes/2020-08-26#Merge_forums.2C_OSQA.2C_MLs_to_discourse.3F), adopt OAuth 2.</text:p>
          </table:table-cell>
          <table:table-cell table:style-name="ce9"/>
          <table:table-cell table:number-columns-repeated="16382"/>
        </table:table-row>
        <table:table-row table:style-name="ro12">
          <table:table-cell office:value-type="string" table:style-name="ce4">
            <text:p>A better specification of what constitutes the "key software" that the OSMF has to fund and/or maintain would be needed.</text:p>
          </table:table-cell>
          <table:table-cell table:style-name="ce9"/>
          <table:table-cell table:number-columns-repeated="16382"/>
        </table:table-row>
        <table:table-row table:style-name="ro2">
          <table:table-cell office:value-type="string" table:style-name="ce4">
            <text:p>A big thank you to all board members.</text:p>
            <text:p>Would love to see progress in getting proper, permanently displayed attribution in all OSM-using map instances.</text:p>
          </table:table-cell>
          <table:table-cell table:style-name="ce9"/>
          <table:table-cell table:number-columns-repeated="16382"/>
        </table:table-row>
        <table:table-row table:style-name="ro4">
          <table:table-cell office:value-type="string" table:style-name="ce3">
            <text:p>A central communication space is missing. The Talk System has so far given influence to people and interests that otherwise have little or no involvement in OpenStreetMap. Active mappers thus feel left out. Outside interests should participate in OpenStreetMap through donations, which is unproblematic as long as there is a functioning internal decision-making process.</text:p>
          </table:table-cell>
          <table:table-cell table:style-name="ce9"/>
          <table:table-cell table:number-columns-repeated="16382"/>
        </table:table-row>
        <table:table-row table:style-name="ro4">
          <table:table-cell office:value-type="string" table:style-name="ce2">
            <text:p>A great resource, from time to time I contribute to the addition of the map. It hurts for the territories to be disputed, such as Crimea. In the osmAnd+ application, Crimea is present in Ukraine and in Russia, the territory cannot belong to the two countries. <text:s/>Most of the world's 3 countries consider Crimea to be Ukraine, and on the mip of the UN borders.</text:p>
          </table:table-cell>
          <table:table-cell table:style-name="ce9"/>
          <table:table-cell table:number-columns-repeated="16382"/>
        </table:table-row>
        <table:table-row table:style-name="ro2">
          <table:table-cell office:value-type="string" table:style-name="ce4">
            <text:p>About F3, OSMFJ should be support for mobile applications on smartphone and tablet. Potlatch is very old apps based on Flash.</text:p>
          </table:table-cell>
          <table:table-cell table:style-name="ce9"/>
          <table:table-cell table:number-columns-repeated="16382"/>
        </table:table-row>
        <table:table-row table:style-name="ro4">
          <table:table-cell office:value-type="string" table:style-name="ce2">
            <text:p>About fundraising through large donations, I am concerned about OSM being tied to the interests of large investors. I believe in the project and participate in it because of its collaborative and voluntary nature. I wouldn't like it to become a business governed by financial interests. I make this comment as a warning.</text:p>
          </table:table-cell>
          <table:table-cell table:style-name="ce9"/>
          <table:table-cell table:number-columns-repeated="16382"/>
        </table:table-row>
        <table:table-row table:style-name="ro12">
          <table:table-cell office:value-type="string" table:style-name="ce4">
            <text:p>Accepting large funds creates expectations from the donor. OSMF needs to make independence its priority.</text:p>
          </table:table-cell>
          <table:table-cell table:style-name="ce9"/>
          <table:table-cell table:number-columns-repeated="16382"/>
        </table:table-row>
        <table:table-row table:style-name="ro2">
          <table:table-cell office:value-type="string" table:style-name="ce4">
            <text:p>Agreeing to deal with offensive behavior is a great idea. Sadly, needed.</text:p>
            <text:p>Funding. This can cause concern. With funding often comes opinion and demands, from the "wrong element". Watch it.</text:p>
          </table:table-cell>
          <table:table-cell table:style-name="ce9"/>
          <table:table-cell table:number-columns-repeated="16382"/>
        </table:table-row>
        <table:table-row table:style-name="ro12">
          <table:table-cell office:value-type="string" table:style-name="ce4">
            <text:p>Aligned with the Board's decisions and actions</text:p>
          </table:table-cell>
          <table:table-cell table:style-name="ce9"/>
          <table:table-cell table:number-columns-repeated="16382"/>
        </table:table-row>
        <table:table-row table:style-name="ro4">
          <table:table-cell office:value-type="string" table:style-name="ce4">
            <text:p>All my above answers are based solely on the non inclusive summary of board decisions. As someone who's using osm a lot, but rarely contributes due to toxicity, I do not keep up with the politics of the org. Makes the survey feel like it's meant mostly for those already heavily engaged.</text:p>
          </table:table-cell>
          <table:table-cell table:style-name="ce9"/>
          <table:table-cell table:number-columns-repeated="16382"/>
        </table:table-row>
        <table:table-row table:style-name="ro2">
          <table:table-cell office:value-type="string" table:style-name="ce4">
            <text:p>All of the above decisions taken are salutary. I particularly appreciate the micro-grants to local communities who need such support to strengthen their capacity for action.</text:p>
          </table:table-cell>
          <table:table-cell table:number-columns-repeated="16383"/>
        </table:table-row>
        <table:table-row table:style-name="ro12">
          <table:table-cell office:value-type="string" table:style-name="ce4">
            <text:p>All of these decisions seem reasonable and focused on the long-term success of OSM - thank you!</text:p>
          </table:table-cell>
          <table:table-cell table:number-columns-repeated="16383"/>
        </table:table-row>
        <table:table-row table:style-name="ro2">
          <table:table-cell office:value-type="string" table:style-name="ce4">
            <text:p>All seems fair enough. It's better to have control of the projects that make the difference for both mappers and users of OSM, assuming transparency on how this is managed.</text:p>
          </table:table-cell>
          <table:table-cell table:number-columns-repeated="16383"/>
        </table:table-row>
        <table:table-row table:style-name="ro10">
          <table:table-cell office:value-type="string" table:style-name="ce4">
            <text:p>Although these are somewhat contentious decisions in some quarters, the necessity of balancing scale and supporting a sustainable infrastructure are crucial. The additional challenge will now be brought to the forefront: how can you manage the contention between voluntary labour and contribution and paid remuneration. <text:s/>There are major implications with this and has led down a dark path for so many like organisations. I would suggest this must be a factor that be constantly kept in the foreground.</text:p>
          </table:table-cell>
          <table:table-cell table:number-columns-repeated="16383"/>
        </table:table-row>
        <table:table-row table:style-name="ro12">
          <table:table-cell office:value-type="string" table:style-name="ce4">
            <text:p>Am not yet sure about the criterion used by osm in accepting candidates that would like to join the board!</text:p>
          </table:table-cell>
          <table:table-cell table:number-columns-repeated="16383"/>
        </table:table-row>
        <table:table-row table:style-name="ro12">
          <table:table-cell office:value-type="string" table:style-name="ce4">
            <text:p>anything that help expand the data and make it better/easyer to use, i agree with</text:p>
          </table:table-cell>
          <table:table-cell table:number-columns-repeated="16383"/>
        </table:table-row>
        <table:table-row table:style-name="ro4">
          <table:table-cell office:value-type="string" table:style-name="ce2">
            <text:p>As a woman and a contributor it is important that the community is a safe space, where human rights are respected and that we can contribute in a way that we are in balance, there is a very strong inequality and I hope that the OSM community is not unequal participation of women and diversity.</text:p>
          </table:table-cell>
          <table:table-cell table:number-columns-repeated="16383"/>
        </table:table-row>
        <table:table-row table:style-name="ro2">
          <table:table-cell office:value-type="string" table:style-name="ce4">
            <text:p>As an european (french) I am always a bit supicious of "fundation for fund raising". I do not like how it works in america (for exemple in the education sector). I can be wrong but I don't see how we can prevent people using money to their advantages.</text:p>
          </table:table-cell>
          <table:table-cell table:number-columns-repeated="16383"/>
        </table:table-row>
        <table:table-row table:style-name="ro12">
          <table:table-cell office:value-type="string" table:style-name="ce4">
            <text:p>As an OSMF member, I support the decision of the OSMF Board</text:p>
          </table:table-cell>
          <table:table-cell table:number-columns-repeated="16383"/>
        </table:table-row>
        <table:table-row table:style-name="ro13">
          <table:table-cell office:value-type="string" table:style-name="ce4">
            <text:p>as long as it adheres with transparency... the OSM can act freely with our decision</text:p>
          </table:table-cell>
          <table:table-cell table:number-columns-repeated="16383"/>
        </table:table-row>
        <table:table-row table:style-name="ro4">
          <table:table-cell office:value-type="string" table:style-name="ce4">
            <text:p>As long as the decision taken by OSMF has a good goal, for the good of many people, and can develop and improve OSM services, the decision does not matter. But it is worth noting the positive and negative consequences of decisions taken in the future.</text:p>
          </table:table-cell>
          <table:table-cell table:number-columns-repeated="16383"/>
        </table:table-row>
        <table:table-row table:style-name="ro4">
          <table:table-cell office:value-type="string" table:style-name="ce4">
            <text:p>As someone who doesn't use the mailing list, the incident was embarrassing to everyone involved. I think the language was unprofessional but it also didn't endorse sexism, and the public humiliation that was enforced on the man was cringeworthy to see.</text:p>
          </table:table-cell>
          <table:table-cell table:number-columns-repeated="16383"/>
        </table:table-row>
        <table:table-row table:style-name="ro12">
          <table:table-cell office:value-type="string" table:style-name="ce4">
            <text:p>Average because the map has not been updated</text:p>
          </table:table-cell>
          <table:table-cell table:number-columns-repeated="16383"/>
        </table:table-row>
        <table:table-row table:style-name="ro12">
          <table:table-cell office:value-type="string" table:style-name="ce4">
            <text:p>Better than what Google has done</text:p>
          </table:table-cell>
          <table:table-cell table:number-columns-repeated="16383"/>
        </table:table-row>
        <table:table-row table:style-name="ro12">
          <table:table-cell office:value-type="string" table:style-name="ce4">
            <text:p>board takeover of iD has been a disaster</text:p>
          </table:table-cell>
          <table:table-cell table:number-columns-repeated="16383"/>
        </table:table-row>
        <table:table-row table:style-name="ro12">
          <table:table-cell office:value-type="string" table:style-name="ce4">
            <text:p>Closing more and more of the decision making processes. A true pity.</text:p>
          </table:table-cell>
          <table:table-cell table:number-columns-repeated="16383"/>
        </table:table-row>
        <table:table-row table:style-name="ro11">
          <table:table-cell office:value-type="string" table:style-name="ce4">
            <text:p>comment on question #2:</text:p>
            <text:p>i personally feel conflicted. i see the need for a project like OSM to have funding, to scale up to meet demand and to improve things (like with the funding of core infra projects and microgrants). however i always feel very icky about open projects receiving funding from GAFAM, in this case we are talking about AFA. i always worry that it will give such huge players some form of control or position them in the future to make funding dependent on something they want from the project.</text:p>
            <text:p>hence my neutral answer, which is more: very conflicted.</text:p>
          </table:table-cell>
          <table:table-cell table:number-columns-repeated="16383"/>
        </table:table-row>
        <table:table-row table:style-name="ro4">
          <table:table-cell office:value-type="string" table:style-name="ce4">
            <text:p>Community driven and volunteer engagement has been at the core of OSM since I first encountered it 15 years ago. While change is inevitable, the value of the original proposition should be diluted only after incredibly careful consideration. If that foundation were to be lost, it cannot be returned to, it simply does not happen.</text:p>
          </table:table-cell>
          <table:table-cell table:number-columns-repeated="16383"/>
        </table:table-row>
        <table:table-row table:style-name="ro4">
          <table:table-cell office:value-type="string" table:style-name="ce4">
            <text:p>Consensus-based decision approach is great and I love that about OSMF. I wonder if there is a time where it's not required at all costs. E.g. microgrants for one-off projects - really great programme - could OSMF have increased their impact by kicking this off in shorter timelines / reducing the time spent socialising/consensus/planning? Just a thought!</text:p>
          </table:table-cell>
          <table:table-cell table:number-columns-repeated="16383"/>
        </table:table-row>
        <table:table-row table:style-name="ro14">
          <table:table-cell office:value-type="string" table:style-name="ce4">
            <text:p>Dear Reader</text:p>
            <text:p/>
            <text:p>I would like to begin with comment not directly related to any of the questions in the survey: I am not currently a member of the OSMF. I have stopped paying my dues after what was, in my opinion, inadequate - not to say non-existent - response of the OSMF Board to the Global Logic mass sign up with what looked like a view to influence the Board elections. Until the OSMF addresses this, everything else should be second priority, in my opinion. I still read (and very rarely post on) the OSMF mailing list and have seen there is some conversation ongoing on this topic. I'm happy about this, but still don't think the matter received enough attention. In contrast, the Membership Working Group displayed exemplary diligence and commitment to investigating the issue at the time. I believe the OSMF Board couldn't do much better than delegate the issue to the MWG and grant it the authority to address it. I am looking forward to this hostile action being addressed, so that I can confidently resume paying my membership dues.</text:p>
            <text:p/>
            <text:p>Q1: I do not understand the first question of this survey, so please disregard my response to it - I only am selecting the neutral response because an answer is required. The reason I do not understand it is that the question cites actions taken by the Board in early 2020, and the DISC page provides minutes from February and April 2020 meetings, while the controversy that seems to have prompted the question happened in December 2020. I do not see what actions were recommended by the LCCWG after December 2020 specifically after the controversy in question. I think this question - judging by the amount of traffic it generated on the mailing list and not only - is very important and should be re-phrased and the survey re-run.</text:p>
            <text:p/>
            <text:p>Further to Q1, but a separate point: one of the points of the https://wiki.osmfoundation.org/wiki/Etiquette is "Don't publicly call people out." The "Call to action" that launched the debate broke that point by publicly calling Frederik Ramm out. I respectfully request that the author and all signatories of the document up to the point when Frederik's name was removed from the document are considered to have breached the OSM Community Etiquette. Since at least some of them are members of DISC and LCCWG, these bodies would be biased in considering this request, so care should be taken to ensure impartiality. I'm not sure what the consequences of breaching the Etiquette are, but I believe we should have this conversation.</text:p>
            <text:p/>
            <text:p>Q3, Q4: I would like to understand if there was an evaluation done how do we envisage the sustainability of this financing. While I fully believe the volunteers who create software on which the OSM runs are the true pillars of the project, I'm at least a little worried if financing some of the software would make other volunteer developers less motivated to develop other pieces of software if they're not paid for it? Or if the microgrants are finished, will the volunteers continue working on these pieces of software with the same motivation as before, or will they be abandoned now that they're not funded anymore? I am not trying to make the point that some of the most fundamental contributions to the OSM ecosystem are not worth the compensation - they are - just wondering if we are truly sure this initiative will have long-term positive effects? Similarly, if the OSMF stops funding the development of iD, ever, for whatever reason, will there be someone to pick it up?</text:p>
            <text:p/>
            <text:p>Thanks for reading through this!</text:p>
            <text:p>Lukasz Kruk</text:p>
          </table:table-cell>
          <table:table-cell table:number-columns-repeated="16383"/>
        </table:table-row>
        <table:table-row table:style-name="ro12">
          <table:table-cell office:value-type="string" table:style-name="ce4">
            <text:p>Decision to provide grant are highly needed and effective monitoring panels should be put in place as well</text:p>
          </table:table-cell>
          <table:table-cell table:number-columns-repeated="16383"/>
        </table:table-row>
        <table:table-row table:style-name="ro12">
          <table:table-cell office:value-type="string" table:style-name="ce4">
            <text:p>Development of the ID editor needs to be democratcially backed.</text:p>
          </table:table-cell>
          <table:table-cell table:number-columns-repeated="16383"/>
        </table:table-row>
        <table:table-row table:style-name="ro2">
          <table:table-cell office:value-type="string" table:style-name="ce5">
            <text:p>Diversity and Inclusion are euphemisms, in reality they only serve to impose a political agenda. It would be preferable to form an ethics committee to regulate the ethically reprehensible behavior of the members, instead of falling into politicking.</text:p>
          </table:table-cell>
          <table:table-cell table:number-columns-repeated="16383"/>
        </table:table-row>
        <table:table-row table:style-name="ro15">
          <table:table-cell office:value-type="string" table:style-name="ce4">
            <text:p>Diversity and Inclusion committee seemed like a knee-jerk "we want to be seen as doing something" reaction. I see a danger of the topic being occupied by people who want to increase their own power through championing diversity. I feel that a more robust and assertive response is needed. Not "Oh my god you're right OSM is bad and needs to change." but "Is OSM really bad? Let's gather some facts." Because any change you make will put some people off and you need to have a clear picture instead of blindly submitting to US American values.<text:s/></text:p>
            <text:p/>
            <text:p>Raising funds big-time and hiring people means that you are more forced to submitt to US American values because that's where the money is.<text:s/></text:p>
            <text:p/>
            <text:p>Giving money to smaller projects is laudable but I fear it could get out of hand, especially when combined with diversity and inclusion. People could try to pressure the OSMF to fund projects that are of little help to OSM itself but that, say, help educate girls in tech or help someone in Africa build wells, and then when you say "what's this to do with OSM" you will be accused of being against girls in tech or against wells in Africa.</text:p>
          </table:table-cell>
          <table:table-cell table:number-columns-repeated="16383"/>
        </table:table-row>
        <table:table-row table:style-name="ro12">
          <table:table-cell office:value-type="string" table:style-name="ce4">
            <text:p>Diversity and inclusivity is just populism</text:p>
          </table:table-cell>
          <table:table-cell table:number-columns-repeated="16383"/>
        </table:table-row>
        <table:table-row table:style-name="ro12">
          <table:table-cell office:value-type="string" table:style-name="ce4">
            <text:p>dont care</text:p>
          </table:table-cell>
          <table:table-cell table:number-columns-repeated="16383"/>
        </table:table-row>
        <table:table-row table:style-name="ro7">
          <table:table-cell office:value-type="string" table:style-name="ce4">
            <text:p>each question includes several very different points and answering in a global way leads to a statistic that cannot be used to make progress.</text:p>
            <text:p/>
            <text:p>The fact that the osmf is making a public fool of itself on the issue of the PGRD is very worrying, whereas by its nature the osmf should be forward-looking on this issue and not first infringe, then pretend that it is not necessary and finally add the missing information. LWG exists, when a board member is ignorant about a legal request, the board member should refer to the LWG instead of individual behaviour. Furthermore, by the fact of their position, board members must be able to accept negative criticism, including the most direct ones, and respond tactfully when speaking on behalf of the board. Board communications should be made with a board name/email/account and never with a nominative name/email/account so that it is clear that responses to it are not nominative criticism in any way.</text:p>
          </table:table-cell>
          <table:table-cell table:number-columns-repeated="16383"/>
        </table:table-row>
        <table:table-row table:style-name="ro11">
          <table:table-cell office:value-type="string" table:style-name="ce2">
            <text:p>Even though I have been a user and promoter of OpenStreetMap for many years, I have only been involved in the movement since 2020, which explains why I have taken a neutral stance.</text:p>
            <text:p>As I write this, even though I understand that the decision was made on the basis of a small amount of money to maintain a service as is despite the abandonment of flash technology, I find it questionable to invest in a technology involving proprietary formats (Adobe AIR), because it is only a step backwards - and amplifies - the effort to move to a technology using only open source formats and services.</text:p>
          </table:table-cell>
          <table:table-cell table:number-columns-repeated="16383"/>
        </table:table-row>
        <table:table-row table:style-name="ro2">
          <table:table-cell office:value-type="string" table:style-name="ce4">
            <text:p>Every board member and every OSMF member makes daily decisions on whether or not to contribute to OSM or not. We are the crowd, it isn't someone else doing the work. Daily OSM edits are needed from everyone.</text:p>
          </table:table-cell>
          <table:table-cell table:number-columns-repeated="16383"/>
        </table:table-row>
        <table:table-row table:style-name="ro12">
          <table:table-cell office:value-type="string" table:style-name="ce4">
            <text:p>Everything’s just fine ????.</text:p>
          </table:table-cell>
          <table:table-cell table:number-columns-repeated="16383"/>
        </table:table-row>
        <table:table-row table:style-name="ro2">
          <table:table-cell office:value-type="string" table:style-name="ce4">
            <text:p>Expanding the use of OSM data requires increased funding for the technical base.</text:p>
            <text:p>Funding for individual projects is determined by a joint board decision.</text:p>
          </table:table-cell>
          <table:table-cell table:number-columns-repeated="16383"/>
        </table:table-row>
        <table:table-row table:style-name="ro8">
          <table:table-cell office:value-type="string" table:style-name="ce4">
            <text:p>F3: In 2020 the Board began funding small-scale, one-time, limited-scope, short-term projects to improve existing software products that are considered core to OSM: <text:s/>Nominatim, osm2pgsql, and Potlatch.<text:s/></text:p>
            <text:p>I agree, except for "Potlatch". Potlatch is out-dated, end-of-life and "responsible" for bad Mapping practices. OSM should rely on two platforms and two only: JOSM (off-line), iD (on-line).</text:p>
          </table:table-cell>
          <table:table-cell table:number-columns-repeated="16383"/>
        </table:table-row>
        <table:table-row table:style-name="ro12">
          <table:table-cell office:value-type="string" table:style-name="ce4">
            <text:p>F4 is one of the best, because this creates a more independent party of OSM</text:p>
          </table:table-cell>
          <table:table-cell table:number-columns-repeated="16383"/>
        </table:table-row>
        <table:table-row table:style-name="ro10">
          <table:table-cell office:value-type="string" table:style-name="ce2">
            <text:p>Fair, considerate and polite behavior are very important to me. My impression is that the OSM community is quite friendly. However, I strongly reject a code of conduct or similar. There are enough bad examples of how activists not coming from the community have taken control of projects in this way, implemented their ideology and marginalized or driven away the original activists altogether. I will definitely not submit to such an ideological machination. My more than ten years of collaboration would be over.</text:p>
          </table:table-cell>
          <table:table-cell table:number-columns-repeated="16383"/>
        </table:table-row>
        <table:table-row table:style-name="ro12">
          <table:table-cell office:value-type="string" table:style-name="ce4">
            <text:p>First time I hear about the Board.</text:p>
          </table:table-cell>
          <table:table-cell table:number-columns-repeated="16383"/>
        </table:table-row>
        <table:table-row table:style-name="ro16">
          <table:table-cell office:value-type="string" table:style-name="ce4">
            <text:p>Firstly, thank you setting up this survey and listening to the community. I know some people are critical about the survey, but some people are critical about everything. You can't please everyone.</text:p>
            <text:p/>
            <text:p>Secondly, I understand some people are uncomfortable about OSMF funding iD. I can understand why, but I support OSMF. If not for iD, I probably would never have contributed to OpenStreetMap. I'm increasingly using JOSM, but iD is still crucial as it's what got me (and many others) started. If iD were to languish, OSM would attract fewer contributors. And you know better than I that OSM needs many, many more contributors. So I support OSMF funding iD and I'm very pleased that OSMF has the money to do.</text:p>
          </table:table-cell>
          <table:table-cell table:number-columns-repeated="16383"/>
        </table:table-row>
        <table:table-row table:style-name="ro12">
          <table:table-cell office:value-type="string" table:style-name="ce4">
            <text:p>For me, a non-native English speaker, the meaning of the term "inclusion" is not entirely clear. So it was not easy to respond.</text:p>
          </table:table-cell>
          <table:table-cell table:number-columns-repeated="16383"/>
        </table:table-row>
        <table:table-row table:style-name="ro2">
          <table:table-cell office:value-type="string" table:style-name="ce4">
            <text:p>For OSM to serve the greater community it will be important to achieve scale as the map needs expand and evolve.</text:p>
            <text:p>OSMF has a choice to either evolve or become obscure. My recommendation would be to evolve and scale.</text:p>
          </table:table-cell>
          <table:table-cell table:number-columns-repeated="16383"/>
        </table:table-row>
        <table:table-row table:style-name="ro2">
          <table:table-cell office:value-type="string" table:style-name="ce4">
            <text:p>For Question 1, I support the Board's actions but wish there were an even stronger response. OSM needs an enforceable Code of Conduct yesterday. Thanks for moving this forward.</text:p>
          </table:table-cell>
          <table:table-cell table:number-columns-repeated="16383"/>
        </table:table-row>
        <table:table-row table:style-name="ro12">
          <table:table-cell office:value-type="string" table:style-name="ce4">
            <text:p>fuck this equality nonsense.</text:p>
          </table:table-cell>
          <table:table-cell table:number-columns-repeated="16383"/>
        </table:table-row>
        <table:table-row table:style-name="ro12">
          <table:table-cell office:value-type="string" table:style-name="ce4">
            <text:p>fully fits my views on OSM</text:p>
          </table:table-cell>
          <table:table-cell table:number-columns-repeated="16383"/>
        </table:table-row>
        <table:table-row table:style-name="ro12">
          <table:table-cell office:value-type="string" table:style-name="ce4">
            <text:p>Fully support the work on Diversity and Inclusion, infrastructure, and especially the iD developer. Best of luck to you all!</text:p>
          </table:table-cell>
          <table:table-cell table:number-columns-repeated="16383"/>
        </table:table-row>
        <table:table-row table:style-name="ro4">
          <table:table-cell office:value-type="string" table:style-name="ce4">
            <text:p>Funding for hosting and maintenance is a necessity to ensure a quality service over time.</text:p>
            <text:p>However, it is necessary to make sure not to depend on a single private company and to keep governance on the community side.</text:p>
          </table:table-cell>
          <table:table-cell table:number-columns-repeated="16383"/>
        </table:table-row>
        <table:table-row table:style-name="ro2">
          <table:table-cell office:value-type="string" table:style-name="ce4">
            <text:p>funding microgrants for one-off projects is one of the project that i liked much and i request that it should be a continuous program for OSM Foundation</text:p>
          </table:table-cell>
          <table:table-cell table:number-columns-repeated="16383"/>
        </table:table-row>
        <table:table-row table:style-name="ro2">
          <table:table-cell office:value-type="string" table:style-name="ce4">
            <text:p>Funds are also needed for the development of osm-carto and openstreetmap-website as they are lagging severely behind with features.</text:p>
          </table:table-cell>
          <table:table-cell table:number-columns-repeated="16383"/>
        </table:table-row>
        <table:table-row table:style-name="ro4">
          <table:table-cell office:value-type="string" table:style-name="ce4">
            <text:p>generally feel like the board has been doing relevant, thoughtful, and innovative work in the community while managing what is becoming an even more enterprise scale product. <text:s/>as a foundational internet resource i hope to see more institutions become sponsoring organizations, and that the boards work in developing and nurturing these partnerships be recognized.</text:p>
          </table:table-cell>
          <table:table-cell table:number-columns-repeated="16383"/>
        </table:table-row>
        <table:table-row table:style-name="ro16">
          <table:table-cell office:value-type="string" table:style-name="ce4">
            <text:p>Given all the challenges in 2020 I feel as if the OSM community is becoming more diverse and beginning to work together. Many of the historical issues within OSM are being address and a strong emphasis and zero tolerance approach must be given to offensive behavior. It is quite sad and discouraging to see people within the community who have invested a large amount of personal time and energy act unprofessionally. As the community grows more diverse I feel this type of behavior will NOT BE tolerated. Of course there will be disagreements along the way, and this is healthy, but individuals blatantly being disrespectful should not be tolerated. I myself have been involved with individuals asking/demanding personal information I don't feel comfortable disclosing. As we grow as a community these issues become more apparent and I feel OSMF did a good job in 2020 making progress on addressing them.</text:p>
          </table:table-cell>
          <table:table-cell table:number-columns-repeated="16383"/>
        </table:table-row>
        <table:table-row table:style-name="ro12">
          <table:table-cell office:value-type="string" table:style-name="ce4">
            <text:p>Glad to be apart of a community to holds these values close to their heart.</text:p>
          </table:table-cell>
          <table:table-cell table:number-columns-repeated="16383"/>
        </table:table-row>
        <table:table-row table:style-name="ro2">
          <table:table-cell office:value-type="string" table:style-name="ce4">
            <text:p>go for it \o/</text:p>
            <text:p>We love OSM!</text:p>
          </table:table-cell>
          <table:table-cell table:number-columns-repeated="16383"/>
        </table:table-row>
        <table:table-row table:style-name="ro2">
          <table:table-cell office:value-type="string" table:style-name="ce4">
            <text:p>Good job!</text:p>
            <text:p>Keep up the good work!</text:p>
          </table:table-cell>
          <table:table-cell table:number-columns-repeated="16383"/>
        </table:table-row>
        <table:table-row table:style-name="ro12">
          <table:table-cell office:value-type="string" table:style-name="ce4">
            <text:p>Great call on convening a diversity committee, the FLOSS world is still tragically behind on this.</text:p>
          </table:table-cell>
          <table:table-cell table:number-columns-repeated="16383"/>
        </table:table-row>
        <table:table-row table:style-name="ro12">
          <table:table-cell office:value-type="string" table:style-name="ce4">
            <text:p>Great job on the microgrants and great initiative in regards to ID-editor.Good luck to YouthMappers for greater initiatives.</text:p>
          </table:table-cell>
          <table:table-cell table:number-columns-repeated="16383"/>
        </table:table-row>
        <table:table-row table:style-name="ro12">
          <table:table-cell office:value-type="string" table:style-name="ce4">
            <text:p>Great job! Keep up the good work!</text:p>
          </table:table-cell>
          <table:table-cell table:number-columns-repeated="16383"/>
        </table:table-row>
        <table:table-row table:style-name="ro12">
          <table:table-cell office:value-type="string" table:style-name="ce4">
            <text:p>Great progress!</text:p>
          </table:table-cell>
          <table:table-cell table:number-columns-repeated="16383"/>
        </table:table-row>
        <table:table-row table:style-name="ro12">
          <table:table-cell office:value-type="string" table:style-name="ce4">
            <text:p>Greetings...Agree with all the above...warm regards...Autre</text:p>
          </table:table-cell>
          <table:table-cell table:number-columns-repeated="16383"/>
        </table:table-row>
        <table:table-row table:style-name="ro12">
          <table:table-cell office:value-type="string" table:style-name="ce4">
            <text:p>Has any decision been made to create a tasking manager by OSM itself ?</text:p>
          </table:table-cell>
          <table:table-cell table:number-columns-repeated="16383"/>
        </table:table-row>
        <table:table-row table:style-name="ro12">
          <table:table-cell office:value-type="string" table:style-name="ce4">
            <text:p>hey're not helping much, rebalancing isn't magic but they're not doing much harm.</text:p>
          </table:table-cell>
          <table:table-cell table:number-columns-repeated="16383"/>
        </table:table-row>
        <table:table-row table:style-name="ro12">
          <table:table-cell office:value-type="string" table:style-name="ce4">
            <text:p>Hire a translator to translate results about the board's activities into languages other than English.</text:p>
          </table:table-cell>
          <table:table-cell table:number-columns-repeated="16383"/>
        </table:table-row>
        <table:table-row table:style-name="ro8">
          <table:table-cell office:value-type="string" table:style-name="ce4">
            <text:p>I 100% support the microgrants programme - 99% of my edits come from the StreetComplete app, which has benefited greatly from a microgrant (https://wiki.openstreetmap.org/wiki/Microgrants/Microgrants_2020/Proposal/Map_Maintenance_with_StreetComplete) to improve the app and add more "quests" - thereby increasing the impact that users of the map have on improving OSM.</text:p>
          </table:table-cell>
          <table:table-cell table:number-columns-repeated="16383"/>
        </table:table-row>
        <table:table-row table:style-name="ro7">
          <table:table-cell office:value-type="string" table:style-name="ce4">
            <text:p>I agree with Craig Allan’s comment that OSMF should come up with a standardized process for tags. Maybe even create some form of steering committee or central authority. These never-ending conflicts about tagging and presets in iD are detrimental to community and drain too much energy that could be used elsewhere to make OSM better.<text:s/></text:p>
            <text:p/>
            <text:p>“2: A formal curation process for tags would be very welcome. I think the<text:s/></text:p>
            <text:p>exploratory approach of 'any tags you like' has worked, but now has had<text:s/></text:p>
            <text:p>its day. The issues with iD are largely an outcome of this problem. The<text:s/></text:p>
            <text:p>next phase is to put in place a formal specification for tags serviced<text:s/></text:p>
            <text:p>by a proper process to manage tag create-amend-delete events. I predict<text:s/></text:p>
            <text:p>that editor and renderer developers will weep with joy if this is passed.”</text:p>
          </table:table-cell>
          <table:table-cell table:number-columns-repeated="16383"/>
        </table:table-row>
        <table:table-row table:style-name="ro2">
          <table:table-cell office:value-type="string" table:style-name="ce4">
            <text:p>I agree with OSMF funding development and maintenance of key mapping tools. Also agree with the board's attitude towards diversity as a key area to work in within the OSM community.</text:p>
          </table:table-cell>
          <table:table-cell table:number-columns-repeated="16383"/>
        </table:table-row>
        <table:table-row table:style-name="ro2">
          <table:table-cell office:value-type="string" table:style-name="ce4">
            <text:p>I agree with the creation of the Committee for Inclusion and the working group but I do not support the anti-Frederick Ramm movement ( Call for action...)</text:p>
          </table:table-cell>
          <table:table-cell table:number-columns-repeated="16383"/>
        </table:table-row>
        <table:table-row table:style-name="ro10">
          <table:table-cell office:value-type="string" table:style-name="ce4">
            <text:p>I agree with the need to fund small projects, but I worry about the choice to provide one time funding to potlatch, etc outside of the microgrant structure. It sets an unsustainable precedence, because the OSMF does not have a fiscal sponsor structure in place to support this in the future, and often a one time payment does not ensure sustainability. <text:s/>I would recommend a longer term (lightweight) financial and strategic plan to better allocate resources and priorities going forward, and be able to articulate to your membership that these are not reactive decisions.</text:p>
          </table:table-cell>
          <table:table-cell table:number-columns-repeated="16383"/>
        </table:table-row>
        <table:table-row table:style-name="ro2">
          <table:table-cell office:value-type="string" table:style-name="ce4">
            <text:p>I am a big fan of OSM. My only concern for OSM is that the interests of large companies that are taking ever greater interest in the project attempt to sway the decisions made by the OSMF.</text:p>
          </table:table-cell>
          <table:table-cell table:number-columns-repeated="16383"/>
        </table:table-row>
        <table:table-row table:style-name="ro12">
          <table:table-cell office:value-type="string" table:style-name="ce4">
            <text:p>I am all for the professionalization of the core OSM infrastructure!</text:p>
          </table:table-cell>
          <table:table-cell table:number-columns-repeated="16383"/>
        </table:table-row>
        <table:table-row table:style-name="ro4">
          <table:table-cell office:value-type="string" table:style-name="ce4">
            <text:p>I am disappointed that you lumped Potlach in with Nominatim and osm2pgsql. While Potlach may still have a place in the community it is much less important than the other two. Improvements to Nominatim and osm2pgsql are vital (5 out of 5), porting Potlach <text:s/>is much less important (3 out of 5).</text:p>
          </table:table-cell>
          <table:table-cell table:number-columns-repeated="16383"/>
        </table:table-row>
        <table:table-row table:style-name="ro4">
          <table:table-cell office:value-type="string" table:style-name="ce5">
            <text:p>I am generally not familiar with OSM Foundation activities as I focus almost exclusively on map content enhancement. <text:s/>Nontheless, I've provided input as I can. <text:s/>In future surveys, a better melding of education and input request would be useful, in my opinion. <text:s/>Thank you for running this survey<text:s/></text:p>
          </table:table-cell>
          <table:table-cell table:number-columns-repeated="16383"/>
        </table:table-row>
        <table:table-row table:style-name="ro4">
          <table:table-cell office:value-type="string" table:style-name="ce4">
            <text:p>I am not sure about the logic/effectiveness behind consideration of "mapping days" to be a OSMF Member! I know many OSM folks who are contributing to OSM in a different ways. I think OSM is not just a mapping platform it is more than that. It would be great to give equal opportunity to all the "OSM contributor".</text:p>
          </table:table-cell>
          <table:table-cell table:number-columns-repeated="16383"/>
        </table:table-row>
        <table:table-row table:style-name="ro9">
          <table:table-cell office:value-type="string" table:style-name="ce4">
            <text:p>I am relatively new to the OSM Foundation and learning. I strongly support micro-grants that support volunteers meet expenses, or receive honorariums, but am loathe to see a profit motive develop (plenty of not-for-profits are profit motivated).<text:s/></text:p>
            <text:p/>
            <text:p>At the local level I am unfamiliar with the structure and remuneration (if any) but note that there are challenges, likely derived from inadequate time and resourcing. For example, a project was deemed "closed" because observations on the ground did not convey the ongoing, four years of effort in dealing with local bureaucracy to introduce an adaptation of the Woonerf. There was no reach out to our group, and while a link the the group site proved broken, the Facebook page remains active, with a correct site link, indicating that the initiative is far from closed. Means to ensure that local operators actually follow through rather than dialogue among themselves toward erroneous conclusions is important.</text:p>
            <text:p/>
            <text:p>Thank you for the opportunity to provide views on this encouraging project.</text:p>
          </table:table-cell>
          <table:table-cell table:number-columns-repeated="16383"/>
        </table:table-row>
        <table:table-row table:style-name="ro12">
          <table:table-cell office:value-type="string" table:style-name="ce4">
            <text:p>I am very happy to see the board taking a proactive approach to issues facing the community.</text:p>
          </table:table-cell>
          <table:table-cell table:number-columns-repeated="16383"/>
        </table:table-row>
        <table:table-row table:style-name="ro2">
          <table:table-cell office:value-type="string" table:style-name="ce4">
            <text:p>I am very much in favour of an active OSMF board that moves on the issues identified here, especially the code of behaviour and infrastructure support.</text:p>
          </table:table-cell>
          <table:table-cell table:number-columns-repeated="16383"/>
        </table:table-row>
        <table:table-row table:style-name="ro2">
          <table:table-cell office:value-type="string" table:style-name="ce4">
            <text:p>I am very satisfied. Especially due to the proactive work of Allan Mustard, who tries with care and certainly a lot of time investment to analyze the different views in the community and use that as a basis for decision making.</text:p>
          </table:table-cell>
          <table:table-cell table:number-columns-repeated="16383"/>
        </table:table-row>
        <table:table-row table:style-name="ro2">
          <table:table-cell office:value-type="string" table:style-name="ce4">
            <text:p>I am with the decisions of the Board of Directors of the Foundation.</text:p>
            <text:p>OSMF must grant financial aid to encourage the communities to carry out these activities.</text:p>
          </table:table-cell>
          <table:table-cell table:number-columns-repeated="16383"/>
        </table:table-row>
        <table:table-row table:style-name="ro4">
          <table:table-cell office:value-type="string" table:style-name="ce4">
            <text:p>I appreciate all these over-due changes and understand how complex they are to implement. That said, I think OSMF still needs to adopt a code of conduct for all its forums, otherwise we're still avoiding some of the key issues and problems that continue to make portions of the community toxic and to drive others away.</text:p>
          </table:table-cell>
          <table:table-cell table:number-columns-repeated="16383"/>
        </table:table-row>
        <table:table-row table:style-name="ro2">
          <table:table-cell office:value-type="string" table:style-name="ce4">
            <text:p>I believe many of these decisions made by the Board will be vital in growing the community and making OSM a better, safer and more inclusive community.</text:p>
          </table:table-cell>
          <table:table-cell table:number-columns-repeated="16383"/>
        </table:table-row>
        <table:table-row table:style-name="ro2">
          <table:table-cell office:value-type="string" table:style-name="ce4">
            <text:p>I believe that more information should be provided with money going through OSMF with some human-readable report what is spend where, expense for each employee/contractor etc.</text:p>
          </table:table-cell>
          <table:table-cell table:number-columns-repeated="16383"/>
        </table:table-row>
        <table:table-row table:style-name="ro12">
          <table:table-cell office:value-type="string" table:style-name="ce4">
            <text:p>I believe that the decisions taken by the Board of Directors have been objective and thoughtful.</text:p>
          </table:table-cell>
          <table:table-cell table:number-columns-repeated="16383"/>
        </table:table-row>
        <table:table-row table:style-name="ro4">
          <table:table-cell office:value-type="string" table:style-name="ce4">
            <text:p>I believe the board should make OSM, a map that supports real-time transportation.</text:p>
            <text:p/>
            <text:p>There's a lot to work on, and these map improvements need to be made as well.</text:p>
          </table:table-cell>
          <table:table-cell table:number-columns-repeated="16383"/>
        </table:table-row>
        <table:table-row table:style-name="ro16">
          <table:table-cell office:value-type="string" table:style-name="ce4">
            <text:p>I cautiously welcome the decision on raising funds through seeking large donations. My caution is that such a fundraising approach needs to be properly resourced. In my professional life I have been involved in both creating and reviewing large grant funding applications, and many applications fail because they were not appropriate to the funders aims. Likewise many large donors, like many small donors, make funding decisions influenced by emotional appeal - anyone fundraising to (e.g.) provide blind children with guide dogs has a much easier time with large and small donors than someone seeking funding to support open data. In my experience most professional fundraisers focusing on large donors have a ~25% success rate, and the very best have about a 50% success rate (although they often are relying on a smaller donor pool they have long-term relationships with).</text:p>
          </table:table-cell>
          <table:table-cell table:number-columns-repeated="16383"/>
        </table:table-row>
        <table:table-row table:style-name="ro4">
          <table:table-cell office:value-type="string" table:style-name="ce4">
            <text:p>I consider that there are communities and projects that may need to be supported with funding for more than one period/call. The value of a microgrant, as well as the time associated with the project, may not be enough to empower the community, create stable foundations for its long-term growth.</text:p>
          </table:table-cell>
          <table:table-cell table:number-columns-repeated="16383"/>
        </table:table-row>
        <table:table-row table:style-name="ro17">
          <table:table-cell office:value-type="string" table:style-name="ce4">
            <text:p>I did not hear about the work and decisions of the OSM Foundation. I only learned about it during this survey.</text:p>
          </table:table-cell>
          <table:table-cell table:number-columns-repeated="16383"/>
        </table:table-row>
        <table:table-row table:style-name="ro12">
          <table:table-cell office:value-type="string" table:style-name="ce4">
            <text:p>I didn't understand Potlach's funding</text:p>
          </table:table-cell>
          <table:table-cell table:number-columns-repeated="16383"/>
        </table:table-row>
        <table:table-row table:style-name="ro2">
          <table:table-cell office:value-type="string" table:style-name="ce4">
            <text:p>I disagree on funding Potlatch, as it is not a widely used editor, it doesn't work on Linux systems and is written in a proprietary technology.</text:p>
          </table:table-cell>
          <table:table-cell table:number-columns-repeated="16383"/>
        </table:table-row>
        <table:table-row table:style-name="ro12">
          <table:table-cell office:value-type="string" table:style-name="ce4">
            <text:p>I do not know the work so well, but it seems to make sense to me</text:p>
          </table:table-cell>
          <table:table-cell table:number-columns-repeated="16383"/>
        </table:table-row>
        <table:table-row table:style-name="ro16">
          <table:table-cell office:value-type="string" table:style-name="ce4">
            <text:p>I do really appreciate the microgrants, especially apps like StreetComplete, which do enable newcomers to map easily.</text:p>
            <text:p/>
            <text:p>I do not think that the special inclusion and diversity commitee is really necessary. In my opinion, FOSS communities like Wikimedia, OSM and others, do tend to get too political and such boards and commitees do not really help the spread and development of these great technologies. Let's keep politics and commons seperate, to keep the focus mainly on the development of open maps. We do need to keep the policits aside, if we do not want to let these communities become like the Chaos Computer Club, which is a mainly liberal/leftist hackerspace now, and not the nerdy, open to everybody organisation it once was in the 90s and 2000s.</text:p>
          </table:table-cell>
          <table:table-cell table:number-columns-repeated="16383"/>
        </table:table-row>
        <table:table-row table:style-name="ro12">
          <table:table-cell office:value-type="string" table:style-name="ce4">
            <text:p>I don't know</text:p>
          </table:table-cell>
          <table:table-cell table:number-columns-repeated="16383"/>
        </table:table-row>
        <table:table-row table:style-name="ro4">
          <table:table-cell office:value-type="string" table:style-name="ce2">
            <text:p>I don't know if microgrants are a good way to help small projects - they are more of an "incentive" for small developers, than a real way of "funding". (so that they have something to eat :D) - unless such a developer gets such microgrants all the time from various sources - it certainly encourages, and helps maintain a possible infrastructure (if needed)</text:p>
          </table:table-cell>
          <table:table-cell table:number-columns-repeated="16383"/>
        </table:table-row>
        <table:table-row table:style-name="ro2">
          <table:table-cell office:value-type="string" table:style-name="ce4">
            <text:p>I feel like Potlatch is not up to date core technology that should be developed in 2020,but the others and in general, it is a good idea.</text:p>
          </table:table-cell>
          <table:table-cell table:number-columns-repeated="16383"/>
        </table:table-row>
        <table:table-row table:style-name="ro4">
          <table:table-cell office:value-type="string" table:style-name="ce4">
            <text:p>I feel strongly about creating a safe, equal, healthy, and inclusive OSM, and completely agree with the Call to Take Action letter (I was too late to sign it, unfortunately). I don't feel qualified to respond to questions on financial/funding decisions - am not familiar with any of the pros and cons...</text:p>
          </table:table-cell>
          <table:table-cell table:number-columns-repeated="16383"/>
        </table:table-row>
        <table:table-row table:style-name="ro2">
          <table:table-cell office:value-type="string" table:style-name="ce4">
            <text:p>I generally agree with funding people to work on things core to the OSM community, but I think it needs to be more than just about software tools. Especially the labor required to work on a code of conduct.</text:p>
          </table:table-cell>
          <table:table-cell table:number-columns-repeated="16383"/>
        </table:table-row>
        <table:table-row table:style-name="ro12">
          <table:table-cell office:value-type="string" table:style-name="ce4">
            <text:p>I have absolute no clue about the measure you asked for feedback. In this survey is no option to say 'I don't know#</text:p>
          </table:table-cell>
          <table:table-cell table:number-columns-repeated="16383"/>
        </table:table-row>
        <table:table-row table:style-name="ro18">
          <table:table-cell office:value-type="string" table:style-name="ce4">
            <text:p>I have contributed to 20000 edits over a period of 12 years. All that is done without payment to the benefit for me and other people using the map. One important thing has been the independence of OSM from everything, except smaller map companies and Bing provided images for mapping for example. They benefit, but do not influence OSM.</text:p>
            <text:p>I see a trend that OSM is becoming more commercial. I have a hard time to see why I would continue to map for free when Facebook or other large companies, becoming more and more involved in OSM. I can understand that money is needed to host OSM, but if Wikipedia can live on donations, so could OSM. I would prefer to donate money and map for free over even getting paid and map for Facebook or other multinational companies. They are giving money in exchange for control and data.</text:p>
            <text:p/>
            <text:p>Adding censoring is also something I am against. Of course, there are mean and stupid people in the (OSM) world. Will those people cease to exist if you censor the written word?</text:p>
            <text:p>Do not try to bring in more women, gay or coloured people into OSM, or something similar. OSM is not about gender or colour. It is about a map. Focus on getting interested people to map (or use the map). If you try to include some specific attribute, in the same way you exclude all others. With the Diversity and Inclusion Special Committee you add politics to OSM, whither it was intended or not. Keep OSM about technology. Everyone can be included in that.</text:p>
          </table:table-cell>
          <table:table-cell table:number-columns-repeated="16383"/>
        </table:table-row>
        <table:table-row table:style-name="ro2">
          <table:table-cell office:value-type="string" table:style-name="ce4">
            <text:p>I have never donated to the OSMF, but as an occasional contributor and user of OSM data, these all sound like sensible decisions if funds allow.</text:p>
          </table:table-cell>
          <table:table-cell table:number-columns-repeated="16383"/>
        </table:table-row>
        <table:table-row table:style-name="ro12">
          <table:table-cell office:value-type="string" table:style-name="ce4">
            <text:p>I have never heard about the Board or Foundation before the survey</text:p>
          </table:table-cell>
          <table:table-cell table:number-columns-repeated="16383"/>
        </table:table-row>
        <table:table-row table:style-name="ro12">
          <table:table-cell office:value-type="string" table:style-name="ce4">
            <text:p>I have no idea</text:p>
          </table:table-cell>
          <table:table-cell table:number-columns-repeated="16383"/>
        </table:table-row>
        <table:table-row table:style-name="ro12">
          <table:table-cell office:value-type="string" table:style-name="ce4">
            <text:p>I have not witnessed any discrimination but diversity and inclusion are always good goals.</text:p>
          </table:table-cell>
          <table:table-cell table:number-columns-repeated="16383"/>
        </table:table-row>
        <table:table-row table:style-name="ro12">
          <table:table-cell office:value-type="string" table:style-name="ce4">
            <text:p>I hope that diversity criteria will be adopted for the selection of funded projects.</text:p>
          </table:table-cell>
          <table:table-cell table:number-columns-repeated="16383"/>
        </table:table-row>
        <table:table-row table:style-name="ro4">
          <table:table-cell office:value-type="string" table:style-name="ce4">
            <text:p>I hope the D&amp;I committee looks into (and ultimately recommends to the Foundation board) the development of an OSM-wide Code of Conduct. This will allow all the diverse and co-operative OSM spaces to harmonise on what behaviour is encouraged and what is considered unacceptable.</text:p>
          </table:table-cell>
          <table:table-cell table:number-columns-repeated="16383"/>
        </table:table-row>
        <table:table-row table:style-name="ro11">
          <table:table-cell office:value-type="string" table:style-name="ce4">
            <text:p>I just want to add "my point of view"... OSM like lot of "open source projects" are "very good projects and intentions... However, too many "contributors" don't take this, those projects too "serious" and it's SERIOUS! I'm a contributor of OSM! Moreover, I don't like to "feel" some time, to "lose my time", it's certainly sure when I had the occasion to "work" toward "humanitarians" purpose, throughout Humanitarian OpenStreetMap Team (HOT) (but now I "work" only on my own country, because!....)! And not only! As you can see, English isn't my "language" as OSM I'm an AUTODIDACT for both! Have a nice day. (I talk myself in this language "voluntary", because...).</text:p>
          </table:table-cell>
          <table:table-cell table:number-columns-repeated="16383"/>
        </table:table-row>
        <table:table-row table:style-name="ro10">
          <table:table-cell office:value-type="string" table:style-name="ce2">
            <text:p>I like that OSM has started to support the infarstructure around osm - equipment (servers), paying engineers, giving microgrants to people who can't afford not to work much (important for global periphery countries, was important to me as a student in Belarus at one time)</text:p>
            <text:p/>
            <text:p>I like that there is a discussion of diversity. I think the project would only benefit from such programs and initiatives.</text:p>
          </table:table-cell>
          <table:table-cell table:number-columns-repeated="16383"/>
        </table:table-row>
        <table:table-row table:style-name="ro12">
          <table:table-cell office:value-type="string" table:style-name="ce4">
            <text:p>I like the direction that everything is going.</text:p>
          </table:table-cell>
          <table:table-cell table:number-columns-repeated="16383"/>
        </table:table-row>
        <table:table-row table:style-name="ro2">
          <table:table-cell office:value-type="string" table:style-name="ce4">
            <text:p>I liked the decision of funding microgrants and also, the decision to increase the number of OSMF members through OSM participation.</text:p>
          </table:table-cell>
          <table:table-cell table:number-columns-repeated="16383"/>
        </table:table-row>
        <table:table-row table:style-name="ro10">
          <table:table-cell office:value-type="string" table:style-name="ce4">
            <text:p>I originally supported the action to combat "systemic offensive behavior in the OSM community" but withdrew my support after reading the concerns that it was somewhat questionable. I'm neutral because as a white male in the US, some would say I lack the perspective to make a fully informed decision.</text:p>
            <text:p/>
            <text:p>The other actions by the board seem to be necessary to maintain OSM as a viable project.</text:p>
          </table:table-cell>
          <table:table-cell table:number-columns-repeated="16383"/>
        </table:table-row>
        <table:table-row table:style-name="ro12">
          <table:table-cell office:value-type="string" table:style-name="ce4">
            <text:p>I pay tribute to OpenStreetMap's ongoing efforts to maintain and expand it as the new coronavirus rages.</text:p>
          </table:table-cell>
          <table:table-cell table:number-columns-repeated="16383"/>
        </table:table-row>
        <table:table-row table:style-name="ro10">
          <table:table-cell office:value-type="string" table:style-name="ce4">
            <text:p>I saw in one of the comments that the board is considering adjusting the meeting timezones (changing time every now and then) and I think that should push through, it doesn't have to be always. Humans have a tendency to uphold norms for personal comfort (ie. this is what we're used to) at the expense of someone outside their group. Someone always adjusts to the bigger group. It wouldn't hurt for the bigger group to adjust sometimes to someone. That is all. Thank you for your efforts so far and I hope you continue to have a fruitful term.</text:p>
          </table:table-cell>
          <table:table-cell table:number-columns-repeated="16383"/>
        </table:table-row>
        <table:table-row table:style-name="ro8">
          <table:table-cell office:value-type="string" table:style-name="ce4">
            <text:p>I still think there is insufficient understanding of the reality on the ground of the conditions that local communities in Africa are facing. We are still a far too white, male, Eurocentric organisation and I hope that can change. I believe the board should be taking steps to accelerate that process, such as that there is representation from Africa and Women by reserving seats for them on the board.</text:p>
          </table:table-cell>
          <table:table-cell table:number-columns-repeated="16383"/>
        </table:table-row>
        <table:table-row table:style-name="ro3">
          <table:table-cell office:value-type="string" table:style-name="ce4">
            <text:p>I strongly agree that OSMF should take care of some software tools that are widely used by the OSM community, as well as invest into the improvement of other needed functionalities.</text:p>
            <text:p>A couple of additional things to consider to finance/improve are the geocoding (improve or add alternative options to Nominatim) and and to add an alternative visualization on openstreetmap.org that is more user-oriented (currently the main goal of openstreetmap.org is to support mappers, not really users).</text:p>
            <text:p>All these initiatives should always be presented, discussed and agreed (as much as possible) together with the OSM community.</text:p>
          </table:table-cell>
          <table:table-cell table:number-columns-repeated="16383"/>
        </table:table-row>
        <table:table-row table:style-name="ro11">
          <table:table-cell office:value-type="string" table:style-name="ce4">
            <text:p>I strongly agree with the OSMF board's recent moves to consolidate and professionalize the maintenance of various technical projects related to the core operations of OSM. These moves are frankly long overdue.<text:s/></text:p>
            <text:p/>
            <text:p>I also appreciate the effort made to involve the community in these decisions. The community's role in OSM IS critical and it is very much possible for consolidation / professionalization to go to far (in my opinion). But I have full confidence in the Board's judgment in these matters.</text:p>
          </table:table-cell>
          <table:table-cell table:number-columns-repeated="16383"/>
        </table:table-row>
        <table:table-row table:style-name="ro2">
          <table:table-cell office:value-type="string" table:style-name="ce4">
            <text:p>i strongly believe that the OSMF is heading in the right direction. I'd like to see even more directed action to make the OSMF a real, sustainable organization.</text:p>
          </table:table-cell>
          <table:table-cell table:number-columns-repeated="16383"/>
        </table:table-row>
        <table:table-row table:style-name="ro12">
          <table:table-cell office:value-type="string" table:style-name="ce4">
            <text:p>I strongly support the diversity group and hope the board does more about a code of conduct</text:p>
          </table:table-cell>
          <table:table-cell table:number-columns-repeated="16383"/>
        </table:table-row>
        <table:table-row table:style-name="ro12">
          <table:table-cell office:value-type="string" table:style-name="ce4">
            <text:p>I support all decisions of the OSMF Board of Directors.</text:p>
          </table:table-cell>
          <table:table-cell table:number-columns-repeated="16383"/>
        </table:table-row>
        <table:table-row table:style-name="ro2">
          <table:table-cell office:value-type="string" table:style-name="ce4">
            <text:p>I take a critical view of soliciting large donations. You can see in the list large tech corporations with the large amounts. A community project should not become dependent on this and rather rely on a large variety of small and medium-sized donors.</text:p>
          </table:table-cell>
          <table:table-cell table:number-columns-repeated="16383"/>
        </table:table-row>
        <table:table-row table:style-name="ro2">
          <table:table-cell office:value-type="string" table:style-name="ce4">
            <text:p>I think continued investment in sustaining the longevity of OSM is important both on the financial aspects, but also through investing in the health of our community.</text:p>
          </table:table-cell>
          <table:table-cell table:number-columns-repeated="16383"/>
        </table:table-row>
        <table:table-row table:style-name="ro3">
          <table:table-cell office:value-type="string" table:style-name="ce4">
            <text:p>I think it is important for OSM project as a whole that the Board should only take action reactively to the needs of the OSM community. I'm ambivalent to the idea of OSMF taking over OSM (be it good or bad) simply as it takes away the power from the core motive of OSM (in my opinion) in that it is driven by a collective amalgam contributing to a public good through (semi-)anonymous action. Maybe that doesn't make too much sense, but I like the idea that it is the personal interest of people that keep this project alive rather than a guiding hand. All-in-all I don't believe that raising a bit more money to enhance the products that most OSM mappers do find value in is a bad idea; I just hope not to see this snowball into something more controlling.</text:p>
          </table:table-cell>
          <table:table-cell table:number-columns-repeated="16383"/>
        </table:table-row>
        <table:table-row table:style-name="ro4">
          <table:table-cell office:value-type="string" table:style-name="ce4">
            <text:p>I think it was a good idea to create this committee regarding offensive behavior. The fact that <text:s/>someone actively colaborate on the OSM is not an excuse to mistreat other volunteers. <text:s text:c="2"/>The idea of a community is to help each other in this learning process which results will help to many regions of the world.</text:p>
          </table:table-cell>
          <table:table-cell table:number-columns-repeated="16383"/>
        </table:table-row>
        <table:table-row table:style-name="ro8">
          <table:table-cell office:value-type="string" table:style-name="ce4">
            <text:p>I think it's ok to provide one time funds for needed capabilities but I'm against recurring taking over of corporate input. <text:s/>I feel all users of the data need to contribute in a way that they are able. <text:s/>Since we are a user of the api to pull building data but, we cannot provide building data back to the system. <text:s/>I, personally, try to update whatever data I can in the system. <text:s/>Thanks for the great product!</text:p>
          </table:table-cell>
          <table:table-cell table:number-columns-repeated="16383"/>
        </table:table-row>
        <table:table-row table:style-name="ro2">
          <table:table-cell office:value-type="string" table:style-name="ce4">
            <text:p>i think OSM should focus on themselves until they are in a stable position to support others. Doesn't make sense to "give back" to the community when OSM barely has enough as is</text:p>
          </table:table-cell>
          <table:table-cell table:number-columns-repeated="16383"/>
        </table:table-row>
        <table:table-row table:style-name="ro2">
          <table:table-cell office:value-type="string" table:style-name="ce4">
            <text:p>I think that organizations requesting data should fund OSM. This would ensure that the data added C value to the mission of the requesting organization</text:p>
          </table:table-cell>
          <table:table-cell table:number-columns-repeated="16383"/>
        </table:table-row>
        <table:table-row table:style-name="ro2">
          <table:table-cell office:value-type="string" table:style-name="ce4">
            <text:p>I think that OSMF has relied for far too long on the goodwill of volunteers, and I wholeheartedly agree with raising funds and developing the financial metabolism to properly pay people for their work and manage a long-term technical roadmap.</text:p>
          </table:table-cell>
          <table:table-cell table:number-columns-repeated="16383"/>
        </table:table-row>
        <table:table-row table:style-name="ro4">
          <table:table-cell office:value-type="string" table:style-name="ce4">
            <text:p>I think the board is doing a great job to take the OSM community into the future. It needs the support of both members AND big corporations to be able to survive in the future. Many of the community may not agree with some of the decisions but they need to realistic about what a 'community' can achieve when the project is going ahead in leaps and bounds.</text:p>
          </table:table-cell>
          <table:table-cell table:number-columns-repeated="16383"/>
        </table:table-row>
        <table:table-row table:style-name="ro4">
          <table:table-cell office:value-type="string" table:style-name="ce4">
            <text:p>I urge the board to create mechanisms or processes for (1) monitoring the state of affairs related to systematic offensive behaviour as well as diversity, equity and inclusion in the OSM community and (2) addressing grievances related to systematic offensive behaviour in the OSM community.</text:p>
          </table:table-cell>
          <table:table-cell table:number-columns-repeated="16383"/>
        </table:table-row>
        <table:table-row table:style-name="ro4">
          <table:table-cell office:value-type="string" table:style-name="ce4">
            <text:p>I wasn't following the board at all in 2020, but any decision to improve the technical/engineering capacity of the foundation is good. The diversity one not so much – having more diversity is a "first world problem", OSMF isn't so rich that it should give it too much thought. Better focus on improving the software and functionality of OSM.</text:p>
          </table:table-cell>
          <table:table-cell table:number-columns-repeated="16383"/>
        </table:table-row>
        <table:table-row table:style-name="ro2">
          <table:table-cell office:value-type="string" table:style-name="ce4">
            <text:p>I wholeheartedly support increased professionalization and funded projects. Volunteers is good for crowd-sourcing part of the project, but the software and hardware platform needs financial backing and continuity</text:p>
          </table:table-cell>
          <table:table-cell table:number-columns-repeated="16383"/>
        </table:table-row>
        <table:table-row table:style-name="ro4">
          <table:table-cell office:value-type="string" table:style-name="ce4">
            <text:p>I would caution against growing the OSMF in the future especially via hiring non technical personnel. <text:s text:c="2"/>Money also enchants people. Money and power is also attractive to those with desires for political change. Large organisations are also wanted by corporations as they make it easier to negotiate, nda, bargain, contract and influence with.</text:p>
          </table:table-cell>
          <table:table-cell table:number-columns-repeated="16383"/>
        </table:table-row>
        <table:table-row table:style-name="ro12">
          <table:table-cell office:value-type="string" table:style-name="ce4">
            <text:p>I would like funding for the local community in my country and/or region.</text:p>
          </table:table-cell>
          <table:table-cell table:number-columns-repeated="16383"/>
        </table:table-row>
        <table:table-row table:style-name="ro2">
          <table:table-cell office:value-type="string" table:style-name="ce4">
            <text:p>i would like to encourage the board to continue funding micro projects since the funds act like incentives to those undertaking the micro projects which might reveal or solve some important problems.</text:p>
          </table:table-cell>
          <table:table-cell table:number-columns-repeated="16383"/>
        </table:table-row>
        <table:table-row table:style-name="ro11">
          <table:table-cell office:value-type="string" table:style-name="ce4">
            <text:p>I would not have funded re-programming Potlatch given that the "new" platform "Air..." will probably be shutdown in a couple of years. They should have chosen a different technology stack with a longer estimated remaining lifetime.<text:s/></text:p>
            <text:p>I can not access the osm2pgsql roadmap... bad</text:p>
            <text:p>I appreciate that OSMF wants to hire someone, but I would have produced a mid-term financial roadmap first. Additionally, I would have made an exact plan how many employees/free-lancers will be used for each project. I might have missed information regarding the HR plan.</text:p>
          </table:table-cell>
          <table:table-cell table:number-columns-repeated="16383"/>
        </table:table-row>
        <table:table-row table:style-name="ro2">
          <table:table-cell office:value-type="string" table:style-name="ce4">
            <text:p>I would prefer that the board make sure that all large grants come with no strings attached. I do not want money from FAANG companies to control OSM.</text:p>
          </table:table-cell>
          <table:table-cell table:number-columns-repeated="16383"/>
        </table:table-row>
        <table:table-row table:style-name="ro4">
          <table:table-cell office:value-type="string" table:style-name="ce4">
            <text:p>I, personally, hate the creation of the Diversity and Inclusion Special Committee. It is my firm belief that there currently 0 discriminatory factors or policies against women or minorities. I also believe that Local Chapters should have a meaning to them. There isn't much we as local organisations can do if we "sign on" with OSMF, except maybe having bragging rights.</text:p>
          </table:table-cell>
          <table:table-cell table:number-columns-repeated="16383"/>
        </table:table-row>
        <table:table-row table:style-name="ro2">
          <table:table-cell office:value-type="string" table:style-name="ce4">
            <text:p>If you have a diversity and inclusion committee, then there is no point in me using you instead of Google Maps, the latter being far more user-friendly.</text:p>
          </table:table-cell>
          <table:table-cell table:number-columns-repeated="16383"/>
        </table:table-row>
        <table:table-row table:style-name="ro10">
          <table:table-cell office:value-type="string" table:style-name="ce4">
            <text:p>If, by "inclusion" you mean to include people who are wantonly destructive of the work of others or who cause major upset to long-standing members - then NO I don't want inclusion. Somewhere it must say that people who are antagonistic to the ethos of openstreetmap are NOT welcome in the team. There is a small step which must be resisted at all costs, between not rejecting people because of colour, faith etc, and demanding percentages in Openstreemap teams corresponding to general distribution of the poplulation. It is the death of meritocracy. Meritocracy first please.</text:p>
          </table:table-cell>
          <table:table-cell table:number-columns-repeated="16383"/>
        </table:table-row>
        <table:table-row table:style-name="ro19">
          <table:table-cell office:value-type="string" table:style-name="ce4">
            <text:p>I'm a bit torn on most of these decisions - or see at least a certain potential for negative consequences in the future. In a bit more detail:</text:p>
            <text:p>* 1 - I guess that one of the first results (apart from more, potentially heated, discussions ;)) of this might be a CoC - I'm not a huge fan of these, but I'm not really against them, either (there often are coding style guidelines in software projects and we have the wiki where we write down how we map, so why shouldn't we write down how we want to interact with each other). But I do think that it's really hard to come up with a good CoC for a really global project like OSM that can't be abused to silence criticism or to spawn meta discussions that detract from the actual subject - I think it's especially hard since there are people with so many different cultural backgrounds involved, who, at least on English channels, are often not even discussing in their native language, so there is a possibly huge potential for misunderstandings - which could be abused. That doesn't mean we shouldn't try to come up with a good CoC, but that we should be careful.</text:p>
            <text:p>* 2 - I do see the need for funding as the expenses for the infrastructure are bound to increase over time, and it's probably easier to get a few larger donations from companies than it is to get many small donations. But I also see the risk of becoming dependent on these companies and that they might abuse this to put pressure on the OSMF one day, so I'd prefer if this gets spread over as many companies as possible - maybe we should even set an upper limit on donations from a single donor. It certainly lowered my motivation to donate money to the OSMF though.</text:p>
            <text:p>* 3 - I'd still consider them as volunteers - who got some money to be able to spend more time on their volunteer projects. That's basically fine with me, at least as long as we prefer to give this opportunity to people who have a proven track record as OSM volunteers to allow them to spend more time on projects that help OSM.</text:p>
            <text:p>* 4 - I'm a bit more torn on this, but the potential alternative of stopping iD development certainly would have been worse. That way we at least gained more control over the project. I'd still prefer if things like this were done by a group of volunteers, but with the increasing complexity, it's probably hard to do this just as a side project/hobby.</text:p>
            <text:p>* 5 - I didn't really follow this, I guess it also depends on what one thinks about the projects, which is highly subjective. Transparency is certainly important though, since the OSMF was spending quite a bit of money on this.</text:p>
          </table:table-cell>
          <table:table-cell table:number-columns-repeated="16383"/>
        </table:table-row>
        <table:table-row table:style-name="ro4">
          <table:table-cell office:value-type="string" table:style-name="ce4">
            <text:p>I'm all for accepting funds for big companies, but we should be careful that there isn't a single company (or a few big companies) which do most of the funding (looking at Facebook and Amazon). Ideally, no single company donates more then 25% of the total, and the top 5 are at most 50% of the total. This should maintain the independence of the OSMF</text:p>
          </table:table-cell>
          <table:table-cell table:number-columns-repeated="16383"/>
        </table:table-row>
        <table:table-row table:style-name="ro10">
          <table:table-cell office:value-type="string" table:style-name="ce4">
            <text:p>I'm dubious of Potlatch being a core project, and I'm not completely convinced that having someone under OSMF working on iD is better -- nonprofit politics and internet rage semantics are rather unconducive to productivity in a way that profit motives can cut through. Prior backlash against the Mapbox developers for iD was in my opinion mostly unfounded and frequently abusive. I hope that the new development team will be able to avoid this situation, but not if it means they'll have to bow to the loudest and angriest voices in OSMF, as many things under the foundation umbrella have had to.</text:p>
          </table:table-cell>
          <table:table-cell table:number-columns-repeated="16383"/>
        </table:table-row>
        <table:table-row table:style-name="ro10">
          <table:table-cell office:value-type="string" table:style-name="ce4">
            <text:p>I'm excited to see OSM invest in fixing systemic issues starting with rooting out abusive behavior. The community and the project cannot grow unless the toxic dynamics that have been a long-time part of the community are forbidden.</text:p>
            <text:p/>
            <text:p>Similarly OSMF has under invested in infrastructure, and not done enough to build broader institutional partnerships required to enable things needed to sustain the project. Glad to see that changing!</text:p>
          </table:table-cell>
          <table:table-cell table:number-columns-repeated="16383"/>
        </table:table-row>
        <table:table-row table:style-name="ro12">
          <table:table-cell office:value-type="string" table:style-name="ce4">
            <text:p>I'm fairly new to the community so don't know the complete history</text:p>
          </table:table-cell>
          <table:table-cell table:number-columns-repeated="16383"/>
        </table:table-row>
        <table:table-row table:style-name="ro2">
          <table:table-cell office:value-type="string" table:style-name="ce4">
            <text:p>I'm glad that work is being done to combat the misogynistic tone in the OSM community. I'm sure there are more work to be done in terms of inclusivity and participation of marginalized groups, but this is a good start that gives me hope.</text:p>
          </table:table-cell>
          <table:table-cell table:number-columns-repeated="16383"/>
        </table:table-row>
        <table:table-row table:style-name="ro12">
          <table:table-cell office:value-type="string" table:style-name="ce4">
            <text:p>I'm kinda new-ish here, so maybe my voice shouldn't matter as much. Just sayin'.</text:p>
          </table:table-cell>
          <table:table-cell table:number-columns-repeated="16383"/>
        </table:table-row>
        <table:table-row table:style-name="ro2">
          <table:table-cell office:value-type="string" table:style-name="ce4">
            <text:p>I'm ok with una tantum fundraising but I think we need to give the community a way to choose where to invest part of their donation</text:p>
          </table:table-cell>
          <table:table-cell table:number-columns-repeated="16383"/>
        </table:table-row>
        <table:table-row table:style-name="ro2">
          <table:table-cell office:value-type="string" table:style-name="ce4">
            <text:p>In addition to all the important and difficult decisions regarding the financing of projects, the community of the many volunteers must not be lost sight of. Discontent can quickly arise due to the financing of individuals!</text:p>
          </table:table-cell>
          <table:table-cell table:number-columns-repeated="16383"/>
        </table:table-row>
        <table:table-row table:style-name="ro11">
          <table:table-cell office:value-type="string" table:style-name="ce5">
            <text:p>In cases of sovereignty disputes, OSM by default shows the labels of the great powers. the Falkland Islands are Argentinean, there is a dispute recognized by the UN, but OSM shows the British name tag. Please get trained In this kind of geopolitical conflicts.</text:p>
            <text:p>- It would be good to use non-sexist language In OSM communications, such as this one! Only volunteers? Or volunteers? It goes against including women and diversities In the OSM community. I personally felt assaulted by the community and this does not help.</text:p>
          </table:table-cell>
          <table:table-cell table:number-columns-repeated="16383"/>
        </table:table-row>
        <table:table-row table:style-name="ro4">
          <table:table-cell office:value-type="string" table:style-name="ce4">
            <text:p>In F4 Nominatim, osm2pgsql, and Potlatch</text:p>
            <text:p>I strongly agree with the funding of Nominatim and osm2pgsql, while I believe the funding for Potlatch was not necessary (I'd give Potlatch alone a 2 or 3, while the rest are 5s)</text:p>
          </table:table-cell>
          <table:table-cell table:number-columns-repeated="16383"/>
        </table:table-row>
        <table:table-row table:style-name="ro8">
          <table:table-cell office:value-type="string" table:style-name="ce2">
            <text:p>In general, I am not really a friend of the ID editor. I have tried to work with it myself. The positioning accuracy of this editor is not good enough or is too clumsy. As a result, it happens that users of this editor unintentionally glue paths and surfaces together. In my area I had to remove glues several times. The default settings for the tags should be adapted to those of JOSM. With ID, there is sometimes a lot of crap out.</text:p>
          </table:table-cell>
          <table:table-cell table:number-columns-repeated="16383"/>
        </table:table-row>
        <table:table-row table:style-name="ro12">
          <table:table-cell office:value-type="string" table:style-name="ce4">
            <text:p>In general, I approve of the shift towards the contributor and developer community.</text:p>
          </table:table-cell>
          <table:table-cell table:number-columns-repeated="16383"/>
        </table:table-row>
        <table:table-row table:style-name="ro8">
          <table:table-cell office:value-type="string" table:style-name="ce4">
            <text:p>In my opinion it is a great idea that the OSMF supports projects from the community. I think this is very important for OSM and the Community to grow further.</text:p>
            <text:p>I ranked the decision for the Diversity Committee as neutral because I think in principle it was a good idea but there is not much outcome yet and it is not clear for me if the committee still exists.</text:p>
          </table:table-cell>
          <table:table-cell table:number-columns-repeated="16383"/>
        </table:table-row>
        <table:table-row table:style-name="ro2">
          <table:table-cell office:value-type="string" table:style-name="ce4">
            <text:p>In my opinion, all of these decisions show leadership and direction from OSMF and should be applauded. It seems like for many years, no real action or accountability was taken by OSMF, so it is fantastic to see meaningful actions being taken!</text:p>
          </table:table-cell>
          <table:table-cell table:number-columns-repeated="16383"/>
        </table:table-row>
        <table:table-row table:style-name="ro2">
          <table:table-cell office:value-type="string" table:style-name="ce4">
            <text:p>In my opinion, I find these decisions taken in 2020 by the Board of Directors of the OSM Foundation judicious for the proper functioning of the foundation.</text:p>
          </table:table-cell>
          <table:table-cell table:number-columns-repeated="16383"/>
        </table:table-row>
        <table:table-row table:style-name="ro10">
          <table:table-cell office:value-type="string" table:style-name="ce2">
            <text:p>In my opinion, there is a problem now that through the same osm2pgsql to deploy the planet - it requires an incredible amount of time.</text:p>
            <text:p>So I don't understand why in 2021 there is no more efficient way to make a base dump and deploy it.</text:p>
            <text:p>Why can't we do pg_dump and pg_restore . That's why I think we should invest in efficient means.</text:p>
            <text:p>Since not everyone has the ability to store terrabytes in RAM, etc.</text:p>
          </table:table-cell>
          <table:table-cell table:number-columns-repeated="16383"/>
        </table:table-row>
        <table:table-row table:style-name="ro12">
          <table:table-cell office:value-type="string" table:style-name="ce4">
            <text:p>In my opinion, you are doing a good work! Keep on going forward, thank you</text:p>
          </table:table-cell>
          <table:table-cell table:number-columns-repeated="16383"/>
        </table:table-row>
        <table:table-row table:style-name="ro2">
          <table:table-cell office:value-type="string" table:style-name="ce4">
            <text:p>In my point of view, whatever will add and bring benefits for the improvement and expansion of the platform will always be welcome.</text:p>
          </table:table-cell>
          <table:table-cell table:number-columns-repeated="16383"/>
        </table:table-row>
        <table:table-row table:style-name="ro2">
          <table:table-cell office:value-type="string" table:style-name="ce4">
            <text:p>instead of developing yet another editor (I look at iD as a source of bad editing behaviour) better focus on providing feedback on external software projects.</text:p>
          </table:table-cell>
          <table:table-cell table:number-columns-repeated="16383"/>
        </table:table-row>
        <table:table-row table:style-name="ro12">
          <table:table-cell office:value-type="string" table:style-name="ce4">
            <text:p>is good</text:p>
          </table:table-cell>
          <table:table-cell table:number-columns-repeated="16383"/>
        </table:table-row>
        <table:table-row table:style-name="ro2">
          <table:table-cell office:value-type="string" table:style-name="ce4">
            <text:p>Is Potlatch worth funding when JOSM is very full featured? The community/noard may need to express why Potlatch is a worthwhile investment better</text:p>
          </table:table-cell>
          <table:table-cell table:number-columns-repeated="16383"/>
        </table:table-row>
        <table:table-row table:style-name="ro2">
          <table:table-cell office:value-type="string" table:style-name="ce4">
            <text:p>It is considered that this questionnaire is not meaningful unless we present in this questionnaire why we made such a decision and what kind of approval/objection there is.</text:p>
          </table:table-cell>
          <table:table-cell table:number-columns-repeated="16383"/>
        </table:table-row>
        <table:table-row table:style-name="ro20">
          <table:table-cell office:value-type="string" table:style-name="ce4">
            <text:p>It is difficult to know what I am answering. Is it how much I agree with the general premise of the decision, or how well the board did it, or specific details that I agree with?</text:p>
            <text:p/>
            <text:p>With the funding I am unsure if the decisions are all clear. Is it wholly appropriate that OSMF fund projects that didn't get microgrant funding? Why one editor but not the others? What about retrospectively funding people/projects that have done and maintain essential work(potentially through Awards?)?</text:p>
            <text:p/>
            <text:p>Generally I am very in favour of OSMF raising and spending more money. Generally I am in favour of OSMF employing staff(as long as it is not an excessive amount). Neither of those questions were asked.</text:p>
          </table:table-cell>
          <table:table-cell table:number-columns-repeated="16383"/>
        </table:table-row>
        <table:table-row table:style-name="ro12">
          <table:table-cell office:value-type="string" table:style-name="ce4">
            <text:p>It is essential for the project to improve the servers' speed.</text:p>
          </table:table-cell>
          <table:table-cell table:number-columns-repeated="16383"/>
        </table:table-row>
        <table:table-row table:style-name="ro7">
          <table:table-cell office:value-type="string" table:style-name="ce3">
            <text:p>It seems obvious to me that our community is very (too) masculine, however I find it difficult to see what the barriers to women's participation in the project are. I make the assumption that they are generally less interested in mapping. Having participated in several SotMFr, I have met quite a few women, and they seemed to have their full place in the project, including in leadership. I did not see any sexist or exclusive actions against them. Maybe some problematic situations are taking place in other parts of the world?<text:s/></text:p>
            <text:p>I consider that in its concept, OSM is open to everyone, all you need is an email address and a map? Most of the time we don't know who is hiding" behind an identifier, so I think we are all on an equal footing. In my opinion, the question of gender is a very "North American" concern and I fear that these debates will spoil our project. <text:s/>I would suggest that we should rather ask ourselves the question of access to OpenStreetMap according to social classes or income levels. Let's work to make the community more open to ""non-Western"""".</text:p>
          </table:table-cell>
          <table:table-cell table:number-columns-repeated="16383"/>
        </table:table-row>
        <table:table-row table:style-name="ro2">
          <table:table-cell office:value-type="string" table:style-name="ce4">
            <text:p>It would be useful to encourage the implementation of tools (see for example Potlatch) in native form on entirely free platforms (GNU-Linux).</text:p>
          </table:table-cell>
          <table:table-cell table:number-columns-repeated="16383"/>
        </table:table-row>
        <table:table-row table:style-name="ro12">
          <table:table-cell office:value-type="string" table:style-name="ce4">
            <text:p>It's a good idea to have control over projects and ensuring funding for them brings fresh talent and longevity to the projects.</text:p>
          </table:table-cell>
          <table:table-cell table:number-columns-repeated="16383"/>
        </table:table-row>
        <table:table-row table:style-name="ro8">
          <table:table-cell office:value-type="string" table:style-name="ce4">
            <text:p>It's nice to see specific actions which touch the mappers daily life, instead of starting endless debates. I see the board as platform to talk about ideas and perspectives, but they sometimes need to calm down and look at the priorities (IMHO): 1. Keep servers alive. 2. Make mapping easier for new contributors 3. Attract new contributors and harmonise the life in our global mappers 'sandbox'</text:p>
          </table:table-cell>
          <table:table-cell table:number-columns-repeated="16383"/>
        </table:table-row>
        <table:table-row table:style-name="ro4">
          <table:table-cell office:value-type="string" table:style-name="ce4">
            <text:p>It's not entirely clear how projects are selected for micro-grants. Anxiety that projects for support were chosen based on preference rather than actual importance.</text:p>
            <text:p>Maybe the stall should also vote among OSMF members?</text:p>
          </table:table-cell>
          <table:table-cell table:number-columns-repeated="16383"/>
        </table:table-row>
        <table:table-row table:style-name="ro12">
          <table:table-cell office:value-type="string" table:style-name="ce4">
            <text:p>It's OK. Thank you all for your good work!</text:p>
          </table:table-cell>
          <table:table-cell table:number-columns-repeated="16383"/>
        </table:table-row>
        <table:table-row table:style-name="ro12">
          <table:table-cell office:value-type="string" table:style-name="ce4">
            <text:p>keep first</text:p>
          </table:table-cell>
          <table:table-cell table:number-columns-repeated="16383"/>
        </table:table-row>
        <table:table-row table:style-name="ro8">
          <table:table-cell office:value-type="string" table:style-name="ce4">
            <text:p>Keep politics out of open-source projects. Introducing identity politics only alienates community members and does not foster unity, regardless of the intentions of people introducing the concept. In fact, such measures usually have a back-firing result and appear to appease solely those functioning within the US/Western European cultural realm, while negatively impacting others.</text:p>
          </table:table-cell>
          <table:table-cell table:number-columns-repeated="16383"/>
        </table:table-row>
        <table:table-row table:style-name="ro4">
          <table:table-cell office:value-type="string" table:style-name="ce4">
            <text:p>Kudos for starting a Diversity and Inclusion committee! I really hope the committee quickly and effectively puts in place a Code of Conduct policy, and the OSMF provides enforcement support for it. I am aware of OSM mappers who have quit OSM mapping due to the rude and hostile efforts of single individuals.</text:p>
          </table:table-cell>
          <table:table-cell table:number-columns-repeated="16383"/>
        </table:table-row>
        <table:table-row table:style-name="ro2">
          <table:table-cell office:value-type="string" table:style-name="ce4">
            <text:p>Large donations mean that we become beholden to the donors. Expenditure should be matched to broad-based income, from donation drives and membership fees.</text:p>
          </table:table-cell>
          <table:table-cell table:number-columns-repeated="16383"/>
        </table:table-row>
        <table:table-row table:style-name="ro12">
          <table:table-cell office:value-type="string" table:style-name="ce4">
            <text:p>Let's follow UN resolution 68/262 and support territorial integrity of Ukraine in OSM map! Crimea IS Ukraine.</text:p>
          </table:table-cell>
          <table:table-cell table:number-columns-repeated="16383"/>
        </table:table-row>
        <table:table-row table:style-name="ro12">
          <table:table-cell office:value-type="string" table:style-name="ce4">
            <text:p>Looking forward to contributing.</text:p>
          </table:table-cell>
          <table:table-cell table:number-columns-repeated="16383"/>
        </table:table-row>
        <table:table-row table:style-name="ro12">
          <table:table-cell office:value-type="string" table:style-name="ce4">
            <text:p>Love the microgrant funding - think it's v important to support local chapters on their one off projects (especially if volunteer led)</text:p>
          </table:table-cell>
          <table:table-cell table:number-columns-repeated="16383"/>
        </table:table-row>
        <table:table-row table:style-name="ro12">
          <table:table-cell office:value-type="string" table:style-name="ce4">
            <text:p>Major gifts are only OK as long as they do not create unintended opportunities for donor influence.</text:p>
          </table:table-cell>
          <table:table-cell table:number-columns-repeated="16383"/>
        </table:table-row>
        <table:table-row table:style-name="ro2">
          <table:table-cell office:value-type="string" table:style-name="ce4">
            <text:p>Make OSM more accessible for the public, for instance by creating a mobile app, also allow layers to be shown separately in the transportation maps, i.e. see only railway lines, only metro lines, and so on.</text:p>
          </table:table-cell>
          <table:table-cell table:number-columns-repeated="16383"/>
        </table:table-row>
        <table:table-row table:style-name="ro12">
          <table:table-cell office:value-type="string" table:style-name="ce4">
            <text:p>MAP</text:p>
          </table:table-cell>
          <table:table-cell table:number-columns-repeated="16383"/>
        </table:table-row>
        <table:table-row table:style-name="ro21">
          <table:table-cell office:value-type="string" table:style-name="ce4">
            <text:p>Maps maps maps<text:s/></text:p>
            <text:p>It all you should focus on and the money to make it happen</text:p>
            <text:p>Race doesn’t matter</text:p>
            <text:p>Or who cares as long Quality of product</text:p>
          </table:table-cell>
          <table:table-cell table:number-columns-repeated="16383"/>
        </table:table-row>
        <table:table-row table:style-name="ro2">
          <table:table-cell office:value-type="string" table:style-name="ce4">
            <text:p>Massive data imports are still welcome while they literally kill the fun of being part of OSM. Put strong regulations and high standards to limit this to good quality imports made by people willing to integrate properly with "everyday-mappers".</text:p>
          </table:table-cell>
          <table:table-cell table:number-columns-repeated="16383"/>
        </table:table-row>
        <table:table-row table:style-name="ro4">
          <table:table-cell office:value-type="string" table:style-name="ce4">
            <text:p>Maybe i was not the best for making this survey, because i'm only user/customer of OSM, no contributor. So everything was new for me about the decisions mentioned above. I understand that it is not easy to find a compromise between being independent &amp; getting enough money/ volunteer workers!</text:p>
          </table:table-cell>
          <table:table-cell table:number-columns-repeated="16383"/>
        </table:table-row>
        <table:table-row table:style-name="ro8">
          <table:table-cell office:value-type="string" table:style-name="ce4">
            <text:p>Maybe there are systemic problems in the OSM community, but if there are, that email thread linked in decision wasn't an example of it. I think that the reaction to Fredrick's email was a lot more problematic than his message, and if the Diversity and Inclusion Special Committee will try to promote this behavior then I'm firmly opposed to its current form. That said, I'm all for the committee trying to promote diversity without going after normal members of the OSM community.</text:p>
          </table:table-cell>
          <table:table-cell table:number-columns-repeated="16383"/>
        </table:table-row>
        <table:table-row table:style-name="ro2">
          <table:table-cell office:value-type="string" table:style-name="ce4">
            <text:p>Microgrants are great, but i'd like the OSMF to delegate some or all of the decision-making to grassroots level via Local Chapters.</text:p>
          </table:table-cell>
          <table:table-cell table:number-columns-repeated="16383"/>
        </table:table-row>
        <table:table-row table:style-name="ro12">
          <table:table-cell office:value-type="string" table:style-name="ce4">
            <text:p>Microgrants should be assigned by consultation with the local communities, before approval of such grants</text:p>
          </table:table-cell>
          <table:table-cell table:number-columns-repeated="16383"/>
        </table:table-row>
        <table:table-row table:style-name="ro2">
          <table:table-cell office:value-type="string" table:style-name="ce4">
            <text:p>Missing Feature: Businesses are not sufficiently visible on the map. I tried to use OSM to find Restaurants around me and it was very hard to do despite the fact that OSM had really nice data (for EU)</text:p>
          </table:table-cell>
          <table:table-cell table:number-columns-repeated="16383"/>
        </table:table-row>
        <table:table-row table:style-name="ro4">
          <table:table-cell office:value-type="string" table:style-name="ce4">
            <text:p>Money on paid personnel clashes with the doocracy approach of OSM and should be kept to maintaining the soft/hardware stack used to map and operate OSM. It should never be spent on matters not directly <text:s/>related to the technical operation of OSM.</text:p>
          </table:table-cell>
          <table:table-cell table:number-columns-repeated="16383"/>
        </table:table-row>
        <table:table-row table:style-name="ro12">
          <table:table-cell office:value-type="string" table:style-name="ce4">
            <text:p>More action on takeover protection, please.</text:p>
          </table:table-cell>
          <table:table-cell table:number-columns-repeated="16383"/>
        </table:table-row>
        <table:table-row table:style-name="ro8">
          <table:table-cell office:value-type="string" table:style-name="ce4">
            <text:p>More and more commercial / professional parties make use of OSM (amongst others if not mainly by the new pricing policy of Google Maps). This stresses demand on OSM servers and create latency, also for non-commercial users, volunteers etc.</text:p>
            <text:p>I would stimulate commercial users either host OSM mirrors on own servers or contribute in making servers available of funding thereto. How to make this happen is a question I cannot answer but would be glad to discuss.</text:p>
          </table:table-cell>
          <table:table-cell table:number-columns-repeated="16383"/>
        </table:table-row>
        <table:table-row table:style-name="ro12">
          <table:table-cell office:value-type="string" table:style-name="ce4">
            <text:p>More quality, more usability, less autocratic rulers among authors.</text:p>
          </table:table-cell>
          <table:table-cell table:number-columns-repeated="16383"/>
        </table:table-row>
        <table:table-row table:style-name="ro12">
          <table:table-cell office:value-type="string" table:style-name="ce4">
            <text:p>Moving in the right direction!</text:p>
          </table:table-cell>
          <table:table-cell table:number-columns-repeated="16383"/>
        </table:table-row>
        <table:table-row table:style-name="ro12">
          <table:table-cell office:value-type="string" table:style-name="ce4">
            <text:p>Much of the measures to fight "offensive" behavior is a power play to favor some groups over others.</text:p>
          </table:table-cell>
          <table:table-cell table:number-columns-repeated="16383"/>
        </table:table-row>
        <table:table-row table:style-name="ro12">
          <table:table-cell office:value-type="string" table:style-name="ce4">
            <text:p>Muy buen trabajo de coordinación y avances, muchas felicidades</text:p>
          </table:table-cell>
          <table:table-cell table:number-columns-repeated="16383"/>
        </table:table-row>
        <table:table-row table:style-name="ro22">
          <table:table-cell office:value-type="string" table:style-name="ce4">
            <text:p>My comments and observations based on the questions above:</text:p>
            <text:p/>
            <text:p>F1: Personally I haven't encountered any negative issues with behaviour on OSM. I work in the Geospatial Community and I value the inputs of my female colleagues, just as equally as my male colleagues. (Disclosure - I am Male)</text:p>
            <text:p/>
            <text:p>F2: I understand the logistical and infrastructure reasons behind the donation campaign - however, the influence these donors have should not impact on the quality and open nature of OSM and OSM data. I have concerns that some decisions about these 'big data' oriented companies might potentially impact OSM. Personally - I would be happier if the main donors to HOT-OSM (eg B&amp;M Gates Foundation) specifically funded some infrastructure rather than Facebook. ESRI uses the OSM basemap as part of the ArcGIS suite, so personally, I would like to see ESRI contribute more than $40k. It's amazing to see how little ESRI contributes.</text:p>
            <text:p/>
            <text:p>F3: Key software applications would be maintained.<text:s/></text:p>
            <text:p/>
            <text:p>F4: Maintaining the development of iD-editor "in house" is good security and control management principles. ** Unless the 3rd party gave OSM priority treatment because the 3rd Party had a similar application that was being maintained in parallel.</text:p>
            <text:p>Such methods are common in high-security government environments or similar corporate/NGO agencies - like I imagine applications with the United Nations. As the 3rd Party was not identified in the documentation (that I could see) I could only make a subjective comment.</text:p>
            <text:p/>
            <text:p>F5: The Funding of Micro-grants should always (where possible) include an element/themes needed by HOT OSM teams in relation to missing maps / topographic coverage and key infrastructure needs. This way the burden on HOT Teams is reduced - so they can focus on 1. Data capture to fill voids associated with resilience measures. 2. Value-added - target focused HADR support. (HADR = Humanitarian Assistance Disaster Relief) 3. Further QA of data captured by HOT members in data campaigns.<text:s/></text:p>
            <text:p>The funding of these microgrants should also not increase the exposure of 3rd party commercial donors by design - eg (Location of the nearest Apple, ESRI or Amazon office).</text:p>
            <text:p>I support these Citizen science applications, in particular where they have a HADR focus or solve bigger community questions.</text:p>
            <text:p/>
            <text:p>I support OSM via my valued edits, and I understand the OSMF has a challenging task keeping everything in perspective for all of us.</text:p>
            <text:p>Thank You.</text:p>
          </table:table-cell>
          <table:table-cell table:number-columns-repeated="16383"/>
        </table:table-row>
        <table:table-row table:style-name="ro2">
          <table:table-cell office:value-type="string" table:style-name="ce4">
            <text:p>My point of view is biased: I don't know if donations are voluntary, free for private individuals, paid for companies/commercials, if OSM remains (if it already is) free.</text:p>
          </table:table-cell>
          <table:table-cell table:number-columns-repeated="16383"/>
        </table:table-row>
        <table:table-row table:style-name="ro10">
          <table:table-cell office:value-type="string" table:style-name="ce4">
            <text:p>My response to question one is based entirely on what is written in the question. Codes of conduct and diversity and inclusion committees sound great, but can be implemented very poorly, in some cases completely failing to support the minorities which they should be supporting. I don’t mean to say that the OSM implementation of such a committee is like that — I am not involved at all closely and have no idea. I hope it’s a great implementation. But I don’t wish my response to question one to be interpreted as support for anything other than the concept in general.</text:p>
          </table:table-cell>
          <table:table-cell table:number-columns-repeated="16383"/>
        </table:table-row>
        <table:table-row table:style-name="ro23">
          <table:table-cell office:value-type="string" table:style-name="ce4">
            <text:p>My support is conditional that donors are unable to influence the independence of the volunteer base</text:p>
          </table:table-cell>
          <table:table-cell table:number-columns-repeated="16383"/>
        </table:table-row>
        <table:table-row table:number-rows-repeated="2" table:style-name="ro12">
          <table:table-cell office:value-type="string" table:style-name="ce4">
            <text:p>NA</text:p>
          </table:table-cell>
          <table:table-cell table:number-columns-repeated="16383"/>
        </table:table-row>
        <table:table-row table:style-name="ro24">
          <table:table-cell office:value-type="string" table:style-name="ce4">
            <text:p>Naturally a project needs funding. A growing project needs additional funding. Fund raising via donations and their transparent use are the right approaches in my view. No advertisement. No sponsoring that is linked with demands.</text:p>
            <text:p>Software development sponsoring is also great. OSMF to ensure the development is under a free licence and in line with the vision.</text:p>
          </table:table-cell>
          <table:table-cell table:number-columns-repeated="16383"/>
        </table:table-row>
        <table:table-row table:style-name="ro12">
          <table:table-cell office:value-type="string" table:style-name="ce4">
            <text:p>Need to support local OSM mapping party and introduce to the public, schools.</text:p>
          </table:table-cell>
          <table:table-cell table:number-columns-repeated="16383"/>
        </table:table-row>
        <table:table-row table:style-name="ro12">
          <table:table-cell office:value-type="string" table:style-name="ce4">
            <text:p>No Comments</text:p>
          </table:table-cell>
          <table:table-cell table:number-columns-repeated="16383"/>
        </table:table-row>
        <table:table-row table:style-name="ro12">
          <table:table-cell office:value-type="string" table:style-name="ce4">
            <text:p>no comments</text:p>
          </table:table-cell>
          <table:table-cell table:number-columns-repeated="16383"/>
        </table:table-row>
        <table:table-row table:style-name="ro12">
          <table:table-cell office:value-type="string" table:style-name="ce4">
            <text:p>No Comments</text:p>
          </table:table-cell>
          <table:table-cell table:number-columns-repeated="16383"/>
        </table:table-row>
        <table:table-row table:style-name="ro12">
          <table:table-cell office:value-type="string" table:style-name="ce4">
            <text:p>No comments</text:p>
          </table:table-cell>
          <table:table-cell table:number-columns-repeated="16383"/>
        </table:table-row>
        <table:table-row table:style-name="ro4">
          <table:table-cell office:value-type="string" table:style-name="ce4">
            <text:p>No matter what you do, don't let it get to that point , as Mr. Heller explains here:</text:p>
            <text:p>https://youtu.be/8o3q3pqi1fs</text:p>
            <text:p>Free Software at Risk.</text:p>
          </table:table-cell>
          <table:table-cell table:number-columns-repeated="16383"/>
        </table:table-row>
        <table:table-row table:style-name="ro12">
          <table:table-cell office:value-type="string" table:style-name="ce4">
            <text:p>None</text:p>
          </table:table-cell>
          <table:table-cell table:number-columns-repeated="16383"/>
        </table:table-row>
        <table:table-row table:style-name="ro4">
          <table:table-cell office:value-type="string" table:style-name="ce4">
            <text:p>Not doing anything with the problem of inconsistent attitude towards occupied/disputed territories, not punishing the russian imperialist within DWG https://wiki.osmfoundation.org/wiki/Working_Group_Minutes/DWG_2018-11-14_Crimea "the minutes are still being written". Hoping that just ignoring the problem will make it go away.</text:p>
          </table:table-cell>
          <table:table-cell table:number-columns-repeated="16383"/>
        </table:table-row>
        <table:table-row table:style-name="ro2">
          <table:table-cell office:value-type="string" table:style-name="ce5">
            <text:p>Not sure about most of these items. I am more interested in the mapping and helping other communities. However, the policies make sense when you bring the human factor into this.</text:p>
          </table:table-cell>
          <table:table-cell table:number-columns-repeated="16383"/>
        </table:table-row>
        <table:table-row table:style-name="ro12">
          <table:table-cell office:value-type="string" table:style-name="ce4">
            <text:p>Note the independence of large donations from the private sector.</text:p>
          </table:table-cell>
          <table:table-cell table:number-columns-repeated="16383"/>
        </table:table-row>
        <table:table-row table:style-name="ro2">
          <table:table-cell office:value-type="string" table:style-name="ce4">
            <text:p>Nothing to add about 2020 decisions but would be interested in hearing about the Board's view regarding local paid contributors as well as the use of AI generated data to map poorly covered areas.</text:p>
          </table:table-cell>
          <table:table-cell table:number-columns-repeated="16383"/>
        </table:table-row>
        <table:table-row table:style-name="ro12">
          <table:table-cell office:value-type="string" table:style-name="ce4">
            <text:p>Ok</text:p>
          </table:table-cell>
          <table:table-cell table:number-columns-repeated="16383"/>
        </table:table-row>
        <table:table-row table:style-name="ro17">
          <table:table-cell office:value-type="string" table:style-name="ce5">
            <text:p>On the subject of accepting new funding, I completely agree that more funding for OSM is necessary and I am ok with large corporations making donations. I also don't trust large corporations to not be evil, so I believe they need to be kept in check. This is likely everyone's point of view, so I am "preaching to the choir" right now.<text:s/></text:p>
          </table:table-cell>
          <table:table-cell table:number-columns-repeated="16383"/>
        </table:table-row>
        <table:table-row table:style-name="ro12">
          <table:table-cell office:value-type="string" table:style-name="ce4">
            <text:p>On the whole, they do a good job. Thanks for that!</text:p>
          </table:table-cell>
          <table:table-cell table:number-columns-repeated="16383"/>
        </table:table-row>
        <table:table-row table:style-name="ro25">
          <table:table-cell office:value-type="string" table:style-name="ce4">
            <text:p>Only qualification is that I don't really approve of ongoing funding for Potlatch. Nominatim &amp; osm2pgsql are big thumbs-up.</text:p>
          </table:table-cell>
          <table:table-cell table:number-columns-repeated="16383"/>
        </table:table-row>
        <table:table-row table:style-name="ro12">
          <table:table-cell office:value-type="string" table:style-name="ce4">
            <text:p>Open source street view is crucial for democracy</text:p>
          </table:table-cell>
          <table:table-cell table:number-columns-repeated="16383"/>
        </table:table-row>
        <table:table-row table:style-name="ro12">
          <table:table-cell office:value-type="string" table:style-name="ce4">
            <text:p>our money is being wasted on board members pesonal projects</text:p>
          </table:table-cell>
          <table:table-cell table:number-columns-repeated="16383"/>
        </table:table-row>
        <table:table-row table:style-name="ro18">
          <table:table-cell office:value-type="string" table:style-name="ce2">
            <text:p>Paying for iD maintenance would be less OSM-incompatible if the developer had been a volunteer. Someone who joined the project for the sake of the project. Factually, however, it turns out that the developer was already initially hired as a full-time employee, never cared much for Do-Ocracy and/or the community, and (even if not explicitly communicated) was actually blackmailing the community: "Pay me or I'm gone". All a very bad sign for our community. The handling by the board was ok, the implementation/result mMn not.</text:p>
            <text:p/>
            <text:p>The handling around "inclusion and diversity" was and is unacceptable. We have been creating an increasingly hostile environment in OSM for years that suppresses the open exchange of opinions and discourse in favor of a very loud and aggressive minority. "Inclusion and diversity" is an important and good goal. However, one must be allowed to ask and discuss what diversity is important. For example, it often seems to be much more important to have a quota of women instead of geographic diversity. The fact that the board e.g. directly supports the pro-CoC people but obviously does not condemn the open toxicity" towards Frederik Ramm with a single word is only one of several examples that is unacceptable for a board that stands for a cosmopolitan broad community. We seem to prefer a US-American worldview of a broad, open harmonious community, unfortunately."</text:p>
          </table:table-cell>
          <table:table-cell table:number-columns-repeated="16383"/>
        </table:table-row>
        <table:table-row table:style-name="ro8">
          <table:table-cell office:value-type="string" table:style-name="ce4">
            <text:p>Personally I think that the OSM community software is very useful considering that I am from a third world country, it has allowed me to get ahead thanks to your platform and see this work reflected in the improvements of my community.</text:p>
            <text:p/>
            <text:p>Greetings!</text:p>
          </table:table-cell>
          <table:table-cell table:number-columns-repeated="16383"/>
        </table:table-row>
        <table:table-row table:style-name="ro2">
          <table:table-cell office:value-type="string" table:style-name="ce4">
            <text:p>Please approach governments, politicians to join efforts of the FSF and the OKFN. Societies should pay an amount of their taxes for Open Source + Open Data</text:p>
          </table:table-cell>
          <table:table-cell table:number-columns-repeated="16383"/>
        </table:table-row>
        <table:table-row table:style-name="ro2">
          <table:table-cell office:value-type="string" table:style-name="ce4">
            <text:p>Please continue cleaning up poor conduct and make this an inclusive community. We must take this seriously and create a safe space for all folks to contribute and be heard.</text:p>
          </table:table-cell>
          <table:table-cell table:number-columns-repeated="16383"/>
        </table:table-row>
        <table:table-row table:style-name="ro4">
          <table:table-cell office:value-type="string" table:style-name="ce4">
            <text:p>Please keep up what you are doing, the osmf board is more approachable and efficient this year compared to the previous year. I was really put off communicating with the previous secretary, the focus and professionalism and basic courtesy of the emails dropped well below what any organisation would like to learn one of its officers is doing in their name.</text:p>
          </table:table-cell>
          <table:table-cell table:number-columns-repeated="16383"/>
        </table:table-row>
        <table:table-row table:style-name="ro2">
          <table:table-cell office:value-type="string" table:style-name="ce4">
            <text:p>Please less corporate, more community.</text:p>
            <text:p>Someone who pursues commercial intentions usually only has his stuff in mind and wants to get as much as possible for it.</text:p>
          </table:table-cell>
          <table:table-cell table:number-columns-repeated="16383"/>
        </table:table-row>
        <table:table-row table:style-name="ro2">
          <table:table-cell office:value-type="string" table:style-name="ce4">
            <text:p>Please make any new policies or guidelines for community members as concise as reasonably practicable. The longer they are the less likely they are to be read.</text:p>
          </table:table-cell>
          <table:table-cell table:number-columns-repeated="16383"/>
        </table:table-row>
        <table:table-row table:style-name="ro12">
          <table:table-cell office:value-type="string" table:style-name="ce4">
            <text:p>Please make osm like the first and don't modify anything, thank you ...</text:p>
          </table:table-cell>
          <table:table-cell table:number-columns-repeated="16383"/>
        </table:table-row>
        <table:table-row table:style-name="ro12">
          <table:table-cell office:value-type="string" table:style-name="ce4">
            <text:p>Please plan ahead for maintaining the product "one-off projects" in working order in the future</text:p>
          </table:table-cell>
          <table:table-cell table:number-columns-repeated="16383"/>
        </table:table-row>
        <table:table-row table:style-name="ro12">
          <table:table-cell office:value-type="string" table:style-name="ce4">
            <text:p>Please protect OSM's independency from any GAFAM.</text:p>
          </table:table-cell>
          <table:table-cell table:number-columns-repeated="16383"/>
        </table:table-row>
        <table:table-row table:style-name="ro10">
          <table:table-cell office:value-type="string" table:style-name="ce4">
            <text:p>Please run larger fundraising campaigns like wikipedia and other projects do. I would like to see more financial support like the initiatives that were startet this Year. The foundation should hire and pay more people to do the things the community is not able to do it cover. More things for 2021</text:p>
            <text:p>global communication strategy tailored to the very different usergroups, this would help to get the word out and increase the participation.</text:p>
          </table:table-cell>
          <table:table-cell table:number-columns-repeated="16383"/>
        </table:table-row>
        <table:table-row table:style-name="ro8">
          <table:table-cell office:value-type="string" table:style-name="ce4">
            <text:p>Please, don't be pressured to spend resources on Leftist propaganda like "systemic" (viz. Top-down organizational) bad behavior toward dark colored folks. In fact, it seems, if there is any systemic hatred today, it's towards lighter colored folks! If not, it *is* true that "all have sinned," so let's remove all inequality (note: I did not say "inequity") toward anyone; let's just treat everyone with equal judgment, fairness, and opportunity.</text:p>
          </table:table-cell>
          <table:table-cell table:number-columns-repeated="16383"/>
        </table:table-row>
        <table:table-row table:style-name="ro2">
          <table:table-cell office:value-type="string" table:style-name="ce4">
            <text:p>Please, keep it simple s...</text:p>
            <text:p>OSM should grow and keep the flow. But as long as it remains simple it will!</text:p>
          </table:table-cell>
          <table:table-cell table:number-columns-repeated="16383"/>
        </table:table-row>
        <table:table-row table:style-name="ro2">
          <table:table-cell office:value-type="string" table:style-name="ce4">
            <text:p>Potlatch is a dead software. Nobody has Flash player installed anymore. Spend your money on improving the map search engine.</text:p>
          </table:table-cell>
          <table:table-cell table:number-columns-repeated="16383"/>
        </table:table-row>
        <table:table-row table:style-name="ro12">
          <table:table-cell office:value-type="string" table:style-name="ce4">
            <text:p>Preserve a serious level of service (secure and professional) with the liberty of crowdsourcing community</text:p>
          </table:table-cell>
          <table:table-cell table:number-columns-repeated="16383"/>
        </table:table-row>
        <table:table-row table:style-name="ro2">
          <table:table-cell office:value-type="string" table:style-name="ce4">
            <text:p>re microgrants: It seems only software developers are "paid work" material. This is problematic, since we know software isn't built on a vacuum and the work of people mapping, collecting data, and organizing <text:s/>is just as important.</text:p>
          </table:table-cell>
          <table:table-cell table:number-columns-repeated="16383"/>
        </table:table-row>
        <table:table-row table:style-name="ro12">
          <table:table-cell office:value-type="string" table:style-name="ce4">
            <text:p>Relish the idea that with iD development close to OSM now the iD buildings_tool may be implemented</text:p>
          </table:table-cell>
          <table:table-cell table:number-columns-repeated="16383"/>
        </table:table-row>
        <table:table-row table:style-name="ro12">
          <table:table-cell office:value-type="string" table:style-name="ce4">
            <text:p>Remind me some? )</text:p>
          </table:table-cell>
          <table:table-cell table:number-columns-repeated="16383"/>
        </table:table-row>
        <table:table-row table:style-name="ro12">
          <table:table-cell office:value-type="string" table:style-name="ce4">
            <text:p>Seems logical to raise money to have your developers in-house vs out-sourcing.</text:p>
          </table:table-cell>
          <table:table-cell table:number-columns-repeated="16383"/>
        </table:table-row>
        <table:table-row table:style-name="ro12">
          <table:table-cell office:value-type="string" table:style-name="ce4">
            <text:p>SJW are PITA</text:p>
          </table:table-cell>
          <table:table-cell table:number-columns-repeated="16383"/>
        </table:table-row>
        <table:table-row table:style-name="ro2">
          <table:table-cell office:value-type="string" table:style-name="ce4">
            <text:p>Software is expensive and I support fundraising to cover cost. One area we do have to watch is the hiring and funding. Friends highly paid can be a bad thing</text:p>
          </table:table-cell>
          <table:table-cell table:number-columns-repeated="16383"/>
        </table:table-row>
        <table:table-row table:style-name="ro12">
          <table:table-cell office:value-type="string" table:style-name="ce4">
            <text:p>Sorry 2020 I did not follow properly what was going on</text:p>
          </table:table-cell>
          <table:table-cell table:number-columns-repeated="16383"/>
        </table:table-row>
        <table:table-row table:style-name="ro2">
          <table:table-cell office:value-type="string" table:style-name="ce4">
            <text:p>Special Commission for Diversity and Inclusion is needed in my opinion. The issue is completely overrated. With respect and common sense, none of this is necessary.</text:p>
          </table:table-cell>
          <table:table-cell table:number-columns-repeated="16383"/>
        </table:table-row>
        <table:table-row table:style-name="ro2">
          <table:table-cell office:value-type="string" table:style-name="ce4">
            <text:p>strong upvote for all work done in support of code of conducts and otherwise being transparent about creating safe spaces for everyone in the OSM community</text:p>
          </table:table-cell>
          <table:table-cell table:number-columns-repeated="16383"/>
        </table:table-row>
        <table:table-row table:style-name="ro2">
          <table:table-cell office:value-type="string" table:style-name="ce4">
            <text:p>Suggestion to use new mirrors, background images, for example those of Yandex Maps and Here maps, as they are often very up to date.</text:p>
          </table:table-cell>
          <table:table-cell table:number-columns-repeated="16383"/>
        </table:table-row>
        <table:table-row table:style-name="ro12">
          <table:table-cell office:value-type="string" table:style-name="ce4">
            <text:p>Support</text:p>
          </table:table-cell>
          <table:table-cell table:number-columns-repeated="16383"/>
        </table:table-row>
        <table:table-row table:style-name="ro12">
          <table:table-cell office:value-type="string" table:style-name="ce4">
            <text:p>Support for developers and grants is a good indicator that will contribute to the further development of OSM</text:p>
          </table:table-cell>
          <table:table-cell table:number-columns-repeated="16383"/>
        </table:table-row>
        <table:table-row table:style-name="ro12">
          <table:table-cell office:value-type="string" table:style-name="ce4">
            <text:p>thank</text:p>
          </table:table-cell>
          <table:table-cell table:number-columns-repeated="16383"/>
        </table:table-row>
        <table:table-row table:style-name="ro12">
          <table:table-cell office:value-type="string" table:style-name="ce4">
            <text:p>Thank you for all the effort, keep it up!</text:p>
          </table:table-cell>
          <table:table-cell table:number-columns-repeated="16383"/>
        </table:table-row>
        <table:table-row table:style-name="ro12">
          <table:table-cell office:value-type="string" table:style-name="ce4">
            <text:p>Thank you for considering the users in your survey.</text:p>
          </table:table-cell>
          <table:table-cell table:number-columns-repeated="16383"/>
        </table:table-row>
        <table:table-row table:style-name="ro12">
          <table:table-cell office:value-type="string" table:style-name="ce4">
            <text:p>Thank you for keeping eyes on the big picture - you've ensured that OSM will continue to be relevant for decades to come!</text:p>
          </table:table-cell>
          <table:table-cell table:number-columns-repeated="16383"/>
        </table:table-row>
        <table:table-row table:style-name="ro2">
          <table:table-cell office:value-type="string" table:style-name="ce4">
            <text:p>Thank you for the attention to harassment versus inclusion. More needs to be done. As we can see strong leadership is critical. The women and BIPOC mappers are the future of OSM.</text:p>
          </table:table-cell>
          <table:table-cell table:number-columns-repeated="16383"/>
        </table:table-row>
        <table:table-row table:style-name="ro12">
          <table:table-cell office:value-type="string" table:style-name="ce4">
            <text:p>Thank you for your time in serving all of us!</text:p>
          </table:table-cell>
          <table:table-cell table:number-columns-repeated="16383"/>
        </table:table-row>
        <table:table-row table:style-name="ro12">
          <table:table-cell office:value-type="string" table:style-name="ce4">
            <text:p>Thank you very much for giving your time and commitment</text:p>
          </table:table-cell>
          <table:table-cell table:number-columns-repeated="16383"/>
        </table:table-row>
        <table:table-row table:style-name="ro12">
          <table:table-cell office:value-type="string" table:style-name="ce4">
            <text:p>Thank you. Admirable efforts.</text:p>
          </table:table-cell>
          <table:table-cell table:number-columns-repeated="16383"/>
        </table:table-row>
        <table:table-row table:style-name="ro2">
          <table:table-cell office:value-type="string" table:style-name="ce4">
            <text:p>Thanks for providing necessary leadership. <text:s/>The open nature of OSM data is empowering for humanity in all aspects of living, knowing where we are is essential. <text:s/>Be well.</text:p>
          </table:table-cell>
          <table:table-cell table:number-columns-repeated="16383"/>
        </table:table-row>
        <table:table-row table:style-name="ro12">
          <table:table-cell office:value-type="string" table:style-name="ce4">
            <text:p>Thanks for your work.</text:p>
          </table:table-cell>
          <table:table-cell table:number-columns-repeated="16383"/>
        </table:table-row>
        <table:table-row table:style-name="ro2">
          <table:table-cell office:value-type="string" table:style-name="ce4">
            <text:p>The ""Diversity" and Inclusion Special Committee" comes across as incredibly toxic, racist, and misandric. The language their use is extremely off-putting.</text:p>
          </table:table-cell>
          <table:table-cell table:number-columns-repeated="16383"/>
        </table:table-row>
        <table:table-row table:style-name="ro4">
          <table:table-cell office:value-type="string" table:style-name="ce4">
            <text:p>The "open letter" mentioned in the first point has taken a hostile tone towards a great number of OSM contributors and in my opinion that's disqualifying for a document that is supposed to promote friendly development of OSM. No significant board action should be taken on the basis of heated and aggressive argument.</text:p>
          </table:table-cell>
          <table:table-cell table:number-columns-repeated="16383"/>
        </table:table-row>
        <table:table-row table:style-name="ro2">
          <table:table-cell office:value-type="string" table:style-name="ce4">
            <text:p>The above questions give me the impression that the board has problems distributing the financial resources. However, this survey also gives me an insight into the work of the Board and tells me about things I have not heard about before.</text:p>
          </table:table-cell>
          <table:table-cell table:number-columns-repeated="16383"/>
        </table:table-row>
        <table:table-row table:style-name="ro10">
          <table:table-cell office:value-type="string" table:style-name="ce2">
            <text:p>The credits should be offered more to individual mappers and mapping groups around the world, especially in Brazil where the community of mappers and united and very strong, we are faithful to Openstreetmap and therefore we request from the board of directors of OSMF a look for the Brazilian community!</text:p>
            <text:p>We are loyal to Openstreetmap and that is why we ask the OSMF board of directors to look at the Brazilian community, especially the state of Pernambuco, where I lead a team of mappers.<text:s/></text:p>
          </table:table-cell>
          <table:table-cell table:number-columns-repeated="16383"/>
        </table:table-row>
        <table:table-row table:style-name="ro3">
          <table:table-cell office:value-type="string" table:style-name="ce4">
            <text:p>The decision about the iD Funding was great. However, the community communication about roadmap and goals is still lacking. Writing code is only part of maintaining an OSS. Involving the community is another important part.</text:p>
            <text:p/>
            <text:p>Also, the OSM-Website needs a lot more work in terms of refactoring and design- and UX-refresh.</text:p>
            <text:p/>
            <text:p>Also, I would love to see a focus on communication. For example @-Messages in Changesets and Comments and reactions (positive) to comments. Improvements to bring mappers closer together with better communication.</text:p>
          </table:table-cell>
          <table:table-cell table:number-columns-repeated="16383"/>
        </table:table-row>
        <table:table-row table:style-name="ro12">
          <table:table-cell office:value-type="string" table:style-name="ce4">
            <text:p>The decision are benefiting to the chapters</text:p>
          </table:table-cell>
          <table:table-cell table:number-columns-repeated="16383"/>
        </table:table-row>
        <table:table-row table:style-name="ro10">
          <table:table-cell office:value-type="string" table:style-name="ce4">
            <text:p>The decision to combat offensive behavior in the OSM Community by promoting Diversity and Inclusion is in my opinion wrong. Diversity and Inclusion will continue to recognise and act on the differences of contributors, (human beings). To call yourself any name, race, creed, colour, gender or religion is to be violent. Because you are separating yourself from the rest of mankind. When you separate yourself by any means, it breeds violence.<text:s/></text:p>
            <text:p>Can we please instead call for ABSOLUTE EQUALITY.</text:p>
          </table:table-cell>
          <table:table-cell table:number-columns-repeated="16383"/>
        </table:table-row>
        <table:table-row table:style-name="ro12">
          <table:table-cell office:value-type="string" table:style-name="ce4">
            <text:p>The decision to microgrant the funding for StreetComplete was very nice!</text:p>
          </table:table-cell>
          <table:table-cell table:number-columns-repeated="16383"/>
        </table:table-row>
        <table:table-row table:style-name="ro12">
          <table:table-cell office:value-type="string" table:style-name="ce4">
            <text:p>The decisions made in 2020 so far are generally for the better and I believe they have impacted and will pact positively.</text:p>
          </table:table-cell>
          <table:table-cell table:number-columns-repeated="16383"/>
        </table:table-row>
        <table:table-row table:style-name="ro12">
          <table:table-cell office:value-type="string" table:style-name="ce4">
            <text:p>The decisions were good and progressive.</text:p>
          </table:table-cell>
          <table:table-cell table:number-columns-repeated="16383"/>
        </table:table-row>
        <table:table-row table:style-name="ro2">
          <table:table-cell office:value-type="string" table:style-name="ce4">
            <text:p>The Diversity and Inclusion stuff is a slow and lethal cancer for any open source project. Eject these grievance activists from the project before they destroy everything.</text:p>
          </table:table-cell>
          <table:table-cell table:number-columns-repeated="16383"/>
        </table:table-row>
        <table:table-row table:style-name="ro8">
          <table:table-cell office:value-type="string" table:style-name="ce4">
            <text:p>The diversity thing is tricky. To me it feels like virtue signalling, I don't think it makes a systemic difference. On the other hand it's probably better to have it than not to have it as it does force some conversations, at least. I don't know what will make a systemic change. For me personally I don't have an interest in serving on the board to push the change for more inclusivity, because I think the issues are too deep. I think it's better to start a new thing, but then I feel like that re-invents the wheel.</text:p>
          </table:table-cell>
          <table:table-cell table:number-columns-repeated="16383"/>
        </table:table-row>
        <table:table-row table:style-name="ro4">
          <table:table-cell office:value-type="string" table:style-name="ce4">
            <text:p>The first question is poorly designed IMO.</text:p>
            <text:p>I agree that systematic oppression is awful, but this isn't an OSM issue.</text:p>
            <text:p>We should be focusing on that all *locations/countries* get a say, it doesn't matter what race,gender,age e.t.c. you are.</text:p>
          </table:table-cell>
          <table:table-cell table:number-columns-repeated="16383"/>
        </table:table-row>
        <table:table-row table:style-name="ro2">
          <table:table-cell office:value-type="string" table:style-name="ce4">
            <text:p>The first question on diversity and complaints about offensive behavior is hard to judge, as the link didn't supply any background. I have no way to know if this was an over reaction or an under reaction! So I just selected "3".</text:p>
          </table:table-cell>
          <table:table-cell table:number-columns-repeated="16383"/>
        </table:table-row>
        <table:table-row table:style-name="ro4">
          <table:table-cell office:value-type="string" table:style-name="ce4">
            <text:p>The front page to OpenStreetMap is, for a vast majority of the users, almost the same as the OSM project. Focus on improving that front page (vector tiles, remove <text:s/>Nominatim, powerful overpass-like searches and filters, proper layer selection tool with access to the many osm-based layers, …).</text:p>
          </table:table-cell>
          <table:table-cell table:number-columns-repeated="16383"/>
        </table:table-row>
        <table:table-row table:style-name="ro2">
          <table:table-cell office:value-type="string" table:style-name="ce4">
            <text:p>The funding done by osm are really helping individuals interms of broadening their skills in mapping. On behalf of everyone from my chapter we do appreciate</text:p>
          </table:table-cell>
          <table:table-cell table:number-columns-repeated="16383"/>
        </table:table-row>
        <table:table-row table:style-name="ro4">
          <table:table-cell office:value-type="string" table:style-name="ce2">
            <text:p>The important thing is to be clear that donations do not bring an undercurrent in the direction of OSM in addition to being able to in due course "let go" of those donations, i.e., a backup plan where you stop funding those micro-projects or other similar actions. Keep out of the clutches of Big Tech and its censorship.</text:p>
          </table:table-cell>
          <table:table-cell table:number-columns-repeated="16383"/>
        </table:table-row>
        <table:table-row table:style-name="ro2">
          <table:table-cell office:value-type="string" table:style-name="ce4">
            <text:p>The lack of a clear Code of Conduct and an enforcement mechanism will haunt OSM and continue to make it not a safe or welcoming environment.</text:p>
          </table:table-cell>
          <table:table-cell table:number-columns-repeated="16383"/>
        </table:table-row>
        <table:table-row table:style-name="ro12">
          <table:table-cell office:value-type="string" table:style-name="ce4">
            <text:p>The Microgrants are an important instrument should be proposed every year</text:p>
          </table:table-cell>
          <table:table-cell table:number-columns-repeated="16383"/>
        </table:table-row>
        <table:table-row table:style-name="ro8">
          <table:table-cell office:value-type="string" table:style-name="ce4">
            <text:p>The microgrants programme is probably a good programme, but we are not clear why we do it. Needs a strong link to OSMF strategy. Selection criteria are vague and subjective. There is no (visible) follow through or any (visible) assessment of achievements in terms of OSMF (not recipient) objectives. <text:s/>With luck it can be steered towards being more goal-directed and more impactful.</text:p>
          </table:table-cell>
          <table:table-cell table:number-columns-repeated="16383"/>
        </table:table-row>
        <table:table-row table:style-name="ro12">
          <table:table-cell office:value-type="string" table:style-name="ce4">
            <text:p>The migrogrants should have a feedbavk and report of the activities done.</text:p>
          </table:table-cell>
          <table:table-cell table:number-columns-repeated="16383"/>
        </table:table-row>
        <table:table-row table:style-name="ro4">
          <table:table-cell office:value-type="string" table:style-name="ce4">
            <text:p>The OSMF board has done a great job in helping OSM and OSMF. Thank you for all your efforts and leadership. All that I ask is that the board continue to help grow and sustain the project. It is my humble worry with out these changes that we will not advance and continue.</text:p>
          </table:table-cell>
          <table:table-cell table:number-columns-repeated="16383"/>
        </table:table-row>
        <table:table-row table:style-name="ro2">
          <table:table-cell office:value-type="string" table:style-name="ce4">
            <text:p>The public transportation map (bus map), which came out recently, is very convenient and much clearer in details than the old transportation map! (The old one is also very good in larger scales. I love and frequently use both of them.)</text:p>
          </table:table-cell>
          <table:table-cell table:number-columns-repeated="16383"/>
        </table:table-row>
        <table:table-row table:style-name="ro12">
          <table:table-cell office:value-type="string" table:style-name="ce4">
            <text:p>The sometimes very long loading times for the osm must be reduced.</text:p>
          </table:table-cell>
          <table:table-cell table:number-columns-repeated="16383"/>
        </table:table-row>
        <table:table-row table:style-name="ro12">
          <table:table-cell office:value-type="string" table:style-name="ce4">
            <text:p>The Special Committee on Diversity and Inclusion is counterproductive and should be abolished again.</text:p>
          </table:table-cell>
          <table:table-cell table:number-columns-repeated="16383"/>
        </table:table-row>
        <table:table-row table:style-name="ro4">
          <table:table-cell office:value-type="string" table:style-name="ce4">
            <text:p>The way the discussion in the thread "Call to Take Action and Confront Systemic Offensive Behavior in the OSM Community" went was shameful. To me it seemed like a possible OSMF candidate took the opportunity of a personal attack on Frederic to not only avoid responding to a very legitimate question, but also to engage in the personal attack himself to avoid the question.</text:p>
          </table:table-cell>
          <table:table-cell table:number-columns-repeated="16383"/>
        </table:table-row>
        <table:table-row table:style-name="ro10">
          <table:table-cell office:value-type="string" table:style-name="ce2">
            <text:p>There are always situations where I disagreed with actions of Working Group members.</text:p>
            <text:p>In my opinion, many have become too distant from the needs of New Mappers and live in their own little universe. I would therefore prefer if the OSMF and the Working Groups would consider New Mappers more and deal with them in a more understandable way, see e.g. the etiquette.<text:s/></text:p>
            <text:p>Likewise, I support the action against abusive behavior. This is unfortunately far too common in OSM.</text:p>
          </table:table-cell>
          <table:table-cell table:number-columns-repeated="16383"/>
        </table:table-row>
        <table:table-row table:style-name="ro12">
          <table:table-cell office:value-type="string" table:style-name="ce4">
            <text:p>There are many stuff should be done, not just talking. Gathering resource for OpenStreetMap Foundation is on the right way.</text:p>
          </table:table-cell>
          <table:table-cell table:number-columns-repeated="16383"/>
        </table:table-row>
        <table:table-row table:style-name="ro2">
          <table:table-cell office:value-type="string" table:style-name="ce4">
            <text:p>There is little guarantee that the Special Committee on Diversity and Inclusion will not become a censoring body in favor of some communities in favor of others. It seems to arise from the victimhood of some and the desire for censorship of others.</text:p>
          </table:table-cell>
          <table:table-cell table:number-columns-repeated="16383"/>
        </table:table-row>
        <table:table-row table:style-name="ro26">
          <table:table-cell office:value-type="string" table:style-name="ce4">
            <text:p>There seems to be very little action explicitly related to the quality of the OpenStreetMap data. Sure, funding iD development, funding short term projects and providing micro grands all, at least in theory, could improve the quality of the OSM data, <text:s/>but what is needed is a systematic analysis of the gaps and short comings in the OSM data that matter to the OSM community (data consumers and mappers). <text:s/>This should then be used to direct funding and policy decisions. <text:s/>Is Potlatch development necessary to address some gap in the OSM data quality? Perhaps, but we don't know, so we get opinions, almost like a religions debate. <text:s/>I am not picking on Potlatch, just using it as an example. <text:s/>"If you are going to use data for good, you must have good data."<text:s text:c="2"/></text:p>
            <text:p/>
            <text:p>Another side of the same coin, what needs to be changed or removed to improve OSM data, or eliminate errors in OSM data. <text:s/>I would suggest that there are probably a lot of characteristics of the iD editor which lead to errors.</text:p>
          </table:table-cell>
          <table:table-cell table:number-columns-repeated="16383"/>
        </table:table-row>
        <table:table-row table:style-name="ro12">
          <table:table-cell office:value-type="string" table:style-name="ce4">
            <text:p>These are all great uses of money. <text:s/>I hope we get to address what you didn't spend money on!</text:p>
          </table:table-cell>
          <table:table-cell table:number-columns-repeated="16383"/>
        </table:table-row>
        <table:table-row table:style-name="ro12">
          <table:table-cell office:value-type="string" table:style-name="ce4">
            <text:p>These decisions should be widely distributed to registered members so we can know what to say</text:p>
          </table:table-cell>
          <table:table-cell table:number-columns-repeated="16383"/>
        </table:table-row>
        <table:table-row table:style-name="ro8">
          <table:table-cell office:value-type="string" table:style-name="ce2">
            <text:p>THESE DECISIONS WILL LEAD TO CHANGES THAT ARE NOT SEEN IN THE NEAR FUTURE. THEY NEED TO BE DEVELOPED SO THAT THEIR IMPACT CAN BE ASSESSED. WE ARE JUST BEGINNING 2021. WE SHOULD WAIT TO SEE WHAT HAPPENS THIS YEAR AND THEN IT WOULD BE FEASIBLE TO MEASURE THE SOCIO-ECONOMIC AND SOCIO-CULTURAL IMPACT.</text:p>
          </table:table-cell>
          <table:table-cell table:number-columns-repeated="16383"/>
        </table:table-row>
        <table:table-row table:style-name="ro12">
          <table:table-cell office:value-type="string" table:style-name="ce4">
            <text:p>THEY ARE GOOD IDEAS AND IN ONE WAY OR THE OTHER THEY WILL HELP IN THE GROWTH OF THE OSM</text:p>
          </table:table-cell>
          <table:table-cell table:number-columns-repeated="16383"/>
        </table:table-row>
        <table:table-row table:style-name="ro27">
          <table:table-cell office:value-type="string" table:style-name="ce4">
            <text:p>this is more a comment on the questionaire itself - I really like the green comments with links and information to deeper understand the question - but why are the URLs not clickable? I always need to copy and paste them into a new browser tab! that is not very user friendly and should be fixed for the next survey!</text:p>
          </table:table-cell>
          <table:table-cell table:number-columns-repeated="16383"/>
        </table:table-row>
        <table:table-row table:style-name="ro12">
          <table:table-cell office:value-type="string" table:style-name="ce4">
            <text:p>Tighten and review Standard Tile Layer usage policy, eg on high data rate commercial asset management application users.</text:p>
          </table:table-cell>
          <table:table-cell table:number-columns-repeated="16383"/>
        </table:table-row>
        <table:table-row table:style-name="ro12">
          <table:table-cell office:value-type="string" table:style-name="ce4">
            <text:p>To question 5, no idea what it is about</text:p>
          </table:table-cell>
          <table:table-cell table:number-columns-repeated="16383"/>
        </table:table-row>
        <table:table-row table:style-name="ro3">
          <table:table-cell office:value-type="string" table:style-name="ce2">
            <text:p>To question one:</text:p>
            <text:p>The Special Committee itself serves only to spread racial and gender hatred. As you can read in the links.</text:p>
            <text:p>There the picture is drawn of the white and male oppressor who is to blame for everything.</text:p>
            <text:p>The eternal white man...</text:p>
            <text:p/>
            <text:p/>
            <text:p>And for that there is not even any money.</text:p>
          </table:table-cell>
          <table:table-cell table:number-columns-repeated="16383"/>
        </table:table-row>
        <table:table-row table:style-name="ro12">
          <table:table-cell office:value-type="string" table:style-name="ce4">
            <text:p>Upgrade existing software as much as possible, keep up with the times, and spend the money on the cutting edge</text:p>
          </table:table-cell>
          <table:table-cell table:number-columns-repeated="16383"/>
        </table:table-row>
        <table:table-row table:style-name="ro2">
          <table:table-cell office:value-type="string" table:style-name="ce4">
            <text:p>Using mailing lists as a regional forum is a technology so dated it really needs to be by a modern "social media" style platform.</text:p>
          </table:table-cell>
          <table:table-cell table:number-columns-repeated="16383"/>
        </table:table-row>
        <table:table-row table:style-name="ro12">
          <table:table-cell office:value-type="string" table:style-name="ce4">
            <text:p>Very important that the OSMF gets organized with professional staff in order that the project is well administrated.</text:p>
          </table:table-cell>
          <table:table-cell table:number-columns-repeated="16383"/>
        </table:table-row>
        <table:table-row table:style-name="ro2">
          <table:table-cell office:value-type="string" table:style-name="ce4">
            <text:p>Very pleased with moving the bank to Triodos. They have strong climate commitments which is sadly rare in financial institutions (and Barclays have a shocking record). I hope that was part of the reason why.</text:p>
          </table:table-cell>
          <table:table-cell table:number-columns-repeated="16383"/>
        </table:table-row>
        <table:table-row table:style-name="ro11">
          <table:table-cell office:value-type="string" table:style-name="ce4">
            <text:p>We MUST ensure the continued independence of OSM and ensure there is no undue influence from other organisations, particularly very large companies with financial muscle and a desire to influence its direction at the expense of the views of the huge number of contributors (past and hopefully future).</text:p>
            <text:p/>
            <text:p>With the above proviso, a much stronger business approach is LONG overdue as the organisation moves into a different league from its beginnings.</text:p>
          </table:table-cell>
          <table:table-cell table:number-columns-repeated="16383"/>
        </table:table-row>
        <table:table-row table:style-name="ro12">
          <table:table-cell office:value-type="string" table:style-name="ce4">
            <text:p>We need more action and investment regarding diversity and inclusion. This should be first priority.</text:p>
          </table:table-cell>
          <table:table-cell table:number-columns-repeated="16383"/>
        </table:table-row>
        <table:table-row table:style-name="ro12">
          <table:table-cell office:value-type="string" table:style-name="ce4">
            <text:p>We need to do something to get more people into OSMF who are not Germans, we have a very bad disbalance.</text:p>
          </table:table-cell>
          <table:table-cell table:number-columns-repeated="16383"/>
        </table:table-row>
        <table:table-row table:style-name="ro12">
          <table:table-cell office:value-type="string" table:style-name="ce4">
            <text:p>Well done Board! I appreciate you innovating and steering OSM towards greater sustainability and inclusion.</text:p>
          </table:table-cell>
          <table:table-cell table:number-columns-repeated="16383"/>
        </table:table-row>
        <table:table-row table:style-name="ro12">
          <table:table-cell office:value-type="string" table:style-name="ce4">
            <text:p>When possible the board should take a more active role in the diversity and inclusion work.</text:p>
          </table:table-cell>
          <table:table-cell table:number-columns-repeated="16383"/>
        </table:table-row>
        <table:table-row table:style-name="ro9">
          <table:table-cell office:value-type="string" table:style-name="ce4">
            <text:p>While I (partly) agree with the sentiments outlined in "A Call to Take Action and Confront Systemic Offensive Behaviour in the OSM Community" I woudl suggest that to characterize these as<text:s text:c="2"/></text:p>
            <text:p>"Power dynamics in OSM are controlled by a dominant contributor profile: white, Western and male. This power dynamic has led to a communication style which includes misogynistic, hostile, targeting, doxing, unfriendly, competitive, intimidating, patronising messaging, which is offensive to us and forces many of us to remain as observers and without the confidence to participate actively."</text:p>
            <text:p>Is in and of itself discriminatory (I have been a 'victim' <text:s/>of this kind of attitude, and I myself am white-higher educated and so on.) What in my opinion is at issue here -and in other cases within the Open Source community- is that quite a few contributors themselves have issues (i.e. Asperger/Autistic spectrum would be a dominant trait I imagine) which may mean these people themselves are/feel unsafe in the "real" world and have 'created' a safe space for themselves and do not like/want what they perceive as intrusion in 'their' world. So only focusing on he perceived victims would leave out people who themselves may be victims too.</text:p>
          </table:table-cell>
          <table:table-cell table:number-columns-repeated="16383"/>
        </table:table-row>
        <table:table-row table:style-name="ro12">
          <table:table-cell office:value-type="string" table:style-name="ce4">
            <text:p>While I strongly support the new microgrants, I think some of the selected recipients were poorly chosen.</text:p>
          </table:table-cell>
          <table:table-cell table:number-columns-repeated="16383"/>
        </table:table-row>
        <table:table-row table:style-name="ro2">
          <table:table-cell office:value-type="string" table:style-name="ce4">
            <text:p>While not a 2020 decision by the OSMF Board of Directors I would like to the board to look at the role the DWG plays in enforcing the OEG and perhaps a review of the OEG. <text:s/>The OEG is vaguely written and poorly implemented.</text:p>
          </table:table-cell>
          <table:table-cell table:number-columns-repeated="16383"/>
        </table:table-row>
        <table:table-row table:style-name="ro8">
          <table:table-cell office:value-type="string" table:style-name="ce4">
            <text:p>why "osm files" cannot be exported to Autodesk products directly or to any other 3d software without a chain of outdated or not functioning third-party plug-ins?. Real-time "geo-data" is becoming critical these days for research &amp; possible rural areas development yet 99.999% of the provided plug-ins don't work and the beautiful "osm files" generated become obsolete or totally useless. I personally experienced situations like that...very frustrating indeed.</text:p>
          </table:table-cell>
          <table:table-cell table:number-columns-repeated="16383"/>
        </table:table-row>
        <table:table-row table:style-name="ro2">
          <table:table-cell office:value-type="string" table:style-name="ce4">
            <text:p>With many of the project listed above, the decision-making process has been hidden, non open, with leaves me in strong disagreement with most.</text:p>
          </table:table-cell>
          <table:table-cell table:number-columns-repeated="16383"/>
        </table:table-row>
        <table:table-row table:style-name="ro2">
          <table:table-cell office:value-type="string" table:style-name="ce4">
            <text:p>With such large donations from Apple, etc. I hope the OSM data will remain open source and I strong discorage any company charging from OSM map access in their applications.</text:p>
          </table:table-cell>
          <table:table-cell table:number-columns-repeated="16383"/>
        </table:table-row>
        <table:table-row table:style-name="ro2">
          <table:table-cell office:value-type="string" table:style-name="ce4">
            <text:p>Work towards Potlatch 2 should be directed towards either creating a new software or maitaining another one that doesn't use now-defunct technologies.</text:p>
          </table:table-cell>
          <table:table-cell table:number-columns-repeated="16383"/>
        </table:table-row>
        <table:table-row table:style-name="ro12">
          <table:table-cell office:value-type="string" table:style-name="ce4">
            <text:p>Would need the same survey type to approve the Code of Conduct.</text:p>
          </table:table-cell>
          <table:table-cell table:number-columns-repeated="16383"/>
        </table:table-row>
        <table:table-row table:style-name="ro12">
          <table:table-cell office:value-type="string" table:style-name="ce4">
            <text:p>Yes, voluntary work alone is not enough. The board must be able to decide.</text:p>
          </table:table-cell>
          <table:table-cell table:number-columns-repeated="16383"/>
        </table:table-row>
        <table:table-row table:style-name="ro12">
          <table:table-cell office:value-type="string" table:style-name="ce4">
            <text:p>You are not telling the truth about iD.</text:p>
          </table:table-cell>
          <table:table-cell table:number-columns-repeated="16383"/>
        </table:table-row>
        <table:table-row table:style-name="ro12">
          <table:table-cell table:style-name="ce4"/>
          <table:table-cell table:style-name="ce9"/>
          <table:table-cell table:number-columns-repeated="16382"/>
        </table:table-row>
        <table:table-row table:style-name="ro28">
          <table:table-cell table:style-name="ce7"/>
          <table:table-cell table:style-name="ce9"/>
          <table:table-cell table:number-columns-repeated="16382"/>
        </table:table-row>
        <table:table-row table:style-name="ro29">
          <table:table-cell office:value-type="string" table:style-name="ce6">
            <text:p>Optional:  Please use this text box to comment on anything additional you think the Board of Directors ought to know.</text:p>
          </table:table-cell>
          <table:table-cell table:style-name="ce9"/>
          <table:table-cell table:number-columns-repeated="16382"/>
        </table:table-row>
        <table:table-row table:style-name="ro30">
          <table:table-cell office:value-type="string" table:style-name="ce4">
            <text:p>what are the costs of these projects</text:p>
          </table:table-cell>
          <table:table-cell office:value-type="string" table:style-name="ce12">
            <text:p>Please see https://wiki.openstreetmap.org/wiki/Microgrants/Microgrants_2020#Funded_proposals</text:p>
          </table:table-cell>
          <table:table-cell table:number-columns-repeated="16382"/>
        </table:table-row>
        <table:table-row table:style-name="ro31">
          <table:table-cell office:value-type="string" table:style-name="ce4">
            <text:p>In regard to priorities:<text:s text:c="2"/></text:p>
            <text:p>How about making OSM data quality a priority? <text:s/>Specifically: determine what aspects of OSM data quality are important to the community, determine to what extent the data meets these, and take action to address any gaps. <text:s/>Also, find out what mappers making the most contributions need the most. <text:s/>For example, in my area the available imagery is very out of date, but more importantly, save for Bing, there is no metadata to say exactly how out of date it is (one must kind of guess by trying to remember when certain structures [e.g.] where built).</text:p>
            <text:p/>
            <text:p>In regards to AI:<text:s text:c="2"/></text:p>
            <text:p>It sometimes seems that OSM is more of a "science project." <text:s/>The community and the board don't really want to make a map, they just want to provide the experience of making a map to as many people as possible. There is a story of the economist Milton Freedman visiting a communist country many decades ago. <text:s/>The officials that were hosting him took him to a site where a road was being built using picks and shovels. <text:s/>Freedman pointed out that it would be much better to use bulldozers, etc. <text:s/>"comrade, the point is to provide jobs", "why don't you use spoons then?" Freedman responded. <text:s/>If we really want to make a high quality map that is usable by anyone, we need to embrace modern technology, including AI. The same applies to imports. <text:s/>In many parts of the world governments have funded the collection of GIS data and made that data available under a license that is compatible with OSM. <text:s/>Why reinvent the wheel? In addition to being a very ineffective and inefficient way to make a map, this paints OSM as "just a hobby" in the eyes of GIS professions and government officials who often ask, "why are you doing this, the government already collected that data?"</text:p>
          </table:table-cell>
          <table:table-cell office:value-type="string" table:style-name="ce12">
            <text:p>Since the Foundation does not tell anybody "what to map or how to map," data quality does not fall into the Board's remit. <text:s/>This issue is better addressed to the Data Working Group.</text:p>
          </table:table-cell>
          <table:table-cell table:number-columns-repeated="16382"/>
        </table:table-row>
        <table:table-row table:style-name="ro4">
          <table:table-cell office:value-type="string" table:style-name="ce5">
            <text:p>The suscription fee paid for membership of OSMF is not affordable to some of the members but may be interested to be members. Can that be discussed and looked into by board members?</text:p>
          </table:table-cell>
          <table:table-cell office:value-type="string" table:style-name="ce12">
            <text:p>That financial barrier is why the "active contributor" membership option was created. <text:s/>The barrier no longer exists.</text:p>
          </table:table-cell>
          <table:table-cell table:number-columns-repeated="16382"/>
        </table:table-row>
        <table:table-row table:style-name="ro2">
          <table:table-cell office:value-type="string" table:style-name="ce4">
            <text:p>... is there a way to quickly switch to satellite pictures in OSM? That's the only reason I still use other map services because I don't always want to enter the editor ...</text:p>
          </table:table-cell>
          <table:table-cell office:value-type="string" table:style-name="ce12">
            <text:p>That is a question for the Operations Working Group, not the Board.</text:p>
          </table:table-cell>
          <table:table-cell table:number-columns-repeated="16382"/>
        </table:table-row>
        <table:table-row table:style-name="ro10">
          <table:table-cell office:value-type="string" table:style-name="ce3">
            <text:p>Poor knowledge of English makes it difficult to keep up with OSMF activities. Is it possible to publish board results in different languages?<text:s/></text:p>
            <text:p>The osmfoundation.org website is only in English.</text:p>
            <text:p>It is difficult for ordinary OSM members to understand why the OSM Foundation is needed, how it works, and what work is being done. Can you give access to a collective translation like the main wiki?</text:p>
          </table:table-cell>
          <table:table-cell office:value-type="string" table:style-name="ce12">
            <text:p>The Board doesn't have the resources necessary to translate the entire website into multiple languages. <text:s/>We suggest you use DeepL to translate items of interest, and if a language is lacking in DeepL, to use Microsoft Translator. <text:s/>Both are superior to Google Translate.</text:p>
          </table:table-cell>
          <table:table-cell table:number-columns-repeated="16382"/>
        </table:table-row>
        <table:table-row table:style-name="ro11">
          <table:table-cell office:value-type="string" table:style-name="ce4">
            <text:p>With more machine learning cropping up everywhere, I see the need for improved street-level imagery in the near term. I know that Mapillary and (also Kaart?) host databases for this purpose, but there are no cameras that run opensource software that are designed for collecting this imagery. I have <text:s/>been working to build such a device with a Raspberry Pi, but kept running into roadblocks. Is there a way for the OSM Foundation to partner with an existing camera manufacturer to write some OSM specific software for controlling their camera and uploading the images to these databases? In an ideal world, I would ask if the OSM foundation could also maintain the database of images itself, but that would likely be too costly.</text:p>
          </table:table-cell>
          <table:table-cell office:value-type="string" table:style-name="ce12">
            <text:p>The Board has no plans to compete in this space with Mapillary or KartaView.</text:p>
          </table:table-cell>
          <table:table-cell table:number-columns-repeated="16382"/>
        </table:table-row>
        <table:table-row table:style-name="ro8">
          <table:table-cell office:value-type="string" table:style-name="ce4">
            <text:p>The recent membership fee waiver for active mappers has resulted in a larger increase in European members than other regions, per Joost’s published results. What will the board do to encourage membership growth in Asia, Africa, and Latin America?</text:p>
          </table:table-cell>
          <table:table-cell office:value-type="string" table:style-name="ce12">
            <text:p>The Board's main focus is on admitting local chapters, since the local chapters are the "boots on the ground" when it comes to recruiting both mappers and new OSMF members.<text:s text:c="2"/></text:p>
          </table:table-cell>
          <table:table-cell table:number-columns-repeated="16382"/>
        </table:table-row>
        <table:table-row table:style-name="ro8">
          <table:table-cell office:value-type="string" table:style-name="ce2">
            <text:p>The survey questions are confusingly worded, it is difficult to know which question to answer. In the question with the 7 items, there is no description of what each item refers to... for example, "Brexit" in plain English, what does it mean? That the board should investigate how the implementation of Brexit will affect the integrity of the data? That the map should include a section on Brexit? That there is a legal problem due to the implementation of Brexit?</text:p>
          </table:table-cell>
          <table:table-cell office:value-type="string" table:number-columns-spanned="1" table:number-rows-spanned="2" table:style-name="ce13">
            <text:p>The Foundation is incorporated in England, and operates servers in Amsterdam (which is of course in the EU), so is affected by Brexit, particularly with respect to legal issues revolving around intellectual property rights as they relate to the databases stored on the servers. <text:s/>That's why OSMF is affected by Brexit. <text:s/>Eurocentrism was not an issue here.</text:p>
          </table:table-cell>
          <table:table-cell table:number-columns-repeated="16382"/>
        </table:table-row>
        <table:table-row table:style-name="ro8">
          <table:table-cell office:value-type="string" table:style-name="ce3">
            <text:p>Why is Brexit among the priorities and not the other realities of other large regions or countries that, not only because they are contributors to OSM, but also because they are going through different political, social and cultural issues? I understand that OSMF is based in the UK, but shouldn't this be an issue of relevance to a much, much broader community. Eurocentrism is not conducive to dialogue, nor that the centralization of the map by default is there as well.</text:p>
          </table:table-cell>
          <table:covered-table-cell/>
          <table:table-cell table:number-columns-repeated="16382"/>
        </table:table-row>
        <table:table-row table:style-name="ro2">
          <table:table-cell office:value-type="string" table:style-name="ce4">
            <text:p>Whats the difference between Raster and Vector tiles? What are the viewing benefits for each? Can't help to make a decision if I don't know the difference</text:p>
          </table:table-cell>
          <table:table-cell office:value-type="string" table:style-name="ce12">
            <text:p>The information section of the question provided links to background information.</text:p>
          </table:table-cell>
          <table:table-cell table:number-columns-repeated="16382"/>
        </table:table-row>
        <table:table-row table:style-name="ro32">
          <table:table-cell office:value-type="string" table:style-name="ce4">
            <text:p>Why don't you take a developer(s) to develop a better algorithm for routing?</text:p>
          </table:table-cell>
          <table:table-cell office:value-type="string" table:style-name="ce12">
            <text:p>The routing engines are maintained by third parties, not by the Foundation.</text:p>
          </table:table-cell>
          <table:table-cell table:number-columns-repeated="16382"/>
        </table:table-row>
        <table:table-row table:style-name="ro8">
          <table:table-cell office:value-type="string" table:style-name="ce4">
            <text:p>I hope the data of OSM is well-protected against deliberate falsely manipulation of data.</text:p>
            <text:p/>
            <text:p>I can imagine modern hackers writing bots, AI or other to deliberately screw the whole OSM database.. is it protected from such and other threats?</text:p>
          </table:table-cell>
          <table:table-cell office:value-type="string" table:style-name="ce12">
            <text:p>This <text:s/>question is better directed to the Data Working Group than to the Board.</text:p>
          </table:table-cell>
          <table:table-cell table:number-columns-repeated="16382"/>
        </table:table-row>
        <table:table-row table:style-name="ro11">
          <table:table-cell office:value-type="string" table:style-name="ce4">
            <text:p>What are the chances that OSM can block anonymous use of the basic tiles that go against the TOS, while simultaneously standing up a "paid version" that is relatively inexpensive for users, and maybe just on a slower caching update schedule? That might provide some basic income for OSM while plugging a "hole". And it could provide an opportunity for some community styling discussions on the new tiles.</text:p>
          </table:table-cell>
          <table:table-cell office:value-type="string" table:style-name="ce12">
            <text:p>This is a question for the Operations Working Group, which continues to need more volunteers to help with policing tile use that violates the terms of use. <text:s/>As for hosting a paid version for tiles, current policy is to encourage heavy tile users to host their own tiles or to subscribe to a commercial provider.</text:p>
          </table:table-cell>
          <table:table-cell table:number-columns-repeated="16382"/>
        </table:table-row>
        <table:table-row table:style-name="ro33">
          <table:table-cell office:value-type="string" table:style-name="ce4">
            <text:p>I'm just curious if you are planning on presenting a Satellite or Arial view of the maps?</text:p>
          </table:table-cell>
          <table:table-cell office:value-type="string" table:style-name="ce12">
            <text:p>We have no such plans except in the editors.</text:p>
          </table:table-cell>
          <table:table-cell table:number-columns-repeated="16382"/>
        </table:table-row>
        <table:table-row table:style-name="ro8">
          <table:table-cell office:value-type="string" table:style-name="ce4">
            <text:p>In 2020 I qualified for Active Contributor Membership but I did not apply. I know several contributors who are not regularly reading the Foundation blog, perhaps also for the language barrier. Will you consider a more visible notification for active users, accessible regardless of language? Thank you</text:p>
          </table:table-cell>
          <table:table-cell office:value-type="string" table:style-name="ce12">
            <text:p>We rely on the Communications Working Group and the do-ocracy to assist in getting the word out via the blog, wiki, social media, and the various language-specific talk lists. You might consider volunteering for the CWG.</text:p>
          </table:table-cell>
          <table:table-cell table:number-columns-repeated="16382"/>
        </table:table-row>
        <table:table-row table:style-name="ro2">
          <table:table-cell office:value-type="string" table:style-name="ce4">
            <text:p>- civility.<text:s text:c="2"/></text:p>
            <text:p>- foster group projects. <text:s/>working together makes things get done quicker and better</text:p>
          </table:table-cell>
          <table:table-cell table:style-name="ce9"/>
          <table:table-cell table:number-columns-repeated="16382"/>
        </table:table-row>
        <table:table-row table:style-name="ro2">
          <table:table-cell office:value-type="string" table:style-name="ce4">
            <text:p>- create an easy shop like on GitHub.com with some extra goodies for some extra income. Just start out with a mock, a cap and t-shirt.</text:p>
          </table:table-cell>
          <table:table-cell table:style-name="ce9"/>
          <table:table-cell table:number-columns-repeated="16382"/>
        </table:table-row>
        <table:table-row table:style-name="ro34">
          <table:table-cell office:value-type="string" table:style-name="ce4">
            <text:p>- Fuzzy search in nominatim</text:p>
            <text:p>- Encourage the use of modern decisions making tools</text:p>
            <text:p>- Satellite layers in osm.org</text:p>
            <text:p>- Video tutorials (iD, JOSM)</text:p>
          </table:table-cell>
          <table:table-cell table:style-name="ce9"/>
          <table:table-cell table:number-columns-repeated="16382"/>
        </table:table-row>
        <table:table-row table:style-name="ro5">
          <table:table-cell office:value-type="string" table:style-name="ce4">
            <text:p><text:s/>guarantee the independence of the gafams</text:p>
            <text:p>preserve a 100% free ecosystem (data, software, documentation...).</text:p>
          </table:table-cell>
          <table:table-cell table:style-name="ce9"/>
          <table:table-cell table:number-columns-repeated="16382"/>
        </table:table-row>
        <table:table-row table:style-name="ro4">
          <table:table-cell office:value-type="string" table:style-name="ce4">
            <text:p>- The question of "consent of local communities" of course then implies a discussion about the definition of their competencies/authorities.... and that makes the topic very broad and difficult to frame.<text:s/></text:p>
            <text:p>- I would like to see, besides "local" working gr</text:p>
          </table:table-cell>
          <table:table-cell table:style-name="ce9"/>
          <table:table-cell table:number-columns-repeated="16382"/>
        </table:table-row>
        <table:table-row table:style-name="ro2">
          <table:table-cell office:value-type="string" table:style-name="ce4">
            <text:p>- There should be a clear policy on using AI/ML for mapping. Because issue arises with the quality of mapping. i have seen many mapper in india doing absolute low quality work with facebook rapidAI while mapping road.</text:p>
          </table:table-cell>
          <table:table-cell table:style-name="ce9"/>
          <table:table-cell table:number-columns-repeated="16382"/>
        </table:table-row>
        <table:table-row table:style-name="ro2">
          <table:table-cell office:value-type="string" table:style-name="ce4">
            <text:p>! would like to introduce the OpenStreetMap Foundation's unique support measures that suit the new lifestyle of the new coronavirus.</text:p>
          </table:table-cell>
          <table:table-cell table:style-name="ce9"/>
          <table:table-cell table:number-columns-repeated="16382"/>
        </table:table-row>
        <table:table-row table:style-name="ro35">
          <table:table-cell office:value-type="string" table:style-name="ce5">
            <text:p>"1. on the subject of AI use is unfortunately missing the option that would be best in my view.</text:p>
            <text:p>""Use in editors/local with mandatory check by the user generally yes, but on the server data exclusively after prior review and approval"" - Too much damage possible.</text:p>
            <text:p>The use of AI in editors should be investigated more closely, as it can save a lot of working time.<text:s/></text:p>
            <text:p>E.g.:<text:s/></text:p>
            <text:p>* Automatically analyzing a section from a satellite map and suggesting path routes, landuses..... but then confirming them individually in a dialog.</text:p>
            <text:p>* automatic fitting of newly created areas to surrounding roads</text:p>
            <text:p>* Automatic smoothing of lines</text:p>
            <text:p>* Automatic adjustments of suggested tags depending on what I have done before<text:s/></text:p>
            <text:p>Troubleshooting (e.g. short pieces of high-level highways that are "hanging in the air", tags that are not correct in the environment (glaciers in Spain? )</text:p>
            <text:p>But this is almost all feasible with deterministic means of image recognition. But then the local PC does not calculate the server.</text:p>
            <text:p/>
            <text:p>However, I am opposed to the use of private AI on the database without a strict testing and approval procedure.</text:p>
            <text:p>Too large the possibility of large damage by malice, use for conversion of own opinions, which are no consensus, problems wrong by goal defaults/incorrect teach-in of the AI, with mass data processing without additional manual check would probably be necessary reliabilities of &gt;99.9%, in order not to produce masses voN errors. <text:s/>In this case, the AI must be trained at great expense.<text:s/></text:p>
            <text:p/>
            <text:p>2. systematic efforts should be made for clear and binding editing rules for all cases where decisions have been avoided so far.</text:p>
            <text:p>E.g. how must an area be connected to a neighboring street. There are different opinions, which lead to disputes (area is closely connected to the road / area ends at the visible edge of the road / and less good: area border next to the road, still inside the area = quickly and sloppily drawn / area border = road (maintenance very bad)/ areas border each other, road runs in one of the areas. Gladly a democratic vote, but the result then binding for all."</text:p>
          </table:table-cell>
          <table:table-cell table:style-name="ce9"/>
          <table:table-cell table:number-columns-repeated="16382"/>
        </table:table-row>
        <table:table-row table:style-name="ro36">
          <table:table-cell office:value-type="string" table:style-name="ce5">
            <text:p>"I love OSM, however, the OSM community is too data driven, in the sense that lesser useful information is included, before essential information (just for personal pleasure).</text:p>
            <text:p/>
            <text:p>It should be made mandatory that: ""to insert collateral information"" (e.g. trees, brooks, benches, etc.), the street segment must be complete with the basic toponymy (municipality, street name, house number).</text:p>
            <text:p/>
            <text:p>Today, the pain points in OSM mapping that I see are:</text:p>
            <text:p>- House numbers that are missing or not accurate.</text:p>
            <text:p>- The complexity in tagging public transportation lanes."</text:p>
          </table:table-cell>
          <table:table-cell table:style-name="ce9"/>
          <table:table-cell table:number-columns-repeated="16382"/>
        </table:table-row>
        <table:table-row table:style-name="ro37">
          <table:table-cell office:value-type="string" table:style-name="ce4">
            <text:p>* We need more projects that increase the quality of OSM</text:p>
            <text:p>* Projects to encourage public sector to contribute to OSM and make it easy - they have a lot of public data which is a public good</text:p>
            <text:p>* Machine Learning and AI we should not exclude, but also not only rely on them. They should be benchmarked against the non-AI solutions and also the maintenance of AI solutions and the reproducibility should be taken into account. Thus, the board should sponsor GIS projects that provide guidelines for trustworthy AI solutions in the openstreetmap community.</text:p>
          </table:table-cell>
          <table:table-cell table:style-name="ce9"/>
          <table:table-cell table:number-columns-repeated="16382"/>
        </table:table-row>
        <table:table-row table:style-name="ro38">
          <table:table-cell office:value-type="string" table:style-name="ce4">
            <text:p>-&gt;Getting more people to map.</text:p>
            <text:p>-&gt;better documentation.</text:p>
          </table:table-cell>
          <table:table-cell table:style-name="ce9"/>
          <table:table-cell table:number-columns-repeated="16382"/>
        </table:table-row>
        <table:table-row table:style-name="ro7">
          <table:table-cell office:value-type="string" table:style-name="ce4">
            <text:p>1) Mapping in developing countries one has seldom the variety of detailed imagery one could use when mapping in developed countries. A mapper can usually only use Maxar imagery; Bing doesn't seem to update imagery; Mapbox wrote it has been updated but it seems to be the same imagery as Maxar's imagery. No idea if funding of imagery would be possible...</text:p>
            <text:p/>
            <text:p>2) When trying to pull people to OSM they sometimes say: "nice, but I cannot switch the layer to see imagery !" Wouldn't an additional imagery layer be nice for osm.org?</text:p>
            <text:p/>
            <text:p>3) In some countries one is in really left alone when trying to find the name of a place (try to find a village name in the countryside on Madagascar). Gazeteers with coordinates (other than from GNS) would be very useful - didn't the UN request every country to a create a countrywide geogrphic gazetteer?</text:p>
          </table:table-cell>
          <table:table-cell table:style-name="ce9"/>
          <table:table-cell table:number-columns-repeated="16382"/>
        </table:table-row>
        <table:table-row table:style-name="ro39">
          <table:table-cell office:value-type="string" table:style-name="ce4">
            <text:p>1. Create guidelines for local chapters to use the communication channels (Talk) provided by OSM. <text:s/>Many of them use social media like facebook and twitter, which is OK, but these social media should not be the primary communication channels. <text:s/>More and more, social media and the internet in general is limited or blocked by governments during crisis periods (mostly elections), not all community members like to use these commercial products since they bring lots of unwanted functionality and many users are concerned about privacy issues. In many cases, users try to reach out by using the talk pages but never get a response. Local chapters or one of their members should be the administrators of the talk pages, and promote them within the OSM community as the primary contact to the community at large and the local chapter. An example of the current 'non-use' of talk and replacing it with various social media channels, lack of communication or disruption by internet blackouts is MapUganda.</text:p>
            <text:p>2. Attribution guidelines and their approval. <text:s/>Please create more stringent and guided system for proposal approvals. <text:s/>Many of them are still in a draft or proposed state, for multiple years but in use. <text:s/>It's a mess, and it's getting bigger by the year since it doesn't get resolved. A solution could be that when a proposal get's drafted a steering and voting committee (which anyone can join but minimal should consists of some key drivers, like local chapter members or f.i. OSMF active contributor members) is assigned or requested by the author. These voting and steering committees can guide and administer the timely finalisation and approval/disappoval of the proposals and their relevance and quality. <text:s/>More and more people are creating their own tagging schemes which makes the use of data more and more complicated, tagging an ever more difficult task. <text:s/>Leave it open and free as it is but implement some limits on the tagging freedom, like f.i. enforcing the use of approved tagging schemes when uploading (errors and/or warnings like in JOSM MUST be resolved) but allow the use of additional custom solutions as an option. Give guidance and enforce some timeframes or guidelines to keep OSM and the OSM wiki simple, creative but clear and structured. <text:s/>Otherwise you end up with a mess which no one can or want to use anymore.</text:p>
          </table:table-cell>
          <table:table-cell table:style-name="ce9"/>
          <table:table-cell table:number-columns-repeated="16382"/>
        </table:table-row>
        <table:table-row table:style-name="ro40">
          <table:table-cell office:value-type="string" table:style-name="ce3">
            <text:p>1. Creation of local working groups by regions and ADT from the active mappers of these regions speaking the native language of the region. (DWG does not cope with its tasks, indulges in vandals, simply such a number of people can not guarantee the safety of the database OSM some members of the working group simply violate the rules of OSM). At the moment, we can not join the working group and do their regions. The conditions for entry is 1 million edits in the region. Joining must be free. Hence, every month we receive the drawings, which have to be corrected, and as a consequence, we can not work with these data, this situation occurs from month to month, if we talk about the OSM data dump, within a month. We consider it necessary to create these groups in each region and city. As except for the local no one knows the situation better, and to sort out the conflict situation can quickly.<text:s/></text:p>
            <text:p>2. Prohibit edits to the whole world, limit the packages of edits within one administrative territorial unit (maximum region or district). The best option is within one administrative territorial division. Edits on the whole world is not possible to view by standard means.</text:p>
          </table:table-cell>
          <table:table-cell table:style-name="ce9"/>
          <table:table-cell table:number-columns-repeated="16382"/>
        </table:table-row>
        <table:table-row table:style-name="ro9">
          <table:table-cell office:value-type="string" table:style-name="ce4">
            <text:p>1. stop non local mappers from mapping unverifiable data, tags etc.;</text:p>
            <text:p>2. stop unverifiable mapping;</text:p>
            <text:p>3. stop a single user from taking over the map and not letting local on the ground mapper's from mapping;</text:p>
            <text:p>4. like Wikipedia have a neutral person representing OSMF, make improvement suggestions;</text:p>
            <text:p>5. remove old imported downloaded data;</text:p>
            <text:p>6. force all working groups to answer any and all e-mail's sent to them, @ osmfoundation.org;</text:p>
            <text:p>7. have a system in place to appeal being banned on mailing lists and not based on HATRED of the user by moderator;.</text:p>
            <text:p>8. look at the way Wikipedia runs there RULES !;</text:p>
            <text:p>9. control the way DWG, blocks user's, a. block should conform to the written policy as written and not <text:s/>based on the hatred of the mapper ;</text:p>
            <text:p>10. put in place a way to appeal a BLOCK, put in place a way to appeal a block that did not follow the written rules.</text:p>
          </table:table-cell>
          <table:table-cell table:number-columns-repeated="16383"/>
        </table:table-row>
        <table:table-row table:style-name="ro18">
          <table:table-cell office:value-type="string" table:style-name="ce4">
            <text:p>1. The "slippy map" is fossilised due to community inertia. I'd encourage the board to consider: that as a showcase it should/should not do radical things rather than just being a (now) ho-hum basic vanilla "demo". And, if "should", then encourage the extremely difficult process of promoting change.</text:p>
            <text:p/>
            <text:p>2. We are also fossilised in our overall remit. I'd also encourage the board to think and encourage debate on:<text:s/></text:p>
            <text:p/>
            <text:p>2a Should we start to re-consider the monolithic openstreetmap.org database. For example, hosting compatible but separate datasets for: boundaries where there is dispute; fixed immutable "authorative" datasets such national park boundaries, specific infrastructure ... and I am sure there is more.</text:p>
            <text:p/>
            <text:p>2b Should we be even more radical in extending our scope to other kinds of maps/geo-specific data sets: Geology, geomorphology, plants, slowly dynamic data such as pollution.</text:p>
          </table:table-cell>
          <table:table-cell table:number-columns-repeated="16383"/>
        </table:table-row>
        <table:table-row table:style-name="ro16">
          <table:table-cell office:value-type="string" table:style-name="ce4">
            <text:p>1. When at the local chapters there are dissagreement with other organizations when working on the OSM <text:s/>both sides should be heard.<text:s/></text:p>
            <text:p/>
            <text:p>2. There is so much information on OSM webpages that beginners could get lost. It may be helpful to create a more friendly way to have these Guidelines that could reach everyone, especially those that are starting on the OSM community. We need to remember as well that a lot of these newcomers <text:s/>to the OSM are younger people who learn in a different way than the past generations.</text:p>
            <text:p><text:s/>It is necessary to be more creative in finding ways that the Guidelines and new changes should be more available</text:p>
          </table:table-cell>
          <table:table-cell table:number-columns-repeated="16383"/>
        </table:table-row>
        <table:table-row table:style-name="ro3">
          <table:table-cell office:value-type="string" table:style-name="ce4">
            <text:p>1: give the ability to choose <text:s/>Photon ad an alternative geocoder in osm.org. we lose many potential user/contributor due to nominatim limitation</text:p>
            <text:p>2: give the ability to measure distances in osm.org. imho this is a basic requirement for users and mappers and <text:s/>will not entail any competition with current commercial osm users</text:p>
            <text:p>3: expand the collaboration with wikimedia at a central (and therefore not only local) level also at the level of hardware and technical support. they certainly have an interest in our project and at the same time an enormously larger amount of volunteers, technicians, hardware resources etc.</text:p>
          </table:table-cell>
          <table:table-cell table:number-columns-repeated="16383"/>
        </table:table-row>
        <table:table-row table:style-name="ro41">
          <table:table-cell office:value-type="string" table:style-name="ce4">
            <text:p>8S2 <text:s/>.I chose ..adopt a policy formally approving artificial intelligence/machine learning tools but only if local communities agree?</text:p>
            <text:p/>
            <text:p>I would caveat that by adding in the proviso that AI/ML should be implemented <text:s/>local communities to an agreed, clear and achievable global method statement - set of guidelines that does not compromise data quality or editability/ownership.</text:p>
          </table:table-cell>
          <table:table-cell table:number-columns-repeated="16383"/>
        </table:table-row>
        <table:table-row table:style-name="ro8">
          <table:table-cell office:value-type="string" table:style-name="ce2">
            <text:p>A 2.0 dimension is sorely missing in OpenStreetMap.</text:p>
            <text:p>Today you can put someone as an friend, send a message, ... but that's all you can do.</text:p>
            <text:p>There are dynamic features for monitoring (as achavi or latest changes allow) or mobilizing groups of contributors that would be welcome.</text:p>
          </table:table-cell>
          <table:table-cell table:number-columns-repeated="16383"/>
        </table:table-row>
        <table:table-row table:style-name="ro12">
          <table:table-cell office:value-type="string" table:style-name="ce4">
            <text:p>A better Geocoder, a Nominatim 2.0 with more elastic search would be great.</text:p>
          </table:table-cell>
          <table:table-cell table:number-columns-repeated="16383"/>
        </table:table-row>
        <table:table-row table:style-name="ro2">
          <table:table-cell office:value-type="string" table:style-name="ce4">
            <text:p>A discussion on the rebrand of the OSM logo and an overhaul of the colours system and labelling of the OSM Map should be taken into account.</text:p>
          </table:table-cell>
          <table:table-cell table:number-columns-repeated="16383"/>
        </table:table-row>
        <table:table-row table:style-name="ro12">
          <table:table-cell office:value-type="string" table:style-name="ce4">
            <text:p>A few pages before I wrote some things.</text:p>
          </table:table-cell>
          <table:table-cell table:number-columns-repeated="16383"/>
        </table:table-row>
        <table:table-row table:style-name="ro12">
          <table:table-cell office:value-type="string" table:style-name="ce4">
            <text:p>A simple instructional system for novice users should be in place.</text:p>
          </table:table-cell>
          <table:table-cell table:number-columns-repeated="16383"/>
        </table:table-row>
        <table:table-row table:style-name="ro42">
          <table:table-cell office:value-type="string" table:style-name="ce4">
            <text:p>A. Fokus on saving the climate. We are in a climate crisis and IMO every singe person and group needs to think about how to help fix this. A strong campaign by OSM to Fokus on tooling and mapping to help save the climate would be a strong message to gather the community around a common goal. Eg. Bike infrastructure, Traffic evolution, Green/Trees in cities and such. Teaming up with universities on this would show how OSM data by the community is used in research and results.</text:p>
            <text:p/>
            <text:p>B. Fokus on improving communication with tooling and clear responsibilities. The tooling of the OSM community is what we used when the community was small. Now it is huge, which requires different tooling.<text:s/></text:p>
            <text:p/>
            <text:p>- @messages- and reaction on OSM comments (changesets and such) for example, would improve communication</text:p>
            <text:p/>
            <text:p>- clear ownership of parts of our infrastructure would improve communication. Eg. AFAIK no one is reponsible to maintain the OSM Wiki. Or at least I don’t know where the GitHub repo is to raise issues and who to talk to.</text:p>
            <text:p/>
            <text:p>- the discussion in OSM eg. about tagging is often dominated by mappers, sometimes editor builders. However, data consumers are just as important when deciding if a tagging is good or not. However, those people don’t take part. We should find a way to have all three parties feedback on tagging: mapper (ease of mapping), editor builder (ease of support in editor), data consumer (ease of usage in consuming software like routers and renderer).</text:p>
            <text:p/>
            <text:p>- existing maintainer need help. For example the OSM website has great maintainer but they seem overworked and sometimes rude.</text:p>
            <text:p/>
            <text:p>C. Fokus on cleaning up the tagging mess.<text:s/></text:p>
            <text:p/>
            <text:p>OSM is big now, so we need to pay our tagging dept. (See concept of “technical dept” in software development). We need to build a culture to clean up old messes and thus make the project easier to maintain, use by data consumers and learn by new mappers. Part of this are …</text:p>
            <text:p>- making smart mass edits a thing we do</text:p>
            <text:p>- building a better tag-Dokumentation</text:p>
            <text:p>- making cleanup part of the proposal process</text:p>
            <text:p>- setting a goal like “in 2021 we get rid of all deprecated tags in the osm database” and tracking this goal with a dashboard</text:p>
          </table:table-cell>
          <table:table-cell table:number-columns-repeated="16383"/>
        </table:table-row>
        <table:table-row table:style-name="ro9">
          <table:table-cell office:value-type="string" table:style-name="ce4">
            <text:p>About 1st question of diversity group. I see some FUD there. Moderation and conflict resolution mechanism between people is replaced by bureaucratic norm, which development is passed back again to community. I agree that something should be done (to reduce people distress), but I disagree that such approach really works.</text:p>
            <text:p/>
            <text:p>About AI usage. The right decision for OSM would be to bring two communities together. People who do manual map crafting MAY feel threatened by AI, not feeling as being useful for community, feeling like not understanding of AI makes them second sort citizens, or that mapping of OSM manually is useless. That's not that makes OSM community great together. What makes OSM great is low entry barrier, support for new people, welcoming them with explaining the basics and details. AI is just another step in technology, and on par with supporting manual map crafting, the OSM board should encourage knowledge share and structure of AI tools. I am not sure if it is possible to create manual crafting layer cross-validated by people who can form a guild and have offline meetings to know each other, but that sounds like a nice cause.</text:p>
          </table:table-cell>
          <table:table-cell table:number-columns-repeated="16383"/>
        </table:table-row>
        <table:table-row table:style-name="ro4">
          <table:table-cell office:value-type="string" table:style-name="ce4">
            <text:p>About AI policy: there needs to be a fix for not the AI as such, but for global and remote tools. Current "discuss with locals" means any idiot can block the useful work, and there needs to be a way to remove local idiots from decision making, allowing for non-total agreement and settlement mechanisms, instead of current "fix all the concerns, including invalid and delusional".</text:p>
          </table:table-cell>
          <table:table-cell table:number-columns-repeated="16383"/>
        </table:table-row>
        <table:table-row table:style-name="ro12">
          <table:table-cell office:value-type="string" table:style-name="ce4">
            <text:p>About AI, if used, maybe mark AI generated edits in a standard way so they can be filtered.</text:p>
          </table:table-cell>
          <table:table-cell table:number-columns-repeated="16383"/>
        </table:table-row>
        <table:table-row table:style-name="ro43">
          <table:table-cell office:value-type="string" table:style-name="ce4">
            <text:p>About using AI for mapping: I think that AIs might be a great tool for detecting possible flaws in OSM. A qa tool like osmose or keepright could be based on an AI, but local users should always verify the issue on-the-ground unless other imagery is actually usable.</text:p>
            <text:p>I've seen a few obvious mapping mistake caused by facebook's map-with-ai. It detects a missing way and user just clicks "ok" without actually checking. If this would be used on a greater scale, data quality would degrade a lot and people would just move away from OSM eventually.</text:p>
            <text:p>So: Mapping with AI: No! <text:s/>QA with AI: Yep!</text:p>
          </table:table-cell>
          <table:table-cell table:number-columns-repeated="16383"/>
        </table:table-row>
        <table:table-row table:style-name="ro12">
          <table:table-cell office:value-type="string" table:style-name="ce4">
            <text:p>Accurately describe the financial value to OSM on the world.</text:p>
          </table:table-cell>
          <table:table-cell table:number-columns-repeated="16383"/>
        </table:table-row>
        <table:table-row table:style-name="ro12">
          <table:table-cell office:value-type="string" table:style-name="ce4">
            <text:p>Acho bom a parceria e sugestão para desenvolvedores voluntários.</text:p>
          </table:table-cell>
          <table:table-cell table:number-columns-repeated="16383"/>
        </table:table-row>
        <table:table-row table:style-name="ro12">
          <table:table-cell office:value-type="string" table:style-name="ce4">
            <text:p>Additional android navigation app's and offline maps, beyond what OsmAnd provides, should be supported.</text:p>
          </table:table-cell>
          <table:table-cell table:number-columns-repeated="16383"/>
        </table:table-row>
        <table:table-row table:style-name="ro16">
          <table:table-cell office:value-type="string" table:style-name="ce4">
            <text:p>Adopt<text:s/></text:p>
            <text:p>- Non-violent communications - as a best practice <text:s/>( as a root problem of diversity )</text:p>
            <text:p>- adopt OSM Oath ( based on https://en.wikipedia.org/wiki/MBA_Oath )</text:p>
            <text:p>- promote: Collaborative mapping; <text:s/>Collaborative learning; <text:s/>Collaborative <text:s/>co-creating <text:s/>- <text:s/>as a diversity tool</text:p>
            <text:p/>
            <text:p/>
            <text:p>"Diversity Training’ Doesn’t Work. This Might."</text:p>
            <text:p>https://heterodoxacademy.org/blog/diversity-training-doesnt-work-this-might/</text:p>
          </table:table-cell>
          <table:table-cell table:number-columns-repeated="16383"/>
        </table:table-row>
        <table:table-row table:style-name="ro44">
          <table:table-cell office:value-type="string" table:style-name="ce4">
            <text:p>Adopt a corporate member admission policy, which bans members (both current and aspiring) that are widely known (with published evidence) to have had problems regarding compliance with law, human rights and protection of the environment.</text:p>
            <text:p/>
            <text:p>Examples of bad candidates:</text:p>
            <text:p><text:s text:c="4"/>Share holders of Alphabet Inc., the parent company of Google, and any other public company (like Facebook and Microsoft) owned by the same share holders.</text:p>
            <text:p><text:s text:c="8"/>https://www.nasdaq.com/market-activity/stocks/googl/institutional-holdings</text:p>
            <text:p><text:s text:c="8"/>https://www.nasdaq.com/market-activity/stocks/goog/institutional-holdings</text:p>
            <text:p><text:s text:c="4"/>Entities funded or owned in part or in total by Google or its dependant program “Google Summer of Code”.</text:p>
            <text:p><text:s text:c="8"/>https://summerofcode.withgoogle.com/organizations/</text:p>
            <text:p><text:s text:c="4"/>Entities funded or owned in part or in total by In-Q-Tel, the venture capital company owned by the Central Intelligence Agency of the federal government of the United States.</text:p>
            <text:p><text:s text:c="8"/>https://www.iqt.org/portfolio/</text:p>
            <text:p><text:s text:c="4"/>Entities funded or owned in part or in total by DARPA, NSA, FBI or any other dependency of the Department of Defence of the federal government of the United States.</text:p>
            <text:p/>
            <text:p>There is published evidence as well as legal sentences which prove that many of the entities funded or owned by these companies or governmental dependencies have committed grave crimes that attempt against the common well being and even violate laws and human rights.</text:p>
            <text:p/>
            <text:p>I provide you through the following link (of my own project) with 12 different articles from different established and recognised journalism websites which have covered the damage this companies have intentionally produced to the rest of society.</text:p>
            <text:p>https://urbanforest-ai.neocities.org/funding/</text:p>
          </table:table-cell>
          <table:table-cell table:number-columns-repeated="16383"/>
        </table:table-row>
        <table:table-row table:style-name="ro2">
          <table:table-cell office:value-type="string" table:style-name="ce4">
            <text:p>Again, I would be interested in hearing Board's view on paid contributors and the trends around digital jobs and microtasking in developing countries.</text:p>
          </table:table-cell>
          <table:table-cell table:number-columns-repeated="16383"/>
        </table:table-row>
        <table:table-row table:style-name="ro4">
          <table:table-cell office:value-type="string" table:style-name="ce4">
            <text:p>Again: OSM should better leverage all the business data available to make neutral location based services possible and allow people to see that data on the map. Which in turn will create dynamics for businesses to register with OSM. Maybe leave that to a company with a licensing deal to finance OSM. A bit like the .org registry finances ISOC and the IETF.</text:p>
          </table:table-cell>
          <table:table-cell table:number-columns-repeated="16383"/>
        </table:table-row>
        <table:table-row table:style-name="ro2">
          <table:table-cell office:value-type="string" table:style-name="ce4">
            <text:p>AI is fine as long as it does no harm to the data. <text:s/>Adoption of AI can only be approved if it's demonstrated that it does no harm to existing data and is not adding false data.</text:p>
          </table:table-cell>
          <table:table-cell table:number-columns-repeated="16383"/>
        </table:table-row>
        <table:table-row table:style-name="ro45">
          <table:table-cell office:value-type="string" table:style-name="ce4">
            <text:p>AI mapping is more about the QA stuff, so should be emphasis while doing AI mapping, the people should write down what he do with QA.</text:p>
          </table:table-cell>
          <table:table-cell table:number-columns-repeated="16383"/>
        </table:table-row>
        <table:table-row table:style-name="ro2">
          <table:table-cell office:value-type="string" table:style-name="ce4">
            <text:p>AI should only be used on active and large community (Like in europe) and with consent from the locals. If there is no response from the locals or there is no community yet, it shouldn't be done</text:p>
          </table:table-cell>
          <table:table-cell table:number-columns-repeated="16383"/>
        </table:table-row>
        <table:table-row table:style-name="ro12">
          <table:table-cell office:value-type="string" table:style-name="ce4">
            <text:p>AI work would be interesting to see if we can improve OSM especially in areas that are not actively mapped.</text:p>
          </table:table-cell>
          <table:table-cell table:number-columns-repeated="16383"/>
        </table:table-row>
        <table:table-row table:style-name="ro2">
          <table:table-cell office:value-type="string" table:style-name="ce4">
            <text:p>All instructions for drawing OSM maps should be updated. Obsolte instructions deleted. Clear guidance how to handle national deviations. Translation of instructions to all EU languages.</text:p>
          </table:table-cell>
          <table:table-cell table:number-columns-repeated="16383"/>
        </table:table-row>
        <table:table-row table:style-name="ro20">
          <table:table-cell office:value-type="string" table:style-name="ce4">
            <text:p>All mainstream OSM tools, no matter for editing or viewing data, are now in 2D format presenting a flat map with Mercator projection. It have caused OSM tp lack suppprt for anything near polar area, anything near 180° longitude, anything that are in 3D like pedestrian or tunnel network, and anything that are indoor, and such. Those area area that difficult to be covered solely by volunteers, amd while there are some tools for like 3D or indoor mapping for OSM that are available to public and editor, they remain much limited and not easy to use by regular editors. OSMF should focus on these aspects to help improving the usefulness of OSM data.</text:p>
            <text:p>Vector map is also something that need to be done asap since it enable rotation of map and Internationalization rendering of map label, which are essential to many use of OSM map data by people around the world, and would also encourage the completion of related data in the map.</text:p>
          </table:table-cell>
          <table:table-cell table:number-columns-repeated="16383"/>
        </table:table-row>
        <table:table-row table:style-name="ro12">
          <table:table-cell office:value-type="string" table:style-name="ce4">
            <text:p>Allow anonymous Cryptocurrency Donations, especially via Bitcoin, Bitcoin Cash, Litecoin and Dogecoin</text:p>
          </table:table-cell>
          <table:table-cell table:number-columns-repeated="16383"/>
        </table:table-row>
        <table:table-row table:style-name="ro12">
          <table:table-cell office:value-type="string" table:style-name="ce4">
            <text:p>Allow more flexibility in the schema for hiking and walking versus driving and biking.</text:p>
          </table:table-cell>
          <table:table-cell table:number-columns-repeated="16383"/>
        </table:table-row>
        <table:table-row table:style-name="ro4">
          <table:table-cell office:value-type="string" table:style-name="ce2">
            <text:p>Allow the website www.openstreetmap.org to evolve with additional tools (to attract new volunteers who are discouraged because they compare with other maps, even though Openstreetmap's philosophy is different). On the other hand, the ID editor should already be in version 3.</text:p>
          </table:table-cell>
          <table:table-cell table:number-columns-repeated="16383"/>
        </table:table-row>
        <table:table-row table:style-name="ro24">
          <table:table-cell office:value-type="string" table:style-name="ce4">
            <text:p>Although OSM provides the highest quality online maps that I am aware of, their rendering is still not nearly as good as what one gets (or got) with paper maps.</text:p>
            <text:p/>
            <text:p>It is not at all clear how to provide a rendering engine, and I am left with the impression it would take multiple developer-years to produce a new rendering engine.</text:p>
          </table:table-cell>
          <table:table-cell table:number-columns-repeated="16383"/>
        </table:table-row>
        <table:table-row table:style-name="ro12">
          <table:table-cell office:value-type="string" table:style-name="ce4">
            <text:p>always be a collective work</text:p>
          </table:table-cell>
          <table:table-cell table:number-columns-repeated="16383"/>
        </table:table-row>
        <table:table-row table:style-name="ro2">
          <table:table-cell office:value-type="string" table:style-name="ce4">
            <text:p>Always keep the focus on project financing, and strong accounting control. Along with this, delegate well the functions of each member.</text:p>
          </table:table-cell>
          <table:table-cell table:number-columns-repeated="16383"/>
        </table:table-row>
        <table:table-row table:style-name="ro46">
          <table:table-cell office:value-type="string" table:style-name="ce2">
            <text:p>Any tool to improve the quality of the map (AI, donations, paid development) should be explored and is welcome as long as it does not harm it and as long as it is used in agreement with local communities.</text:p>
            <text:p>More attention should be paid to tag standardization and enforcement of guidelines, even in an automated way, because many mappers end up doing more damage than anything else.</text:p>
            <text:p>Integration with government data streams, such as building permits and road changes, could be explored to improve map updating.</text:p>
            <text:p>It's probably time for the community to identify 'area managers'" with the role of overseeing changes to the map in a given area."</text:p>
          </table:table-cell>
          <table:table-cell table:number-columns-repeated="16383"/>
        </table:table-row>
        <table:table-row table:style-name="ro12">
          <table:table-cell office:value-type="string" table:style-name="ce4">
            <text:p>Arbitrator's role in disputes between communities and companies</text:p>
          </table:table-cell>
          <table:table-cell table:number-columns-repeated="16383"/>
        </table:table-row>
        <table:table-row table:style-name="ro4">
          <table:table-cell office:value-type="string" table:style-name="ce4">
            <text:p>Are there any considerations for further development of OSM such as.</text:p>
            <text:p>- protection against vandalism</text:p>
            <text:p>- area types</text:p>
          </table:table-cell>
          <table:table-cell table:number-columns-repeated="16383"/>
        </table:table-row>
        <table:table-row table:style-name="ro4">
          <table:table-cell office:value-type="string" table:style-name="ce4">
            <text:p>As answered in previous question; I think vector tiles might give a noticeable boost in OSM PR. If it is to be implemented, I think a major goal should be for it to outperform other all-vector maps like Google Maps. GMaps on my 4k screen runs like a drunken snail and I'd prefer raster over that.</text:p>
          </table:table-cell>
          <table:table-cell table:number-columns-repeated="16383"/>
        </table:table-row>
        <table:table-row table:style-name="ro10">
          <table:table-cell office:value-type="string" table:style-name="ce4">
            <text:p>As the board steps into a more "software management" direction (with the micro projects, hiring of a dev, etc), I hope the board continues to prioritize improvement of existing systems over creation of new systems. A few great core systems which enable a nice ecosystem are far superior than tens of "just ok" core systems that enable only frustration.<text:s/></text:p>
            <text:p/>
            <text:p>I've no cause for alarm on this front, I think the team is doing well so far, just wanted to share some advice</text:p>
          </table:table-cell>
          <table:table-cell table:number-columns-repeated="16383"/>
        </table:table-row>
        <table:table-row table:style-name="ro12">
          <table:table-cell office:value-type="string" table:style-name="ce4">
            <text:p>assist osm community to develop a more consistent tagging system</text:p>
          </table:table-cell>
          <table:table-cell table:number-columns-repeated="16383"/>
        </table:table-row>
        <table:table-row table:style-name="ro12">
          <table:table-cell office:value-type="string" table:style-name="ce4">
            <text:p>At the current moment I have no comments.</text:p>
          </table:table-cell>
          <table:table-cell table:number-columns-repeated="16383"/>
        </table:table-row>
        <table:table-row table:style-name="ro10">
          <table:table-cell office:value-type="string" table:style-name="ce4">
            <text:p>Automated tools of any form are dangerous if they are permitted to erase map items entered manually - there may be errors in manual input but by far the greatest opportunity for widespread error is the use of algorithms of any form. Additions are OK, but if there is a clash there must be a requirement that either the automated input is depracated or the change is made manually. I have experienced the use of automation for the Mairies in northern France where correct information known from local sources was wiped and replaced by automated insertion of incorrect information.</text:p>
          </table:table-cell>
          <table:table-cell table:number-columns-repeated="16383"/>
        </table:table-row>
        <table:table-row table:style-name="ro4">
          <table:table-cell office:value-type="string" table:style-name="ce4">
            <text:p>Automatised mapping has to be the way forward in order to be able to compete with commercial products, e.g. outline mapping of houses, forests, etc. This of course requires some oversight by volunteers, e.g. screening results. These could be marketed as low-effort contributions by osm newcomers.</text:p>
          </table:table-cell>
          <table:table-cell table:number-columns-repeated="16383"/>
        </table:table-row>
        <table:table-row table:style-name="ro2">
          <table:table-cell office:value-type="string" table:style-name="ce4">
            <text:p>Be careful not to take the same decisions (deleterious) taken by the Ubuntu team, which caused the flight of volunteers and the collapse of an important and valid project.</text:p>
          </table:table-cell>
          <table:table-cell table:number-columns-repeated="16383"/>
        </table:table-row>
        <table:table-row table:style-name="ro2">
          <table:table-cell office:value-type="string" table:style-name="ce4">
            <text:p>Be more in touch with the diverse and inclusive communities of OSM, and take actions for their participation and strengthening.</text:p>
          </table:table-cell>
          <table:table-cell table:number-columns-repeated="16383"/>
        </table:table-row>
        <table:table-row table:style-name="ro2">
          <table:table-cell office:value-type="string" table:style-name="ce4">
            <text:p>Be more open on ALL processes inside board decision making, working group decision making. Even more when spending money.</text:p>
          </table:table-cell>
          <table:table-cell table:number-columns-repeated="16383"/>
        </table:table-row>
        <table:table-row table:style-name="ro8">
          <table:table-cell office:value-type="string" table:style-name="ce4">
            <text:p>Being more open in all processes, decision making. And even more when spending money is involved. Same should apply to all working groups, even more when money is involved.<text:s/></text:p>
            <text:p>Aknowldge that conflict of interest happens, and apply policy in these cases.</text:p>
            <text:p>Question S2 (AI) was badly worded and result should not be recognised as valid.</text:p>
          </table:table-cell>
          <table:table-cell table:number-columns-repeated="16383"/>
        </table:table-row>
        <table:table-row table:style-name="ro12">
          <table:table-cell office:value-type="string" table:style-name="ce4">
            <text:p>Better address search on osm.org</text:p>
          </table:table-cell>
          <table:table-cell table:number-columns-repeated="16383"/>
        </table:table-row>
        <table:table-row table:style-name="ro12">
          <table:table-cell office:value-type="string" table:style-name="ce4">
            <text:p>better proposal process / tool for voting</text:p>
          </table:table-cell>
          <table:table-cell table:number-columns-repeated="16383"/>
        </table:table-row>
        <table:table-row table:style-name="ro4">
          <table:table-cell office:value-type="string" table:style-name="ce4">
            <text:p>Board directors should be sensitive to OSM data depicting correct political boundaries, based on the consumer (human, browser, mobile)'s location. For example: India's boundaries in the Jammu and Kashmir Union Territory in OSM data are incorrect. For Indian users, correct boundaries should be visible.</text:p>
          </table:table-cell>
          <table:table-cell table:number-columns-repeated="16383"/>
        </table:table-row>
        <table:table-row table:style-name="ro3">
          <table:table-cell office:value-type="string" table:style-name="ce4">
            <text:p>Board should establish a mechanism to check whether the regional chapter are monitoring the country level representatives.</text:p>
            <text:p>Monitoring in the sense:</text:p>
            <text:p>1. Monitoring in financial Accountability.</text:p>
            <text:p>2. Monitoring in Audit and Taxation.</text:p>
            <text:p>3. Monitoring <text:s/>in contribution to own country.</text:p>
            <text:p>4. Monitoring the progress in filling OSM data gap.</text:p>
            <text:p>5. Monitoring the regional balance</text:p>
          </table:table-cell>
          <table:table-cell table:number-columns-repeated="16383"/>
        </table:table-row>
        <table:table-row table:style-name="ro12">
          <table:table-cell office:value-type="string" table:style-name="ce4">
            <text:p>Bruce Wayne is Batman.</text:p>
          </table:table-cell>
          <table:table-cell table:number-columns-repeated="16383"/>
        </table:table-row>
        <table:table-row table:style-name="ro12">
          <table:table-cell office:value-type="string" table:style-name="ce4">
            <text:p>Build a good, worldwide community committed to open advancement.</text:p>
          </table:table-cell>
          <table:table-cell table:number-columns-repeated="16383"/>
        </table:table-row>
        <table:table-row table:style-name="ro2">
          <table:table-cell office:value-type="string" table:style-name="ce4">
            <text:p>Can OpenStreetMap clarify the relationship with Mapillary and what is the future of OSm in terms of collecting imagery with an own server and not from big companies that commercialize with the personal data of OSM users.</text:p>
          </table:table-cell>
          <table:table-cell table:number-columns-repeated="16383"/>
        </table:table-row>
        <table:table-row table:style-name="ro4">
          <table:table-cell office:value-type="string" table:style-name="ce4">
            <text:p>Can we do more to discourage imports of "free" (and worth what we paid for it) data? <text:s/>CanVec in Canada continues to be a curse, as well-meaning people still import this garbage, encouraged by a totally out-of-date wiki. <text:s/>We can do far better. <text:s/>And this is just one country.</text:p>
          </table:table-cell>
          <table:table-cell table:number-columns-repeated="16383"/>
        </table:table-row>
        <table:table-row table:style-name="ro12">
          <table:table-cell office:value-type="string" table:style-name="ce4">
            <text:p>Clear statement re: street view data. Costs of hardware, software development, maintenance, and proposed fees for usage.</text:p>
          </table:table-cell>
          <table:table-cell table:number-columns-repeated="16383"/>
        </table:table-row>
        <table:table-row table:style-name="ro10">
          <table:table-cell office:value-type="string" table:style-name="ce4">
            <text:p>Coach lines shouldn´t be displayed in the same way as normal local bus lines on the Public Transport and ÖPNV maps. Since bus lines are only visible on a small zoom stage and coach lines have stop distances that exceed the visibility limit of normal bus lines, showing them offers no benefit. If anything it only confuses users, since displaying them like normal bus lines can suggest that there is regular Public transport in areas and on routes where there isn´t any in reality. Officially adapting route=coach and then displaying these lines different from bus lines could solve these issues.</text:p>
          </table:table-cell>
          <table:table-cell table:number-columns-repeated="16383"/>
        </table:table-row>
        <table:table-row table:style-name="ro8">
          <table:table-cell office:value-type="string" table:style-name="ce2">
            <text:p>Collecting data is good, but the presentation is also necessary and should be improved.</text:p>
            <text:p>The function of the homepage should be actively maintained.</text:p>
            <text:p>With software, there are many, partly redundant projects and lone fighters;</text:p>
            <text:p>OSM should promote, mediate and coordinate cooperation here.</text:p>
          </table:table-cell>
          <table:table-cell table:number-columns-repeated="16383"/>
        </table:table-row>
        <table:table-row table:style-name="ro10">
          <table:table-cell office:value-type="string" table:style-name="ce4">
            <text:p>Companies with paid mappers can swamp areas with large numbers of edits that are difficult to review by local mappers -- possibly due to the use of AI techniques -- if it were possible to stagger such edits over time, it might aid review and stop 100's of edits appearing over particular cities/regions in a day. This is important when such mapping doesn't always consider other objects already mapped (perhaps using different/previous satellite imagery - or even from a survey on foot). An area where a gentlebeing's agreement might be useful.</text:p>
          </table:table-cell>
          <table:table-cell table:number-columns-repeated="16383"/>
        </table:table-row>
        <table:table-row table:style-name="ro2">
          <table:table-cell office:value-type="string" table:style-name="ce4">
            <text:p>Consult with local chapters on what satellite imagery to display. New imagery isn't always good or useful imagery, e.g. poor focus, clouds, excess shadow, etc.</text:p>
          </table:table-cell>
          <table:table-cell table:number-columns-repeated="16383"/>
        </table:table-row>
        <table:table-row table:style-name="ro2">
          <table:table-cell office:value-type="string" table:style-name="ce4">
            <text:p>Contact with public authorities to implement the open-data requirements of the EU (INSPIRE) OSM compliant. Thus, more public data could be used in OSM.</text:p>
          </table:table-cell>
          <table:table-cell table:number-columns-repeated="16383"/>
        </table:table-row>
        <table:table-row table:style-name="ro12">
          <table:table-cell office:value-type="string" table:style-name="ce4">
            <text:p>Corporate interests undermine the open nature of OSM. Please stop their special treatment.</text:p>
          </table:table-cell>
          <table:table-cell table:number-columns-repeated="16383"/>
        </table:table-row>
        <table:table-row table:style-name="ro2">
          <table:table-cell office:value-type="string" table:style-name="ce4">
            <text:p>Corporate takeover by either spam mapping with ai or finance influencing osm thru the foundation are the most important things</text:p>
          </table:table-cell>
          <table:table-cell table:number-columns-repeated="16383"/>
        </table:table-row>
        <table:table-row table:style-name="ro2">
          <table:table-cell office:value-type="string" table:style-name="ce4">
            <text:p>Could you enforce the ODbL license to companies that use the data we create? I solemnly ask the OSM Foundation to call in lawyers and prosecute those who do not respect our work and our community.</text:p>
          </table:table-cell>
          <table:table-cell table:number-columns-repeated="16383"/>
        </table:table-row>
        <table:table-row table:style-name="ro2">
          <table:table-cell office:value-type="string" table:style-name="ce4">
            <text:p>Create a public framework for Virtualization of cities for academic purposes in easily accessible development environments such as Unity with assets like CityGen3D, Real World Terrain, Easy Roads and others.</text:p>
          </table:table-cell>
          <table:table-cell table:number-columns-repeated="16383"/>
        </table:table-row>
        <table:table-row table:style-name="ro2">
          <table:table-cell office:value-type="string" table:style-name="ce4">
            <text:p>DANKE!</text:p>
            <text:p>THANKS!</text:p>
          </table:table-cell>
          <table:table-cell table:number-columns-repeated="16383"/>
        </table:table-row>
        <table:table-row table:style-name="ro8">
          <table:table-cell office:value-type="string" table:style-name="ce4">
            <text:p>Devise an easy-to-implement system to remedy the damage caused by inexperienced mappers.</text:p>
            <text:p/>
            <text:p>I translate into English with Google Translate</text:p>
            <text:p>Design an easy-to-apply system to remedy the damage done by inexperienced mappers</text:p>
          </table:table-cell>
          <table:table-cell table:number-columns-repeated="16383"/>
        </table:table-row>
        <table:table-row table:style-name="ro2">
          <table:table-cell office:value-type="string" table:style-name="ce4">
            <text:p>Diversity and Inclusion seems to be only talked about a lot in emails. The board should encourage those to champion it through actions not only good public relations that does virtually no good.</text:p>
          </table:table-cell>
          <table:table-cell table:number-columns-repeated="16383"/>
        </table:table-row>
        <table:table-row table:style-name="ro12">
          <table:table-cell office:value-type="string" table:style-name="ce4">
            <text:p>Diversity and providing a safe space should be the top priority, but it was not in theboptions.</text:p>
          </table:table-cell>
          <table:table-cell table:number-columns-repeated="16383"/>
        </table:table-row>
        <table:table-row table:style-name="ro4">
          <table:table-cell office:value-type="string" table:style-name="ce4">
            <text:p>Diversity of the OSMF: Global representation</text:p>
            <text:p>- Impact of the fee waiver policy: Is the board receiving a more representative voice from the community, are grantees contributing to working groups and committees, what's the ease of joining a working group? Any barriers?</text:p>
          </table:table-cell>
          <table:table-cell table:number-columns-repeated="16383"/>
        </table:table-row>
        <table:table-row table:style-name="ro12">
          <table:table-cell office:value-type="string" table:style-name="ce4">
            <text:p>Do a second round of microgrants!</text:p>
          </table:table-cell>
          <table:table-cell table:number-columns-repeated="16383"/>
        </table:table-row>
        <table:table-row table:style-name="ro2">
          <table:table-cell office:value-type="string" table:style-name="ce4">
            <text:p>Do more for the standardization of tagging schemes. There are still many areas where tagging types compete and waste resources, or tools make it difficult to use because there are multiple types.</text:p>
          </table:table-cell>
          <table:table-cell table:number-columns-repeated="16383"/>
        </table:table-row>
        <table:table-row table:style-name="ro2">
          <table:table-cell office:value-type="string" table:style-name="ce4">
            <text:p>Do not bring "political" problems to project where only (basic) barriers of entry is: device (desktop, laptop, tablet, smartphone) and decent internet connection.</text:p>
          </table:table-cell>
          <table:table-cell table:number-columns-repeated="16383"/>
        </table:table-row>
        <table:table-row table:style-name="ro4">
          <table:table-cell office:value-type="string" table:style-name="ce4">
            <text:p>doing good work... i think there are ways to develop or improve quality of data with better permission schemas and authorization / authentication work... i know it's a lot of work, but something to start considering for growing the product towards greater accessibility</text:p>
          </table:table-cell>
          <table:table-cell table:number-columns-repeated="16383"/>
        </table:table-row>
        <table:table-row table:style-name="ro12">
          <table:table-cell office:value-type="string" table:style-name="ce4">
            <text:p>dont car</text:p>
          </table:table-cell>
          <table:table-cell table:number-columns-repeated="16383"/>
        </table:table-row>
        <table:table-row table:style-name="ro12">
          <table:table-cell office:value-type="string" table:style-name="ce5">
            <text:p>Don't know it.</text:p>
          </table:table-cell>
          <table:table-cell table:number-columns-repeated="16383"/>
        </table:table-row>
        <table:table-row table:style-name="ro4">
          <table:table-cell office:value-type="string" table:style-name="ce2">
            <text:p>Due to Corona, many organizations have set up large BigBlueButton clusters. In administrator circles it has already been discussed whether these computing capacities can be used at night for other tasks. Possibly computing capacities can be acquired here, e.g. for VectorTile creation.</text:p>
          </table:table-cell>
          <table:table-cell table:number-columns-repeated="16383"/>
        </table:table-row>
        <table:table-row table:style-name="ro2">
          <table:table-cell office:value-type="string" table:style-name="ce4">
            <text:p>Edits motivated by extreme racial, political and/or ethnic inclinations (Don't want another "Jewtropolis" scenario messing up the map yet again)</text:p>
          </table:table-cell>
          <table:table-cell table:number-columns-repeated="16383"/>
        </table:table-row>
        <table:table-row table:style-name="ro4">
          <table:table-cell office:value-type="string" table:style-name="ce4">
            <text:p>Emphasise and encourage the mapping of paths and trails. It is still the major advantage OSM has over other maps but seems to be undervalued by the community. There are many areas where paths are poorly mapped. As a result Google Maps is rapidly mapping paths.</text:p>
          </table:table-cell>
          <table:table-cell table:number-columns-repeated="16383"/>
        </table:table-row>
        <table:table-row table:style-name="ro12">
          <table:table-cell office:value-type="string" table:style-name="ce4">
            <text:p>Enable communication channels to hear the opinions of those who do not actively participate in the local chapters.</text:p>
          </table:table-cell>
          <table:table-cell table:number-columns-repeated="16383"/>
        </table:table-row>
        <table:table-row table:style-name="ro12">
          <table:table-cell office:value-type="string" table:style-name="ce4">
            <text:p>Encourage retention of new mappers.</text:p>
          </table:table-cell>
          <table:table-cell table:number-columns-repeated="16383"/>
        </table:table-row>
        <table:table-row table:style-name="ro2">
          <table:table-cell office:value-type="string" table:style-name="ce4">
            <text:p>Encourage the possibility of 3D rendering. I'm drawing buildings in 3S but as far as I know F4Demo is the only fairly useful renderer for Denmark,</text:p>
          </table:table-cell>
          <table:table-cell table:number-columns-repeated="16383"/>
        </table:table-row>
        <table:table-row table:style-name="ro12">
          <table:table-cell office:value-type="string" table:style-name="ce4">
            <text:p>environmental sustainability?</text:p>
          </table:table-cell>
          <table:table-cell table:number-columns-repeated="16383"/>
        </table:table-row>
        <table:table-row table:style-name="ro4">
          <table:table-cell office:value-type="string" table:style-name="ce2">
            <text:p>Establish a climate of trust and caring (starting with its members towards any member of the community, no matter how aggressive they are). Change its mode of governance in this sense. Do not forget that the more sincere you are and the more you say what you do, openly and not in secret, the more you gain the trust of the community.</text:p>
          </table:table-cell>
          <table:table-cell table:number-columns-repeated="16383"/>
        </table:table-row>
        <table:table-row table:style-name="ro8">
          <table:table-cell office:value-type="string" table:style-name="ce4">
            <text:p>Establish procedures to bindingly clarify open mapping issues (mapper voting).</text:p>
            <text:p>Goal: binding mapping rules, uniform tag definitions (with special national rules set by local chapter).<text:s/></text:p>
            <text:p/>
            <text:p>Provide map with worldwide Latin script.</text:p>
          </table:table-cell>
          <table:table-cell table:number-columns-repeated="16383"/>
        </table:table-row>
        <table:table-row table:style-name="ro3">
          <table:table-cell office:value-type="string" table:style-name="ce4">
            <text:p>Evaluate how the concept of a street made up of separately mapped parts (cycleways, footways, etc.) can be modeled in OSM. (See this SotM talk: https://www.youtube.com/watch?v=pMCnEFzjPD8).</text:p>
            <text:p>Mapping different parts of a street separately without any logical ("in-the-data") connection is - in a way - "mapping for the renderer". Humans may often be able to infer from a map that a separately mapped cycleway belongs to a nearby street, but a lot of potential value is currently lost for data consumers of all kind. For example, bicycle and pedestrian routing with OSM data currently yields significantly worse results than car routing.</text:p>
            <text:p>One interesting proposed solution is https://wiki.openstreetmap.org/wiki/Proposed_features/Relation:street</text:p>
          </table:table-cell>
          <table:table-cell table:number-columns-repeated="16383"/>
        </table:table-row>
        <table:table-row table:style-name="ro12">
          <table:table-cell office:value-type="string" table:style-name="ce4">
            <text:p>Everything’s just fine ????.</text:p>
          </table:table-cell>
          <table:table-cell table:number-columns-repeated="16383"/>
        </table:table-row>
        <table:table-row table:style-name="ro2">
          <table:table-cell office:value-type="string" table:style-name="ce4">
            <text:p>Evolving the technology of OSM forward. There have been several years ago announcements of new Datatypes (areas I think) and also a quality assurance system to prevent vandalism and fraud. I think this is missing.</text:p>
          </table:table-cell>
          <table:table-cell table:number-columns-repeated="16383"/>
        </table:table-row>
        <table:table-row table:style-name="ro12">
          <table:table-cell office:value-type="string" table:style-name="ce4">
            <text:p>Expanding the number of seats on the board, 7 is not much.</text:p>
          </table:table-cell>
          <table:table-cell table:number-columns-repeated="16383"/>
        </table:table-row>
        <table:table-row table:style-name="ro2">
          <table:table-cell office:value-type="string" table:style-name="ce4">
            <text:p>Explicitly improving communications, and working on the code of conduct implementation, should be a prime goal of the OSMF</text:p>
          </table:table-cell>
          <table:table-cell table:number-columns-repeated="16383"/>
        </table:table-row>
        <table:table-row table:style-name="ro12">
          <table:table-cell office:value-type="string" table:style-name="ce4">
            <text:p>Find a quick and easy way to add relationships and routes of civilized transportation</text:p>
          </table:table-cell>
          <table:table-cell table:number-columns-repeated="16383"/>
        </table:table-row>
        <table:table-row table:style-name="ro2">
          <table:table-cell office:value-type="string" table:style-name="ce4">
            <text:p>Find more local developers, in order to achieve better level of service than other providers (google, here, etc). This is exactly the supreme power of OSM for the future: Crowdsourcing</text:p>
          </table:table-cell>
          <table:table-cell table:number-columns-repeated="16383"/>
        </table:table-row>
        <table:table-row table:style-name="ro10">
          <table:table-cell office:value-type="string" table:style-name="ce4">
            <text:p>First of all, I would like to congratulate them for the fantastic work they do to make sure the OSM community continue growing and <text:s/>thriving. As a user and advocate of OSM data, I have found the development of OSM over the last years absolutely crucial for humanitarian and development work. Now, more than ever, the data is needed in advance of disasters (in fact to reduce disasters). Thus, I would like to encourage the board of directors to continue supporting mapping policies and strategies that encourage mapping of areas at high risk in particular of climate related hazards.</text:p>
          </table:table-cell>
          <table:table-cell table:number-columns-repeated="16383"/>
        </table:table-row>
        <table:table-row table:style-name="ro2">
          <table:table-cell office:value-type="string" table:style-name="ce4">
            <text:p>Fix the toxic accusation of US based organisations (OSM US, HOT) that OSM discussion channels are unsafe for participation. They are not.</text:p>
          </table:table-cell>
          <table:table-cell table:number-columns-repeated="16383"/>
        </table:table-row>
        <table:table-row table:style-name="ro2">
          <table:table-cell office:value-type="string" table:style-name="ce4">
            <text:p>Focus on an international layer that displays name only in English (as long as they are existing) and using english alphabet no matter the local language is.</text:p>
          </table:table-cell>
          <table:table-cell table:number-columns-repeated="16383"/>
        </table:table-row>
        <table:table-row table:style-name="ro8">
          <table:table-cell office:value-type="string" table:style-name="ce4">
            <text:p>For question 8 - using this as a clarification. Can have data PREP fro machine learning, which can be added after manual review.</text:p>
            <text:p>(so.. 'assisted mapping' instead of 'automated mapping', with consent of local communities as they'd be the key reviewers / mappers using the tools supplied</text:p>
          </table:table-cell>
          <table:table-cell table:number-columns-repeated="16383"/>
        </table:table-row>
        <table:table-row table:style-name="ro12">
          <table:table-cell office:value-type="string" table:style-name="ce4">
            <text:p>Formalization and registration of community chapters as entities within the local governments.</text:p>
          </table:table-cell>
          <table:table-cell table:number-columns-repeated="16383"/>
        </table:table-row>
        <table:table-row table:style-name="ro12">
          <table:table-cell office:value-type="string" table:style-name="ce4">
            <text:p>Formation de renforcement des communautés.</text:p>
          </table:table-cell>
          <table:table-cell table:number-columns-repeated="16383"/>
        </table:table-row>
        <table:table-row table:style-name="ro12">
          <table:table-cell office:value-type="string" table:style-name="ce4">
            <text:p>Formazione di base per mappatori volontari</text:p>
          </table:table-cell>
          <table:table-cell table:number-columns-repeated="16383"/>
        </table:table-row>
        <table:table-row table:style-name="ro12">
          <table:table-cell office:value-type="string" table:style-name="ce4">
            <text:p>Free Membership to the OSMF for the 10th most mappers yearly at each country (excluding corporated editors)</text:p>
          </table:table-cell>
          <table:table-cell table:number-columns-repeated="16383"/>
        </table:table-row>
        <table:table-row table:style-name="ro8">
          <table:table-cell office:value-type="string" table:style-name="ce4">
            <text:p>From a humanitarian perspective, I would draw the attention of the board of directors to the IASC standards to be more informed when voting on the creation and direction of a policy (ex: abuse of authority; accountability to affected populations; etc). This may provide a new framework with which to address the list of questions the board is addressing currently (ex: use of artificial intelligence when mapping - your answer may differ on who and what it is that you are mapping)</text:p>
          </table:table-cell>
          <table:table-cell table:number-columns-repeated="16383"/>
        </table:table-row>
        <table:table-row table:style-name="ro4">
          <table:table-cell office:value-type="string" table:style-name="ce2">
            <text:p>Further development of how consensus on mapping is reached and how this consensus is documented (keywords: proposal process; de facto power of individual editors; edit wars in the wiki). The board does not need to get involved in tagging, but it can point out ways to document community consensus (or dissent) and help ensure that this consensus is not undermined.</text:p>
          </table:table-cell>
          <table:table-cell table:number-columns-repeated="16383"/>
        </table:table-row>
        <table:table-row table:style-name="ro12">
          <table:table-cell office:value-type="string" table:style-name="ce4">
            <text:p>further development of the osm api, (database) datamodel and software interface ...</text:p>
          </table:table-cell>
          <table:table-cell table:number-columns-repeated="16383"/>
        </table:table-row>
        <table:table-row table:style-name="ro15">
          <table:table-cell office:value-type="string" table:style-name="ce4">
            <text:p>Getting and holding on to volunteers to contribute, monitor and maintain the database is vital.</text:p>
            <text:p>To a newcomer it's all very confusing and much clarity is needed, including brief descriptions and links to where the next level of information can be found. Many potential contributors just don't know about OSM and how other organisations use our data.</text:p>
            <text:p>I believe that while everyone should be free to do their own thing (within reasonable bounds) some bringing-together of all the disparate approaches is needed. Some guidance from the board based on member sentiment would be a good first step (and this survey is an excellent way to gauge member sentiment across the board, not just those who are most vocal).</text:p>
            <text:p>I feel that with some direction from the board, many more individuals and organisations who currently don't will find it worthwhile putting in more effort.</text:p>
            <text:p>A small working group focussed on the perspective of new and potential contributors could examine whether such a move towards rationalisation is possible without losing too many contributions (contributors x quantity per contributor). <text:s/>Their remit would be to recommend a broad approach to the board if they felt this was indeed possible. The board could then sanction further study and specific proposals for recommendation/adoption.</text:p>
            <text:p>All of the time it's vital that OSM remains strong enough to retain and grow its independence.</text:p>
            <text:p>For me, it's good to see some leadership starting to develop - essential as the organisation starts to mature.</text:p>
          </table:table-cell>
          <table:table-cell table:number-columns-repeated="16383"/>
        </table:table-row>
        <table:table-row table:style-name="ro12">
          <table:table-cell office:value-type="string" table:style-name="ce4">
            <text:p>glloq</text:p>
          </table:table-cell>
          <table:table-cell table:number-columns-repeated="16383"/>
        </table:table-row>
        <table:table-row table:style-name="ro4">
          <table:table-cell office:value-type="string" table:style-name="ce4">
            <text:p>Going after the attribution (and in general license) infringements. You asked about the priority of an updated attribution guideline, but we do not have to wait for this guideline in order to kindly ask, then publicly shame and potentially sue businesses whose use is not compatible with the provisions of the ODbL ("many any person aware..."</text:p>
          </table:table-cell>
          <table:table-cell table:number-columns-repeated="16383"/>
        </table:table-row>
        <table:table-row table:style-name="ro12">
          <table:table-cell office:value-type="string" table:style-name="ce4">
            <text:p>Good lord, PLEASE do vector tiles! &lt;3</text:p>
          </table:table-cell>
          <table:table-cell table:number-columns-repeated="16383"/>
        </table:table-row>
        <table:table-row table:style-name="ro12">
          <table:table-cell office:value-type="string" table:style-name="ce4">
            <text:p>Good luck to you all. It will never be easy, but try to keep the magic going and help it to become its next regeneration.</text:p>
          </table:table-cell>
          <table:table-cell table:number-columns-repeated="16383"/>
        </table:table-row>
        <table:table-row table:style-name="ro12">
          <table:table-cell office:value-type="string" table:style-name="ce4">
            <text:p>Great project!</text:p>
          </table:table-cell>
          <table:table-cell table:number-columns-repeated="16383"/>
        </table:table-row>
        <table:table-row table:style-name="ro12">
          <table:table-cell office:value-type="string" table:style-name="ce4">
            <text:p>Greets! Data captured by drones will help accuracy in mapping..?Thanks</text:p>
          </table:table-cell>
          <table:table-cell table:number-columns-repeated="16383"/>
        </table:table-row>
        <table:table-row table:style-name="ro2">
          <table:table-cell office:value-type="string" table:style-name="ce4">
            <text:p>Guard against social justice activists the same way you would guard against a third-party takeover, or they will eventually cripple openstreetmap.</text:p>
          </table:table-cell>
          <table:table-cell table:number-columns-repeated="16383"/>
        </table:table-row>
        <table:table-row table:style-name="ro12">
          <table:table-cell office:value-type="string" table:style-name="ce4">
            <text:p>Guidelines for managing local communications</text:p>
          </table:table-cell>
          <table:table-cell table:number-columns-repeated="16383"/>
        </table:table-row>
        <table:table-row table:style-name="ro2">
          <table:table-cell office:value-type="string" table:style-name="ce4">
            <text:p>Hacked account have been an issue. Script/AI is used to import huge amount of data with those accounts. Some automatic protection about that should be implemented.</text:p>
          </table:table-cell>
          <table:table-cell table:number-columns-repeated="16383"/>
        </table:table-row>
        <table:table-row table:style-name="ro2">
          <table:table-cell office:value-type="string" table:style-name="ce4">
            <text:p>Have in mind what's going on around the world:</text:p>
            <text:p>https://youtu.be/8o3q3pqi1fs</text:p>
          </table:table-cell>
          <table:table-cell table:number-columns-repeated="16383"/>
        </table:table-row>
        <table:table-row table:style-name="ro12">
          <table:table-cell office:value-type="string" table:style-name="ce4">
            <text:p>Help with global communication to attract more mappers.</text:p>
          </table:table-cell>
          <table:table-cell table:number-columns-repeated="16383"/>
        </table:table-row>
        <table:table-row table:style-name="ro4">
          <table:table-cell office:value-type="string" table:style-name="ce2">
            <text:p>HighDPI is an important topic in my opinion. Almost on all modern devices, the OSM maps no longer look contemporary and are partly unreadable (cyclist map aside). This is also a direct jumping off point for many potential users, who despite the quality and diversity of the OSM data then turn away directly to the big players.</text:p>
          </table:table-cell>
          <table:table-cell table:number-columns-repeated="16383"/>
        </table:table-row>
        <table:table-row table:style-name="ro12">
          <table:table-cell office:value-type="string" table:style-name="ce4">
            <text:p>How to stimulate OSM in countries with lesser infratsructure.</text:p>
          </table:table-cell>
          <table:table-cell table:number-columns-repeated="16383"/>
        </table:table-row>
        <table:table-row table:style-name="ro12">
          <table:table-cell office:value-type="string" table:style-name="ce4">
            <text:p>http://web.archive.org/web/20200807043457/https://blog.emacsen.net/blog/2018/02/16/osm-is-in-trouble/ is worth reading...</text:p>
          </table:table-cell>
          <table:table-cell table:number-columns-repeated="16383"/>
        </table:table-row>
        <table:table-row table:style-name="ro2">
          <table:table-cell office:value-type="string" table:style-name="ce4">
            <text:p>https://www.openstreetmap.org/user/Kilkenni/diary/46964 Yes, it's from 2018 but I ceased mapping until this is resolved and I didn't notice any publications resolving this. I only read the main OSM blog now. I'm not the author of that post.</text:p>
          </table:table-cell>
          <table:table-cell table:number-columns-repeated="16383"/>
        </table:table-row>
        <table:table-row table:style-name="ro7">
          <table:table-cell office:value-type="string" table:style-name="ce4">
            <text:p>I agree with Craig Allan’s comment that OSMF should come up with a standardized process for tags. Maybe even create some form of steering committee or central authority. These never-ending conflicts about tagging and presets in iD are detrimental to community and drain too much energy that could be used elsewhere to make OSM better.<text:s/></text:p>
            <text:p/>
            <text:p>“2: A formal curation process for tags would be very welcome. I think the<text:s/></text:p>
            <text:p>exploratory approach of 'any tags you like' has worked, but now has had<text:s/></text:p>
            <text:p>its day. The issues with iD are largely an outcome of this problem. The<text:s/></text:p>
            <text:p>next phase is to put in place a formal specification for tags serviced<text:s/></text:p>
            <text:p>by a proper process to manage tag create-amend-delete events. I predict<text:s/></text:p>
            <text:p>that editor and renderer developers will weep with joy if this is passed.”</text:p>
          </table:table-cell>
          <table:table-cell table:number-columns-repeated="16383"/>
        </table:table-row>
        <table:table-row table:style-name="ro8">
          <table:table-cell office:value-type="string" table:style-name="ce4">
            <text:p>I am a part of the OSM World Discord community, and it is a well-known fact that the main OpenStreetMap website has not received a major update in years - something that frustrates some of the mappers in the Discord community. Could the board consider investigating this issue (maybe conduct a survey asking what people think needs to be improved on the website)? Thanks!</text:p>
          </table:table-cell>
          <table:table-cell table:number-columns-repeated="16383"/>
        </table:table-row>
        <table:table-row table:style-name="ro4">
          <table:table-cell office:value-type="string" table:style-name="ce4">
            <text:p>I am an American living in Southern Taiwan. My local OSM mapping group (Kaohsiung City) has been particularly bad about removing indigenous language place names in violation of OSM guidelines.<text:s/></text:p>
            <text:p>As the mission of OSM is to create maps which reflect facts on the ground, I base my editing on actual visits to these places.</text:p>
          </table:table-cell>
          <table:table-cell table:number-columns-repeated="16383"/>
        </table:table-row>
        <table:table-row table:style-name="ro3">
          <table:table-cell office:value-type="string" table:style-name="ce4">
            <text:p>I am concerned about the role of HOT. I think that they are diverting funds away from OSMF which might become a bigger problem as the OSMF tries to fund-raise more. I think that if HOT want to continue raising funds for aid projects of which OSM is an integral part, then HOT must also pay its share of the OSM infrastructure.</text:p>
            <text:p/>
            <text:p>I am also concerned about entities like Facebook subverting the OSM community by releasing their own editing software and enticing people who might not be part of the existing OSM community to contribute along the rules set by Facebook, with the software developed by Facebook. I would like to see rules established for releasing editing software to the public.</text:p>
          </table:table-cell>
          <table:table-cell table:number-columns-repeated="16383"/>
        </table:table-row>
        <table:table-row table:style-name="ro2">
          <table:table-cell office:value-type="string" table:style-name="ce4">
            <text:p>i am pleased to see the OSMF board of directors taking issues of inclusion and diversity seriously, as these have long-impacted my experiences within osm</text:p>
          </table:table-cell>
          <table:table-cell table:number-columns-repeated="16383"/>
        </table:table-row>
        <table:table-row table:style-name="ro20">
          <table:table-cell office:value-type="string" table:style-name="ce4">
            <text:p>I am really on the fence with AI. In person verified ground truth is obviously the best.</text:p>
            <text:p>Maybe the OSMF should foster, encourage, develop or moderate the creation of guidelines/rules for AI use.</text:p>
            <text:p>Having a cash rich corporation dump poor AI data into OSM is not acceptable.<text:s/></text:p>
            <text:p>Having AI trace paths/outlines for me when I am about to do it manually, why not.</text:p>
            <text:p>One consideration is to mark AI data as such and give it a 'stigma' or quality rating.</text:p>
            <text:p>Another option should be to look mit AI work to be uploaded when the map is very true to the ground, e.g. Germany.</text:p>
            <text:p/>
            <text:p>I would have liked to read more about the impacts to OSM with regards to vector tiles. Does tiles not mean less data to be transmitted but more accurate?</text:p>
          </table:table-cell>
          <table:table-cell table:number-columns-repeated="16383"/>
        </table:table-row>
        <table:table-row table:style-name="ro12">
          <table:table-cell office:value-type="string" table:style-name="ce4">
            <text:p>I am very new to OSM, and as such do not have anything additional... But did not want to leave this particular box empty.</text:p>
          </table:table-cell>
          <table:table-cell table:number-columns-repeated="16383"/>
        </table:table-row>
        <table:table-row table:style-name="ro2">
          <table:table-cell office:value-type="string" table:style-name="ce4">
            <text:p>I appreciate the work that the 'all volunteer' board is doing. I feel there is a lot of positive change and great to see the board and working groups tackle the issues.</text:p>
          </table:table-cell>
          <table:table-cell table:number-columns-repeated="16383"/>
        </table:table-row>
        <table:table-row table:style-name="ro2">
          <table:table-cell office:value-type="string" table:style-name="ce4">
            <text:p>I believe a code of conduct is absolutely necessary to create a vibrant and successful OSM community. Some members are extremely territorial of certain data, and that can discourage well-meaning individuals from contributing.</text:p>
          </table:table-cell>
          <table:table-cell table:number-columns-repeated="16383"/>
        </table:table-row>
        <table:table-row table:style-name="ro4">
          <table:table-cell office:value-type="string" table:style-name="ce4">
            <text:p>I believe that working groups and community outreach are incredibly important for that long term health of OSM. AI and satellite imagery can only do so much, people on the ground are really what makes the map better. That being said projects like StreetComplete and Vespucci have been a great help in on the ground mapping.</text:p>
          </table:table-cell>
          <table:table-cell table:number-columns-repeated="16383"/>
        </table:table-row>
        <table:table-row table:style-name="ro2">
          <table:table-cell office:value-type="string" table:style-name="ce4">
            <text:p>I consider AI/ML very interesting but very challenging (somewhat similar to imports). Given that AI/ML seems to be pushed by corporations with lots of "power" I would appreciate support of local mappers if the local community considers it harmful.</text:p>
          </table:table-cell>
          <table:table-cell table:number-columns-repeated="16383"/>
        </table:table-row>
        <table:table-row table:style-name="ro4">
          <table:table-cell office:value-type="string" table:style-name="ce4">
            <text:p>I contribute to OSM in the hopes of making the world a better place, the same reasons I contribute to WIkipediaWikidata/Wikimedia Commons and to Wikitree. They are all ways of sharing my research with other people in the place I looked first. I am grateful to the people who established and maintain support for these platforms.</text:p>
          </table:table-cell>
          <table:table-cell table:number-columns-repeated="16383"/>
        </table:table-row>
        <table:table-row table:style-name="ro8">
          <table:table-cell office:value-type="string" table:style-name="ce4">
            <text:p>I do not know if this is relevant to the OSMF board but a year ago barrier=hedge area=yes started rendering without area=yes on osm-carto, and a solution has yet to be addressed and the conversation has shifted to "deal with it". A lot of us spent a long time mapping out these tags and it's quite discouraging to know this was all for nothing because a few people used the tag wrong.</text:p>
          </table:table-cell>
          <table:table-cell table:number-columns-repeated="16383"/>
        </table:table-row>
        <table:table-row table:style-name="ro2">
          <table:table-cell office:value-type="string" table:style-name="ce4">
            <text:p>I don't know if it is possible but I would like blind or severely visually impaired people to have access to the maps and updates generated in OSM. I suggest narration devices in the style of GPS navigators to read the maps.</text:p>
          </table:table-cell>
          <table:table-cell table:number-columns-repeated="16383"/>
        </table:table-row>
        <table:table-row table:style-name="ro12">
          <table:table-cell office:value-type="string" table:style-name="ce5">
            <text:p>I don't know.<text:s/></text:p>
          </table:table-cell>
          <table:table-cell table:number-columns-repeated="16383"/>
        </table:table-row>
        <table:table-row table:style-name="ro4">
          <table:table-cell office:value-type="string" table:style-name="ce4">
            <text:p>I don't totally understand why Brexit made the list of priorities of the board. I understand the implications, however many regions are going through issues/changes that are equally important, so it felt out of place. I might just be missing important context.</text:p>
          </table:table-cell>
          <table:table-cell table:number-columns-repeated="16383"/>
        </table:table-row>
        <table:table-row table:style-name="ro2">
          <table:table-cell office:value-type="string" table:style-name="ce4">
            <text:p>I don't understand all the issues related to the development of OSM. If it were possible to have a summary regularly in my language (French), for example in weekly osm, it would help me a lot.</text:p>
          </table:table-cell>
          <table:table-cell table:number-columns-repeated="16383"/>
        </table:table-row>
        <table:table-row table:style-name="ro2">
          <table:table-cell office:value-type="string" table:style-name="ce4">
            <text:p>I don't what to have an user account in any organisation, which is part of Facebook.</text:p>
            <text:p>In the end is this also the reason not to work with Mapillary.</text:p>
          </table:table-cell>
          <table:table-cell table:number-columns-repeated="16383"/>
        </table:table-row>
        <table:table-row table:style-name="ro11">
          <table:table-cell office:value-type="string" table:style-name="ce4">
            <text:p>I feel that the survey options related to AI and automated mapping didn't offer a perfect answer for my position. I believe there is a role for a wide, not local, community consensus (potentially articulated by or through the board) around acceptable use of automation, rather as we have with the import guidelines. A mapper mapping via AI or other automated tools must undertake the usual obligations to interact well with other mappers that a manual mapper would - there should not be a local veto on any otherwise acceptable mapping. You wouldn't accept a loud local community's insistence that nobody map any buildings or similar.</text:p>
          </table:table-cell>
          <table:table-cell table:number-columns-repeated="16383"/>
        </table:table-row>
        <table:table-row table:style-name="ro2">
          <table:table-cell office:value-type="string" table:style-name="ce4">
            <text:p>I felt like the AI question left out an important option: establish guidelines for the US of AI tools, which is something in between a blanket approval or an outright ban.</text:p>
          </table:table-cell>
          <table:table-cell table:number-columns-repeated="16383"/>
        </table:table-row>
        <table:table-row table:style-name="ro8">
          <table:table-cell office:value-type="string" table:style-name="ce4">
            <text:p>I greatly appreciate the Board's activities in the last year and am encouraged by the direction OpenStreetMap is taking, after years of pointless drift. I never post on the various mailing lists because they are bear pits but am a quiet supporter of the modernization underway. Much thanks to those who have invested serious time and effort -- the future of OSM seems so much brighter now than it did a few years ago.</text:p>
          </table:table-cell>
          <table:table-cell table:number-columns-repeated="16383"/>
        </table:table-row>
        <table:table-row table:style-name="ro12">
          <table:table-cell office:value-type="string" table:style-name="ce4">
            <text:p>I guess I already commented on why I think a CoC would be good. Perhaps planning around OHM?</text:p>
          </table:table-cell>
          <table:table-cell table:number-columns-repeated="16383"/>
        </table:table-row>
        <table:table-row table:style-name="ro8">
          <table:table-cell office:value-type="string" table:style-name="ce4">
            <text:p>I had previously thought the OSMF and the broader OSM community would shoot itself in the foot due to in-fighting and stupidity. I've changed my thinking however and now think OSM is racing towards irrelevance as map making has pivoted to largely an automated activity. Everyone loves to predict the end of OSM. I think it still has an important role but significance will diminish over the next few years as automated techniques take over.</text:p>
          </table:table-cell>
          <table:table-cell table:number-columns-repeated="16383"/>
        </table:table-row>
        <table:table-row table:style-name="ro2">
          <table:table-cell office:value-type="string" table:style-name="ce4">
            <text:p>I have observed few lags in osmcha as it is taking too much time for parching and if we have a dialog box in josm to check for chnagesets for particular way ID/node ID it would be more helpful to understand the previous history of mapper.</text:p>
          </table:table-cell>
          <table:table-cell table:number-columns-repeated="16383"/>
        </table:table-row>
        <table:table-row table:style-name="ro7">
          <table:table-cell office:value-type="string" table:style-name="ce2">
            <text:p>I have the impression that the topic of (neo-)colonialism is discussed surprisingly little for a community around free cartography. In the end, it seems to be mainly the chapters from areas oppressed by it that deal with the topic. This is a problem, because especially with MapRoulette and the like, it is important that mappers from former colonial powers develop an awareness of how cartography is related to power. I hope that this conversation can also be part of the diversity effort.</text:p>
            <text:p/>
            <text:p>I indicated that I think the inclusion of local communities is very important. However, I would like to add to this that I myself avoid the German-speaking community because, as a queer person affected by sexism, I feel put off by some of what I see of it publicly - such as the German version of weeklyosm. While that's not the board's responsibility, I think it's an important aspect of the question of inclusion, and I hope that any positive changes to the board will also encourage local communities to address their exclusions, which have been less likely to do so.</text:p>
          </table:table-cell>
          <table:table-cell table:number-columns-repeated="16383"/>
        </table:table-row>
        <table:table-row table:style-name="ro10">
          <table:table-cell office:value-type="string" table:style-name="ce4">
            <text:p>I highly support the usage of these new methods of mapping (artificial intelligence) and storing/rendering the data (vector images). I think these new technologies will enable the average person to be able to contribute to openstreetmaps and give the kind of detail that can make it great. Like the article "What OpenStreetMap can be" said, these kinds of improvements will enable individuals to contribute the details that set this project apart. This can only exist on a wide-spread level when these diverse interests are enabled.</text:p>
          </table:table-cell>
          <table:table-cell table:number-columns-repeated="16383"/>
        </table:table-row>
        <table:table-row table:style-name="ro12">
          <table:table-cell office:value-type="string" table:style-name="ce4">
            <text:p>I hope OSM will expand its humanitarian initiatives especially relating to disaster risk reduction.</text:p>
          </table:table-cell>
          <table:table-cell table:number-columns-repeated="16383"/>
        </table:table-row>
        <table:table-row table:style-name="ro2">
          <table:table-cell office:value-type="string" table:style-name="ce4">
            <text:p>I hope the board realizes that OSM will truly shine in the developing world, where Google Maps currently fails HARD. Encouraging and fostering mappers in those places should not just fall to organizations like HOT - spread it around!</text:p>
          </table:table-cell>
          <table:table-cell table:number-columns-repeated="16383"/>
        </table:table-row>
        <table:table-row table:style-name="ro12">
          <table:table-cell office:value-type="string" table:style-name="ce4">
            <text:p>I like OSM</text:p>
          </table:table-cell>
          <table:table-cell table:number-columns-repeated="16383"/>
        </table:table-row>
        <table:table-row table:style-name="ro4">
          <table:table-cell office:value-type="string" table:style-name="ce4">
            <text:p>I map because I like the detailed maps we create. And because I want to contribute to something that is useful to people. I would love to see data about our "customes". Who is using it and for what? It would help to focus on the things, that are really helpful.</text:p>
          </table:table-cell>
          <table:table-cell table:number-columns-repeated="16383"/>
        </table:table-row>
        <table:table-row table:style-name="ro10">
          <table:table-cell office:value-type="string" table:style-name="ce4">
            <text:p>I miss the role of the board in bridging the divide between community and (commercial / not-for-profit) organizations. The BoD should also take some role in promoting the OSM ecosystem. Organizations that use OSM data have resources available, which are sometimes easier to "donate" than money. The Board could promote open source development of tools by organizations or could promote in-kind contributions (resources) to work on projects managed by the OSMF. To just name some examples.</text:p>
          </table:table-cell>
          <table:table-cell table:number-columns-repeated="16383"/>
        </table:table-row>
        <table:table-row table:style-name="ro16">
          <table:table-cell office:value-type="string" table:style-name="ce4">
            <text:p>I never understood this obsession with attribution...</text:p>
            <text:p/>
            <text:p>And please ban 'AI' mapping. It's not that AI is bad in itself, but the current technology is nowhere near good enough. If it was Facebook and co would simply create their own map. Instead their strategy is to create shitty unreliable data then have the community fix it. But that's not what OSM is for. Some parts of the US are already completely unreliable and likely will need to be redone.</text:p>
            <text:p/>
            <text:p>Actually, ban corporate mapping full stop.</text:p>
          </table:table-cell>
          <table:table-cell table:number-columns-repeated="16383"/>
        </table:table-row>
        <table:table-row table:style-name="ro4">
          <table:table-cell office:value-type="string" table:style-name="ce2">
            <text:p>I often see OSM maps in publications without the reference to OSM Community. This should be sanctioned. In addition, each user should be forced to add clear references to the origin and the possibility to participate here, as text or logo. For this purpose, one could develop an own logo, which is mandatory attached.</text:p>
          </table:table-cell>
          <table:table-cell table:number-columns-repeated="16383"/>
        </table:table-row>
        <table:table-row table:style-name="ro16">
          <table:table-cell office:value-type="string" table:style-name="ce4">
            <text:p>I really appreciate the Board setting some strategic direction for the project, in particular by prioritizing and funding some core technology (editors, infrastructure, etc). Microgrants are good in concept, but I'd actually like to see some "bigger bets" as opposed to lots of small micro-bets. Set priorities and a future vision for how our tech must evolve (desktop editors, map tiles, maybe even an official mobile editor, tools for community health and participation, clearer stand on how we'll responsibly integrate AI/ML data, 3D map data, work on geocoding and seach, etc. etc.) It currently feels that microgrants are not always strategic to the future of the project (e.g. potlatch)<text:s/></text:p>
            <text:p/>
            <text:p>Thank you for all you do for the project and community!</text:p>
          </table:table-cell>
          <table:table-cell table:number-columns-repeated="16383"/>
        </table:table-row>
        <table:table-row table:style-name="ro8">
          <table:table-cell office:value-type="string" table:style-name="ce4">
            <text:p>I said "no opinion" on 9 S3, but that's only because I couldn't choose my opinion. The linked summary report states that "not one respondent could quote a solid cost estimate for shifting from raster to vector tiles, nor could any respondent chart in shorthand a course of action needed to carry out such a shift". I would've wanted to answer that I want the board to work on finding out some more information about this, and also on the impact this could have on commercial services, first.</text:p>
          </table:table-cell>
          <table:table-cell table:number-columns-repeated="16383"/>
        </table:table-row>
        <table:table-row table:style-name="ro7">
          <table:table-cell office:value-type="string" table:style-name="ce4">
            <text:p>I see no efforts by the OSMF to advocate for OSM, or provide education. Are these areas that the OSMF might focus on in the future? If not, one suggestion is to support these efforts within the local chapters to draw a clear distinction between the value of the OSMF vs the local chapters.<text:s/></text:p>
            <text:p/>
            <text:p>I also encourage a funding strategy - or communications - that reduces competition between orgs within the ecosystem. Improved collaboration and communication around memberships (OSMF vs FOSSGIS for example), and SOTM (and other event) funding.<text:s/></text:p>
            <text:p/>
            <text:p>I applaud the efforts of all of the board members, and the hard work and passion you all bring to their roles. Bravo, and thank you!</text:p>
          </table:table-cell>
          <table:table-cell table:number-columns-repeated="16383"/>
        </table:table-row>
        <table:table-row table:style-name="ro4">
          <table:table-cell office:value-type="string" table:style-name="ce2">
            <text:p>I see the legal use of open official geodata for OSM increasingly critical. In my impression, especially in the recording of paths and land uses in rural areas, more errors are now created than avoided, for example, by entering long overgrown farm roads based on outdated official data.</text:p>
          </table:table-cell>
          <table:table-cell table:number-columns-repeated="16383"/>
        </table:table-row>
        <table:table-row table:style-name="ro2">
          <table:table-cell office:value-type="string" table:style-name="ce4">
            <text:p>I stopped following many talk lists as I was tired of the increasingly aggressive, negative and toxic rhetoric being spread about. A code of conduct is needed on a project of this size.</text:p>
          </table:table-cell>
          <table:table-cell table:number-columns-repeated="16383"/>
        </table:table-row>
        <table:table-row table:style-name="ro2">
          <table:table-cell office:value-type="string" table:style-name="ce4">
            <text:p>I suggest that osm should take into consideration the projects we do in schools based on mapping and pave way for us into implementing them where possible</text:p>
          </table:table-cell>
          <table:table-cell table:number-columns-repeated="16383"/>
        </table:table-row>
        <table:table-row table:style-name="ro11">
          <table:table-cell office:value-type="string" table:style-name="ce4">
            <text:p>I suggested that I have no opinion on the use of AI/ML to help with mapping. <text:s/>I do have an opinion, but it's subtle: <text:s/>if such tools can help humans improve the map accurately and as a community, they have a place. <text:s/>If such tools cause unhelpful edits or violate local norms, the tools' operators must fix the consequences of their mistakes. <text:s/>In this regard I see AI/ML assisted mapping in a similar way to corporate mapping: everyone working on the map should take responsibility for their actions and work considerately alongside other contributors to the map. <text:s/>Fundamentally, it's essential that we all continue to work together and enjoy doing so.</text:p>
          </table:table-cell>
          <table:table-cell table:number-columns-repeated="16383"/>
        </table:table-row>
        <table:table-row table:style-name="ro7">
          <table:table-cell office:value-type="string" table:style-name="ce4">
            <text:p>I think "mapping via an 3d party mobile app without beeing fully aware of what openstreetmap is or what is expected from each mapper by the community" should somehow be regulated. See discussions about maps.me in talk mailing list for the best example how this (does not!) work. Those hit-and-run mappers cannot continue like this.</text:p>
            <text:p/>
            <text:p>I propose that if you make a tool which edits openstreetmap, it should be mandatory to tag each changeset uploaded by the the tool with application name and application version and then if the developer refuses to <text:s/>fix the systematic problems in his/her application and refuse to address the "mess" his/her users creates with the application - the application (version) should be banned.</text:p>
            <text:p/>
            <text:p>I think this must boil down to a "guideline for editing tools" or "policy for mapping tools" or something...</text:p>
          </table:table-cell>
          <table:table-cell table:number-columns-repeated="16383"/>
        </table:table-row>
        <table:table-row table:style-name="ro4">
          <table:table-cell office:value-type="string" table:style-name="ce2">
            <text:p>I think involving third-party commercial developers to solve various problems of osm is not very correct according to the idea of free software and technology. On the other hand, osm needs to evolve, some tasks will be difficult or long to be solved by volunteers. But what is our rush?</text:p>
          </table:table-cell>
          <table:table-cell table:number-columns-repeated="16383"/>
        </table:table-row>
        <table:table-row table:style-name="ro45">
          <table:table-cell office:value-type="string" table:style-name="ce4">
            <text:p>I think it is important that higher classed roads (motorways to tertiary) should have a more uniform definition throughout OSM instead of different countries having different policies.</text:p>
          </table:table-cell>
          <table:table-cell table:number-columns-repeated="16383"/>
        </table:table-row>
        <table:table-row table:style-name="ro12">
          <table:table-cell office:value-type="string" table:style-name="ce4">
            <text:p>I think it's great how the board gets involved and includes the community in the decisions with such surveys.</text:p>
          </table:table-cell>
          <table:table-cell table:number-columns-repeated="16383"/>
        </table:table-row>
        <table:table-row table:style-name="ro2">
          <table:table-cell office:value-type="string" table:style-name="ce4">
            <text:p>I think more effort could be made to enhance onboarding of new contributors. What is in place is pretty good, but not always consistent. Also, there are a lot of different sources of information, and streamlining might be helpful.</text:p>
          </table:table-cell>
          <table:table-cell table:number-columns-repeated="16383"/>
        </table:table-row>
        <table:table-row table:style-name="ro10">
          <table:table-cell office:value-type="string" table:style-name="ce4">
            <text:p>I think OSM should over time grow into becoming a geo services provider and not just a geo data provider, and as such should strive to have useful map service and develop cartography and other services "inhouse" rather than just relying on small fragmented business interests which is not enough - it has caused a stagnating platform which makes it less attractive for mappers to contribute. The better OSM can present and make services of its data, the more rewarding it will be for the crowd to contribute.</text:p>
          </table:table-cell>
          <table:table-cell table:number-columns-repeated="16383"/>
        </table:table-row>
        <table:table-row table:style-name="ro2">
          <table:table-cell office:value-type="string" table:style-name="ce4">
            <text:p>I think OSM suffers from overdocumentation, somewhat unoverseeable wiki pages. A recalibration would be good. I tried to find the answer to my question “what components does the OSM ecosystem consist of?” and got lost in the wiki</text:p>
          </table:table-cell>
          <table:table-cell table:number-columns-repeated="16383"/>
        </table:table-row>
        <table:table-row table:style-name="ro7">
          <table:table-cell office:value-type="string" table:style-name="ce4">
            <text:p>I think something facing OSM right now, at least in my mind, is that it lacks proper visibility in the public conscience. The truth of the matter is, OSM is extremely widely used and people see it in the millions, so actual use of the open source data of course isn't a problem. The issue lies in the opportunity for OSM to become a true platform alternative to Google Maps. OSM's current approach is to let third parties do this, but I find it isn't working as intended. No one has come forward with an open-source solution to directly compete with commercial alternatives in terms of general map usage, primarily navigation, location search, etc. I would strongly recommend to the OSM Board of Directors to consider the addition of a mobile app, and a good navigation system to make openstreetmap more of a true alternative to Google Maps, and with marketing to boot. To match with this, I believe OSM is overdue for a brand update, the current brand, while possessing a wonderful heir of organic friendliness, is not a brand that behooves a memorable service. I believe with these sets of improvements, OSM might well be on its way to a bright future.</text:p>
          </table:table-cell>
          <table:table-cell table:number-columns-repeated="16383"/>
        </table:table-row>
        <table:table-row table:style-name="ro12">
          <table:table-cell office:value-type="string" table:style-name="ce4">
            <text:p>I think that OSM would benefit from stricter (and universal without local variants) data tagging standards and conventions.</text:p>
          </table:table-cell>
          <table:table-cell table:number-columns-repeated="16383"/>
        </table:table-row>
        <table:table-row table:style-name="ro18">
          <table:table-cell office:value-type="string" table:style-name="ce4">
            <text:p>I think that the provided options for vector tiles were not really sufficient. I think that the best answer is probably that OSMF should attempt to create a community around vector tiles -- solicit volunteer work, but also include paid developers to get it off the ground if that will help, all with an eye to longer-term community ownership. The major downside of a purely "foster volunteers" approach is the slow speed of development and difficulty keeping things maintained, since purely organic communities can be fairly weak. The major downsides of paid developers are the cost, of course, but also that the produced work will be incompatible, or partly incompatible, with meaningful community contribution. So instead, the goal should be to create a deliberate community with a resilient governance structure and technical goals that ease volunteer involvement (modularity &amp; reusability, minimizing complexity in individual codebases -- all good things in general, but often overlooked in purely-commercial coding), and then evaluate paying some people to work within that structure to get something in place/working.</text:p>
            <text:p/>
            <text:p>Just to drive the point home a bit, a major step in this will be handling a crop of problem people who are entrenched in OSM/OSMF dev and ops work (stressing that this is not everyone, but it rarely takes more than even one person, and it's not just one person in OSM). It doesn't take much looking to find long-term contributors insulting others and otherwise hurting the community and driving away new contributors.</text:p>
          </table:table-cell>
          <table:table-cell table:number-columns-repeated="16383"/>
        </table:table-row>
        <table:table-row table:style-name="ro12">
          <table:table-cell office:value-type="string" table:style-name="ce4">
            <text:p>i think the board should aim at reducing unnecessary costs to maintain it goals</text:p>
          </table:table-cell>
          <table:table-cell table:number-columns-repeated="16383"/>
        </table:table-row>
        <table:table-row table:style-name="ro2">
          <table:table-cell office:value-type="string" table:style-name="ce4">
            <text:p>I think the board should encourage and motivate volunteers to create the vector tiles, in that, we can increase the knowledge and skills among members. This will help us in our future.</text:p>
          </table:table-cell>
          <table:table-cell table:number-columns-repeated="16383"/>
        </table:table-row>
        <table:table-row table:style-name="ro12">
          <table:table-cell office:value-type="string" table:style-name="ce4">
            <text:p>I think the board should work on creating more interacting tutorials to encourage new and young mappers.</text:p>
          </table:table-cell>
          <table:table-cell table:number-columns-repeated="16383"/>
        </table:table-row>
        <table:table-row table:style-name="ro16">
          <table:table-cell office:value-type="string" table:style-name="ce4">
            <text:p>I think the BoDs should make it a point to provide a mentorship program for youthmappers chapters around the globe to develop themselves for the future changes that may affect the sustainability of the platform.<text:s/></text:p>
            <text:p>These young minds can be modeled in line with osm guidelines and core principles.</text:p>
            <text:p/>
            <text:p>I suggest again that, the BoDs should design projects that are purely female focused for our ladies to ensure women empowerment and gender equity in mapping.</text:p>
            <text:p/>
            <text:p>You can disclose my identity for this message only</text:p>
          </table:table-cell>
          <table:table-cell table:number-columns-repeated="16383"/>
        </table:table-row>
        <table:table-row table:style-name="ro2">
          <table:table-cell office:value-type="string" table:style-name="ce4">
            <text:p>I think the directors should have a view on how to improve the website as a whole in order to gain more contributors and push osm forward.</text:p>
          </table:table-cell>
          <table:table-cell table:number-columns-repeated="16383"/>
        </table:table-row>
        <table:table-row table:style-name="ro4">
          <table:table-cell office:value-type="string" table:style-name="ce4">
            <text:p>I think the OSM map itself (frontend) should address the issue of having to compete with Google Maps in many aspects that could be pointed out and action taken programmatically. I also think that the enormous advantage of OSM could be explicited to normal map users (aka everybody not only is partecipating to this survey).</text:p>
          </table:table-cell>
          <table:table-cell table:number-columns-repeated="16383"/>
        </table:table-row>
        <table:table-row table:style-name="ro19">
          <table:table-cell office:value-type="string" table:style-name="ce4">
            <text:p>I think the perpetual malaise in the OSM community (aggressively reactionary attitudes from old-timers, toxic language on the mailing list, extreme distrust of outsiders such as Facebook or Apple, a wiki that is denounced as not prescriptive but also clearly used as such) much of this stems from the absence of leadership in OSM. Unlike many other open-source communities, this "do-ocracy" is rudderless, and I think a lot of members who have devoted themselves to the map for years feel anxious not knowing where this flock is headed next, and react aggressively to protect what they love.</text:p>
            <text:p/>
            <text:p>Leadership does not have to be about giving orders or imposing rules, but it can serve to channel decisions and coordinate the community's actions. I would not mind seeing the Board take a more active role in leading the community. I find it encouraging that this survey includes questions about AI-assisted mapping and vector tiles, for instance.</text:p>
            <text:p/>
            <text:p>Vector tiles are a good example -- it's a technological problem, surely given the demographics of the group it shouldn't be hard to find developers to implement something. It's been proposed several times at SOTM conferences, only to be followed by much hand-wriging and repeating the mantra that osm.org is for mappers only, etc. When would we ever know that it's time to move on from those attitudes? We can't decide as a flock. If a leadership team moved the project forward on such topics, we'd be able to evolve a bit more and move on.</text:p>
            <text:p/>
            <text:p>I think a lot of folks think OSM is a house of cards, which they've poured so much of their love and energies into, and as a result they are (understandably) very wary of change. A good leadership team could bring a bit of glue to the house of cards.</text:p>
          </table:table-cell>
          <table:table-cell table:number-columns-repeated="16383"/>
        </table:table-row>
        <table:table-row table:style-name="ro2">
          <table:table-cell office:value-type="string" table:style-name="ce4">
            <text:p>I use open street map for everything map-related. I really just want it maintained and kept running for the future. I help whenever I can, too.</text:p>
          </table:table-cell>
          <table:table-cell table:number-columns-repeated="16383"/>
        </table:table-row>
        <table:table-row table:style-name="ro4">
          <table:table-cell office:value-type="string" table:style-name="ce4">
            <text:p>I use the OSM tiles as baselayers in various Leaflet maps. Currently, I don't know how this works with Vector tiles.</text:p>
            <text:p>But since I am an optimist and suspect that there will (must!) be a solution for this, I fully agree with the switch to Vector-Tiles.</text:p>
          </table:table-cell>
          <table:table-cell table:number-columns-repeated="16383"/>
        </table:table-row>
        <table:table-row table:style-name="ro10">
          <table:table-cell office:value-type="string" table:style-name="ce4">
            <text:p>I would be very grateful if you would adhere to the Resolutions of the UN General Assembly (in particular, 68/262 and 73/263). <text:s/>After all, the United Nations (UN) is an intergovernmental organization that aims to maintain international peace and security, develop friendly relations among nations, achieve international cooperation, and be a center for harmonizing the actions of nations. <text:s/>That is, it defines the internationally recognized borders of states and territories and their affiliations - that is, it establishes the OSM "trust the ground" rule.</text:p>
          </table:table-cell>
          <table:table-cell table:number-columns-repeated="16383"/>
        </table:table-row>
        <table:table-row table:style-name="ro11">
          <table:table-cell office:value-type="string" table:style-name="ce4">
            <text:p>I would encourage the board to set a tone that OpenStreetMap should be an open, inclusive, collaborative, and friendly environment for mapping enthusiasts to collectively build a great map of the world. <text:s/>It is a wonderful project with enormous potential but unfortunately is often not a welcoming environment (e.g. talk lists), which I believe tends to discourage participation and collaboration. <text:s/>As a community, I'd love to see us set a great example of how a wide variety of people can work together online and in person to creatively and respectfully to build something wonderful. <text:s/>Let's resolve to be better in 2021 and beyond.</text:p>
          </table:table-cell>
          <table:table-cell table:number-columns-repeated="16383"/>
        </table:table-row>
        <table:table-row table:style-name="ro11">
          <table:table-cell office:value-type="string" table:style-name="ce2">
            <text:p>I would like to come back a little bit to the vector coverage of the OpenStreetMap platform,</text:p>
            <text:p>The board of directors could at least let the cartographers free to continue mapping the regions that are familiar to them, but with a small financial incentive that could make it easier for them to buy the internet connection and others, especially in regions where the internet connection is seriously expensive.</text:p>
            <text:p>The contribution of these local cartographers proves to be essential because they, thanks to their good knowledge of the terrain, enrich the attributes of the mapped data.</text:p>
          </table:table-cell>
          <table:table-cell table:number-columns-repeated="16383"/>
        </table:table-row>
        <table:table-row table:style-name="ro2">
          <table:table-cell office:value-type="string" table:style-name="ce4">
            <text:p>I would like to request some real world use cases and examples of data products or OSM derived products I can create while staying on the right side of the rules</text:p>
          </table:table-cell>
          <table:table-cell table:number-columns-repeated="16383"/>
        </table:table-row>
        <table:table-row table:style-name="ro2">
          <table:table-cell office:value-type="string" table:style-name="ce4">
            <text:p>I would like to see OSMF move towards becoming a map infrastructure provider, rather than delegating core layers of OSM infrastructure (esp. vector tiles) to commercial operators.</text:p>
          </table:table-cell>
          <table:table-cell table:number-columns-repeated="16383"/>
        </table:table-row>
        <table:table-row table:style-name="ro4">
          <table:table-cell office:value-type="string" table:style-name="ce4">
            <text:p>I would like to see the Board pay a lot more attention to recruitment and to retention of mappers. <text:s/>Some research on the attributes of people who achieve over 1000 edits would be very useful in guiding us towards the right people to approach to become new members.</text:p>
          </table:table-cell>
          <table:table-cell table:number-columns-repeated="16383"/>
        </table:table-row>
        <table:table-row table:style-name="ro10">
          <table:table-cell office:value-type="string" table:style-name="ce2">
            <text:p>I would like you to recommend using Jitsi or BBB (or another free software tool) for the MissingMaps project. The course and assistance through Red Cross was in 2020 by Zoom (which I didn't want to connect to). I only ask you to recommend free applications.</text:p>
            <text:p>I would like the javascript you use to be free, with clear licensing (GPL, LGPL, MPL, and so on approved by the FSF) on the web for each javascript element. I don't know if this is the case right now.</text:p>
          </table:table-cell>
          <table:table-cell table:number-columns-repeated="16383"/>
        </table:table-row>
        <table:table-row table:style-name="ro4">
          <table:table-cell office:value-type="string" table:style-name="ce4">
            <text:p>I. Adding building plans.</text:p>
            <text:p>ii. adding colors to the MTR lines.</text:p>
            <text:p>Adding the logo of the minibus station</text:p>
          </table:table-cell>
          <table:table-cell table:number-columns-repeated="16383"/>
        </table:table-row>
        <table:table-row table:style-name="ro12">
          <table:table-cell office:value-type="string" table:style-name="ce4">
            <text:p>I’m British and I don’t understand what Brexit has to do with OSM. It’s irrelevant.</text:p>
          </table:table-cell>
          <table:table-cell table:number-columns-repeated="16383"/>
        </table:table-row>
        <table:table-row table:style-name="ro2">
          <table:table-cell office:value-type="string" table:style-name="ce4">
            <text:p>ID editor could use some new functionality to make it easier to build relations for things like transit routes, named paths, etc. <text:s/>Specifically the ability to set a start and end point and have the editor automatically select ways along the determined route.</text:p>
          </table:table-cell>
          <table:table-cell table:number-columns-repeated="16383"/>
        </table:table-row>
        <table:table-row table:style-name="ro2">
          <table:table-cell office:value-type="string" table:style-name="ce4">
            <text:p>I'd like some focus on 3rd world locations where the internet is slow and expensive - maybe host maps mirrors in Africa , South America.</text:p>
          </table:table-cell>
          <table:table-cell table:number-columns-repeated="16383"/>
        </table:table-row>
        <table:table-row table:style-name="ro2">
          <table:table-cell office:value-type="string" table:style-name="ce4">
            <text:p>iD should provide layer supports for road closures, abandoned features, census boundaries instead of messing everything together and make address effort harder.</text:p>
          </table:table-cell>
          <table:table-cell table:number-columns-repeated="16383"/>
        </table:table-row>
        <table:table-row table:style-name="ro2">
          <table:table-cell office:value-type="string" table:style-name="ce4">
            <text:p>Identify marginalized and under represented communities and merging Community NGO and give them approval as local chapters .Provide direct support to encourage new local communities of OSM even when they are not approved local chapters</text:p>
          </table:table-cell>
          <table:table-cell table:number-columns-repeated="16383"/>
        </table:table-row>
        <table:table-row table:style-name="ro4">
          <table:table-cell office:value-type="string" table:style-name="ce4">
            <text:p>If vector tiles are developed, raster tiles should remain accessible for people with old/slow devices. I use OsmAnd on my Android device. The app seems to generate vector maps from locally stored OSM data, but it is extremely slow on areas like Paris. In the same device, using a web browser on openstreetmap.org is much faster.</text:p>
          </table:table-cell>
          <table:table-cell table:number-columns-repeated="16383"/>
        </table:table-row>
        <table:table-row table:style-name="ro12">
          <table:table-cell office:value-type="string" table:style-name="ce4">
            <text:p>If we do switch to vector tiles, we must NOT use the propietary MapBox GL JS library. This would be a great travesty.</text:p>
          </table:table-cell>
          <table:table-cell table:number-columns-repeated="16383"/>
        </table:table-row>
        <table:table-row table:style-name="ro47">
          <table:table-cell office:value-type="string" table:style-name="ce4">
            <text:p>I'm a little dissatisfied at some of the options for answering the questions about AI and vector tiles.</text:p>
            <text:p/>
            <text:p>I understand AI has been and continues to be controversial. Facebook made significant mistakes in their initial work in Thailand. It seems to have improved (and I say this somewhat through gritted teeth as an ardent Facebook critic) but there are still problems. But neither banning nor officially sanctioning AI will fix the problem, because it is not AI itself that is the problem. The problem is adding bad data to the map, and not communicating well enough with other mappers. These problems can apply to practically all types of OSM edit, whether the data is sourced from ground surveys, AI, imports, or whatever. I'd like to see OSMF remind people of the need to add only good data to OSM and to remind people to communicate well with other mappers. We need all the help we can get to help make the map even better, and we should not rule out AI. Over time it should improve, or its use can be restricted to a subset of mapping to which it is more suited (such as add buildings).</text:p>
            <text:p/>
            <text:p>As for vector tiles on osm.org, I know many people want this. I can see plenty of advantages (such as being able to view Korean place names in Latin script, since I can't read Hangul) but equally I'm aware that almost any vector-based map tends to increase load on my browser and laptop. I also like the simplicity of raster maps. OSMF should certainly encourage and support vector tiles on osm.org, but I don't think any funding should be provided. OSMF's limited budget would be far better spent on improving editors, stabilising the core infrastructure, and getting more people contributing to OpenStreetMap. The better the map data is, the more likely that others will be willing to invest and improve the technology.</text:p>
            <text:p/>
            <text:p>Also, attribution continues to be a huge issue within the community. The more time I spend editing OSM, the more I agree with people who want existing attribution to be followed. I support the idea that the more people are aware of maps being based on OpenStreetMap, the more contributors we will get, and the map will become better. This virtuous circle benefits large users like Facebook too, so I'd like to this included in official attribution policy as more of a positive nudge (e.g. proper attribution helps the map get better) vs negative nudge (e.g. you must comply with our rules!). I'd also like OSMF to try to get a clear answer out of Facebook on why a small on-map attribution of "© OpenStreetMap" or "Data from OpenStreetMap" poses such a problem for them. As many in the OSM community have observed, lots of digital maps have on-map attribution. It's not obstructive or intrusive.</text:p>
            <text:p/>
            <text:p>Finally, thank you for all your efforts. I generally try to stay out of the "politics" of OSM. I'm not saying they aren't important, but I deal with that stuff enough in my day job, and I just want to improve the map. But I'm grateful that people are doing this important, difficult, and often thankless work.</text:p>
          </table:table-cell>
          <table:table-cell table:number-columns-repeated="16383"/>
        </table:table-row>
        <table:table-row table:style-name="ro4">
          <table:table-cell office:value-type="string" table:style-name="ce4">
            <text:p>I'm a simple user who uses OSMand and tries to contribute. But OSM is a nebula of pages, groups, scattered info, Telegram groups etc..and what else do I know. In short, really unclear, draft. The board should make OSM more accessible and understandable.</text:p>
          </table:table-cell>
          <table:table-cell table:number-columns-repeated="16383"/>
        </table:table-row>
        <table:table-row table:style-name="ro2">
          <table:table-cell office:value-type="string" table:style-name="ce4">
            <text:p>I'm honestly not sure about the pro/con of the vector tile. I almost wish I had skipped that question as I just don't feel confident my uninformed opinion fits.</text:p>
          </table:table-cell>
          <table:table-cell table:number-columns-repeated="16383"/>
        </table:table-row>
        <table:table-row table:style-name="ro2">
          <table:table-cell office:value-type="string" table:style-name="ce4">
            <text:p>I'm just a moderately-experienced data contributor and use OSM data for my small projects. Thank you for keeping OSM alive and free.</text:p>
          </table:table-cell>
          <table:table-cell table:number-columns-repeated="16383"/>
        </table:table-row>
        <table:table-row table:style-name="ro2">
          <table:table-cell office:value-type="string" table:style-name="ce4">
            <text:p>I'm not really sure what to think about Brexit in relation to OSM, which is why I put that on the bottom of the priority list of actions.</text:p>
          </table:table-cell>
          <table:table-cell table:number-columns-repeated="16383"/>
        </table:table-row>
        <table:table-row table:style-name="ro12">
          <table:table-cell office:value-type="string" table:style-name="ce4">
            <text:p>I'm too much outsider as pure user, so i don't want to bring in new subjects.</text:p>
          </table:table-cell>
          <table:table-cell table:number-columns-repeated="16383"/>
        </table:table-row>
        <table:table-row table:style-name="ro3">
          <table:table-cell office:value-type="string" table:style-name="ce4">
            <text:p>I'm very concerned about the quality of data coming out of this survey. As someone who cares about OSM but rarely contributes due to toxicity, most of this survey was really opaque. Having to spend hours reading a documentation to even understand the questions felt exclusionary, and strongly demotivating. Some of the documentation didn't even provide any further explanation on the items it was supposed to inform (like several items on the list of things to prioritise). Only one question had a "no opinion" choice, so people completing the survey will answer at least some of the questions at random. Having to sign up with an email probably also lost you a lot of answers from under-represented community members. That said I'm happy this survey at least made me aware there was a D&amp;I effort started.</text:p>
          </table:table-cell>
          <table:table-cell table:number-columns-repeated="16383"/>
        </table:table-row>
        <table:table-row table:style-name="ro8">
          <table:table-cell office:value-type="string" table:style-name="ce4">
            <text:p>Imo the discussions regarding AI mapping (as well as imports, ...) should mainly address the "how" and not "if". Just as with other technological evolutions we should study their added value and embrace them for what they are worth. The independence of OpenStreetMap as a non-profit, open and community-driven initiative however is very important to me. More open source, community-discussed initiatives in this domain should be encouraged.</text:p>
          </table:table-cell>
          <table:table-cell table:number-columns-repeated="16383"/>
        </table:table-row>
        <table:table-row table:style-name="ro48">
          <table:table-cell office:value-type="string" table:style-name="ce4">
            <text:p>Improve media awareness of the OSM community</text:p>
          </table:table-cell>
          <table:table-cell table:number-columns-repeated="16383"/>
        </table:table-row>
        <table:table-row table:style-name="ro2">
          <table:table-cell office:value-type="string" table:style-name="ce4">
            <text:p>Improving communication channels - listening to the few same men arguing pedantically drives people off the mailing list, and away from participating in the commuity.</text:p>
          </table:table-cell>
          <table:table-cell table:number-columns-repeated="16383"/>
        </table:table-row>
        <table:table-row table:style-name="ro12">
          <table:table-cell office:value-type="string" table:style-name="ce4">
            <text:p>Improving the speed of the servers is essential for the project.</text:p>
          </table:table-cell>
          <table:table-cell table:number-columns-repeated="16383"/>
        </table:table-row>
        <table:table-row table:style-name="ro3">
          <table:table-cell office:value-type="string" table:style-name="ce4">
            <text:p>In a way, I think it's good that the board started to work on many things that were a bit stuck for a long time in 2020, I'm a bit unsure though if it might have been a bit too much and/or a bit too rushed in some cases. On the other hand, I also think it's a bit of a pity that the new attribution guideline is taking so long, I guess some of the LWG/board communication wasn't ideal, either (without having been involved, I'm just a distant observer), especially given that many community members consider attribution as really important. This is a bit unfortunate, as it currently makes it difficult to recommend a certain way of attribution since the recommendation may become wrong once the finalized guidelines get released - and it might be hard to get the attribution changed/fixed again. But I guess that is salt in open wounds ;).</text:p>
          </table:table-cell>
          <table:table-cell table:number-columns-repeated="16383"/>
        </table:table-row>
        <table:table-row table:style-name="ro49">
          <table:table-cell office:value-type="string" table:style-name="ce2">
            <text:p>In Brazil, a research (master's dissertation published as an e-book) was carried out with the objective of proving the cartographic contrast between collaborative digital cartography platforms. OSM and Google Maps were compared at the local scale, in different cities and neighborhoods, in order to prove that engaged communities can overcome the hegemony of private maps with public maps. More information: https://issuu.com/edufrb/docs/a_comunicacao_dos_mapas</text:p>
          </table:table-cell>
          <table:table-cell table:number-columns-repeated="16383"/>
        </table:table-row>
        <table:table-row table:style-name="ro50">
          <table:table-cell office:value-type="string" table:style-name="ce2">
            <text:p>In cases of sovereignty disputes, OSM by default displays the labels of the major powers. For example: the Falkland Islands are Argentinean, there is a dispute recognized by the UN, but OSM shows the British name tag. Please train in this kind of geopolitical conflicts. Above all: do not take sides in a globally unresolved and openly disputed case.</text:p>
            <text:p>- train in feminist mapping and gender and diversity issues.<text:s/></text:p>
            <text:p>- it would be good to use non-sexist language in OSM communications, such as this one! Only volunteers? Or volunteers? It goes against including women and diversity in the OSM community. I personally felt assaulted by the community and this doesn't help.</text:p>
          </table:table-cell>
          <table:table-cell table:number-columns-repeated="16383"/>
        </table:table-row>
        <table:table-row table:style-name="ro51">
          <table:table-cell office:value-type="string" table:style-name="ce4">
            <text:p>In developing countries, volunteering is quite hard to get as people tend to want a reward for their efforts hence there is a need to provide funding avenues and collaboration for communities so that they can sustain themselves. Also, linking them up with donors will be fantastic.</text:p>
          </table:table-cell>
          <table:table-cell table:number-columns-repeated="16383"/>
        </table:table-row>
        <table:table-row table:style-name="ro4">
          <table:table-cell office:value-type="string" table:style-name="ce4">
            <text:p>In individual topics, a lot of time and effort goes into fruitless discussions between different tagging principles (e.g. public transport). OSM needs mechanisms and processes here to develop uniform tagging standards that can then be widely applied.</text:p>
          </table:table-cell>
          <table:table-cell table:number-columns-repeated="16383"/>
        </table:table-row>
        <table:table-row table:style-name="ro10">
          <table:table-cell office:value-type="string" table:style-name="ce3">
            <text:p>In many countries, OSM's attention needs to be improved and incentive policies are needed to encourage volunteers in those countries to participate.</text:p>
            <text:p>In addition, artificial intelligence is a future trend that can help us be more efficient. Vectorization is unnecessary because it increases the burden on the consumer to handle locally, and it will completely change the way tiles are rendered, requiring very large adjustments. We don't have to betray the old technology stack.<text:s/></text:p>
          </table:table-cell>
          <table:table-cell table:number-columns-repeated="16383"/>
        </table:table-row>
        <table:table-row table:style-name="ro52">
          <table:table-cell office:value-type="string" table:style-name="ce4">
            <text:p>in my opinion too much of the communication is private and opaque. <text:s/>take for example the DWG issues. <text:s/>I cannot invite people to comment on the ones I've opened, because the history is not available. <text:s/>I cannot get an idea of what kind of issues are opened, and I "have heard" that at least one issue was opened on my editing actions, and have no idea who did that, nor on what base.<text:s text:c="2"/></text:p>
            <text:p>must it be me to tell you this is not a good thing?</text:p>
          </table:table-cell>
          <table:table-cell table:number-columns-repeated="16383"/>
        </table:table-row>
        <table:table-row table:style-name="ro8">
          <table:table-cell office:value-type="string" table:style-name="ce4">
            <text:p>In regards to the vector map, if vector tiles help reduce server load, then I would say to prioritize the vector. If not, then wait for 3d vector.</text:p>
            <text:p>In regards to the AI, I think decision should be left up to the HOT and local chapters because of the quantity produced rather than quality.</text:p>
          </table:table-cell>
          <table:table-cell table:number-columns-repeated="16383"/>
        </table:table-row>
        <table:table-row table:style-name="ro2">
          <table:table-cell office:value-type="string" table:style-name="ce4">
            <text:p>In some cases it is difficult to map changes, because for example the public documentation on boundary changes is unsuitable for conversion and the Estonian National Authority (Maaamet) updates its GIS with too low frequency.</text:p>
          </table:table-cell>
          <table:table-cell table:number-columns-repeated="16383"/>
        </table:table-row>
        <table:table-row table:style-name="ro16">
          <table:table-cell office:value-type="string" table:style-name="ce2">
            <text:p>In the Mexican OSM community there is a discussion about the labeling of the "name" label on roads. This debate has been going on for months without reaching an agreement and the parties involved have radicalized their positions. (https://forum.openstreetmap.org/viewtopic.php?id=70584)</text:p>
            <text:p/>
            <text:p>The problem arose when some users of the community, members of KAART, modified the contributions of other users without consulting them and without respecting the Mexican convention for the labeling of roads (https://wiki.openstreetmap.org/wiki/ES:Directrices_de_etiquetado_mexicanas). The same KAART group is trying to modify the Mexican convention by a dubious vote. Is there any action that can be taken on this problem?</text:p>
          </table:table-cell>
          <table:table-cell table:number-columns-repeated="16383"/>
        </table:table-row>
        <table:table-row table:style-name="ro8">
          <table:table-cell office:value-type="string" table:style-name="ce4">
            <text:p>In the United States, the complete lack of addresses and a shortage of building footprints greatly hinders the usability of the map outside of large cities. Huge rural land areas could greatly benefit from easier use of automated mapping. Perhaps a rule that allows more blanket approval of automation provided the automatic editor does not overwrite any human mapped data could allow for a greatly accelerated growth.</text:p>
          </table:table-cell>
          <table:table-cell table:number-columns-repeated="16383"/>
        </table:table-row>
        <table:table-row table:style-name="ro12">
          <table:table-cell office:value-type="string" table:style-name="ce4">
            <text:p>Interoperability of OSM with Wikidata (upload content to OSM under dual licenses including CC0)</text:p>
          </table:table-cell>
          <table:table-cell table:number-columns-repeated="16383"/>
        </table:table-row>
        <table:table-row table:style-name="ro10">
          <table:table-cell office:value-type="string" table:style-name="ce4">
            <text:p>It does not appear that there is a core multi disciplinary product team behind OSM.<text:s/></text:p>
            <text:p>It is not clear what the central goal and mission is - what drives the execution of the service.</text:p>
            <text:p>Features and UX need to be professionally researched with users/ customers - current and potential, designed, delivered, maintained and retired.</text:p>
            <text:p>Opportunities need to be identified and prioritised.</text:p>
          </table:table-cell>
          <table:table-cell table:number-columns-repeated="16383"/>
        </table:table-row>
        <table:table-row table:style-name="ro53">
          <table:table-cell office:value-type="string" table:style-name="ce4">
            <text:p>It feels like a vocal minority of osm folks are trying to steer the whole community and think they speak for all of us.</text:p>
          </table:table-cell>
          <table:table-cell table:number-columns-repeated="16383"/>
        </table:table-row>
        <table:table-row table:style-name="ro20">
          <table:table-cell office:value-type="string" table:style-name="ce4">
            <text:p>it is difficult to have an opinion on the ai/ml question without understanding what osmf and the community sees as a future for the volunteers. i have not engaged there for a while but the framing of that question does not seem like the conversation has moved past bulk import kinds of concerns, certainly valid concerns, but i do not see, as a community mapper, what those changes mean to how i engage mapping and maybe trust? and accessibility for new mappers - ie what kinds of knowledge will then be required to make edits and how will that affect connecting to and retaining community members. while also understanding squaring building polys is a big ask, apparently. anyway, these advances will change osm, i just don't have a sense of how or of how people envision that change.</text:p>
            <text:p/>
            <text:p>i have not engaged on that topic, btw, because there's no CoC. it is beyond time.</text:p>
          </table:table-cell>
          <table:table-cell table:number-columns-repeated="16383"/>
        </table:table-row>
        <table:table-row table:style-name="ro10">
          <table:table-cell office:value-type="string" table:style-name="ce2">
            <text:p>It is good to consider the need for education projects to help people understand OpenStreetMap properly. The implementation of the project can be done privately or by local chapters.</text:p>
            <text:p>It is necessary to consider to start discussion about EDUCATIONAL program/initiative by OSMF to help people understand what OSM is and can correctly.</text:p>
            <text:p>An execution can be done by private sector, non-profit local chapters and OSMF itself.</text:p>
          </table:table-cell>
          <table:table-cell table:number-columns-repeated="16383"/>
        </table:table-row>
        <table:table-row table:style-name="ro54">
          <table:table-cell office:value-type="string" table:style-name="ce2">
            <text:p>It is important and right that in the OSM community as far as possible no one is subjected to disparagement, insults, intolerance or discrimination.</text:p>
            <text:p/>
            <text:p>However, to avoid backfiring, it is equally important that the rules and tools created to achieve this goal, if any, are not abused to push certain opinions and (falsely) brand all other opinions as "intolerant", or to suppress factual criticism or critical discourse. Therefore, it is essential that</text:p>
            <text:p/>
            <text:p>- the rules and tools are applied with moderation</text:p>
            <text:p/>
            <text:p>- there are proper procedures and appeal possibilities</text:p>
            <text:p/>
            <text:p>- the evaluation of incidents is done by uninvolved independent third parties (e.g. an ombudsperson)</text:p>
            <text:p/>
            <text:p>- it is clear to all community members that not everything that disturbs, criticizes or puts you on the spot" (or even disparages you) is acceptable. (or even belittled, insulted, discriminated against or not tolerated) is necessarily belittling, insulting, intolerant or discriminatory"</text:p>
          </table:table-cell>
          <table:table-cell table:number-columns-repeated="16383"/>
        </table:table-row>
        <table:table-row table:style-name="ro10">
          <table:table-cell office:value-type="string" table:style-name="ce4">
            <text:p>It is mentioned but, I think the issue of attribution needs to be settled once and for all. Its been going on for ages and is just festering in the community and continues to cause issues between community and big corporations/financial donors (I suspect). For me its about respect of the community work that enables the basemap for many websites/businesses ....and its not hard to attribute! Make the decision and be prepared to back the decision, then let the community get on with it (either way)</text:p>
          </table:table-cell>
          <table:table-cell table:number-columns-repeated="16383"/>
        </table:table-row>
        <table:table-row table:style-name="ro4">
          <table:table-cell office:value-type="string" table:style-name="ce2">
            <text:p>It is time to upgrade the slippy map to a modern level. Certain things are not displayed, such as parking on streets, pedestrian and bicycle paths on roads, but the boundaries of city districts, which in my opinion belong on special maps. A vector map would be suitable for this.</text:p>
          </table:table-cell>
          <table:table-cell table:number-columns-repeated="16383"/>
        </table:table-row>
        <table:table-row table:style-name="ro2">
          <table:table-cell office:value-type="string" table:style-name="ce4">
            <text:p>It may be impossible to create a 1) usable set of vector tiles that is 2) "unopinionated" with regards to the available data in OSM. Thus the core challenge in creating "Official" OSM vector tiles is a curation and filtering one, not a technical one.</text:p>
          </table:table-cell>
          <table:table-cell table:number-columns-repeated="16383"/>
        </table:table-row>
        <table:table-row table:style-name="ro10">
          <table:table-cell office:value-type="string" table:style-name="ce2">
            <text:p>It took me way too long (basically months of tinkering on and off to the point of frustration) to figure out how to build a URL like https://www.osm.org/?mlat=40.00&amp;mlon=10.00#map=18/40.00/10.00 to save me a geolocation. Why isn't something like this described in the help? Or described in such a way that you can actually find it? Techie game kids may have fun, time and the patience to play around endlessly. But normal people have to do some work, too.<text:s/></text:p>
            <text:p>So my suggestion: elementary basics should be described by real professionals.</text:p>
          </table:table-cell>
          <table:table-cell table:number-columns-repeated="16383"/>
        </table:table-row>
        <table:table-row table:style-name="ro3">
          <table:table-cell office:value-type="string" table:style-name="ce2">
            <text:p>It would be good to organize a bit the whole OSM ecosystem issue, as there are multiple projects that do different things but in many cases there are projects that have common objectives and it would be good to see if efforts can be unified. <text:s/>It is difficult not to get lost among the amount of OSM related projects (a list could be made by topic in the Wiki and be easily accessible). The other thing that would be nice would be to support the development of tools that allow to make verticals of a specific subject to facilitate editing. For example a person very interested in trees could collaborate if he has a specific product for that but may be overwhelmed if he has to edit from the ID or JOSM and have to learn all the topic of tags, the fear of touching something that does not correspond, etc. and therefore does not collaborate with OSM.</text:p>
          </table:table-cell>
          <table:table-cell table:number-columns-repeated="16383"/>
        </table:table-row>
        <table:table-row table:style-name="ro7">
          <table:table-cell office:value-type="string" table:style-name="ce2">
            <text:p>I've been working with a number of people in the OSM Slack community in Japan who have invented some interesting content to enhance the community, such as the weekly OSM blog that reads out loud. Japanese community researchers believe that creating a place where such inventions can be interactively promoted and supported by management will make the values and worldview of mapping more gorgeous.</text:p>
            <text:p>Currently, such efforts are left entirely up to the local community at Slacks in Japan, which does not seem to be sufficiently conducive to adding value to new mappings and the satisfaction that comes from participating in Slacks. (For example, an organizer can make a single call for participation in a major OSM event and end up with no participants.</text:p>
            <text:p>I'd like to see the SLacks community become more interlinked with OSM so that we can create a place in Slacks and elsewhere where OSM can be mapped in a way that is unique to OSM, with powerful mapping values such as the feeling that you are in a big boat.</text:p>
          </table:table-cell>
          <table:table-cell table:number-columns-repeated="16383"/>
        </table:table-row>
        <table:table-row table:style-name="ro55">
          <table:table-cell office:value-type="string" table:style-name="ce4">
            <text:p>Josm development</text:p>
          </table:table-cell>
          <table:table-cell table:number-columns-repeated="16383"/>
        </table:table-row>
        <table:table-row table:style-name="ro4">
          <table:table-cell office:value-type="string" table:style-name="ce4">
            <text:p>Just make sure OSM is not being used in trafficking communication and up cybersecurity within the programs. I feel security is an important aspect to this venture. Also, implement some control of tools. I think there are too many for many volunteers to get into trouble with. If you are thinking of spending money, buy better imagery to map....</text:p>
          </table:table-cell>
          <table:table-cell table:number-columns-repeated="16383"/>
        </table:table-row>
        <table:table-row table:style-name="ro12">
          <table:table-cell office:value-type="string" table:style-name="ce4">
            <text:p>just make sure that the water head doesn't get too big.</text:p>
          </table:table-cell>
          <table:table-cell table:number-columns-repeated="16383"/>
        </table:table-row>
        <table:table-row table:style-name="ro2">
          <table:table-cell office:value-type="string" table:style-name="ce4">
            <text:p>Keep all Openstreetmap websites free of advertising.</text:p>
            <text:p>Improve data by reconciliation with national geospatial administrations, while keeping OSM data "open".</text:p>
          </table:table-cell>
          <table:table-cell table:number-columns-repeated="16383"/>
        </table:table-row>
        <table:table-row table:style-name="ro12">
          <table:table-cell office:value-type="string" table:style-name="ce4">
            <text:p>Keep up the good work. OpenStreetMap is *great*.</text:p>
          </table:table-cell>
          <table:table-cell table:number-columns-repeated="16383"/>
        </table:table-row>
        <table:table-row table:style-name="ro12">
          <table:table-cell office:value-type="string" table:style-name="ce4">
            <text:p>Keep up the great work!</text:p>
          </table:table-cell>
          <table:table-cell table:number-columns-repeated="16383"/>
        </table:table-row>
        <table:table-row table:style-name="ro12">
          <table:table-cell office:value-type="string" table:style-name="ce4">
            <text:p>Knowing that volunteers give their all to help the foundation in return must train them and finance them often.</text:p>
          </table:table-cell>
          <table:table-cell table:number-columns-repeated="16383"/>
        </table:table-row>
        <table:table-row table:style-name="ro2">
          <table:table-cell office:value-type="string" table:style-name="ce4">
            <text:p>Lack of uniformity in mapping.</text:p>
            <text:p>No one is going to invest in a database that is not ''homogeneous''.</text:p>
          </table:table-cell>
          <table:table-cell table:number-columns-repeated="16383"/>
        </table:table-row>
        <table:table-row table:style-name="ro8">
          <table:table-cell office:value-type="string" table:style-name="ce4">
            <text:p>limit payed mappers, lyft, amazon.</text:p>
            <text:p>restrict reverting to administrators.</text:p>
            <text:p>restricts the writing of wikies.</text:p>
            <text:p>limit unverified edits, from satellite views.</text:p>
          </table:table-cell>
          <table:table-cell table:number-columns-repeated="16383"/>
        </table:table-row>
        <table:table-row table:style-name="ro12">
          <table:table-cell office:value-type="string" table:style-name="ce4">
            <text:p>Local communities support.</text:p>
          </table:table-cell>
          <table:table-cell table:number-columns-repeated="16383"/>
        </table:table-row>
        <table:table-row table:style-name="ro2">
          <table:table-cell office:value-type="string" table:style-name="ce4">
            <text:p>localize tools, resources, and platform to engage with the local community and local chapter, engage more people outside Europe and America</text:p>
          </table:table-cell>
          <table:table-cell table:number-columns-repeated="16383"/>
        </table:table-row>
        <table:table-row table:style-name="ro2">
          <table:table-cell office:value-type="string" table:style-name="ce4">
            <text:p>Look and research AI/ML. <text:s/>Did not see an option in the question. <text:s/>After research and determining impact then put question to folks about adopting more formal policy.</text:p>
          </table:table-cell>
          <table:table-cell table:number-columns-repeated="16383"/>
        </table:table-row>
        <table:table-row table:style-name="ro4">
          <table:table-cell office:value-type="string" table:style-name="ce4">
            <text:p>Look into getting govermental institutues involved in supporting OSM in each country, for example by having the institutes providing resources, map data, etc. Each country could provide resources to host the map tiles of their own country. Just an idea</text:p>
          </table:table-cell>
          <table:table-cell table:number-columns-repeated="16383"/>
        </table:table-row>
        <table:table-row table:style-name="ro4">
          <table:table-cell office:value-type="string" table:style-name="ce4">
            <text:p>Loosen the control and opinions of the German community on OSM as a whole. <text:s/>Their strong voice may cause others outside of Europe to not participate in OSM as openly. <text:s/>They tend to be the vocal 1% in the community and I don't think it is helpful on a global level.</text:p>
          </table:table-cell>
          <table:table-cell table:number-columns-repeated="16383"/>
        </table:table-row>
        <table:table-row table:style-name="ro12">
          <table:table-cell office:value-type="string" table:style-name="ce4">
            <text:p>Machine learning is just a tool, I am more afraid of how and by who it is used.</text:p>
          </table:table-cell>
          <table:table-cell table:number-columns-repeated="16383"/>
        </table:table-row>
        <table:table-row table:style-name="ro8">
          <table:table-cell office:value-type="string" table:style-name="ce2">
            <text:p>Maintain and secure the spirit of OSM as a free and participatory geodata platform. And in doing so, counter commercial interests and the influence of large companies. And in doing so, promote and, where appropriate, moderate exchange within the community. It must remain a global project supported by many voluntary mappers, and must not degenerate into a "data supplier".</text:p>
          </table:table-cell>
          <table:table-cell table:number-columns-repeated="16383"/>
        </table:table-row>
        <table:table-row table:style-name="ro12">
          <table:table-cell office:value-type="string" table:style-name="ce4">
            <text:p>Make mapping interesting and motivate the mappers with some payment in a calculated way</text:p>
          </table:table-cell>
          <table:table-cell table:number-columns-repeated="16383"/>
        </table:table-row>
        <table:table-row table:style-name="ro12">
          <table:table-cell office:value-type="string" table:style-name="ce4">
            <text:p>Make OSM tiles or tools to create them available for other (also third-party) projects (including vector tiles)</text:p>
          </table:table-cell>
          <table:table-cell table:number-columns-repeated="16383"/>
        </table:table-row>
        <table:table-row table:style-name="ro12">
          <table:table-cell office:value-type="string" table:style-name="ce4">
            <text:p>Make vector tiles available so people can download a style fir their need and make sure to add OSM as contribution</text:p>
          </table:table-cell>
          <table:table-cell table:number-columns-repeated="16383"/>
        </table:table-row>
        <table:table-row table:style-name="ro51">
          <table:table-cell office:value-type="string" table:style-name="ce4">
            <text:p>Many companies seem to profit from the volunteer work we mappers perform. Example case is Wahoo using Mapbox services.<text:s/></text:p>
            <text:p>It should be a moral obligation to support the openstreetmap project, both in the monetary support but also proud moral support,</text:p>
            <text:p>encouraging more mappers to be involved!</text:p>
          </table:table-cell>
          <table:table-cell table:number-columns-repeated="16383"/>
        </table:table-row>
        <table:table-row table:style-name="ro4">
          <table:table-cell office:value-type="string" table:style-name="ce2">
            <text:p>Many raise this topic, disputed territories, such as Crimea, Donbass. Worst of all, when the Russians show Crimea as Russian and Ukrainians as Ukrainian, it is necessary to show clearly and clearly to everyone equally that, for example, Crimea is Ukrainian, as most civilized countries in the world think.</text:p>
          </table:table-cell>
          <table:table-cell table:number-columns-repeated="16383"/>
        </table:table-row>
        <table:table-row table:style-name="ro12">
          <table:table-cell office:value-type="string" table:style-name="ce4">
            <text:p>Many remote organized mapping will come to another country in the future with various purposes, mostly for theirs.</text:p>
          </table:table-cell>
          <table:table-cell table:number-columns-repeated="16383"/>
        </table:table-row>
        <table:table-row table:style-name="ro8">
          <table:table-cell office:value-type="string" table:style-name="ce4">
            <text:p>Mapbox has unfortunately crossed the "don't be evil" line this year with the Mapbox GL licence change - ironically repeating the past of CloudMade and Leaflet.</text:p>
            <text:p>While it is a good thing that businesses have been able to grow from the OSM community, OSMF must ensure that when these businesses start to flail commercially the community is not harmed by their actions.</text:p>
          </table:table-cell>
          <table:table-cell table:number-columns-repeated="16383"/>
        </table:table-row>
        <table:table-row table:style-name="ro2">
          <table:table-cell office:value-type="string" table:style-name="ce4">
            <text:p>Mapping for illiterate users is an important problem in the underdeveloped world. It is a task that requires attention by the open source community.</text:p>
          </table:table-cell>
          <table:table-cell table:number-columns-repeated="16383"/>
        </table:table-row>
        <table:table-row table:style-name="ro2">
          <table:table-cell office:value-type="string" table:style-name="ce4">
            <text:p>Mapping should be available in the users language, or English. Use of the local language makes it impossible to use for international use.</text:p>
          </table:table-cell>
          <table:table-cell table:number-columns-repeated="16383"/>
        </table:table-row>
        <table:table-row table:style-name="ro20">
          <table:table-cell office:value-type="string" table:style-name="ce4">
            <text:p>Mapping standards - including capture and attribute guidelines should be updated so the wiki is always consistent with feature domain fields in the attribute fields - accessed via iD editor for example.</text:p>
            <text:p>I understand there is a delay in the publication of draft standards and changes to key values etc.</text:p>
            <text:p>Ensuring everyone is capturing the same feature - with the same key attributes - ensures overall data interoperability, and a consistent product.</text:p>
            <text:p>The standards and guidelines that demonstrate this and should be considered more of a priority rather than ' a nice to have'.</text:p>
            <text:p>These should also support the teaching of OSM in mapping workshops etc.</text:p>
            <text:p/>
            <text:p>Existing topographic and military standards might be a good reference point for working groups on certain themes.</text:p>
          </table:table-cell>
          <table:table-cell table:number-columns-repeated="16383"/>
        </table:table-row>
        <table:table-row table:style-name="ro56">
          <table:table-cell office:value-type="string" table:style-name="ce4">
            <text:p>MapWith.Ai is the only reason my Neighborhood has houses marked on it, since it reduces the time of mapping. I like AI tools. I have no commercial interest.</text:p>
            <text:p>I support mapwith.ai</text:p>
            <text:p/>
            <text:p>=======</text:p>
            <text:p>(Distinct idea for mapwith.ai, not related to prior praise).</text:p>
            <text:p/>
            <text:p>Guiding quote: If you can not work at the speed you think, something is slowing you down.</text:p>
            <text:p>MapWithAI old workflow:</text:p>
            <text:p>Move cursor to the Pink Area, click on Pink area, Press Y, Click item types, click house, repeat 49X.</text:p>
            <text:p/>
            <text:p>Proposed workflow:</text:p>
            <text:p>UI: What are we mapping today?</text:p>
            <text:p>Input: House</text:p>
            <text:p>UI: What Pink Regions do you want?</text:p>
            <text:p>Input: Highlight big Suburb with no houses.</text:p>
            <text:p>{Location S}</text:p>
            <text:p>UI: Here is a Satellite Picture of just this one pink region inside of that highlighted area and a additional 10 feet or so around the pink region.</text:p>
            <text:p/>
            <text:p>Press y to mark it as a house. (It is a house)</text:p>
            <text:p>Press n to mark the pink region as incorrect, (tennis court is marked as a house).</text:p>
            <text:p>Press s to skip.</text:p>
            <text:p>Press h to mark it as something other than a house. UI to show all things an area can be.</text:p>
            <text:p/>
            <text:p>The pink area has nodes and lines. You do not need to press a button to edit this one pink area. You can edit it, then press y.</text:p>
            <text:p/>
            <text:p>How it looks on a user side:<text:s/></text:p>
            <text:p>yyysyynh(press garage in UI)yyyy</text:p>
            <text:p>{3 houses, skip, 2 houses, nope, custom garage, 4 more houses} = {9 houses and 1 garage} all in 50 seconds.</text:p>
          </table:table-cell>
          <table:table-cell table:number-columns-repeated="16383"/>
        </table:table-row>
        <table:table-row table:style-name="ro11">
          <table:table-cell office:value-type="string" table:style-name="ce4">
            <text:p>More community support to bring on new mappers will help the community grow at a sustainable pace. Better direction and discretion of the DWG for banning new mapper accounts and reverting edits should be addressed. New mappers will make mistakes. When I first became involved with OSM there were a lot less people searching for bad edits and many community members helped me become the mapper I am today. If I were to make the same mistakes today as when I started there would surely be more resentment and backlash from the community. Let's try to revert back in time and become more polite and helpful to new mappers.</text:p>
          </table:table-cell>
          <table:table-cell table:number-columns-repeated="16383"/>
        </table:table-row>
        <table:table-row table:style-name="ro12">
          <table:table-cell office:value-type="string" table:style-name="ce4">
            <text:p>More enlightenment activities.</text:p>
          </table:table-cell>
          <table:table-cell table:number-columns-repeated="16383"/>
        </table:table-row>
        <table:table-row table:style-name="ro12">
          <table:table-cell office:value-type="string" table:style-name="ce4">
            <text:p>More Focus on side projects like Open Railway Map, Open Sea Map, Open Historical Map, Etc.</text:p>
          </table:table-cell>
          <table:table-cell table:number-columns-repeated="16383"/>
        </table:table-row>
        <table:table-row table:style-name="ro2">
          <table:table-cell office:value-type="string" table:style-name="ce4">
            <text:p>More guided restrictions are required for editors to prevent entering tags with conflicts in iD editor, or... especially for newbie editors.</text:p>
          </table:table-cell>
          <table:table-cell table:number-columns-repeated="16383"/>
        </table:table-row>
        <table:table-row table:style-name="ro10">
          <table:table-cell office:value-type="string" table:style-name="ce4">
            <text:p>More inclusion of mappers and enthusiasts from the developing world</text:p>
            <text:p/>
            <text:p>More stable and performant core infrastructure</text:p>
            <text:p/>
            <text:p>Allowing local communities to define country leves tags to be loaded by default on ID editor</text:p>
          </table:table-cell>
          <table:table-cell table:number-columns-repeated="16383"/>
        </table:table-row>
        <table:table-row table:style-name="ro2">
          <table:table-cell office:value-type="string" table:style-name="ce4">
            <text:p>More openness at all board meetings, less in camera meetings. Certain members past and present think that this is OSM circa 2008. It isn't and shouldn't be treated that way.</text:p>
          </table:table-cell>
          <table:table-cell table:number-columns-repeated="16383"/>
        </table:table-row>
        <table:table-row table:style-name="ro2">
          <table:table-cell office:value-type="string" table:style-name="ce4">
            <text:p>More representation from the local community group, as this survey itself how it is challenging to get diverse participation from the OSM community outside Europe and North America.</text:p>
          </table:table-cell>
          <table:table-cell table:number-columns-repeated="16383"/>
        </table:table-row>
        <table:table-row table:style-name="ro12">
          <table:table-cell office:value-type="string" table:style-name="ce4">
            <text:p>More sensitization of the local communities.</text:p>
          </table:table-cell>
          <table:table-cell table:number-columns-repeated="16383"/>
        </table:table-row>
        <table:table-row table:style-name="ro12">
          <table:table-cell office:value-type="string" table:style-name="ce4">
            <text:p>Moving statements is not obvious to order them.</text:p>
          </table:table-cell>
          <table:table-cell table:number-columns-repeated="16383"/>
        </table:table-row>
        <table:table-row table:style-name="ro4">
          <table:table-cell office:value-type="string" table:style-name="ce2">
            <text:p>Multilingualism must be supported because it is the basis of multiculturalism. It seems important to me that the Board of Directors validate the fact that, being a global project, there cannot be only one language, official. English is the most common language for exchanges, but it should not be exclusive.</text:p>
          </table:table-cell>
          <table:table-cell table:number-columns-repeated="16383"/>
        </table:table-row>
        <table:table-row table:style-name="ro11">
          <table:table-cell office:value-type="string" table:style-name="ce4">
            <text:p>My answer on vector tiles was the closest available, but not exactly right. <text:s/>I think you should fund (at a relatively low level) osm.org infrastructure to display vector tiles and allow developers to tap into that. <text:s/>Just to let you know, I used osm data in postgis for a big project in Georgia (USA) during November and December, and it was fantastic to have, but the lack of street numbers meant part of the project got dragged off to Google Maps. <text:s/>I know there's not much you can do about getting better data in the middle of nowhere, but it was an issue. <text:s/>osm data was essential to the success of the project, and I have been telling everyone how great it is (and am back in the game updating local data).</text:p>
          </table:table-cell>
          <table:table-cell table:number-columns-repeated="16383"/>
        </table:table-row>
        <table:table-row table:style-name="ro4">
          <table:table-cell office:value-type="string" table:style-name="ce4">
            <text:p>My biggest concern is corporate influence on OpenStreetMap. OpenStreetMap is a community mapping project, and needs to stay one, mapping driven by the community for the community, with no commercial interests involved. This is a not-for-profit project, after all!</text:p>
          </table:table-cell>
          <table:table-cell table:number-columns-repeated="16383"/>
        </table:table-row>
        <table:table-row table:style-name="ro12">
          <table:table-cell office:value-type="string" table:style-name="ce4">
            <text:p>N/A</text:p>
          </table:table-cell>
          <table:table-cell table:number-columns-repeated="16383"/>
        </table:table-row>
        <table:table-row table:style-name="ro12">
          <table:table-cell office:value-type="string" table:style-name="ce4">
            <text:p>n/a</text:p>
          </table:table-cell>
          <table:table-cell table:number-columns-repeated="16383"/>
        </table:table-row>
        <table:table-row table:style-name="ro12">
          <table:table-cell office:value-type="string" table:style-name="ce4">
            <text:p>na</text:p>
          </table:table-cell>
          <table:table-cell table:number-columns-repeated="16383"/>
        </table:table-row>
        <table:table-row table:style-name="ro12">
          <table:table-cell office:value-type="string" table:style-name="ce4">
            <text:p>need link download map auto</text:p>
          </table:table-cell>
          <table:table-cell table:number-columns-repeated="16383"/>
        </table:table-row>
        <table:table-row table:style-name="ro12">
          <table:table-cell office:value-type="string" table:style-name="ce4">
            <text:p>Need to tidy up the wikipedia about public transportation, and make it easier to add and edit in OSM editors.</text:p>
          </table:table-cell>
          <table:table-cell table:number-columns-repeated="16383"/>
        </table:table-row>
        <table:table-row table:style-name="ro12">
          <table:table-cell office:value-type="string" table:style-name="ce4">
            <text:p>Networking with the open source community</text:p>
          </table:table-cell>
          <table:table-cell table:number-columns-repeated="16383"/>
        </table:table-row>
        <table:table-row table:style-name="ro12">
          <table:table-cell office:value-type="string" table:style-name="ce4">
            <text:p>no comment</text:p>
          </table:table-cell>
          <table:table-cell table:number-columns-repeated="16383"/>
        </table:table-row>
        <table:table-row table:style-name="ro12">
          <table:table-cell office:value-type="string" table:style-name="ce4">
            <text:p>No comment</text:p>
          </table:table-cell>
          <table:table-cell table:number-columns-repeated="16383"/>
        </table:table-row>
        <table:table-row table:style-name="ro12">
          <table:table-cell office:value-type="string" table:style-name="ce4">
            <text:p>no comments</text:p>
          </table:table-cell>
          <table:table-cell table:number-columns-repeated="16383"/>
        </table:table-row>
        <table:table-row table:style-name="ro12">
          <table:table-cell office:value-type="string" table:style-name="ce4">
            <text:p>No comments</text:p>
          </table:table-cell>
          <table:table-cell table:number-columns-repeated="16383"/>
        </table:table-row>
        <table:table-row table:style-name="ro12">
          <table:table-cell office:value-type="string" table:style-name="ce4">
            <text:p>no idea. <text:s/>Just an interested user who is not contributing much to your project.</text:p>
          </table:table-cell>
          <table:table-cell table:number-columns-repeated="16383"/>
        </table:table-row>
        <table:table-row table:style-name="ro2">
          <table:table-cell office:value-type="string" table:style-name="ce4">
            <text:p>Nominatim and OSRM should be projects that are discussed more by the community and the board. They are essential for open source software development</text:p>
          </table:table-cell>
          <table:table-cell table:number-columns-repeated="16383"/>
        </table:table-row>
        <table:table-row table:style-name="ro2">
          <table:table-cell office:value-type="string" table:style-name="ce4">
            <text:p>Not enough people to analyze and roll back illegitimate edits. In Russia it's only mavl, he's cool, but he's alone and still struggling with the influx of 2018 census takers.</text:p>
          </table:table-cell>
          <table:table-cell table:number-columns-repeated="16383"/>
        </table:table-row>
        <table:table-row table:style-name="ro12">
          <table:table-cell office:value-type="string" table:style-name="ce4">
            <text:p>Nothing</text:p>
          </table:table-cell>
          <table:table-cell table:number-columns-repeated="16383"/>
        </table:table-row>
        <table:table-row table:style-name="ro12">
          <table:table-cell office:value-type="string" table:style-name="ce4">
            <text:p>Nothing else</text:p>
          </table:table-cell>
          <table:table-cell table:number-columns-repeated="16383"/>
        </table:table-row>
        <table:table-row table:style-name="ro2">
          <table:table-cell office:value-type="string" table:style-name="ce4">
            <text:p>On AI - it would have been good to have an option to allow AI mapping, as long as there is a real, known human being taking responsibility for each edit.</text:p>
          </table:table-cell>
          <table:table-cell table:number-columns-repeated="16383"/>
        </table:table-row>
        <table:table-row table:style-name="ro3">
          <table:table-cell office:value-type="string" table:style-name="ce4">
            <text:p>On artificial intelligence for OSM, I think it is a serious topic that must be discussed in-depth in the community. I think that it is not the role of the board to take a position now, but it is to create the spaces and animate the discussion (or maybe a Working group in charge of creating this debate from a neutral position?) and guarantee that it reaches all communities and last sufficient time to get strong opinions, arguments and diverse positions. It could be through repeated forums in SOTM, encouraging local SOTM to do the same, communicating results of discussions in a centralized wiki (and local ones), inviting people to share opinions on the wiki, animating posts in web forums, etc. <text:s/>A year of active debate might be motivated for a so serious question. before the OSMF could represent the main trend.</text:p>
          </table:table-cell>
          <table:table-cell table:number-columns-repeated="16383"/>
        </table:table-row>
        <table:table-row table:style-name="ro10">
          <table:table-cell office:value-type="string" table:style-name="ce2">
            <text:p>On the OSM homepage there should be something similar to Map.cz, which has various layers, including a photographic map, and it does not have to be a separate layer created from scratch, but a redirection to a very useful POI search engine OpenPoiMap. It is so easy and intuitive that it is a perfect utility map for laymen who do not know the Overpas turbo. Personally, I add a lot of photos in different parts of the world to OSM Maps and if I brag about it on OSM forums it is only to encourage other mapmakers to follow my example, especially those who claim that there is nothing to map in their area.</text:p>
          </table:table-cell>
          <table:table-cell table:number-columns-repeated="16383"/>
        </table:table-row>
        <table:table-row table:style-name="ro57">
          <table:table-cell office:value-type="string" table:style-name="ce4">
            <text:p>On the question "Some OSM community members favor use of artificial intelligence and machine learning tools to assist mapping. <text:s/>Others oppose use of these tools. <text:s/>The Board of Directors of the OpenStreetMap Foundation has taken no position on the matter since such a decision would likely violate the core principle that the Board does not tell anyone how to map or what to map. "</text:p>
            <text:p/>
            <text:p>I answered no opinion because the choices were too limited but I would have picked something along the lines of "Ask a working group to do a detailed investigation of artificial intelligence and machine learning tools and how they impact OSM." The scope of these tools is very broad. While some may not be advantageous to OSM others like sign interpretation could be very useful.</text:p>
          </table:table-cell>
          <table:table-cell table:number-columns-repeated="16383"/>
        </table:table-row>
        <table:table-row table:style-name="ro8">
          <table:table-cell office:value-type="string" table:style-name="ce2">
            <text:p>On the question of AI.</text:p>
            <text:p>I think that where this AI can be used, it should be used.</text:p>
            <text:p>Because outlining hectares of forest and piles of houses is not a good thing in the 21st century.</text:p>
            <text:p>The other issue is that making edits is better for the users and processing the results of the AI than the AI itself.</text:p>
          </table:table-cell>
          <table:table-cell table:number-columns-repeated="16383"/>
        </table:table-row>
        <table:table-row table:style-name="ro4">
          <table:table-cell office:value-type="string" table:style-name="ce4">
            <text:p>On vector tiles... I'd say the overall flow and design of the site is more important than just saying "vector tiles." If the vector tiles aren't a means to an end that is more than just vectors in the same OSM style, inside the same OSM chrome, I think we're only taking half a leap.</text:p>
          </table:table-cell>
          <table:table-cell table:number-columns-repeated="16383"/>
        </table:table-row>
        <table:table-row table:style-name="ro2">
          <table:table-cell office:value-type="string" table:style-name="ce4">
            <text:p>One more time, personally I'm not a "professional" and some "stuff" are like "Chinese" language for me... but I'm surely a GOOD CONTRIBUTOR! And I want to see this project to go "forward" and certainly not "backward"!...</text:p>
          </table:table-cell>
          <table:table-cell table:number-columns-repeated="16383"/>
        </table:table-row>
        <table:table-row table:style-name="ro8">
          <table:table-cell office:value-type="string" table:style-name="ce2">
            <text:p>One of OpenStreetMap's raisons d'être is to have the most accurate and up-to-date data possible. To do this, it is essential to offer training courses that are accessible to the community of contributors (voluntary and de facto motivated).</text:p>
            <text:p>More broadly, setting up instances dedicated to the integration of occasional contributors is necessary (introduction to the main principles, translated documentation, community manager, video tutorials, etc.).</text:p>
          </table:table-cell>
          <table:table-cell table:number-columns-repeated="16383"/>
        </table:table-row>
        <table:table-row table:style-name="ro2">
          <table:table-cell office:value-type="string" table:style-name="ce4">
            <text:p>One of the big issues we have: decision making. We need to be more agile and efficient in order to easier and faster establish consensus. We absolutely need something such as e.g. Loomio for the whole community.</text:p>
          </table:table-cell>
          <table:table-cell table:number-columns-repeated="16383"/>
        </table:table-row>
        <table:table-row table:style-name="ro11">
          <table:table-cell office:value-type="string" table:style-name="ce4">
            <text:p>One of the main issues that I face as an editor is understanding the time of capture for the imagery that has been provided. <text:s/>Most of my editing is related to tracing from aerial imagery, and the freshness of this imagery is VERY IMPORTANT in proper ground hypothesis tracing. <text:s/>Anything that can be done to improve the representation of when an image set or a particular tile has been captured would be a great help to those of us who engage in this type of editing. <text:s/>Now, if AI will be employed to create map elements from aerial imagery, that would be VERY acceptable as it would provide a significantly better starting point to move forward from.</text:p>
          </table:table-cell>
          <table:table-cell table:number-columns-repeated="16383"/>
        </table:table-row>
        <table:table-row table:style-name="ro2">
          <table:table-cell office:value-type="string" table:style-name="ce4">
            <text:p>One of the strenghts of the OSM community is it regional scope with local chapters. Please do more to support them. Using the funding available to let them achieve projects in their home country</text:p>
          </table:table-cell>
          <table:table-cell table:number-columns-repeated="16383"/>
        </table:table-row>
        <table:table-row table:style-name="ro2">
          <table:table-cell office:value-type="string" table:style-name="ce4">
            <text:p>OpenStreetMap soll unabhänig und frei bleiben. Software und Daten nur Open Source. Kein Einfluß von Firmen, öffentlichen Organisationen und kommerziellen Organisationen auf die Daten, Software und Strategie.</text:p>
          </table:table-cell>
          <table:table-cell table:number-columns-repeated="16383"/>
        </table:table-row>
        <table:table-row table:style-name="ro12">
          <table:table-cell office:value-type="string" table:style-name="ce4">
            <text:p>OSM and QGIS should move together. I believe both developers are working together, maybe the structure should do as well.</text:p>
          </table:table-cell>
          <table:table-cell table:number-columns-repeated="16383"/>
        </table:table-row>
        <table:table-row table:style-name="ro10">
          <table:table-cell office:value-type="string" table:style-name="ce4">
            <text:p>OSM has seen an increasing growth, which includes individual mappers, small and huge companies, education organisations and more.</text:p>
            <text:p>In the face of all the competing interests and strong opinions (and perhaps even internal disagreements), the OSMF board has done a wonderful work, helping to advance OSM interests.</text:p>
            <text:p>A huge thank you and a very successful 2021.</text:p>
          </table:table-cell>
          <table:table-cell table:number-columns-repeated="16383"/>
        </table:table-row>
        <table:table-row table:style-name="ro2">
          <table:table-cell office:value-type="string" table:style-name="ce4">
            <text:p>OSM is a great resource for community connection, cooperation and improving the health and exercise of community members.</text:p>
          </table:table-cell>
          <table:table-cell table:number-columns-repeated="16383"/>
        </table:table-row>
        <table:table-row table:style-name="ro2">
          <table:table-cell office:value-type="string" table:style-name="ce4">
            <text:p>OSM is a very cool and helpful initiative, and I'd like to express my appreciation for the work of the officials of this project. Don't let yourself be discouraged by the inevitable nitty gritty discussions!</text:p>
          </table:table-cell>
          <table:table-cell table:number-columns-repeated="16383"/>
        </table:table-row>
        <table:table-row table:style-name="ro11">
          <table:table-cell office:value-type="string" table:style-name="ce4">
            <text:p>OSM is awesome. However, when compared to similarly-licensed Wikipedia, de facto is provides a lot more value to businesses, while at the same time receiving a lot fewer donations from said businesses. The foundation should focus on getting businesses using OSM (Microsoft, Intel (Moovit), etc.) to provide more funding. That funding should be used to improve the user experience for ordinary users who aren't familiar with niche alternatives, and use openstreetmap.org exclusively. In general a lot more resources should be allocated to improve the UX in openstreetmap.org itself. For example, why is it still impossible to change languages there and we need a 3rd party site to do that?</text:p>
          </table:table-cell>
          <table:table-cell table:number-columns-repeated="16383"/>
        </table:table-row>
        <table:table-row table:style-name="ro8">
          <table:table-cell office:value-type="string" table:style-name="ce4">
            <text:p>OSM is rapidly becoming the go-to choice for development and humanitarian agencies. <text:s/>These organizations contribute heavily to data creation, and also have immense funding capacity. <text:s/>Like HOTOSM's recent choice to charge a small fee for access to the Task Manager, I recommend OSMF explore options to, perhaps on a voluntary basis, ask these large organizations for funding to cover expansion of core aspects of OSM, especially hosting capacity in Africa.</text:p>
          </table:table-cell>
          <table:table-cell table:number-columns-repeated="16383"/>
        </table:table-row>
        <table:table-row table:style-name="ro2">
          <table:table-cell office:value-type="string" table:style-name="ce4">
            <text:p>OSM is VERY important in a world that needs mapping on a local level throughout the world.</text:p>
            <text:p>I would love to see more activity on the local level and I will seek out local people to help keeping OSM viable and useful.</text:p>
          </table:table-cell>
          <table:table-cell table:number-columns-repeated="16383"/>
        </table:table-row>
        <table:table-row table:style-name="ro4">
          <table:table-cell office:value-type="string" table:style-name="ce4">
            <text:p>OSM membership and leadership should evolve to look like the world it is situated in if it is truly the people’s map. More inclusion and proactive welcoming of women and people of color (and protecting them from rampant harassment) is not only the right thing to do : it is critical for the future of The Peoples Map - OpenStreetMap.</text:p>
          </table:table-cell>
          <table:table-cell table:number-columns-repeated="16383"/>
        </table:table-row>
        <table:table-row table:style-name="ro8">
          <table:table-cell office:value-type="string" table:style-name="ce4">
            <text:p>OSM must be and REMAIN independent from political and commercial actors !</text:p>
            <text:p>OSM must be politically neutral !<text:s/></text:p>
            <text:p>Minorities should be represented at OSM.<text:s/></text:p>
            <text:p>However, diversity must not lead to discrimination against "Old White Men".</text:p>
          </table:table-cell>
          <table:table-cell table:number-columns-repeated="16383"/>
        </table:table-row>
        <table:table-row table:style-name="ro12">
          <table:table-cell office:value-type="string" table:style-name="ce4">
            <text:p>OSM needs paid mappers. And those mappers need to be able to use the best tools available. And the best data available.</text:p>
          </table:table-cell>
          <table:table-cell table:number-columns-repeated="16383"/>
        </table:table-row>
        <table:table-row table:style-name="ro8">
          <table:table-cell office:value-type="string" table:style-name="ce4">
            <text:p>OSM needs to stay independent and value quality over quantity.<text:s/></text:p>
            <text:p/>
            <text:p>There is no use in adding data into OSM that is of poor quality and will either not be detected for a long time, or requires other mapper's efforts to fix things.</text:p>
          </table:table-cell>
          <table:table-cell table:number-columns-repeated="16383"/>
        </table:table-row>
        <table:table-row table:style-name="ro12">
          <table:table-cell office:value-type="string" table:style-name="ce4">
            <text:p>OSM should not be used to propagate ideas about how society should be (except about open data).</text:p>
          </table:table-cell>
          <table:table-cell table:number-columns-repeated="16383"/>
        </table:table-row>
        <table:table-row table:style-name="ro4">
          <table:table-cell office:value-type="string" table:style-name="ce4">
            <text:p>OSM should try to move over to vector based mapping, but not to the point of competing with commercial developers. OSM will likely never takeover google maps / apple maps, since they have different business models (selling user data, etc). In the long term, vector based maps will payoff over raster for practically every reason.</text:p>
          </table:table-cell>
          <table:table-cell table:number-columns-repeated="16383"/>
        </table:table-row>
        <table:table-row table:style-name="ro12">
          <table:table-cell office:value-type="string" table:style-name="ce4">
            <text:p>OSM should use vector tiles. We are in the 21st century.</text:p>
          </table:table-cell>
          <table:table-cell table:number-columns-repeated="16383"/>
        </table:table-row>
        <table:table-row table:style-name="ro11">
          <table:table-cell office:value-type="string" table:style-name="ce4">
            <text:p>OSM volunteers should realize: voluntary but not without obligation.<text:s/></text:p>
            <text:p>OSM "work" is: mopping with the tap open, frustrating, useless.<text:s/></text:p>
            <text:p>Community: uncollegiate, anonymous therefore "social media disease".</text:p>
            <text:p>Mapping and Rendering are two different - isolated - worlds: "don't map for the renderer". As a result: "bad mapping" and renderer will have to resolve (if possible).</text:p>
            <text:p>"Mapping war" is seen too often: DWG should decide, rule (appeal body) and enforce rules and decisions.</text:p>
          </table:table-cell>
          <table:table-cell table:number-columns-repeated="16383"/>
        </table:table-row>
        <table:table-row table:style-name="ro2">
          <table:table-cell office:value-type="string" table:style-name="ce4">
            <text:p>Osm.org needs a refresh, while I understand that the goal of osm.org is just to demonstrate the data, it should nevertheless be friendlier to the user and provide a better user experience. In my experience, osm.org is bad publicity for the osm project.</text:p>
          </table:table-cell>
          <table:table-cell table:number-columns-repeated="16383"/>
        </table:table-row>
        <table:table-row table:style-name="ro18">
          <table:table-cell office:value-type="string" table:style-name="ce4">
            <text:p>OSMF is years over-due to adopt a code of conduct for public forums, conferences, and so on. The majority of participants either feel strongly that this is a positive move or, frankly, don't care that much. It's an outspoken subset that continue to object to this. Either OSMF will solve this issue and adopt a CoC, or the OSM community will fracture at some point.</text:p>
            <text:p/>
            <text:p>Talking about "AI" is pretty broad. Let me suggest OSMF and other stakeholders be more practical and specific about talking about the ways that automated and semi-automated means that be used to edit and validate OSM data? The "human mappers vs. robot mappers debate" was trite and a bit mean spirited. Maybe we can instead talk about when it's useful to use semi-automated means to turn aerial imagery into building footprints or road ways, when it's useful to use semi-automated means to identify edits that are likely maliciousness, and so on.</text:p>
            <text:p/>
            <text:p>The low number of women involved in OSM is a bit of a canary in the coal mine. Boards and projects that have few or no non-men involved should work actively to recruit a wider range of participants and should also discuss why that may be the case. I mean this in a positive way. Having more folks involved in this effort will benefit everyone and the overall OSM effort.</text:p>
          </table:table-cell>
          <table:table-cell table:number-columns-repeated="16383"/>
        </table:table-row>
        <table:table-row table:style-name="ro12">
          <table:table-cell office:value-type="string" table:style-name="ce4">
            <text:p>OSMF should clearly state that OSMF and local chapters must not propose paid services</text:p>
          </table:table-cell>
          <table:table-cell table:number-columns-repeated="16383"/>
        </table:table-row>
        <table:table-row table:style-name="ro11">
          <table:table-cell office:value-type="string" table:style-name="ce4">
            <text:p>OSMF should start enforcing OSM license, currently it takes minimal actions.</text:p>
            <text:p/>
            <text:p>Attribution guideline should be finally published, it must not attempt to drop what OSBL requirements (in particular: attribution hidden by default is not sufficient to satisfy ODBL, misleading attribution such as suggesting that OSM data is owned by specific company and tiny hidden "(C) OpenStreetMap" is not satisfying ODBL, flash of attribution text and later displaying a name of app does not satisfy ODBL)</text:p>
          </table:table-cell>
          <table:table-cell table:number-columns-repeated="16383"/>
        </table:table-row>
        <table:table-row table:style-name="ro4">
          <table:table-cell office:value-type="string" table:style-name="ce2">
            <text:p>OSMF should strengthen its articulation with national chapters, which are often the communities identified by local cartographers and have much greater legitimacy than it does (as with many international organizations that are federations of national associations).</text:p>
          </table:table-cell>
          <table:table-cell table:number-columns-repeated="16383"/>
        </table:table-row>
        <table:table-row table:style-name="ro2">
          <table:table-cell office:value-type="string" table:style-name="ce4">
            <text:p>Pay attention to more discipline in the forum. Sometimes things that affect only a few points in the database are discussed to death.</text:p>
          </table:table-cell>
          <table:table-cell table:number-columns-repeated="16383"/>
        </table:table-row>
        <table:table-row table:style-name="ro11">
          <table:table-cell office:value-type="string" table:style-name="ce4">
            <text:p>Paying attention to the wiki.<text:s/></text:p>
            <text:p>The wiki is a fantastic tool, but it is used with a very contradictory interpretation of its role: documenting of the actual use of tags vs a tendency to establish mandatory roles) . This is particularly important in the context of the ID steamroller and of the AI business</text:p>
            <text:p>The wiki is produced by a small group of people and the proposal process is not based on any kind of reasonably representation of the mapping community.</text:p>
          </table:table-cell>
          <table:table-cell table:number-columns-repeated="16383"/>
        </table:table-row>
        <table:table-row table:style-name="ro8">
          <table:table-cell office:value-type="string" table:style-name="ce4">
            <text:p>Please be more focus to anyone who violate the attribution that they should do, https://wiki.osmfoundation.org/wiki/Licence/Licence_and_Legal_FAQ#What_do_you_mean_by_.22Attribution.22.3F</text:p>
            <text:p/>
            <text:p>https://www.openstreetmap.org/copyright</text:p>
          </table:table-cell>
          <table:table-cell table:number-columns-repeated="16383"/>
        </table:table-row>
        <table:table-row table:style-name="ro2">
          <table:table-cell office:value-type="string" table:style-name="ce4">
            <text:p>Please do everything possible to decrease the influence of Facebook, Mapbox and all the other commercial forces that want to get control over OSM.</text:p>
          </table:table-cell>
          <table:table-cell table:number-columns-repeated="16383"/>
        </table:table-row>
        <table:table-row table:style-name="ro12">
          <table:table-cell office:value-type="string" table:style-name="ce4">
            <text:p>Please do not forget to thank and consider the daily contributions of contributors from various positions.</text:p>
          </table:table-cell>
          <table:table-cell table:number-columns-repeated="16383"/>
        </table:table-row>
        <table:table-row table:style-name="ro2">
          <table:table-cell office:value-type="string" table:style-name="ce4">
            <text:p>Please implement a code of conduct and increase outreach outside of OSM to bring in new mappers, governments, &amp;c. Also I think attribution guidelines are fine how they are</text:p>
          </table:table-cell>
          <table:table-cell table:number-columns-repeated="16383"/>
        </table:table-row>
        <table:table-row table:style-name="ro12">
          <table:table-cell office:value-type="string" table:style-name="ce4">
            <text:p>Please keep the Forum and don't switch to Slack or similar bullshit.</text:p>
          </table:table-cell>
          <table:table-cell table:number-columns-repeated="16383"/>
        </table:table-row>
        <table:table-row table:style-name="ro4">
          <table:table-cell office:value-type="string" table:style-name="ce4">
            <text:p>Please keep the volunteer approach as much as possible! Of course this may be read as do-ocracy, but only by those who do not. We map the world as it is, so we should accept the world as such. We will not change it, or at least not more than we do by showing its geographic details.</text:p>
          </table:table-cell>
          <table:table-cell table:number-columns-repeated="16383"/>
        </table:table-row>
        <table:table-row table:style-name="ro2">
          <table:table-cell office:value-type="string" table:style-name="ce4">
            <text:p>Please look into corporate user guidelines more critically. Local communities in few geographies are trying to bully corporates even if they are adding information with good intentions.</text:p>
          </table:table-cell>
          <table:table-cell table:number-columns-repeated="16383"/>
        </table:table-row>
        <table:table-row table:style-name="ro8">
          <table:table-cell office:value-type="string" table:style-name="ce4">
            <text:p>Please make necessary actions to update the imageries in India as mapping in India has drastically improved and there has been a large spike in users from India mainly from the state of Kerala as there has been many internships being held by NSS(National Service Scheme) Cell of the state University and IT department of the state government and most of the imageries available in the state are quite old....</text:p>
          </table:table-cell>
          <table:table-cell table:number-columns-repeated="16383"/>
        </table:table-row>
        <table:table-row table:style-name="ro12">
          <table:table-cell office:value-type="string" table:style-name="ce4">
            <text:p>please take action against long time bad actors in the community</text:p>
          </table:table-cell>
          <table:table-cell table:number-columns-repeated="16383"/>
        </table:table-row>
        <table:table-row table:style-name="ro2">
          <table:table-cell office:value-type="string" table:style-name="ce4">
            <text:p>Please, be patient with bad work for some guys of DWG from russia , which are not answered correctly regarding rules and laws in Ukraine. Very disappoint to read his answer from time to time.</text:p>
          </table:table-cell>
          <table:table-cell table:number-columns-repeated="16383"/>
        </table:table-row>
        <table:table-row table:style-name="ro4">
          <table:table-cell office:value-type="string" table:style-name="ce4">
            <text:p>Prioritize communities rather than expertise. CODE OF CONDUCT. Be welcoming and inclusive. Stop protecting the organic rock stars just because they are seen as "important" people in OSM. They are the ones being unwelcoming and a threat to local communities.</text:p>
          </table:table-cell>
          <table:table-cell table:number-columns-repeated="16383"/>
        </table:table-row>
        <table:table-row table:style-name="ro12">
          <table:table-cell office:value-type="string" table:style-name="ce4">
            <text:p>Promote local contact between mappers</text:p>
          </table:table-cell>
          <table:table-cell table:number-columns-repeated="16383"/>
        </table:table-row>
        <table:table-row table:style-name="ro8">
          <table:table-cell office:value-type="string" table:style-name="ce2">
            <text:p>Promote OSM, promote OSM, promote OSM: OSM should come on the same level with other projects like Wikipedia.</text:p>
            <text:p>- What could be done? Stability of the "maps" (no gray tile). Provide stronger servers for commercial users (with SLA) for (small) fees.</text:p>
            <text:p>Building fee-based services for commercial "big users", thus strengthening and pushing the core project</text:p>
          </table:table-cell>
          <table:table-cell table:number-columns-repeated="16383"/>
        </table:table-row>
        <table:table-row table:style-name="ro4">
          <table:table-cell office:value-type="string" table:style-name="ce2">
            <text:p>Promote priorities in mapping and create tools that make an area-wide minimum quality achievable. It is of little use to know the names of species in some areas of the roadside vegetation and in other areas of Europe not even to have completely mapped lakes over 1 square kilometer.</text:p>
          </table:table-cell>
          <table:table-cell table:number-columns-repeated="16383"/>
        </table:table-row>
        <table:table-row table:style-name="ro12">
          <table:table-cell office:value-type="string" table:style-name="ce4">
            <text:p>Promotion of OSM as a data source for websites.</text:p>
          </table:table-cell>
          <table:table-cell table:number-columns-repeated="16383"/>
        </table:table-row>
        <table:table-row table:style-name="ro8">
          <table:table-cell office:value-type="string" table:style-name="ce2">
            <text:p>Prosecute companies that do not respect the attributions on the cards, especially when it comes to repeat offenders. Some sponsors are setting a bad example. They should be able to be banned if they do not continue to respect the attributions. Indeed, we talk about enforcing the offensive words but we do not enforce the obligation of attribution. This is a double standard that is just as offensive to me.</text:p>
          </table:table-cell>
          <table:table-cell table:number-columns-repeated="16383"/>
        </table:table-row>
        <table:table-row table:style-name="ro12">
          <table:table-cell office:value-type="string" table:style-name="ce4">
            <text:p>Protection for all global OpenStreetMap contributors with special needs + additional volunteers for vector tile composition.</text:p>
          </table:table-cell>
          <table:table-cell table:number-columns-repeated="16383"/>
        </table:table-row>
        <table:table-row table:style-name="ro8">
          <table:table-cell office:value-type="string" table:style-name="ce4">
            <text:p>Put in extra work around the issue of inclusivity. A community made up of predominantly white men will not change if no effort is made. Even if the community feels there is no animosity towards others, the current dominant demographic is a self-entertaining and self-reinforcing characteristic. This community needs _actively_ give more of a voice to women, gender-diverse, and POC contributors. Otherwise, nothing will change.</text:p>
          </table:table-cell>
          <table:table-cell table:number-columns-repeated="16383"/>
        </table:table-row>
        <table:table-row table:style-name="ro2">
          <table:table-cell office:value-type="string" table:style-name="ce4">
            <text:p>Put more emphasis on map representations for outdoor activities, because this area is probably used very intensively. So a map version especially for Outdoor/Hiker like for Cycles wmit consideration of values like for example the "sac_scale".</text:p>
          </table:table-cell>
          <table:table-cell table:number-columns-repeated="16383"/>
        </table:table-row>
        <table:table-row table:style-name="ro12">
          <table:table-cell office:value-type="string" table:style-name="ce4">
            <text:p>Quality assurance of the data and its up-to-dateness must continue to have high priority!</text:p>
          </table:table-cell>
          <table:table-cell table:number-columns-repeated="16383"/>
        </table:table-row>
        <table:table-row table:style-name="ro8">
          <table:table-cell office:value-type="string" table:style-name="ce4">
            <text:p>Question #8 is incorrect since it doesn't have answers options that are relevant.</text:p>
            <text:p>Use of AI/ML question by itself will benefit the project, period.<text:s/></text:p>
            <text:p>What is up to debate is what kind of data AI will use / can reach and how this data will be collected. Will users have any control over data collection, can it be on a case basis, will this data have expiry date, the list goes on.</text:p>
          </table:table-cell>
          <table:table-cell table:number-columns-repeated="16383"/>
        </table:table-row>
        <table:table-row table:style-name="ro12">
          <table:table-cell office:value-type="string" table:style-name="ce4">
            <text:p>Questions badly worded. Will just mean whatever you want it to mean.</text:p>
          </table:table-cell>
          <table:table-cell table:number-columns-repeated="16383"/>
        </table:table-row>
        <table:table-row table:style-name="ro8">
          <table:table-cell office:value-type="string" table:style-name="ce4">
            <text:p>Re: use of AI. Rather than blanket approval I would suggest guiding policy for groups or communities who want to use AI tools. It is a complex issue for an individual group or community to decide and leaving it to them alone could result is a tricky patchwork of approaches. Why not issue guidance and recommendations and be available to help evaluate new tools as they emerge.</text:p>
          </table:table-cell>
          <table:table-cell table:number-columns-repeated="16383"/>
        </table:table-row>
        <table:table-row table:style-name="ro3">
          <table:table-cell office:value-type="string" table:style-name="ce4">
            <text:p>Reconsider the philosophy of only "mapping what's on the ground". There are LOTS of things in tehe geoegraphy that is not clearly visible on the ground, but still an important part of any reliable map. Boarders of many kinds for instance, "fuzzy" objects, as the name of some areas.</text:p>
            <text:p/>
            <text:p>Abandon the notion that osm is only a database. For the vast majority of users, OSM is the visible map on openstreetmap.org, and as such the default renderer needs attention too. No, it's not a question of mapping for the renderer, it's a question of the renderer mapping what's really in the database.</text:p>
          </table:table-cell>
          <table:table-cell table:number-columns-repeated="16383"/>
        </table:table-row>
        <table:table-row table:style-name="ro9">
          <table:table-cell office:value-type="string" table:style-name="ce4">
            <text:p>Regarding ML/AI tools, I think there should be much wider support for automated edits in general. There are many ways the map would benefit from clean-up bots similar to what Wikipedia uses, to do trivial fixes like replacing deprecated tags, and I'm in favour of using technology like that. I'm a bit more apprehensive about having automated systems take on less trivial stuff, especially in a way that commits directly to the map. The line between those two categories is obviously fuzzy, so I think there should be an approval process that bots have to go through before they can upload changesets (similar to the one that already exists for imports).</text:p>
            <text:p/>
            <text:p>Regarding vector tiles, this touches on a core issue with the openstreetmap.org front page: people (including journalists) regularly think that it *is* OpenStreetMap, rather than just being a relatively basic view *of* OpenStreetMap. They then complain that OpenStreetMap lacks feature X (vector tiles, traffic data in the navigation feature, etc.), when really they just haven't understood it correctly.</text:p>
          </table:table-cell>
          <table:table-cell table:number-columns-repeated="16383"/>
        </table:table-row>
        <table:table-row table:style-name="ro10">
          <table:table-cell office:value-type="string" table:style-name="ce4">
            <text:p>Regarding question 8 - Artificial intelligence. I think there are more possible responses to this question. This isn't something that will be able to be ignored in the long run. I would suggest some serious study on the part of the board on how this can be utilized and how it will impact OSM.</text:p>
            <text:p>Regarding question 9 - I feel like there weren't any good responses to this question either. How will moving from raster to vector tiles affect OSM. We need more information...</text:p>
          </table:table-cell>
          <table:table-cell table:number-columns-repeated="16383"/>
        </table:table-row>
        <table:table-row table:style-name="ro7">
          <table:table-cell office:value-type="string" table:style-name="ce4">
            <text:p>Regarding question 8 (OSM Board's position on AI-assisted mapping) -- I chose "Take no position" because the position I'd like taken wasn't an option.<text:s/></text:p>
            <text:p/>
            <text:p>I'd like to see a general study of all "prompted" mapping tools, where software (AI or not) suggests map changes for OSM users to commit to the map under their own accounts. Examples are Facebook's MapwithAI/RapiD, vanilla iD's tagging "upgrades" (especially branding tags), Osmose's "fix" buttons, even some StreetComplete tasks. These projects skirt around the guidelines for organised mapping and bulk editing by spreading out their creators' desired changes over thousands of user accounts over time. I believe they need individual and continued scrutiny, not a blanket stamp of approval or condemnation.<text:s/></text:p>
            <text:p/>
            <text:p>If this is beyond the Board's purview, then I suppose "Take no position" will have to do.</text:p>
          </table:table-cell>
          <table:table-cell table:number-columns-repeated="16383"/>
        </table:table-row>
        <table:table-row table:style-name="ro15">
          <table:table-cell office:value-type="string" table:style-name="ce4">
            <text:p>Regarding question 8 about AI and machine learning I am missing a nuance in the proposed stances. Using AI and machine learning tools in itself is not problematic if applied to regions that lack anything more than rudimentary mapping and if treated as any other automated import (we have guidelines for this). Using such tools to guide mappers with suggestions that they can then accept or act upon in tools such as ID or JOSM may also be useful.</text:p>
            <text:p/>
            <text:p>What would not be acceptable is automated AI and machine learning tools 'upgrading' existing elements on the map without human supervision. In this I would follow and perhaps adapt the existing import guidelines that already set the guidelines for such data enrichment strategies.</text:p>
            <text:p/>
            <text:p>With regards to question 9, the funding of vector tiles, I am missing an option where development resources such as server hosting and computational resources are funded but not development itself. This could give more members of the community a chance to work on a new general purpose vector tile layer and have it hosted as a layer on openstreetmap.org, thus gaining the much needed community feedback for such an undertaking.</text:p>
          </table:table-cell>
          <table:table-cell table:number-columns-repeated="16383"/>
        </table:table-row>
        <table:table-row table:style-name="ro8">
          <table:table-cell office:value-type="string" table:style-name="ce4">
            <text:p>Regarding the AI question, I believe that there should have been a choice between "no position" and "blanket approval". I think that the current state of the art is such that AI should be used in a similar manner to GPS - generate an initial set of tracks and features - then have humans review and revise. That's not blanket approval, but it acknowledge the value that machine learning can provide.</text:p>
          </table:table-cell>
          <table:table-cell table:number-columns-repeated="16383"/>
        </table:table-row>
        <table:table-row table:style-name="ro2">
          <table:table-cell office:value-type="string" table:style-name="ce4">
            <text:p>Regarding the AI/ML question - there was no option to say 'the board, or it's working groups, should draft guidelines for 'appropriate use' of ML/AI as has been done with Importing 3rd party data and Organized Editing from groups/companies.</text:p>
          </table:table-cell>
          <table:table-cell table:number-columns-repeated="16383"/>
        </table:table-row>
        <table:table-row table:style-name="ro12">
          <table:table-cell office:value-type="string" table:style-name="ce4">
            <text:p>Registerpflicht für Layer</text:p>
          </table:table-cell>
          <table:table-cell table:number-columns-repeated="16383"/>
        </table:table-row>
        <table:table-row table:style-name="ro12">
          <table:table-cell office:value-type="string" table:style-name="ce5">
            <text:p>Remember that the loudest voices are not necessarily the ones that contribute the most to the project</text:p>
          </table:table-cell>
          <table:table-cell table:number-columns-repeated="16383"/>
        </table:table-row>
        <table:table-row table:style-name="ro16">
          <table:table-cell office:value-type="string" table:style-name="ce4">
            <text:p>Repeating from page one of this survey:</text:p>
            <text:p/>
            <text:p>One of the points of the https://wiki.osmfoundation.org/wiki/Etiquette is "Don't publicly call people out." The "Call to action" that launched the recent OSMF mailing list debate broke that point by publicly calling Frederik Ramm out. I respectfully request that the author and all signatories of the document up to the point when Frederik's name was removed from the document are considered to have breached the OSM Community Etiquette. Since at least some of them are members of DISC and LCCWG, these bodies would be biased in considering this request, so care should be taken to ensure impartiality. I'm not sure what the consequences of breaching the Etiquette are, but I believe we should have this conversation.</text:p>
          </table:table-cell>
          <table:table-cell table:number-columns-repeated="16383"/>
        </table:table-row>
        <table:table-row table:style-name="ro12">
          <table:table-cell office:value-type="string" table:style-name="ce4">
            <text:p>Requre companies like Google to credit OSM if they use anything from OSM and to contribute back to OSM</text:p>
          </table:table-cell>
          <table:table-cell table:number-columns-repeated="16383"/>
        </table:table-row>
        <table:table-row table:style-name="ro8">
          <table:table-cell office:value-type="string" table:style-name="ce2">
            <text:p>Revision of the OSM.org main page is necessary. There should be well visible/easily accessible overviews on various topics, e.g. a list of hiking apps that use OSM (LocusMaps, OSMand, ...), navigation apps (MagicEarth, ...), route planners (Komoot, ...), renderers (OpenTopoMap, ...) and other important things (e.g. UMap, Overpass Turbo, ...).</text:p>
            <text:p>Otherwise, much remains hidden in the depths of the Internet and thus much of the potential of OSM remains hidden.</text:p>
          </table:table-cell>
          <table:table-cell table:number-columns-repeated="16383"/>
        </table:table-row>
        <table:table-row table:style-name="ro12">
          <table:table-cell office:value-type="string" table:style-name="ce4">
            <text:p>Rozważyć dodanie stref ograniczonego ruchu i płatnego parkowania</text:p>
          </table:table-cell>
          <table:table-cell table:number-columns-repeated="16383"/>
        </table:table-row>
        <table:table-row table:style-name="ro10">
          <table:table-cell office:value-type="string" table:style-name="ce4">
            <text:p>S2: there is an option missing: Define some preconditions for AI. Like openness (any geographic region can use it), or quality (that the end result needs to be indistinguishable from a human mapper, it is a speed up for a human mapper) similar to the Organised Editing Guidelines.</text:p>
            <text:p/>
            <text:p>I have no other comment currently</text:p>
          </table:table-cell>
          <table:table-cell table:number-columns-repeated="16383"/>
        </table:table-row>
        <table:table-row table:style-name="ro12">
          <table:table-cell office:value-type="string" table:style-name="ce4">
            <text:p>Satellite imagery.</text:p>
          </table:table-cell>
          <table:table-cell table:number-columns-repeated="16383"/>
        </table:table-row>
        <table:table-row table:style-name="ro2">
          <table:table-cell office:value-type="string" table:style-name="ce4">
            <text:p>See previous comment box, I would also become a member to fund things if I didn't have to put my details on the UK Foundation Register to do so.</text:p>
          </table:table-cell>
          <table:table-cell table:number-columns-repeated="16383"/>
        </table:table-row>
        <table:table-row table:style-name="ro3">
          <table:table-cell office:value-type="string" table:style-name="ce4">
            <text:p>Selection bias is going to play a massive part in results of this survey, regardless of how much you promote it. Simply understanding <text:s/>the questions, or be willing to think what they mean/click links will alter who chooses to complete the survey.</text:p>
            <text:p/>
            <text:p>As you have specifically asked for this to be shared outside of OSMF membership, it would have been interesting to at least ask if the participant was a member. Why be a member if you get everything anyway? Of course you could ask more questions while we're here, but lets not make it too long (I've done enough OSM surveys in my time, and now I only do OSMF ones).</text:p>
          </table:table-cell>
          <table:table-cell table:number-columns-repeated="16383"/>
        </table:table-row>
        <table:table-row table:style-name="ro12">
          <table:table-cell office:value-type="string" table:style-name="ce4">
            <text:p>Set direction and create a WG for API 0.7+</text:p>
          </table:table-cell>
          <table:table-cell table:number-columns-repeated="16383"/>
        </table:table-row>
        <table:table-row table:style-name="ro8">
          <table:table-cell office:value-type="string" table:style-name="ce4">
            <text:p>Sharing all questions before the start of the survey is a good idea, in addition to giving context inline.</text:p>
            <text:p/>
            <text:p>Questions F1-F4 seem too broad to me to answer with an agree/disagree scale, I think they should be split and have each a comment box.</text:p>
          </table:table-cell>
          <table:table-cell table:number-columns-repeated="16383"/>
        </table:table-row>
        <table:table-row table:style-name="ro11">
          <table:table-cell office:value-type="string" table:style-name="ce4">
            <text:p>Some position/discussion about the role of companies and paid mappers. The open hostility to companies in OSM is weakens adoption. It's also the only open source community I've ever been involved with where it's viewed as a conflict and actively lobbied against. Makes more sense to govern how companies are involved, the transparency expected, what they give back to the community etc. People get paid to work at Google and Apple maps, while the bulk of community maps (and sometimes the best ideas) come from community members, it's incredibly short sighted to block people getting paid to contribute.</text:p>
          </table:table-cell>
          <table:table-cell table:number-columns-repeated="16383"/>
        </table:table-row>
        <table:table-row table:style-name="ro4">
          <table:table-cell office:value-type="string" table:style-name="ce2">
            <text:p>Something that discourages participation is the large amount of mail, if when there are important discussions someone who is considered unbiased, as your assistant, can make weekly summaries of what has been talked about that week in the channels it would be very helpful to contribute to the chatter.</text:p>
          </table:table-cell>
          <table:table-cell table:number-columns-repeated="16383"/>
        </table:table-row>
        <table:table-row table:style-name="ro12">
          <table:table-cell office:value-type="string" table:style-name="ce4">
            <text:p>Sorry, no input.</text:p>
          </table:table-cell>
          <table:table-cell table:number-columns-repeated="16383"/>
        </table:table-row>
        <table:table-row table:style-name="ro12">
          <table:table-cell office:value-type="string" table:style-name="ce4">
            <text:p>Stay independent! No Facebook, no other digital corporation should have power over what is on OSM.</text:p>
          </table:table-cell>
          <table:table-cell table:number-columns-repeated="16383"/>
        </table:table-row>
        <table:table-row table:style-name="ro2">
          <table:table-cell office:value-type="string" table:style-name="ce4">
            <text:p>Stop “shaming” companies that use OSM and DO already attribute. Be congenial to attribution use cases and limitations for 2021 not 2011.</text:p>
          </table:table-cell>
          <table:table-cell table:number-columns-repeated="16383"/>
        </table:table-row>
        <table:table-row table:style-name="ro12">
          <table:table-cell office:value-type="string" table:style-name="ce4">
            <text:p>Strengthen Free software and open source principles.</text:p>
          </table:table-cell>
          <table:table-cell table:number-columns-repeated="16383"/>
        </table:table-row>
        <table:table-row table:style-name="ro12">
          <table:table-cell office:value-type="string" table:style-name="ce4">
            <text:p>Switching to vector graphics in OSM is an objective necessity.</text:p>
          </table:table-cell>
          <table:table-cell table:number-columns-repeated="16383"/>
        </table:table-row>
        <table:table-row table:style-name="ro12">
          <table:table-cell office:value-type="string" table:style-name="ce4">
            <text:p>Take action against OSMF corporate members that do not fulfill our principles</text:p>
          </table:table-cell>
          <table:table-cell table:number-columns-repeated="16383"/>
        </table:table-row>
        <table:table-row table:style-name="ro4">
          <table:table-cell office:value-type="string" table:style-name="ce4">
            <text:p>Talking about the wiki: Sometimes, there are people, that are set to change something to better match their own thinking and getting that due to sheer stubbornness, no matter how their arguments are proven insufficient or how many other people disagree, it is frustrating that there is no formal dispute resolution process</text:p>
          </table:table-cell>
          <table:table-cell table:number-columns-repeated="16383"/>
        </table:table-row>
        <table:table-row table:style-name="ro12">
          <table:table-cell office:value-type="string" table:style-name="ce4">
            <text:p>Thank you for running this survey.</text:p>
          </table:table-cell>
          <table:table-cell table:number-columns-repeated="16383"/>
        </table:table-row>
        <table:table-row table:style-name="ro2">
          <table:table-cell office:value-type="string" table:style-name="ce4">
            <text:p>Thank you for taking these initial steps on DEI but we need to see more. The world is watching us, let's create an org we can be proud of, that we can recruit a new generation of mappers into.</text:p>
          </table:table-cell>
          <table:table-cell table:number-columns-repeated="16383"/>
        </table:table-row>
        <table:table-row table:style-name="ro12">
          <table:table-cell office:value-type="string" table:style-name="ce4">
            <text:p>Thank you for your efforts to continue to support OSM and move this amazing project forwards!</text:p>
          </table:table-cell>
          <table:table-cell table:number-columns-repeated="16383"/>
        </table:table-row>
        <table:table-row table:style-name="ro12">
          <table:table-cell office:value-type="string" table:style-name="ce4">
            <text:p>thanks</text:p>
          </table:table-cell>
          <table:table-cell table:number-columns-repeated="16383"/>
        </table:table-row>
        <table:table-row table:style-name="ro12">
          <table:table-cell office:value-type="string" table:style-name="ce4">
            <text:p>Thanks for all your efforts!</text:p>
          </table:table-cell>
          <table:table-cell table:number-columns-repeated="16383"/>
        </table:table-row>
        <table:table-row table:style-name="ro12">
          <table:table-cell office:value-type="string" table:style-name="ce4">
            <text:p>Thanks for your work</text:p>
          </table:table-cell>
          <table:table-cell table:number-columns-repeated="16383"/>
        </table:table-row>
        <table:table-row table:style-name="ro11">
          <table:table-cell office:value-type="string" table:style-name="ce2">
            <text:p>Thanks to the board for their work.</text:p>
            <text:p>OpenStreetMap is a map project. Anyone can participate. However, the goal should not be that everyone must be equally represented. Also, a (HOT) code of conduct should not jeopardize the map project. - Active mappers must not be excluded by, religious, political, feminist, sexist, missionary arguments. It is probably necessary to accept that other countries have different values (which are not the same as mine) and still allow these people to participate in the map project. - ONLY with Local Chapter approval should contributors be allowed to be excluded.</text:p>
          </table:table-cell>
          <table:table-cell table:number-columns-repeated="16383"/>
        </table:table-row>
        <table:table-row table:style-name="ro12">
          <table:table-cell office:value-type="string" table:style-name="ce4">
            <text:p>That companies that donate money should not make decisions about the map to promote their tools and companies.</text:p>
          </table:table-cell>
          <table:table-cell table:number-columns-repeated="16383"/>
        </table:table-row>
        <table:table-row table:style-name="ro4">
          <table:table-cell office:value-type="string" table:style-name="ce4">
            <text:p>that ranking question was challenging b/c fundraising will make the infrastructure/etc funding possible -- but also, you need community to have sustainable fundraising -- --- ordinal data can be problematic, is all. also STRONG VOTE that, above all else, there's continued focus on diversity, equity, and inclusion in everything OSMF does.</text:p>
          </table:table-cell>
          <table:table-cell table:number-columns-repeated="16383"/>
        </table:table-row>
        <table:table-row table:style-name="ro2">
          <table:table-cell office:value-type="string" table:style-name="ce4">
            <text:p>THAT THE MAP BE MORE VERSATILE AND DYNAMIC FOR EDITING SUGGESTIONS FOR THOSE PEOPLE NOT FAMILIAR WITH THESE TECHNOLOGIES, BUT WHO AGREE TO MAKE THESE EDITS FOR THE MAP.</text:p>
          </table:table-cell>
          <table:table-cell table:number-columns-repeated="16383"/>
        </table:table-row>
        <table:table-row table:style-name="ro12">
          <table:table-cell office:value-type="string" table:style-name="ce4">
            <text:p>The (probably increasing) number of vandalism and low-quality edits following revert waves, affecting large portions of the map.</text:p>
          </table:table-cell>
          <table:table-cell table:number-columns-repeated="16383"/>
        </table:table-row>
        <table:table-row table:style-name="ro2">
          <table:table-cell office:value-type="string" table:style-name="ce4">
            <text:p>The 2020 board has been the most productive since I have been involved with the OSM Community. Your efforts are much appreciated.</text:p>
          </table:table-cell>
          <table:table-cell table:number-columns-repeated="16383"/>
        </table:table-row>
        <table:table-row table:style-name="ro2">
          <table:table-cell office:value-type="string" table:style-name="ce4">
            <text:p>The barrier to entry for new mappers (outside of London in the UK in my case) is probably too high. Consideration of this barrier will work to ensure an influx of on-boarded mappers into the future.</text:p>
          </table:table-cell>
          <table:table-cell table:number-columns-repeated="16383"/>
        </table:table-row>
        <table:table-row table:style-name="ro2">
          <table:table-cell office:value-type="string" table:style-name="ce4">
            <text:p>The Bing and Maxar imagery often do not agree with each other which causes big problems in mapping. The Board should push to have Bing, Maxar, and Esri provide specific image data meta data at the highest zoom level.</text:p>
          </table:table-cell>
          <table:table-cell table:number-columns-repeated="16383"/>
        </table:table-row>
        <table:table-row table:style-name="ro4">
          <table:table-cell office:value-type="string" table:style-name="ce4">
            <text:p>The board has done a great job. It is worrisome that the power of the loudest continues to hold OSM and OSMF back. The board should set the vision for the project. The board should not just listen to people on a mailing list. Let's make a worldclass OSM</text:p>
          </table:table-cell>
          <table:table-cell table:number-columns-repeated="16383"/>
        </table:table-row>
        <table:table-row table:style-name="ro49">
          <table:table-cell office:value-type="string" table:style-name="ce4">
            <text:p>The board needs to create more empowerment to newly established chapters more especially in the area of training and let there be capacity building through the local communities in order to work closely with there various chapters</text:p>
          </table:table-cell>
          <table:table-cell table:number-columns-repeated="16383"/>
        </table:table-row>
        <table:table-row table:style-name="ro4">
          <table:table-cell office:value-type="string" table:style-name="ce4">
            <text:p>The board needs to undertake a study to address the racism and misogyny within the OpenStreetMap community. Quantifying the harassment and intimidation of non-white mappers needs to be studied and reported back to the community to validate the extent to which it exists and ensure this behaviour is not tolerated.</text:p>
          </table:table-cell>
          <table:table-cell table:number-columns-repeated="16383"/>
        </table:table-row>
        <table:table-row table:style-name="ro4">
          <table:table-cell office:value-type="string" table:style-name="ce2">
            <text:p>The board of directors should make a policy of encouraging voluntary contributors in the sense that if there are data collection projects that can allow contributors to benefit from a few small perdiems per moment it will be really encouraging and will also give the image that the administration thinks of its volunteers.</text:p>
          </table:table-cell>
          <table:table-cell table:number-columns-repeated="16383"/>
        </table:table-row>
        <table:table-row table:style-name="ro2">
          <table:table-cell office:value-type="string" table:style-name="ce4">
            <text:p>The Board of Directors should propose to the local communities to provide an annual work outline and if possible provide a report to see the actions of these communities.</text:p>
          </table:table-cell>
          <table:table-cell table:number-columns-repeated="16383"/>
        </table:table-row>
        <table:table-row table:style-name="ro8">
          <table:table-cell office:value-type="string" table:style-name="ce4">
            <text:p>The board should affirm the diversity of the community, including in terms of its corporate members. The board should affirm the diversity of mapping, including with machine edits and bulk imports. OSM is a valuable and unique global resource, and should marshal all possible resources to continue to make it open, relevant, and accurate. This includes corporate, nonprofit, and hobbyist uses.</text:p>
          </table:table-cell>
          <table:table-cell table:number-columns-repeated="16383"/>
        </table:table-row>
        <table:table-row table:style-name="ro20">
          <table:table-cell office:value-type="string" table:style-name="ce4">
            <text:p>The board should be careful regarding the increasing influence big Players like Facebook or Apple are taking in OpenStreetMap. Most mappers are IMHO volunteering for OpenStreetMap and not Google maps, because they can have an influence on where the project is heading to. Most do not want to be simple unpaid workers for big tech companies. As a large amount of funding is coming from the big tech companies, be careful that this is not impacting the board in its freedom to make decisions which potentially conflict with interests of these big players.</text:p>
            <text:p/>
            <text:p>While aiming for free and open source software, diversity and inclusion of under-represented minorities, this should not block OpenStreetMap to focus on the core concepts, which is creating a database of the world. It is easy to abuse well-meant principles like code of conduct to actually silence unpleasant opinions. Be careful to not over-restrict critical voices.</text:p>
          </table:table-cell>
          <table:table-cell table:number-columns-repeated="16383"/>
        </table:table-row>
        <table:table-row table:style-name="ro10">
          <table:table-cell office:value-type="string" table:style-name="ce4">
            <text:p>The board should continue to keep open street map very much as is. With the emphasise on having the coding interface simply and intuitive to work with like it is now.<text:s/></text:p>
            <text:p>Obviously it needs to keep up with developments, but it should strive not to make changes for change sake. Nothing infuriates users more than the API developers and providers constantly changing things often making things harder to use, such as what happens with the other <text:s/>major API providers currently.</text:p>
          </table:table-cell>
          <table:table-cell table:number-columns-repeated="16383"/>
        </table:table-row>
        <table:table-row table:style-name="ro12">
          <table:table-cell office:value-type="string" table:style-name="ce4">
            <text:p>The board should do everything to ensure that the OSM community is NOT dominated by commercial institutions!</text:p>
          </table:table-cell>
          <table:table-cell table:number-columns-repeated="16383"/>
        </table:table-row>
        <table:table-row table:style-name="ro11">
          <table:table-cell office:value-type="string" table:style-name="ce2">
            <text:p>The board should generally have paid mappers much more in focus, because again and again attempts are made to establish tagging schemes that only benefit their commercial purposes, and because trails and their restrictions are not mapped as they exist on the ground, but so ddas s the exploitation conditions of the respective company are improved. This is partly done by paid mappers who have never seen the location live.</text:p>
            <text:p>It should be prevented tendencies, e.g. with the house numbers mass instead of class to prefer and then it on the local Mappern to repair errors.</text:p>
          </table:table-cell>
          <table:table-cell table:number-columns-repeated="16383"/>
        </table:table-row>
        <table:table-row table:style-name="ro4">
          <table:table-cell office:value-type="string" table:style-name="ce4">
            <text:p>The Board should identify a small set of key technical challenges that, if solved, would better position OSM for the future. <text:s/>Once these challenges are identified, the Foundation should establish a grand challenge to the community to come up with solutions, and support integration of the best of breed into the core ecosystem.</text:p>
          </table:table-cell>
          <table:table-cell table:number-columns-repeated="16383"/>
        </table:table-row>
        <table:table-row table:style-name="ro2">
          <table:table-cell office:value-type="string" table:style-name="ce4">
            <text:p>The board should increase its efforts to build a reseller/distribution/partner network to improve access to OSM through open and premium services</text:p>
          </table:table-cell>
          <table:table-cell table:number-columns-repeated="16383"/>
        </table:table-row>
        <table:table-row table:style-name="ro16">
          <table:table-cell office:value-type="string" table:style-name="ce4">
            <text:p>The board should invest heavily in vector tiles, and the infrastructure around it. Building an OSM owned vector tile infrastructure would enable many more applications as apps would be able to customize what is displayed and what is hidden from a vector map. Overall it's a "societal benefit" for the whole community to share the same processing and edge caches. Our organization would happily donate instead of having to build our own infrastructure. The web is moving to vector maps and the ecosystem is now ripe with standard vector formats and open technology required to support this feature.</text:p>
            <text:p/>
            <text:p>Commercial vector map providers would still differentiate with a variety of factors, such as their own vector layers, satellite imagery, support, and tech.</text:p>
          </table:table-cell>
          <table:table-cell table:number-columns-repeated="16383"/>
        </table:table-row>
        <table:table-row table:style-name="ro8">
          <table:table-cell office:value-type="string" table:style-name="ce4">
            <text:p>The Board should invest more time into recruiting developers, pay tech debt and release new versions of the overall technology stack. The board should also take up new initiatives for adding new team members into Sysadmin team and assign clear ownership to maintaining each stack in the core infrastructure. There by paying the developers for their work and also creating a path for which, new enthusiastic developers can join and expand the technology behind OpenStreetMap.</text:p>
          </table:table-cell>
          <table:table-cell table:number-columns-repeated="16383"/>
        </table:table-row>
        <table:table-row table:style-name="ro4">
          <table:table-cell office:value-type="string" table:style-name="ce4">
            <text:p>The board should investigate ways to limit mass-download of tiles for commercial applications. Better Tile Usage Policy, use of tokens? Consult the community about what is considered an "abuse" of the technical resources and what is acceptable usage.</text:p>
          </table:table-cell>
          <table:table-cell table:number-columns-repeated="16383"/>
        </table:table-row>
        <table:table-row table:style-name="ro8">
          <table:table-cell office:value-type="string" table:style-name="ce2">
            <text:p>The board should pay as much attention as possible to developing UI/UX for ordinary users and involve ordinary people who are not involved in software development in the map.</text:p>
            <text:p>The board should pay as much attention as possible to working with transportation companies to create a unique map with real-time transportation support, and stops as long as only the community is involved.</text:p>
          </table:table-cell>
          <table:table-cell table:number-columns-repeated="16383"/>
        </table:table-row>
        <table:table-row table:style-name="ro58">
          <table:table-cell office:value-type="string" table:style-name="ce4">
            <text:p>The board should support / approve mass retagging of deprecated tags to ensure the osm mapping efforts stay up to date and can more quickly adapt to newer needs. This should be combined with the position that the last modified date does in no way imply that someone checked the item still exists or that all or some tags are still valid.</text:p>
            <text:p>That way, the community can move forward quicker and concentrate on issues as they see fit and are not for example hindered to check every item they change the deprecated tagging, when other items are in a greater need of a resurvey.</text:p>
            <text:p/>
            <text:p>AI tools should be allowed like everything else that meets the current standard of quality expectated from mappers. These expectations of the achieved quality should be formulated and repeated for AI use.</text:p>
          </table:table-cell>
          <table:table-cell table:number-columns-repeated="16383"/>
        </table:table-row>
        <table:table-row table:style-name="ro8">
          <table:table-cell office:value-type="string" table:style-name="ce4">
            <text:p>The concept of OSM is exemplary as is the concept of sharing. The Board should concentrate on maintaining independence and influence from outside organisations and donors. Should a body be considered for a partnership approach it should be within the auspices of either the United Nations and/or The International Red Cross as these organisations exemplify a nited and non partisan approach to community.</text:p>
          </table:table-cell>
          <table:table-cell table:number-columns-repeated="16383"/>
        </table:table-row>
        <table:table-row table:style-name="ro12">
          <table:table-cell office:value-type="string" table:style-name="ce4">
            <text:p>The creation of a map viewing app is essential.</text:p>
          </table:table-cell>
          <table:table-cell table:number-columns-repeated="16383"/>
        </table:table-row>
        <table:table-row table:style-name="ro2">
          <table:table-cell office:value-type="string" table:style-name="ce4">
            <text:p>The current display of OpenStreetMap.org is wonderful, especially compared to the ad-infested Google Maps.</text:p>
            <text:p>Please advocate to keep it that way :-)</text:p>
          </table:table-cell>
          <table:table-cell table:number-columns-repeated="16383"/>
        </table:table-row>
        <table:table-row table:style-name="ro12">
          <table:table-cell office:value-type="string" table:style-name="ce4">
            <text:p>The default tiles in OSM are ugly. I believe it would help OSM to gain more popularity if the tiles were better looking.</text:p>
          </table:table-cell>
          <table:table-cell table:number-columns-repeated="16383"/>
        </table:table-row>
        <table:table-row table:style-name="ro8">
          <table:table-cell office:value-type="string" table:style-name="ce4">
            <text:p>The diversity issue can be frustrating to read all the time, coming from people who dont have solutions other than abstract top-down policies. OSM needs the input of different people, but just gender proofing alone is superficial. The actual solution is a recruitment strategy that gradually allows different kinds of skills, focusses, professions, regions, genders into the community as influencers.</text:p>
          </table:table-cell>
          <table:table-cell table:number-columns-repeated="16383"/>
        </table:table-row>
        <table:table-row table:style-name="ro4">
          <table:table-cell office:value-type="string" table:style-name="ce2">
            <text:p>The editor allows to upload (load) vectorial layers (SHP), or autocad drawing files (DXF, DWG) all of them georeferenced and of course the editor supports it, to be able to edit the attributes of the layers loaded in the editor in order to speed up the OSM cartography maps, and to be able to contribute faster.</text:p>
          </table:table-cell>
          <table:table-cell table:number-columns-repeated="16383"/>
        </table:table-row>
        <table:table-row table:style-name="ro9">
          <table:table-cell office:value-type="string" table:style-name="ce4">
            <text:p>The Etiquette Policy does not work. The "assume good faith" clause is often cited by those who act with disregard (conscious or unconscious) towards others in order to silence criticism or concern from underrepresented community members, but they never assume the good faith of anyone else when making criticisms of others, with no consequences for them, while serving to drive away the majority of community members. This appears especially to be the case for "prominent" community members who map regularly and/or are heavily involved in software projects, seemingly because they are "too important" for the community to censure or reject.<text:s/></text:p>
            <text:p>In a similar vein, one of these mappers (Michael Reichert) publicly and blatantly violated the Code of Conduct at State of the Map multiple times with zero consequences. Instead of being removed from the session or the event, he was merely given a verbal warning, which he ignored.<text:s/></text:p>
            <text:p>I remind the Board of the lesson that many other organizations have learned: Being dependent on jerks does not say anything special about the jerks' abilities or dedication, the jerks just drove away everyone else that was willing and able.</text:p>
          </table:table-cell>
          <table:table-cell table:number-columns-repeated="16383"/>
        </table:table-row>
        <table:table-row table:style-name="ro7">
          <table:table-cell office:value-type="string" table:style-name="ce2">
            <text:p>The evolution of the structure of the foundation, in particular reviewing the principle of a board with only 7 people.</text:p>
            <text:p/>
            <text:p>This:</text:p>
            <text:p>- does not allow for diversity (geographic, gender, or cultural and social origin)</text:p>
            <text:p>- puts a significant burden on too few people</text:p>
            <text:p/>
            <text:p>The board currently functions as the office of a board of directors which does not exist and which would have to be created with a big twenty members.</text:p>
            <text:p>The board should manage only the current affairs and urgent decisions, the medium-term decisions should be taken by the board of directors.</text:p>
          </table:table-cell>
          <table:table-cell table:number-columns-repeated="16383"/>
        </table:table-row>
        <table:table-row table:style-name="ro10">
          <table:table-cell office:value-type="string" table:style-name="ce4">
            <text:p>The first and foremost issue that the board should take care of is maintaining the critical infrastructure and legal frame for OSM development (including licensing and attribution issues), only then to stimulate it for example through support for the toolmakers or coordination of the local chapters. No priority should be given to the specific use cases so specialised project that focus on one of the parts of OSM - humanitarian, public transport, road infrastructure etc. should stay reasonably apart not to directly influence the actions or spending of the board.</text:p>
          </table:table-cell>
          <table:table-cell table:number-columns-repeated="16383"/>
        </table:table-row>
        <table:table-row table:style-name="ro3">
          <table:table-cell office:value-type="string" table:style-name="ce4">
            <text:p>The great abundance of OSM map data, e.g. properties of roads such as speed limit, pavement, wheelchair friendliness and bicycle permission, can only be seen in the editors but not in the viewer (interface of Openstreetmap.org). This is a kind of "underuse" and "waste" of our great pool of map data. They should be browsable and visible from the interface of Openstreetmap.org! One possible solution is making vector tiles, so I strongly agree with it.</text:p>
            <text:p>One possible problem is that vector maps are slower in many computers with not so good hardware or Internet conditions, like mine. Thus, it is probably better to provide both pixel maps and vector maps, and we can choose in accordance to our hardware conditions, as the Geospatial Information Authority of Japan does so.</text:p>
          </table:table-cell>
          <table:table-cell table:number-columns-repeated="16383"/>
        </table:table-row>
        <table:table-row table:style-name="ro9">
          <table:table-cell office:value-type="string" table:style-name="ce4">
            <text:p>The handling of the draft attribution guideline has been deeply regrettable. Undercutting the expertise and historical primacy of the LWG by allowing a non-expert self-appointed working group--and one that has raised questions about thoroughness of execution and honesty in communication--is a serious leadership failure. A bad outcome here (by which I mean one that affected parties determine to include requirements unsupported by the license) risks the legitimacy of the OSMF's statements on all matters related to the license. This could throw the project into chaos. It is a risk that needs to be taken much more seriously, particularly when it is being accepted not in order to preserve the project's viability or achieve some important humanitarian goal, but simply to assuage the expanding demands of a vocal minority of the community.</text:p>
            <text:p/>
            <text:p>Similarly, the board should cease indulging the increasingly paranoid fantasies related to "takeover". We are all bound by the license. The greatest threat to OSM--and sadly, the likeliest scenario for its future--is its capture by an incredibly small faction of extreme voices. This is a project used by billions and governed by, what, 700 voters? Who mostly interact in mailing lists that are universally understood to be full of toxic flame wars and bikeshedding? This is not a perilous dynamic. The needs of the multitudes who depend on OSM must be given dramatically more weight as the project charts its future course.</text:p>
          </table:table-cell>
          <table:table-cell table:number-columns-repeated="16383"/>
        </table:table-row>
        <table:table-row table:style-name="ro4">
          <table:table-cell office:value-type="string" table:style-name="ce2">
            <text:p>The help to get started in the edition of maps is good, but then it is scarce in terms of deepening about the use of the different labels. At least in Spanish, the information is sometimes even contradictory or shows a lack of clear criteria for regulation. In addition, access to help URLs is often slow.</text:p>
          </table:table-cell>
          <table:table-cell table:number-columns-repeated="16383"/>
        </table:table-row>
        <table:table-row table:style-name="ro11">
          <table:table-cell office:value-type="string" table:style-name="ce2">
            <text:p>the introduction and modification of tags should be simplified/improved. Currently some very active gatekeepers hold up the process and it is very complicated making hardly any changes in tagging possible. Heavy overlaps and missing tags are the result.</text:p>
            <text:p/>
            <text:p>Discussions in changeset comments should be encouraged e.g. by some kind of advertisement for it and mentioning these possibilities in the newcomer introductions.</text:p>
          </table:table-cell>
          <table:table-cell table:number-columns-repeated="16383"/>
        </table:table-row>
        <table:table-row table:style-name="ro8">
          <table:table-cell office:value-type="string" table:style-name="ce4">
            <text:p>The messages exchanged in the OSMF mailing lists are more and more offensive and dominated by few people. It’s time to take strong decisions against those people (including perpetual removal from mailing lists) even when there is only one single episode. This is limiting many people from participating to the OSM discussions. I have personally lost trust and I am currently almost not following the discussions anymore for this reason.</text:p>
          </table:table-cell>
          <table:table-cell table:number-columns-repeated="16383"/>
        </table:table-row>
        <table:table-row table:style-name="ro12">
          <table:table-cell office:value-type="string" table:style-name="ce4">
            <text:p>The new Flex output of osm2pgsql is very welcome to the Postgres/PostGIS community. <text:s/>Thank you!</text:p>
          </table:table-cell>
          <table:table-cell table:number-columns-repeated="16383"/>
        </table:table-row>
        <table:table-row table:style-name="ro2">
          <table:table-cell office:value-type="string" table:style-name="ce4">
            <text:p>The ooenstreetmap.org website focuses on showing a map. The board should promote improvements that make the website more geared towards social interaction and promotion of local groups.</text:p>
          </table:table-cell>
          <table:table-cell table:number-columns-repeated="16383"/>
        </table:table-row>
        <table:table-row table:style-name="ro2">
          <table:table-cell office:value-type="string" table:style-name="ce4">
            <text:p>The opportunities for participation are to be propagated further. However, this requires further work on conflict resolution mechanisms.</text:p>
          </table:table-cell>
          <table:table-cell table:number-columns-repeated="16383"/>
        </table:table-row>
        <table:table-row table:style-name="ro2">
          <table:table-cell office:value-type="string" table:style-name="ce4">
            <text:p>The OSM board has to prevent that one or more commercial companies together take over the community in a hostile way to reshape OSM according to their commercial interests.</text:p>
          </table:table-cell>
          <table:table-cell table:number-columns-repeated="16383"/>
        </table:table-row>
        <table:table-row table:style-name="ro3">
          <table:table-cell office:value-type="string" table:style-name="ce4">
            <text:p>The OSM data is sufficient in developing countries but is rapidly falling behind as a data set for major markets in North America, Europe and Asia. By catering solely to the requirements of local mappers and discouraging any other form of mapping, the data quality is falling behind Google, Apple, HERE, all of which use many mapping methods to improve accuracy, update rate, detailed attributes, etc. As user requirements for what a map needs to be increase, OSM will fall behind if it remains stuck in the model developed in 2010.<text:s/></text:p>
            <text:p>The OSMF Board's insistence on catering to the local mappers means that it does not hear what OSM users need. I would like to see a focus from the OSMF on increasing map quality, not on protecting a specific method of mapping.</text:p>
          </table:table-cell>
          <table:table-cell table:number-columns-repeated="16383"/>
        </table:table-row>
        <table:table-row table:style-name="ro59">
          <table:table-cell office:value-type="string" table:style-name="ce4">
            <text:p>The OSM infrastructure is a big and to maintain it those costs have to be met , not depending only on volunteers</text:p>
          </table:table-cell>
          <table:table-cell table:number-columns-repeated="16383"/>
        </table:table-row>
        <table:table-row table:style-name="ro23">
          <table:table-cell office:value-type="string" table:style-name="ce2">
            <text:p>The OSM network is in competition with commercial map developers and data collectors. Some OSM projects are already sold (e.g. to Facebook). OSM should demand good payment for some services and strengthen the free area from this. Volunteer I want to contribute for free uses; but for Facebook and Co. I don't want to volunteer.</text:p>
          </table:table-cell>
          <table:table-cell table:number-columns-repeated="16383"/>
        </table:table-row>
        <table:table-row table:style-name="ro12">
          <table:table-cell office:value-type="string" table:style-name="ce4">
            <text:p>The OSM project is a great undertaking, congratulations to the Board of Directors for continuing to maintain overall cohesion.</text:p>
          </table:table-cell>
          <table:table-cell table:number-columns-repeated="16383"/>
        </table:table-row>
        <table:table-row table:style-name="ro10">
          <table:table-cell office:value-type="string" table:style-name="ce4">
            <text:p>The osm.org website should be reworked with additional and improved features, such as the Nominatim search. I know that osm.org isn't meant to be like Google Maps, but it feels stuck in 2010. Multiple OSM contributors have mentioned that they feel ashamed to have to rely on Google Maps, why is that?</text:p>
            <text:p/>
            <text:p>In the long run, the OSMF should transition to Europe (due to brexit).</text:p>
          </table:table-cell>
          <table:table-cell table:number-columns-repeated="16383"/>
        </table:table-row>
        <table:table-row table:style-name="ro12">
          <table:table-cell office:value-type="string" table:style-name="ce4">
            <text:p>The OSMF can turn into a bottleneck. Don't be afraid of hiring more people, including for administrative work.</text:p>
          </table:table-cell>
          <table:table-cell table:number-columns-repeated="16383"/>
        </table:table-row>
        <table:table-row table:style-name="ro2">
          <table:table-cell office:value-type="string" table:style-name="ce4">
            <text:p>The OSMF should encourage a healthy discussion between corporate members and the OSM community so we can reach an agreement on an Attribution guideline that works for everyone.</text:p>
          </table:table-cell>
          <table:table-cell table:number-columns-repeated="16383"/>
        </table:table-row>
        <table:table-row table:style-name="ro4">
          <table:table-cell office:value-type="string" table:style-name="ce4">
            <text:p>The osmf-talk list should not be the main channel for communications. OSMF should switch to a more modern platform, and think carefully about how to encourage constructive and supportive dialogue. Note the OSMF listserv can stay and those who dominate it can stay there.</text:p>
          </table:table-cell>
          <table:table-cell table:number-columns-repeated="16383"/>
        </table:table-row>
        <table:table-row table:style-name="ro2">
          <table:table-cell office:value-type="string" table:style-name="ce4">
            <text:p>The performance of the openstreetmap.org website was shaky for a good chunk of 2020. The issues seem to have been resolved, and I believe that resources should be used to maintain high performance on the website.</text:p>
          </table:table-cell>
          <table:table-cell table:number-columns-repeated="16383"/>
        </table:table-row>
        <table:table-row table:style-name="ro12">
          <table:table-cell office:value-type="string" table:style-name="ce4">
            <text:p>The problem of creating guidelines for beginners in local languages</text:p>
          </table:table-cell>
          <table:table-cell table:number-columns-repeated="16383"/>
        </table:table-row>
        <table:table-row table:style-name="ro3">
          <table:table-cell office:value-type="string" table:style-name="ce2">
            <text:p>The question (or answer choices) on AI is unbalanced and the results will be skewed. AI is not evil, how it is used is "evil" in some circumstances. Our tagging system is largely based on consensus, which can be undermined by tools that favor one tag or another. Likewise, the organic growth of the map is sometimes strongly disturbed because, for example, AI-based polylines are entered in large quantities, but the classification of roads/streets is not taken into account, other mapping topics are completely ignored,..... Actually, this is not about AI but about large institutional mappers. The board should e.g. make clear statements about Facebook's behavior (be it AI mapping or attribution), about Mapbox, about .... and also make clear here that it always puts the OSM community above potential sponsorships!</text:p>
          </table:table-cell>
          <table:table-cell table:number-columns-repeated="16383"/>
        </table:table-row>
        <table:table-row table:style-name="ro9">
          <table:table-cell office:value-type="string" table:style-name="ce4">
            <text:p>The question about vector tiles, especially the accompanying blog post 15 from "systemd" was enlightening for me (who started using osm for cycling heavily in 2011) <text:s/>the choice of answers to the vector tiles question is too poor for an "a bit more elaborate" answer.</text:p>
            <text:p>But - before spending money for such an ambitious project the reliability of infrastructure must be assuered - so let it grow slowly and with good coordination of work force. As a user of Osmand I am doubtlessly conviced of wanting vector "tiles" and it's advantages open to a broader public.</text:p>
            <text:p/>
            <text:p>Some questions showed me the ambivalence of "throwing money at things that have to be done" and the voluntrary character of a community project like OSM.</text:p>
            <text:p>I know how frustrating it can be participating in a volunteer's project and seeing more work to be done than people's power to do things.</text:p>
          </table:table-cell>
          <table:table-cell table:number-columns-repeated="16383"/>
        </table:table-row>
        <table:table-row table:style-name="ro2">
          <table:table-cell office:value-type="string" table:style-name="ce4">
            <text:p>The question of licensing remains vexed. <text:s/>ODbL‑1.0 secures OSM but does not mix down to CC‑BY‑4.0, thereby preventing many interesting use cases. I guess the current licensing policy is completely locked in however.</text:p>
          </table:table-cell>
          <table:table-cell table:number-columns-repeated="16383"/>
        </table:table-row>
        <table:table-row table:style-name="ro12">
          <table:table-cell office:value-type="string" table:style-name="ce4">
            <text:p>The question of the strategic position of OSM and its missions in the face of private competition.</text:p>
          </table:table-cell>
          <table:table-cell table:number-columns-repeated="16383"/>
        </table:table-row>
        <table:table-row table:style-name="ro7">
          <table:table-cell office:value-type="string" table:style-name="ce2">
            <text:p>The readability of city and other geographic names in areas of countries with non-Latin characters is almost only possible for native speakers of the region in question. This should not be feasible by almost any user - who knows all languages of this world?</text:p>
            <text:p>Example 1: a well-known city in Greece: Thessaloniki (https://de.wikipedia.org/wiki/Thessaloniki) - in OSM only by chance to find (eg search) spelling "Θεσσαλονίκη" with much effort just to interpret, but adjacent rivers, places, etc. already no longer.</text:p>
            <text:p>Example 2: Cape Kaliakra in Bulgaria "Нос Калиакра" can be deciphered only by those who know Cyrillic characters.</text:p>
            <text:p>Example 3: Middle East - almost nothing to decipher! If you want to track places of current political developments there, you can hardly use OSM for that!</text:p>
            <text:p>This significantly limits the use of OSM instead of commercial products and thus makes it uninteresting, which is very unfortunate :-(</text:p>
          </table:table-cell>
          <table:table-cell table:number-columns-repeated="16383"/>
        </table:table-row>
        <table:table-row table:style-name="ro12">
          <table:table-cell office:value-type="string" table:style-name="ce4">
            <text:p>The report on the Annual General Meeting didn't explain what the Brexit issue is.</text:p>
          </table:table-cell>
          <table:table-cell table:number-columns-repeated="16383"/>
        </table:table-row>
        <table:table-row table:style-name="ro8">
          <table:table-cell office:value-type="string" table:style-name="ce4">
            <text:p>The search on openstreetmap.org is quite bad.<text:s/></text:p>
            <text:p/>
            <text:p>Simple heuristics could fix some of the most common probably. I tried looking into this but found the existing code unwieldy and couldn't get access to any dataset I could use to prototype a suggested solution.</text:p>
          </table:table-cell>
          <table:table-cell table:number-columns-repeated="16383"/>
        </table:table-row>
        <table:table-row table:style-name="ro15">
          <table:table-cell office:value-type="string" table:style-name="ce4">
            <text:p>The second point may be a working group issue rather than for the Board of Directors:<text:s/></text:p>
            <text:p/>
            <text:p>Re AI: RapiD can be difficult for new mappers, especially because of imagery source issues. Due to their inexperience new mappers often accept suggestions uncritically, resulting in extra work for validators. Are validators, mentors and <text:s/>mappers merely doing unpaid labour training FB 's algorithm and benefiting their RapiD development? All the while FB can use HOT groups like Crowd2Map for window dressing ('FB supports humanitarian groups'). I would feel differently about machine learning in this context if the ownership situation changed, and if up-to-date imagery was used. As it stands, I'm not in favour of AI mapping personally, but would want to leave it up to individual groups.</text:p>
            <text:p/>
            <text:p>Re deletion in an HOT context:<text:s/></text:p>
            <text:p>I definitely agree that new mappers should be told not to delete anything. But an exception could be made for validators - and some way to 'purge' their record (e.g. on 'how did you contribute'), if there was justification for those deletions. As it is, a lot of time is spent recycling redundant data in order to prevent one's deletion % to stray above single digits… There seems to be a stance in OSM that one should never ever delete anything, the reason given is that no one wants their work undone, and that we have to respect the other mapper's work. Personally, I think that if it progresses and speeds up the production of usable maps for humanitarian work, then I don't mind if what I have added is removed. There is an tension between the value of the autonomy of the mapper versus the value of a timely and accurate map, which may need to be discussed.</text:p>
          </table:table-cell>
          <table:table-cell table:number-columns-repeated="16383"/>
        </table:table-row>
        <table:table-row table:style-name="ro2">
          <table:table-cell office:value-type="string" table:style-name="ce4">
            <text:p>The support to local communities for the socialization of academic projects for the articulation of cartographic works for the development of local planning and decision making, supported by the OSM community.</text:p>
          </table:table-cell>
          <table:table-cell table:number-columns-repeated="16383"/>
        </table:table-row>
        <table:table-row table:style-name="ro2">
          <table:table-cell office:value-type="string" table:style-name="ce4">
            <text:p>The topic "Use of artificial intelligence and tools from the field of machine learning" I find important: In my opinion, at least one working group should take care of it and point out potentials and perhaps also risks.</text:p>
          </table:table-cell>
          <table:table-cell table:number-columns-repeated="16383"/>
        </table:table-row>
        <table:table-row table:style-name="ro4">
          <table:table-cell office:value-type="string" table:style-name="ce4">
            <text:p>The very spirit of FOSS is blind meritocracy. Knowing that you have included "diversity and inclusion" in your workings and given that my use of OpenStreetMap is thoroughly rudimentary, OpenStreetMap is now, to me, nothing but an inferior alternative to Google Maps.</text:p>
          </table:table-cell>
          <table:table-cell table:number-columns-repeated="16383"/>
        </table:table-row>
        <table:table-row table:style-name="ro12">
          <table:table-cell office:value-type="string" table:style-name="ce4">
            <text:p>The wealth of available data is under-exploited by the general public, as a result osm is under-exploited by the general public.</text:p>
          </table:table-cell>
          <table:table-cell table:number-columns-repeated="16383"/>
        </table:table-row>
        <table:table-row table:style-name="ro12">
          <table:table-cell office:value-type="string" table:style-name="ce4">
            <text:p>the wording of the question does not make it possible to understand what is actually requested</text:p>
          </table:table-cell>
          <table:table-cell table:number-columns-repeated="16383"/>
        </table:table-row>
        <table:table-row table:style-name="ro11">
          <table:table-cell office:value-type="string" table:style-name="ce4">
            <text:p>There is a huge disbalance in the OSM governing groups, including the Board, working groups, software maintaners, tagging discussions leaders etc. Most if not all members are usually from US, Canada, or Europe. This prevents OSM from being a truly global map, focusing it on culture and practices of the Western world.</text:p>
            <text:p/>
            <text:p>Also we as in OSMF members would like more control over decisions. For now everything is passed down from the Board to the people.</text:p>
          </table:table-cell>
          <table:table-cell table:number-columns-repeated="16383"/>
        </table:table-row>
        <table:table-row table:style-name="ro19">
          <table:table-cell office:value-type="string" table:style-name="ce4">
            <text:p>There needs to be an improvement in mapping standardization. In particular around basic things like paths. There are too many different kinds (cycleway, <text:s/>footway, bridleway, and just "path", the latter has too many different path tags (8 different trail visibilities, hiking difficulty, width and surface it seems just endless). The result is that they are all the same when rendered. (A 4m lit road-like compacted walking "path" around a recreational area is rendered the same as a narrow trail in woods on all zoom levels).<text:s/></text:p>
            <text:p/>
            <text:p>Since it is not possible to differentiate the data on osm.org raster tiles (it makes no visible difference often) there is no incentive to improve the situation.</text:p>
            <text:p/>
            <text:p>Also the lack of running/hiking/foot routes visible on osm.org itself disincentives people from actually adding this information since you can't see the result of your work in a easy way.</text:p>
            <text:p/>
            <text:p>osm.org "unique selling point" is the detailed path mapping, no other mapping software comes even close. This is not the same for the regular road mapping where competing products are pretty damn good.</text:p>
          </table:table-cell>
          <table:table-cell table:number-columns-repeated="16383"/>
        </table:table-row>
        <table:table-row table:style-name="ro3">
          <table:table-cell office:value-type="string" table:style-name="ce2">
            <text:p>There seems to be more and more mappers, who seem to know it much better than others, what should and must be mapped on site and how. And if you then say something against it as an on-site mapper for years, a whole bunch of people arrive and tear you apart in the air. That's how you can scare away good mappers.</text:p>
            <text:p>As a mapper, I have been professionally involved with navigation data and navigation systems for many years and there was one principle: map data is not adapted to the system, but the systems have to cope with any kind of map data. Example: sidewalks and bike lanes along roads. I record everything. Others delete it because they think that it is much better to assign all this directly to the street. I can't understand this behavior of non-locals.</text:p>
          </table:table-cell>
          <table:table-cell table:number-columns-repeated="16383"/>
        </table:table-row>
        <table:table-row table:style-name="ro2">
          <table:table-cell office:value-type="string" table:style-name="ce4">
            <text:p>There should be a notification to the author of a change that has been reverted.</text:p>
            <text:p>It seems that reverts don't show up a feature's history? They should.</text:p>
          </table:table-cell>
          <table:table-cell table:number-columns-repeated="16383"/>
        </table:table-row>
        <table:table-row table:style-name="ro12">
          <table:table-cell office:value-type="string" table:style-name="ce4">
            <text:p>There should be more emphasis on working with conservation organizations and communities.</text:p>
          </table:table-cell>
          <table:table-cell table:number-columns-repeated="16383"/>
        </table:table-row>
        <table:table-row table:style-name="ro12">
          <table:table-cell office:value-type="string" table:style-name="ce4">
            <text:p>There's not enough cats. <text:s/>I was told that there was going to be a cat.</text:p>
          </table:table-cell>
          <table:table-cell table:number-columns-repeated="16383"/>
        </table:table-row>
        <table:table-row table:style-name="ro12">
          <table:table-cell office:value-type="string" table:style-name="ce4">
            <text:p>They should find ways on improving the community chapters.</text:p>
          </table:table-cell>
          <table:table-cell table:number-columns-repeated="16383"/>
        </table:table-row>
        <table:table-row table:style-name="ro2">
          <table:table-cell office:value-type="string" table:style-name="ce4">
            <text:p>Think about encouraging absolute equality of all contributors, rather than pushing for diversity and inclusion. Diversity and inclusion will still</text:p>
          </table:table-cell>
          <table:table-cell table:number-columns-repeated="16383"/>
        </table:table-row>
        <table:table-row table:style-name="ro12">
          <table:table-cell office:value-type="string" table:style-name="ce4">
            <text:p>Think of providing technical support (mapping training and mapping tools) to OSM communities</text:p>
          </table:table-cell>
          <table:table-cell table:number-columns-repeated="16383"/>
        </table:table-row>
        <table:table-row table:style-name="ro2">
          <table:table-cell office:value-type="string" table:style-name="ce4">
            <text:p>This project has great potential, but due to budget issues one must consider very well each step to be taken, because in an assertive way it will achieve great results.</text:p>
          </table:table-cell>
          <table:table-cell table:number-columns-repeated="16383"/>
        </table:table-row>
        <table:table-row table:style-name="ro60">
          <table:table-cell office:value-type="string" table:style-name="ce4">
            <text:p>Together the big question raster vs vectorial tiles, there is the more general issue to be able to choose in the home page more features / layers</text:p>
          </table:table-cell>
          <table:table-cell table:number-columns-repeated="16383"/>
        </table:table-row>
        <table:table-row table:style-name="ro61">
          <table:table-cell office:value-type="string" table:style-name="ce4">
            <text:p>True FOSS. Even the mobile app.</text:p>
          </table:table-cell>
          <table:table-cell table:number-columns-repeated="16383"/>
        </table:table-row>
        <table:table-row table:style-name="ro12">
          <table:table-cell office:value-type="string" table:style-name="ce4">
            <text:p>United Nations General Assembly Resolution 68/262 about territorial integrity of Ukraine! Crimea IS Ukraine!</text:p>
          </table:table-cell>
          <table:table-cell table:number-columns-repeated="16383"/>
        </table:table-row>
        <table:table-row table:style-name="ro2">
          <table:table-cell office:value-type="string" table:style-name="ce4">
            <text:p>Until a few months ago, reliance on Mapillary for storing and viewing street photos was troublesome, but since the Facebook takeover, the situation has become dangerous. This dependency should be studied a little more closely by the foundation.</text:p>
          </table:table-cell>
          <table:table-cell table:number-columns-repeated="16383"/>
        </table:table-row>
        <table:table-row table:style-name="ro12">
          <table:table-cell office:value-type="string" table:style-name="ce4">
            <text:p>Upgrade the map</text:p>
          </table:table-cell>
          <table:table-cell table:number-columns-repeated="16383"/>
        </table:table-row>
        <table:table-row table:style-name="ro12">
          <table:table-cell office:value-type="string" table:style-name="ce4">
            <text:p>Urgently take steps to increase ethnic and gender diversity on the OSM board!</text:p>
          </table:table-cell>
          <table:table-cell table:number-columns-repeated="16383"/>
        </table:table-row>
        <table:table-row table:style-name="ro12">
          <table:table-cell office:value-type="string" table:style-name="ce4">
            <text:p>use more mirrors, orthophoto images, Yandex maps and Here maps</text:p>
          </table:table-cell>
          <table:table-cell table:number-columns-repeated="16383"/>
        </table:table-row>
        <table:table-row table:style-name="ro9">
          <table:table-cell office:value-type="string" table:style-name="ce4">
            <text:p>User Interface design is important for usability. <text:s/>More than window-dressing, good UI design considers ease of use, intuitive design, and yes appearance.</text:p>
            <text:p/>
            <text:p>Tools like JOSM may appear "clunky" to some users by today's standards.</text:p>
            <text:p>If OSM as an environment/ecosystem feels or looks <text:s/>"stale/clunky/counterintuitive" then volunteers and others may choose to contribute and use other platforms.<text:s/></text:p>
            <text:p>OSM could encourage improving design standards (consistency / clean design etc.) that would/could be adopted by tools that are primarily serving the OSM community.</text:p>
            <text:p/>
            <text:p>Thank you for your work, I confess I'm largely unaware of the current OSM work in this area so I share only a "user/volunteer" perspective.</text:p>
          </table:table-cell>
          <table:table-cell table:number-columns-repeated="16383"/>
        </table:table-row>
        <table:table-row table:style-name="ro10">
          <table:table-cell office:value-type="string" table:style-name="ce4">
            <text:p>Vector tiles should be developed to represent the full dataset, and given access to non-commercial projects only (commercial activity being done by business entities).</text:p>
            <text:p>Perhaps the effort can be coordinated with Wikimedia Foundation, since the https://maps.wikimedia.org/ service is under-developed and accessible only to Wikimedia services. There's a new project by the german chapter to act on geoinformation in the wikimedia world https://meta.wikimedia.org/wiki/WMDE_Technical_Wishes/Geoinformation/Ideas</text:p>
          </table:table-cell>
          <table:table-cell table:number-columns-repeated="16383"/>
        </table:table-row>
        <table:table-row table:style-name="ro12">
          <table:table-cell office:value-type="string" table:style-name="ce4">
            <text:p>Vector tiles sound like an obvious thing to me. They weigh less, look nicer, don't blur when you zoom in - why not use them?</text:p>
          </table:table-cell>
          <table:table-cell table:number-columns-repeated="16383"/>
        </table:table-row>
        <table:table-row table:style-name="ro12">
          <table:table-cell office:value-type="string" table:style-name="ce4">
            <text:p>Vive la carte libre!</text:p>
          </table:table-cell>
          <table:table-cell table:number-columns-repeated="16383"/>
        </table:table-row>
        <table:table-row table:style-name="ro12">
          <table:table-cell office:value-type="string" table:style-name="ce4">
            <text:p>Watch out for big company attempts to influence OSM.</text:p>
          </table:table-cell>
          <table:table-cell table:number-columns-repeated="16383"/>
        </table:table-row>
        <table:table-row table:style-name="ro2">
          <table:table-cell office:value-type="string" table:style-name="ce4">
            <text:p>We need AI in order to add street numbers and house/buildings. Australia for example does not have a huge following due to lack of address details, unlike Europe which has a lot more detail and mappers active.</text:p>
          </table:table-cell>
          <table:table-cell table:number-columns-repeated="16383"/>
        </table:table-row>
        <table:table-row table:style-name="ro12">
          <table:table-cell office:value-type="string" table:style-name="ce4">
            <text:p>We need greater dissemination of decisions and governance system.</text:p>
          </table:table-cell>
          <table:table-cell table:number-columns-repeated="16383"/>
        </table:table-row>
        <table:table-row table:style-name="ro12">
          <table:table-cell office:value-type="string" table:style-name="ce4">
            <text:p>We need more ai to make creating more easier</text:p>
          </table:table-cell>
          <table:table-cell table:number-columns-repeated="16383"/>
        </table:table-row>
        <table:table-row table:style-name="ro11">
          <table:table-cell office:value-type="string" table:style-name="ce4">
            <text:p>We need to somehow gamify OSM to make it fun and cool to use for everyone. Currently there's really no incentive to add addresses and businesses which I find is the reason most people don't like OSM. Why use a map if businesses are missing and you can't find your simple home address? Maybe it would help in making it easier for businesses to add their addresses and details. Businesses WANT to be found and so maybe we could make an easier way for them to add their location and details. Currently they write notes on the map and then a mapper has to manually add the business and address. That's 1 step too many!</text:p>
          </table:table-cell>
          <table:table-cell table:number-columns-repeated="16383"/>
        </table:table-row>
        <table:table-row table:style-name="ro12">
          <table:table-cell office:value-type="string" table:style-name="ce4">
            <text:p>We need to work harder to improve the standard mapping on openstreetmap.org</text:p>
          </table:table-cell>
          <table:table-cell table:number-columns-repeated="16383"/>
        </table:table-row>
        <table:table-row table:style-name="ro4">
          <table:table-cell office:value-type="string" table:style-name="ce4">
            <text:p>We should use a small graphic "OSM" logo as acceptable attribution. The info icon (i) should never be considered acceptable attribution. Lawyers who are noncontributory to the map should not be allowed to join working groups but should only be external to the group when communicating it.</text:p>
          </table:table-cell>
          <table:table-cell table:number-columns-repeated="16383"/>
        </table:table-row>
        <table:table-row table:style-name="ro16">
          <table:table-cell office:value-type="string" table:style-name="ce2">
            <text:p>We suffer from not being sufficiently mixed. This is shown by the fact that there are hardly any tools from the community for simple mapping. I only know StreetComplete, OSMGo and iD-Editor.</text:p>
            <text:p/>
            <text:p>And the web maps created by the community are way too technical. A non-involved person will never use them because a) too user-unfriendly and b) too technical. Every non-involved person, when clicking on a marker, doesn't want to have a tabular enumeration of all tags but a display like on babykarte.OpenStreetMap.de . This only happens because our community is too technical and has too few good practices for something like this. Such good practices would come automatically if we were more diverse.</text:p>
          </table:table-cell>
          <table:table-cell table:number-columns-repeated="16383"/>
        </table:table-row>
        <table:table-row table:style-name="ro10">
          <table:table-cell office:value-type="string" table:style-name="ce4">
            <text:p>Well, the board has covered enough for starters but the issue of converting plug-ins from "osm to Autodesk" or similar 3ds software is a big problem based on my many years of usage open street map. I am not sure what the hold-up! over the years there have been varieties of third part/volunteer group plug-ins that mostly don't work plus a lengthy learning curve not provided in many cases. There ought to be a plug-in set that handles correctly all formats of osm files to 3ds format[FBX.OBJ...]. Vector /raster maps overlay plug-ins...etc</text:p>
          </table:table-cell>
          <table:table-cell table:number-columns-repeated="16383"/>
        </table:table-row>
        <table:table-row table:style-name="ro8">
          <table:table-cell office:value-type="string" table:style-name="ce4">
            <text:p>When I validate tasks, I often see that adjacent tasks, who are validated yet, have many mistakes or are not fully mapped. Then I have to map outside my task. That feels not good but I have no other possibility. It should be possible for validators to map the yet validated tasks.</text:p>
            <text:p>Mappers <text:s/>must read the goals of the project they are going to map. They often forget that.</text:p>
          </table:table-cell>
          <table:table-cell table:number-columns-repeated="16383"/>
        </table:table-row>
        <table:table-row table:style-name="ro16">
          <table:table-cell office:value-type="string" table:style-name="ce4">
            <text:p>When we talk about machine learning in OSM, we should also talk about automated mapping in general, what's allowed, what's not. To which degree could machine learning help, and what do we not support? For example if it helps with finding unmapped areas, or vandalism, then maybe we want it? Where do we draw the line and who decides it?</text:p>
            <text:p/>
            <text:p>At the same time, OSM gets used by more and more (big) companies. And we don't want to move away just because we don't make a decision for years.</text:p>
            <text:p/>
            <text:p>Make a decision, not everyone will be happy, move on.</text:p>
          </table:table-cell>
          <table:table-cell table:number-columns-repeated="16383"/>
        </table:table-row>
        <table:table-row table:style-name="ro4">
          <table:table-cell office:value-type="string" table:style-name="ce4">
            <text:p>Whilst it would be nice to have vector rather than raster at source it is possible to generate vector-based maps as a user with free tools such as QGIS with their OSM plugin, as but one example. Maybe best to leave things as they are in that regard, then.</text:p>
          </table:table-cell>
          <table:table-cell table:number-columns-repeated="16383"/>
        </table:table-row>
        <table:table-row table:style-name="ro12">
          <table:table-cell office:value-type="string" table:style-name="ce4">
            <text:p>Who must be an OSM editor (This question refers to the mapping skills or knowledge that an OSM editor must have).</text:p>
          </table:table-cell>
          <table:table-cell table:number-columns-repeated="16383"/>
        </table:table-row>
        <table:table-row table:style-name="ro2">
          <table:table-cell office:value-type="string" table:style-name="ce4">
            <text:p>With spyware/bots/data-loggers everywhere around the planet, including governments violating privacy rights of people, OSMF should include "the protection of privacy of all users and contributors" into the list of core-tasks for the OSMF</text:p>
          </table:table-cell>
          <table:table-cell table:number-columns-repeated="16383"/>
        </table:table-row>
        <table:table-row table:style-name="ro2">
          <table:table-cell office:value-type="string" table:style-name="ce4">
            <text:p>Without specifying house numbers on OSM maps, it is almost impossible to use them for geocoding in delivery services, and this is a very fast-growing market, especially in Asian countries (where, precisely, the quality of house attribution suffers)</text:p>
          </table:table-cell>
          <table:table-cell table:number-columns-repeated="16383"/>
        </table:table-row>
        <table:table-row table:style-name="ro12">
          <table:table-cell office:value-type="string" table:style-name="ce4">
            <text:p>Work more closely with academics to inform policy regarding things such as corporate involvement and AI-based editing</text:p>
          </table:table-cell>
          <table:table-cell table:number-columns-repeated="16383"/>
        </table:table-row>
        <table:table-row table:style-name="ro2">
          <table:table-cell office:value-type="string" table:style-name="ce4">
            <text:p>work much much much closer with Wikipedia/Wikimedia, have more tools to integrate them together like tools to add Wikidata Q's to OSM</text:p>
          </table:table-cell>
          <table:table-cell table:number-columns-repeated="16383"/>
        </table:table-row>
        <table:table-row table:style-name="ro2">
          <table:table-cell office:value-type="string" table:style-name="ce4">
            <text:p>Work towards a coherent, extensive disputed borders / territories tagging &amp; policy. Simplistic "Truth on ground" doesn't work at all — the database has to reflect not only military (physical control) but also political and legal aspects.</text:p>
          </table:table-cell>
          <table:table-cell table:number-columns-repeated="16383"/>
        </table:table-row>
        <table:table-row table:style-name="ro2">
          <table:table-cell office:value-type="string" table:style-name="ce4">
            <text:p>Would like to see OSM add the ability to display free aerial/satellite imagery as a layer on openstreetmap.org for everyone, not just map editors.</text:p>
          </table:table-cell>
          <table:table-cell table:number-columns-repeated="16383"/>
        </table:table-row>
        <table:table-row table:style-name="ro12">
          <table:table-cell office:value-type="string" table:style-name="ce4">
            <text:p>Yes</text:p>
          </table:table-cell>
          <table:table-cell table:number-columns-repeated="16383"/>
        </table:table-row>
        <table:table-row table:style-name="ro12">
          <table:table-cell office:value-type="string" table:style-name="ce4">
            <text:p>Yes it should be shared</text:p>
          </table:table-cell>
          <table:table-cell table:number-columns-repeated="16383"/>
        </table:table-row>
        <table:table-row table:style-name="ro2">
          <table:table-cell office:value-type="string" table:style-name="ce4">
            <text:p>You did a great job last year. Please continue the way you moved forward. Vector tiles, POIs and a part on our website that links to other osm-based projects are the way to go</text:p>
          </table:table-cell>
          <table:table-cell table:number-columns-repeated="16383"/>
        </table:table-row>
        <table:table-row table:style-name="ro12">
          <table:table-cell office:value-type="string" table:style-name="ce4">
            <text:p>You listen to the crackpots and tinfoil wearing folks too much</text:p>
          </table:table-cell>
          <table:table-cell table:number-columns-repeated="16383"/>
        </table:table-row>
        <table:table-row table:style-name="ro3">
          <table:table-cell office:value-type="string" table:style-name="ce4">
            <text:p>You mention that doing nothing about ML and AI leaves it to "local communities". However, this is not true - local communities have very little influence over others' use of these tools. Since they are not asked, they cannot express any opinion except if they were to, say, order that no one use these tools in a formal statement, which would still have no binding and may not even be noticed. Therefore, my answer to that question was not an option: to create an OSM-wide directive that encourages, if not requires, efforts at AI and ML mapping to be considered on a case by case basis either in local communities or regionally if necessary, and for those using the tools to consult any decisions made locally. This may only be a temporary solution but a blanket approval or ban does not take into account these complexities.</text:p>
          </table:table-cell>
          <table:table-cell table:number-columns-repeated="16383"/>
        </table:table-row>
        <table:table-row table:style-name="ro12">
          <table:table-cell office:value-type="string" table:style-name="ce4">
            <text:p>You should be able to create easy-to-use code to insert maps into your own pages</text:p>
          </table:table-cell>
          <table:table-cell table:number-columns-repeated="16383"/>
        </table:table-row>
        <table:table-row table:style-name="ro8">
          <table:table-cell office:value-type="string" table:style-name="ce4">
            <text:p>You should consider a form of decentralization of your servers.<text:s/></text:p>
            <text:p>Even if you have to pay for consultants.<text:s/></text:p>
            <text:p/>
            <text:p>Among other advantages, you would save on costs.</text:p>
          </table:table-cell>
          <table:table-cell table:number-columns-repeated="16383"/>
        </table:table-row>
        <table:table-row table:style-name="ro12">
          <table:table-cell office:value-type="string" table:style-name="ce4">
            <text:p>You're doing a great job so far. Keep it up!</text:p>
          </table:table-cell>
          <table:table-cell table:number-columns-repeated="16383"/>
        </table:table-row>
        <table:table-row table:number-rows-repeated="1047722" table:style-name="ro12">
          <table:table-cell table:number-columns-repeated="16384"/>
        </table:table-row>
      </table:table>
      <table:database-ranges>
        <table:database-range table:target-range-address="Sheet1.A340:Sheet1.B856" table:contains-header="false">
          <table:sort>
            <table:sort-by table:field-number="1"/>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Allan Mustard</meta:initial-creator>
    <dc:creator>Allan Mustard</dc:creator>
    <meta:creation-date>2021-02-17T14:01:13Z</meta:creation-date>
    <dc:date>2021-02-18T02:06:29Z</dc:date>
  </office:meta>
</office:document-meta>
</file>